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1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121">
      <style:table-cell-properties style:text-align-source="fix" style:repeat-content="false" fo:border="0.74pt solid #000000"/>
      <style:paragraph-properties fo:text-align="start" fo:margin-left="0in"/>
    </style:style>
    <style:style style:name="ce8" style:family="table-cell" style:parent-style-name="Default" style:data-style-name="N126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8" style:family="table-cell" style:parent-style-name="Default" style:data-style-name="N133">
      <style:table-cell-properties fo:border="0.74pt solid #000000"/>
    </style:style>
    <style:style style:name="ce29" style:family="table-cell" style:parent-style-name="Default" style:data-style-name="N123"/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23">
      <style:table-cell-properties fo:border="0.74pt solid #000000"/>
    </style:style>
    <style:style style:name="ce27" style:family="table-cell" style:parent-style-name="Default" style:data-style-name="N125">
      <style:table-cell-properties fo:border="0.74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"/>
        <table:table-column table:style-name="co1" table:default-cell-style-name="ce17"/>
        <table:table-column table:style-name="co1" table:default-cell-style-name="Default"/>
        <table:table-column table:style-name="co1" table:number-columns-repeated="4" table:default-cell-style-name="ce5"/>
        <table:table-column table:style-name="co2" table:default-cell-style-name="ce28"/>
        <table:table-column table:style-name="co1" table:number-columns-repeated="1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O2 vdW para 350K</text:p>
          </table:table-cell>
          <table:covered-table-cell table:number-columns-repeated="4" table:style-name="ce13"/>
          <table:table-cell/>
          <table:table-cell table:style-name="ce1" office:value-type="string" calcext:value-type="string" table:number-columns-spanned="5" table:number-rows-spanned="1">
            <text:p>CO2 vdW para 300K</text:p>
          </table:table-cell>
          <table:covered-table-cell table:number-columns-repeated="4" table:style-name="ce13"/>
          <table:table-cell/>
          <table:table-cell table:style-name="ce1" office:value-type="string" calcext:value-type="string" table:number-columns-spanned="5" table:number-rows-spanned="1">
            <text:p>CO2 vdW para 350K</text:p>
          </table:table-cell>
          <table:covered-table-cell table:number-columns-repeated="4" table:style-name="ce13"/>
          <table:table-cell/>
          <table:table-cell table:style-name="ce1" office:value-type="string" calcext:value-type="string" table:number-columns-spanned="5" table:number-rows-spanned="1">
            <text:p>CO2 pr para 350K</text:p>
          </table:table-cell>
          <table:covered-table-cell table:number-columns-repeated="4" table:style-name="ce13"/>
          <table:table-cell/>
          <table:table-cell table:style-name="ce1" office:value-type="string" calcext:value-type="string" table:number-columns-spanned="5" table:number-rows-spanned="1">
            <text:p>CO2 srk para 350K</text:p>
          </table:table-cell>
          <table:covered-table-cell table:number-columns-repeated="4" table:style-name="ce13"/>
        </table:table-row>
        <table:table-row table:style-name="ro1">
          <table:table-cell table:style-name="ce6" office:value-type="string" calcext:value-type="string">
            <text:p>PURA</text:p>
          </table:table-cell>
          <table:table-cell table:style-name="ce6"/>
          <table:table-cell table:style-name="ce6" office:value-type="string" calcext:value-type="string">
            <text:p>MISTURA</text:p>
          </table:table-cell>
          <table:table-cell table:style-name="ce6"/>
          <table:table-cell table:style-name="ce6" office:value-type="string" calcext:value-type="string">
            <text:p>ERRO</text:p>
          </table:table-cell>
          <table:table-cell/>
          <table:table-cell table:style-name="ce9" office:value-type="string" calcext:value-type="string" table:number-columns-spanned="2" table:number-rows-spanned="1">
            <text:p>Thermopack</text:p>
          </table:table-cell>
          <table:covered-table-cell table:style-name="ce6"/>
          <table:table-cell table:style-name="ce6" office:value-type="string" calcext:value-type="string">
            <text:p>MISTURA</text:p>
          </table:table-cell>
          <table:table-cell table:style-name="ce6"/>
          <table:table-cell table:style-name="ce6" office:value-type="string" calcext:value-type="string">
            <text:p>ERRO</text:p>
          </table:table-cell>
          <table:table-cell/>
          <table:table-cell table:style-name="ce9" office:value-type="string" calcext:value-type="string" table:number-columns-spanned="2" table:number-rows-spanned="1">
            <text:p>Thermopack</text:p>
          </table:table-cell>
          <table:covered-table-cell table:style-name="ce6"/>
          <table:table-cell table:style-name="ce6" office:value-type="string" calcext:value-type="string">
            <text:p>MISTURA</text:p>
          </table:table-cell>
          <table:table-cell table:style-name="ce6"/>
          <table:table-cell table:style-name="ce6" office:value-type="string" calcext:value-type="string">
            <text:p>ERRO</text:p>
          </table:table-cell>
          <table:table-cell/>
          <table:table-cell table:style-name="ce9" office:value-type="string" calcext:value-type="string" table:number-columns-spanned="2" table:number-rows-spanned="1">
            <text:p>Thermopack</text:p>
          </table:table-cell>
          <table:covered-table-cell table:style-name="ce6"/>
          <table:table-cell table:style-name="ce6" office:value-type="string" calcext:value-type="string">
            <text:p>MISTURA</text:p>
          </table:table-cell>
          <table:table-cell table:style-name="ce6"/>
          <table:table-cell table:style-name="ce6" office:value-type="string" calcext:value-type="string">
            <text:p>ERRO</text:p>
          </table:table-cell>
          <table:table-cell/>
          <table:table-cell table:style-name="ce9" office:value-type="string" calcext:value-type="string" table:number-columns-spanned="2" table:number-rows-spanned="1">
            <text:p>Thermopack</text:p>
          </table:table-cell>
          <table:covered-table-cell table:style-name="ce6"/>
          <table:table-cell table:style-name="ce6" office:value-type="string" calcext:value-type="string">
            <text:p>MISTURA</text:p>
          </table:table-cell>
          <table:table-cell table:style-name="ce6"/>
          <table:table-cell table:style-name="ce6" office:value-type="string" calcext:value-type="string">
            <text:p>ERRO</text:p>
          </table:table-cell>
        </table:table-row>
        <table:table-row table:style-name="ro1">
          <table:table-cell table:style-name="ce6" office:value-type="string" calcext:value-type="string">
            <text:p>V(m³/mol)</text:p>
          </table:table-cell>
          <table:table-cell table:style-name="ce6" office:value-type="string" calcext:value-type="string">
            <text:p>P(Pa)</text:p>
          </table:table-cell>
          <table:table-cell table:style-name="ce6" office:value-type="string" calcext:value-type="string">
            <text:p>V(m³/mol)</text:p>
          </table:table-cell>
          <table:table-cell table:style-name="ce6" office:value-type="string" calcext:value-type="string">
            <text:p>P(Pa)</text:p>
          </table:table-cell>
          <table:table-cell table:style-name="ce6" office:value-type="string" calcext:value-type="string">
            <text:p>%</text:p>
          </table:table-cell>
          <table:table-cell/>
          <table:table-cell table:style-name="ce6" office:value-type="string" calcext:value-type="string">
            <text:p>V(m³/mol)</text:p>
          </table:table-cell>
          <table:table-cell table:style-name="ce6" office:value-type="string" calcext:value-type="string">
            <text:p>P(Pa)</text:p>
          </table:table-cell>
          <table:table-cell table:style-name="ce13" office:value-type="string" calcext:value-type="string">
            <text:p>V(m³/mol)</text:p>
          </table:table-cell>
          <table:table-cell table:style-name="ce13" office:value-type="string" calcext:value-type="string">
            <text:p>P(Pa)</text:p>
          </table:table-cell>
          <table:table-cell table:style-name="ce6" office:value-type="string" calcext:value-type="string">
            <text:p>%</text:p>
          </table:table-cell>
          <table:table-cell/>
          <table:table-cell table:style-name="ce6" office:value-type="string" calcext:value-type="string">
            <text:p>V(m³/mol)</text:p>
          </table:table-cell>
          <table:table-cell table:style-name="ce6" office:value-type="string" calcext:value-type="string">
            <text:p>P(Pa)</text:p>
          </table:table-cell>
          <table:table-cell table:style-name="ce13" office:value-type="string" calcext:value-type="string">
            <text:p>V(m³/mol)</text:p>
          </table:table-cell>
          <table:table-cell table:style-name="ce13" office:value-type="string" calcext:value-type="string">
            <text:p>P(Pa)</text:p>
          </table:table-cell>
          <table:table-cell table:style-name="ce6" office:value-type="string" calcext:value-type="string">
            <text:p>%</text:p>
          </table:table-cell>
          <table:table-cell/>
          <table:table-cell table:style-name="ce6" office:value-type="string" calcext:value-type="string">
            <text:p>V(m³/mol)</text:p>
          </table:table-cell>
          <table:table-cell table:style-name="ce6" office:value-type="string" calcext:value-type="string">
            <text:p>P(Pa)</text:p>
          </table:table-cell>
          <table:table-cell table:style-name="ce13" office:value-type="string" calcext:value-type="string">
            <text:p>V(m³/mol)</text:p>
          </table:table-cell>
          <table:table-cell table:style-name="ce13" office:value-type="string" calcext:value-type="string">
            <text:p>P(Pa)</text:p>
          </table:table-cell>
          <table:table-cell table:style-name="ce6" office:value-type="string" calcext:value-type="string">
            <text:p>%</text:p>
          </table:table-cell>
          <table:table-cell/>
          <table:table-cell table:style-name="ce6" office:value-type="string" calcext:value-type="string">
            <text:p>V(m³/mol)</text:p>
          </table:table-cell>
          <table:table-cell table:style-name="ce6" office:value-type="string" calcext:value-type="string">
            <text:p>P(Pa)</text:p>
          </table:table-cell>
          <table:table-cell table:style-name="ce13" office:value-type="string" calcext:value-type="string">
            <text:p>V(m³/mol)</text:p>
          </table:table-cell>
          <table:table-cell table:style-name="ce13" office:value-type="string" calcext:value-type="string">
            <text:p>P(Pa)</text:p>
          </table:table-cell>
          <table:table-cell table:style-name="ce6" office:value-type="string" calcext:value-type="string">
            <text:p>%</text:p>
          </table:table-cell>
        </table:table-row>
        <table:table-row table:style-name="ro1">
          <table:table-cell office:value-type="float" office:value="0.00005" calcext:value-type="float">
            <text:p>0.00005</text:p>
          </table:table-cell>
          <table:table-cell office:value-type="float" office:value="261231000" calcext:value-type="float">
            <text:p>261231000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261231000" calcext:value-type="float">
            <text:p>261231000</text:p>
          </table:table-cell>
          <table:table-cell table:formula="of:=[.D4]/[.B4]-1" office:value-type="percentage" office:value="0" calcext:value-type="percentage">
            <text:p>0.00000000%</text:p>
          </table:table-cell>
          <table:table-cell/>
          <table:table-cell office:value-type="float" office:value="0.024839209" calcext:value-type="float">
            <text:p>0.0248392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24839209" calcext:value-type="float">
            <text:p>0.024839209</text:p>
          </table:table-cell>
          <table:table-cell office:value-type="float" office:value="99999.9998947691" calcext:value-type="float">
            <text:p>99999.9998947691</text:p>
          </table:table-cell>
          <table:table-cell table:formula="of:=[.H4]/[.J4]-1" office:value-type="percentage" office:value="0.00000000105230890668" calcext:value-type="percentage">
            <text:p>0.00000010523089%</text:p>
          </table:table-cell>
          <table:table-cell table:style-name="ce30"/>
          <table:table-cell table:style-name="ce5" office:value-type="float" office:value="0.0290175818" calcext:value-type="float">
            <text:p>0.0290175818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0.0290176" calcext:value-type="float">
            <text:p>0.0290176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31" table:formula="of:=[.N4]/[.P4]-1" office:value-type="percentage" office:value="0" calcext:value-type="percentage">
            <text:p>0.000000%</text:p>
          </table:table-cell>
          <table:table-cell/>
          <table:table-cell table:style-name="ce5" office:value-type="float" office:value="0.02900462" calcext:value-type="float">
            <text:p>0.02900462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0.0290046" calcext:value-type="float">
            <text:p>0.0290046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8" table:formula="of:=[.T4]/[.V4]-1" office:value-type="percentage" office:value="0" calcext:value-type="percentage">
            <text:p>0.00000%</text:p>
          </table:table-cell>
          <table:table-cell/>
          <table:table-cell table:style-name="ce5" office:value-type="float" office:value="0.02901766" calcext:value-type="float">
            <text:p>0.02901766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0.0290177" calcext:value-type="float">
            <text:p>0.0290177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27" table:formula="of:=[.Z4]/[.AB4]-1" office:value-type="percentage" office:value="0" calcext:value-type="percentage">
            <text:p>0.0000%</text:p>
          </table:table-cell>
        </table:table-row>
        <table:table-row table:style-name="ro1">
          <table:table-cell office:value-type="float" office:value="0.0000540404" calcext:value-type="float">
            <text:p>0.0000540404</text:p>
          </table:table-cell>
          <table:table-cell office:value-type="float" office:value="135004000" calcext:value-type="float">
            <text:p>135004000</text:p>
          </table:table-cell>
          <table:table-cell office:value-type="float" office:value="0.0000540404" calcext:value-type="float">
            <text:p>0.0000540404</text:p>
          </table:table-cell>
          <table:table-cell office:value-type="float" office:value="135004000" calcext:value-type="float">
            <text:p>135004000</text:p>
          </table:table-cell>
          <table:table-cell table:formula="of:=[.D5]/[.B5]-1" office:value-type="percentage" office:value="0" calcext:value-type="percentage">
            <text:p>0.00000000%</text:p>
          </table:table-cell>
          <table:table-cell/>
          <table:table-cell office:value-type="float" office:value="0.00989362285" calcext:value-type="float">
            <text:p>0.00989362285</text:p>
          </table:table-cell>
          <table:table-cell office:value-type="float" office:value="249475.0119758" calcext:value-type="float">
            <text:p>249475.0119758</text:p>
          </table:table-cell>
          <table:table-cell office:value-type="float" office:value="0.00989362285" calcext:value-type="float">
            <text:p>0.00989362285</text:p>
          </table:table-cell>
          <table:table-cell office:value-type="float" office:value="249475.011967369" calcext:value-type="float">
            <text:p>249475.011967369</text:p>
          </table:table-cell>
          <table:table-cell table:formula="of:=[.H5]/[.J5]-1" office:value-type="percentage" office:value="0.00000000003379407865" calcext:value-type="percentage">
            <text:p>0.00000000337941%</text:p>
          </table:table-cell>
          <table:table-cell/>
          <table:table-cell table:style-name="ce5" office:value-type="float" office:value="0.0115334781" calcext:value-type="float">
            <text:p>0.0115334781</text:p>
          </table:table-cell>
          <table:table-cell table:style-name="ce5" office:value-type="float" office:value="250505.05050505" calcext:value-type="float">
            <text:p>250505.05050505</text:p>
          </table:table-cell>
          <table:table-cell table:style-name="ce5" office:value-type="float" office:value="0.0115335" calcext:value-type="float">
            <text:p>0.0115335</text:p>
          </table:table-cell>
          <table:table-cell table:style-name="ce5" office:value-type="float" office:value="250505" calcext:value-type="float">
            <text:p>250505</text:p>
          </table:table-cell>
          <table:table-cell table:style-name="ce31" table:formula="of:=[.N5]/[.P5]-1" office:value-type="percentage" office:value="0.00000020161294189691" calcext:value-type="percentage">
            <text:p>0.000020%</text:p>
          </table:table-cell>
          <table:table-cell/>
          <table:table-cell table:style-name="ce5" office:value-type="float" office:value="0.01152068" calcext:value-type="float">
            <text:p>0.01152068</text:p>
          </table:table-cell>
          <table:table-cell table:style-name="ce5" office:value-type="float" office:value="250505.05050505" calcext:value-type="float">
            <text:p>250505.05050505</text:p>
          </table:table-cell>
          <table:table-cell table:style-name="ce5" office:value-type="float" office:value="0.0115207" calcext:value-type="float">
            <text:p>0.0115207</text:p>
          </table:table-cell>
          <table:table-cell table:style-name="ce5" office:value-type="float" office:value="250505" calcext:value-type="float">
            <text:p>250505</text:p>
          </table:table-cell>
          <table:table-cell table:style-name="ce8" table:formula="of:=[.T5]/[.V5]-1" office:value-type="percentage" office:value="0.00000020161294189691" calcext:value-type="percentage">
            <text:p>0.00002%</text:p>
          </table:table-cell>
          <table:table-cell/>
          <table:table-cell table:style-name="ce5" office:value-type="float" office:value="0.01153368" calcext:value-type="float">
            <text:p>0.01153368</text:p>
          </table:table-cell>
          <table:table-cell table:style-name="ce5" office:value-type="float" office:value="250505.05050505" calcext:value-type="float">
            <text:p>250505.05050505</text:p>
          </table:table-cell>
          <table:table-cell table:style-name="ce5" office:value-type="float" office:value="0.0115337" calcext:value-type="float">
            <text:p>0.0115337</text:p>
          </table:table-cell>
          <table:table-cell table:style-name="ce5" office:value-type="float" office:value="250505" calcext:value-type="float">
            <text:p>250505</text:p>
          </table:table-cell>
          <table:table-cell table:style-name="ce27" table:formula="of:=[.Z5]/[.AB5]-1" office:value-type="percentage" office:value="0.00000020161294189691" calcext:value-type="percentage">
            <text:p>0.0000%</text:p>
          </table:table-cell>
        </table:table-row>
        <table:table-row table:style-name="ro1">
          <table:table-cell office:value-type="float" office:value="0.0000580808" calcext:value-type="float">
            <text:p>0.0000580808</text:p>
          </table:table-cell>
          <table:table-cell office:value-type="float" office:value="82734500" calcext:value-type="float">
            <text:p>82734500</text:p>
          </table:table-cell>
          <table:table-cell office:value-type="float" office:value="0.0000580808" calcext:value-type="float">
            <text:p>0.0000580808</text:p>
          </table:table-cell>
          <table:table-cell office:value-type="float" office:value="82734500" calcext:value-type="float">
            <text:p>82734500</text:p>
          </table:table-cell>
          <table:table-cell table:formula="of:=[.D6]/[.B6]-1" office:value-type="percentage" office:value="0" calcext:value-type="percentage">
            <text:p>0.00000000%</text:p>
          </table:table-cell>
          <table:table-cell/>
          <table:table-cell office:value-type="float" office:value="0.00614696875" calcext:value-type="float">
            <text:p>0.00614696875</text:p>
          </table:table-cell>
          <table:table-cell office:value-type="float" office:value="398950.0239516" calcext:value-type="float">
            <text:p>398950.0239516</text:p>
          </table:table-cell>
          <table:table-cell office:value-type="float" office:value="0.00614696875" calcext:value-type="float">
            <text:p>0.00614696875</text:p>
          </table:table-cell>
          <table:table-cell office:value-type="float" office:value="398950.023633314" calcext:value-type="float">
            <text:p>398950.023633314</text:p>
          </table:table-cell>
          <table:table-cell table:formula="of:=[.H6]/[.J6]-1" office:value-type="percentage" office:value="0.00000000079781004025" calcext:value-type="percentage">
            <text:p>0.00000007978100%</text:p>
          </table:table-cell>
          <table:table-cell/>
          <table:table-cell table:style-name="ce5" office:value-type="float" office:value="0.00717326087" calcext:value-type="float">
            <text:p>0.00717326087</text:p>
          </table:table-cell>
          <table:table-cell table:style-name="ce5" office:value-type="float" office:value="401010.1010101" calcext:value-type="float">
            <text:p>401010.1010101</text:p>
          </table:table-cell>
          <table:table-cell table:style-name="ce5" office:value-type="float" office:value="0.00717326" calcext:value-type="float">
            <text:p>0.00717326</text:p>
          </table:table-cell>
          <table:table-cell table:style-name="ce5" office:value-type="float" office:value="401010" calcext:value-type="float">
            <text:p>401010</text:p>
          </table:table-cell>
          <table:table-cell table:style-name="ce31" table:formula="of:=[.N6]/[.P6]-1" office:value-type="percentage" office:value="0.00000025188922969655" calcext:value-type="percentage">
            <text:p>0.000025%</text:p>
          </table:table-cell>
          <table:table-cell/>
          <table:table-cell table:style-name="ce5" office:value-type="float" office:value="0.00716063" calcext:value-type="float">
            <text:p>0.00716063</text:p>
          </table:table-cell>
          <table:table-cell table:style-name="ce5" office:value-type="float" office:value="401010.1010101" calcext:value-type="float">
            <text:p>401010.1010101</text:p>
          </table:table-cell>
          <table:table-cell table:style-name="ce5" office:value-type="float" office:value="0.00716063" calcext:value-type="float">
            <text:p>0.00716063</text:p>
          </table:table-cell>
          <table:table-cell table:style-name="ce5" office:value-type="float" office:value="401010" calcext:value-type="float">
            <text:p>401010</text:p>
          </table:table-cell>
          <table:table-cell table:style-name="ce8" table:formula="of:=[.T6]/[.V6]-1" office:value-type="percentage" office:value="0.00000025188922969655" calcext:value-type="percentage">
            <text:p>0.00003%</text:p>
          </table:table-cell>
          <table:table-cell/>
          <table:table-cell table:style-name="ce5" office:value-type="float" office:value="0.00717359" calcext:value-type="float">
            <text:p>0.00717359</text:p>
          </table:table-cell>
          <table:table-cell table:style-name="ce5" office:value-type="float" office:value="401010.1010101" calcext:value-type="float">
            <text:p>401010.1010101</text:p>
          </table:table-cell>
          <table:table-cell table:style-name="ce5" office:value-type="float" office:value="0.00717359" calcext:value-type="float">
            <text:p>0.00717359</text:p>
          </table:table-cell>
          <table:table-cell table:style-name="ce5" office:value-type="float" office:value="401010" calcext:value-type="float">
            <text:p>401010</text:p>
          </table:table-cell>
          <table:table-cell table:style-name="ce27" table:formula="of:=[.Z6]/[.AB6]-1" office:value-type="percentage" office:value="0.00000025188922969655" calcext:value-type="percentage">
            <text:p>0.0000%</text:p>
          </table:table-cell>
        </table:table-row>
        <table:table-row table:style-name="ro1">
          <table:table-cell office:value-type="float" office:value="0.0000621212" calcext:value-type="float">
            <text:p>0.0000621212</text:p>
          </table:table-cell>
          <table:table-cell office:value-type="float" office:value="56277700" calcext:value-type="float">
            <text:p>56277700</text:p>
          </table:table-cell>
          <table:table-cell office:value-type="float" office:value="0.0000621212" calcext:value-type="float">
            <text:p>0.0000621212</text:p>
          </table:table-cell>
          <table:table-cell office:value-type="float" office:value="56277700" calcext:value-type="float">
            <text:p>56277700</text:p>
          </table:table-cell>
          <table:table-cell table:formula="of:=[.D7]/[.B7]-1" office:value-type="percentage" office:value="0" calcext:value-type="percentage">
            <text:p>0.00000000%</text:p>
          </table:table-cell>
          <table:table-cell/>
          <table:table-cell office:value-type="float" office:value="0.00444232106" calcext:value-type="float">
            <text:p>0.00444232106</text:p>
          </table:table-cell>
          <table:table-cell office:value-type="float" office:value="548425.0359274" calcext:value-type="float">
            <text:p>548425.0359274</text:p>
          </table:table-cell>
          <table:table-cell office:value-type="float" office:value="0.00444232106" calcext:value-type="float">
            <text:p>0.00444232106</text:p>
          </table:table-cell>
          <table:table-cell office:value-type="float" office:value="548425.035877936" calcext:value-type="float">
            <text:p>548425.035877936</text:p>
          </table:table-cell>
          <table:table-cell table:formula="of:=[.H7]/[.J7]-1" office:value-type="percentage" office:value="0.00000000009019363034" calcext:value-type="percentage">
            <text:p>0.00000000901936%</text:p>
          </table:table-cell>
          <table:table-cell/>
          <table:table-cell table:style-name="ce5" office:value-type="float" office:value="0.0051926466" calcext:value-type="float">
            <text:p>0.0051926466</text:p>
          </table:table-cell>
          <table:table-cell table:style-name="ce5" office:value-type="float" office:value="551515.15151515" calcext:value-type="float">
            <text:p>551515.15151515</text:p>
          </table:table-cell>
          <table:table-cell table:style-name="ce5" office:value-type="float" office:value="0.00519265" calcext:value-type="float">
            <text:p>0.00519265</text:p>
          </table:table-cell>
          <table:table-cell table:style-name="ce5" office:value-type="float" office:value="551515" calcext:value-type="float">
            <text:p>551515</text:p>
          </table:table-cell>
          <table:table-cell table:style-name="ce31" table:formula="of:=[.N7]/[.P7]-1" office:value-type="percentage" office:value="0.00000027472534736006" calcext:value-type="percentage">
            <text:p>0.000027%</text:p>
          </table:table-cell>
          <table:table-cell/>
          <table:table-cell table:style-name="ce5" office:value-type="float" office:value="0.00518018" calcext:value-type="float">
            <text:p>0.00518018</text:p>
          </table:table-cell>
          <table:table-cell table:style-name="ce5" office:value-type="float" office:value="551515.15151515" calcext:value-type="float">
            <text:p>551515.15151515</text:p>
          </table:table-cell>
          <table:table-cell table:style-name="ce5" office:value-type="float" office:value="0.00518018" calcext:value-type="float">
            <text:p>0.00518018</text:p>
          </table:table-cell>
          <table:table-cell table:style-name="ce5" office:value-type="float" office:value="551515" calcext:value-type="float">
            <text:p>551515</text:p>
          </table:table-cell>
          <table:table-cell table:style-name="ce8" table:formula="of:=[.T7]/[.V7]-1" office:value-type="percentage" office:value="0.00000027472534736006" calcext:value-type="percentage">
            <text:p>0.00003%</text:p>
          </table:table-cell>
          <table:table-cell/>
          <table:table-cell table:style-name="ce5" office:value-type="float" office:value="0.00519311" calcext:value-type="float">
            <text:p>0.00519311</text:p>
          </table:table-cell>
          <table:table-cell table:style-name="ce5" office:value-type="float" office:value="551515.15151515" calcext:value-type="float">
            <text:p>551515.15151515</text:p>
          </table:table-cell>
          <table:table-cell table:style-name="ce5" office:value-type="float" office:value="0.00519311" calcext:value-type="float">
            <text:p>0.00519311</text:p>
          </table:table-cell>
          <table:table-cell table:style-name="ce5" office:value-type="float" office:value="551515" calcext:value-type="float">
            <text:p>551515</text:p>
          </table:table-cell>
          <table:table-cell table:style-name="ce27" table:formula="of:=[.Z7]/[.AB7]-1" office:value-type="percentage" office:value="0.00000027472534736006" calcext:value-type="percentage">
            <text:p>0.0000%</text:p>
          </table:table-cell>
        </table:table-row>
        <table:table-row table:style-name="ro1">
          <table:table-cell office:value-type="float" office:value="0.0000661616" calcext:value-type="float">
            <text:p>0.0000661616</text:p>
          </table:table-cell>
          <table:table-cell office:value-type="float" office:value="41306100" calcext:value-type="float">
            <text:p>41306100</text:p>
          </table:table-cell>
          <table:table-cell office:value-type="float" office:value="0.0000661616" calcext:value-type="float">
            <text:p>0.0000661616</text:p>
          </table:table-cell>
          <table:table-cell office:value-type="float" office:value="41306100" calcext:value-type="float">
            <text:p>41306100</text:p>
          </table:table-cell>
          <table:table-cell table:formula="of:=[.D8]/[.B8]-1" office:value-type="percentage" office:value="0" calcext:value-type="percentage">
            <text:p>0.00000000%</text:p>
          </table:table-cell>
          <table:table-cell/>
          <table:table-cell office:value-type="float" office:value="0.00346761097" calcext:value-type="float">
            <text:p>0.00346761097</text:p>
          </table:table-cell>
          <table:table-cell office:value-type="float" office:value="697900.0479032" calcext:value-type="float">
            <text:p>697900.0479032</text:p>
          </table:table-cell>
          <table:table-cell office:value-type="float" office:value="0.00346761097" calcext:value-type="float">
            <text:p>0.00346761097</text:p>
          </table:table-cell>
          <table:table-cell office:value-type="float" office:value="697900.047629395" calcext:value-type="float">
            <text:p>697900.047629395</text:p>
          </table:table-cell>
          <table:table-cell table:formula="of:=[.H8]/[.J8]-1" office:value-type="percentage" office:value="0.00000000039232683768" calcext:value-type="percentage">
            <text:p>0.00000003923268%</text:p>
          </table:table-cell>
          <table:table-cell/>
          <table:table-cell table:style-name="ce5" office:value-type="float" office:value="0.00406115457" calcext:value-type="float">
            <text:p>0.00406115457</text:p>
          </table:table-cell>
          <table:table-cell table:style-name="ce5" office:value-type="float" office:value="702020.2020202" calcext:value-type="float">
            <text:p>702020.2020202</text:p>
          </table:table-cell>
          <table:table-cell table:style-name="ce5" office:value-type="float" office:value="0.00406115" calcext:value-type="float">
            <text:p>0.00406115</text:p>
          </table:table-cell>
          <table:table-cell table:style-name="ce5" office:value-type="float" office:value="702020" calcext:value-type="float">
            <text:p>702020</text:p>
          </table:table-cell>
          <table:table-cell table:style-name="ce31" table:formula="of:=[.N8]/[.P8]-1" office:value-type="percentage" office:value="0.00000028776986416013" calcext:value-type="percentage">
            <text:p>0.000029%</text:p>
          </table:table-cell>
          <table:table-cell/>
          <table:table-cell table:style-name="ce5" office:value-type="float" office:value="0.00404886" calcext:value-type="float">
            <text:p>0.00404886</text:p>
          </table:table-cell>
          <table:table-cell table:style-name="ce5" office:value-type="float" office:value="702020.2020202" calcext:value-type="float">
            <text:p>702020.2020202</text:p>
          </table:table-cell>
          <table:table-cell table:style-name="ce5" office:value-type="float" office:value="0.00404886" calcext:value-type="float">
            <text:p>0.00404886</text:p>
          </table:table-cell>
          <table:table-cell table:style-name="ce5" office:value-type="float" office:value="702020" calcext:value-type="float">
            <text:p>702020</text:p>
          </table:table-cell>
          <table:table-cell table:style-name="ce8" table:formula="of:=[.T8]/[.V8]-1" office:value-type="percentage" office:value="0.00000028776986416013" calcext:value-type="percentage">
            <text:p>0.00003%</text:p>
          </table:table-cell>
          <table:table-cell/>
          <table:table-cell table:style-name="ce5" office:value-type="float" office:value="0.00406175" calcext:value-type="float">
            <text:p>0.00406175</text:p>
          </table:table-cell>
          <table:table-cell table:style-name="ce5" office:value-type="float" office:value="702020.2020202" calcext:value-type="float">
            <text:p>702020.2020202</text:p>
          </table:table-cell>
          <table:table-cell table:style-name="ce5" office:value-type="float" office:value="0.00406175" calcext:value-type="float">
            <text:p>0.00406175</text:p>
          </table:table-cell>
          <table:table-cell table:style-name="ce5" office:value-type="float" office:value="702020" calcext:value-type="float">
            <text:p>702020</text:p>
          </table:table-cell>
          <table:table-cell table:style-name="ce27" table:formula="of:=[.Z8]/[.AB8]-1" office:value-type="percentage" office:value="0.00000028776986416013" calcext:value-type="percentage">
            <text:p>0.0000%</text:p>
          </table:table-cell>
        </table:table-row>
        <table:table-row table:style-name="ro1">
          <table:table-cell office:value-type="float" office:value="0.000070202" calcext:value-type="float">
            <text:p>0.000070202</text:p>
          </table:table-cell>
          <table:table-cell office:value-type="float" office:value="32195100" calcext:value-type="float">
            <text:p>32195100</text:p>
          </table:table-cell>
          <table:table-cell office:value-type="float" office:value="0.000070202" calcext:value-type="float">
            <text:p>0.000070202</text:p>
          </table:table-cell>
          <table:table-cell office:value-type="float" office:value="32195100" calcext:value-type="float">
            <text:p>32195100</text:p>
          </table:table-cell>
          <table:table-cell table:formula="of:=[.D9]/[.B9]-1" office:value-type="percentage" office:value="0" calcext:value-type="percentage">
            <text:p>0.00000000%</text:p>
          </table:table-cell>
          <table:table-cell/>
          <table:table-cell office:value-type="float" office:value="0.00283655291" calcext:value-type="float">
            <text:p>0.00283655291</text:p>
          </table:table-cell>
          <table:table-cell office:value-type="float" office:value="847375.059879" calcext:value-type="float">
            <text:p>847375.059879</text:p>
          </table:table-cell>
          <table:table-cell office:value-type="float" office:value="0.00283655291" calcext:value-type="float">
            <text:p>0.00283655291</text:p>
          </table:table-cell>
          <table:table-cell office:value-type="float" office:value="847375.060473399" calcext:value-type="float">
            <text:p>847375.060473399</text:p>
          </table:table-cell>
          <table:table-cell table:formula="of:=[.H9]/[.J9]-1" office:value-type="percentage" office:value="-0.00000000070145944608" calcext:value-type="percentage">
            <text:p>-0.00000007014594%</text:p>
          </table:table-cell>
          <table:table-cell/>
          <table:table-cell table:style-name="ce5" office:value-type="float" office:value="0.00332906998" calcext:value-type="float">
            <text:p>0.00332906998</text:p>
          </table:table-cell>
          <table:table-cell table:style-name="ce5" office:value-type="float" office:value="852525.25252525" calcext:value-type="float">
            <text:p>852525.25252525</text:p>
          </table:table-cell>
          <table:table-cell table:style-name="ce5" office:value-type="float" office:value="0.00332907" calcext:value-type="float">
            <text:p>0.00332907</text:p>
          </table:table-cell>
          <table:table-cell table:style-name="ce5" office:value-type="float" office:value="852525" calcext:value-type="float">
            <text:p>852525</text:p>
          </table:table-cell>
          <table:table-cell table:style-name="ce31" table:formula="of:=[.N9]/[.P9]-1" office:value-type="percentage" office:value="0.00000029620861563551" calcext:value-type="percentage">
            <text:p>0.000030%</text:p>
          </table:table-cell>
          <table:table-cell/>
          <table:table-cell table:style-name="ce5" office:value-type="float" office:value="0.00331695" calcext:value-type="float">
            <text:p>0.00331695</text:p>
          </table:table-cell>
          <table:table-cell table:style-name="ce5" office:value-type="float" office:value="852525.25252525" calcext:value-type="float">
            <text:p>852525.25252525</text:p>
          </table:table-cell>
          <table:table-cell table:style-name="ce5" office:value-type="float" office:value="0.00331695" calcext:value-type="float">
            <text:p>0.00331695</text:p>
          </table:table-cell>
          <table:table-cell table:style-name="ce5" office:value-type="float" office:value="852525" calcext:value-type="float">
            <text:p>852525</text:p>
          </table:table-cell>
          <table:table-cell table:style-name="ce8" table:formula="of:=[.T9]/[.V9]-1" office:value-type="percentage" office:value="0.00000029620861563551" calcext:value-type="percentage">
            <text:p>0.00003%</text:p>
          </table:table-cell>
          <table:table-cell/>
          <table:table-cell table:style-name="ce5" office:value-type="float" office:value="0.0033298" calcext:value-type="float">
            <text:p>0.0033298</text:p>
          </table:table-cell>
          <table:table-cell table:style-name="ce5" office:value-type="float" office:value="852525.25252525" calcext:value-type="float">
            <text:p>852525.25252525</text:p>
          </table:table-cell>
          <table:table-cell table:style-name="ce5" office:value-type="float" office:value="0.0033298" calcext:value-type="float">
            <text:p>0.0033298</text:p>
          </table:table-cell>
          <table:table-cell table:style-name="ce5" office:value-type="float" office:value="852526" calcext:value-type="float">
            <text:p>852526</text:p>
          </table:table-cell>
          <table:table-cell table:style-name="ce27" table:formula="of:=[.Z9]/[.AB9]-1" office:value-type="percentage" office:value="-0.00000087677648541451" calcext:value-type="percentage">
            <text:p>-0.0001%</text:p>
          </table:table-cell>
        </table:table-row>
        <table:table-row table:style-name="ro1">
          <table:table-cell office:value-type="float" office:value="0.0000742424" calcext:value-type="float">
            <text:p>0.0000742424</text:p>
          </table:table-cell>
          <table:table-cell office:value-type="float" office:value="26352600" calcext:value-type="float">
            <text:p>26352600</text:p>
          </table:table-cell>
          <table:table-cell office:value-type="float" office:value="0.0000742424" calcext:value-type="float">
            <text:p>0.0000742424</text:p>
          </table:table-cell>
          <table:table-cell office:value-type="float" office:value="26352600" calcext:value-type="float">
            <text:p>26352600</text:p>
          </table:table-cell>
          <table:table-cell table:formula="of:=[.D10]/[.B10]-1" office:value-type="percentage" office:value="0" calcext:value-type="percentage">
            <text:p>0.00000000%</text:p>
          </table:table-cell>
          <table:table-cell/>
          <table:table-cell office:value-type="float" office:value="0.0023945509" calcext:value-type="float">
            <text:p>0.0023945509</text:p>
          </table:table-cell>
          <table:table-cell office:value-type="float" office:value="996850.0718548" calcext:value-type="float">
            <text:p>996850.0718548</text:p>
          </table:table-cell>
          <table:table-cell office:value-type="float" office:value="0.0023945509" calcext:value-type="float">
            <text:p>0.0023945509</text:p>
          </table:table-cell>
          <table:table-cell office:value-type="float" office:value="996850.070044121" calcext:value-type="float">
            <text:p>996850.070044121</text:p>
          </table:table-cell>
          <table:table-cell table:formula="of:=[.H10]/[.J10]-1" office:value-type="percentage" office:value="0.0000000018164005855" calcext:value-type="percentage">
            <text:p>0.00000018164006%</text:p>
          </table:table-cell>
          <table:table-cell/>
          <table:table-cell table:style-name="ce5" office:value-type="float" office:value="0.00281659746" calcext:value-type="float">
            <text:p>0.00281659746</text:p>
          </table:table-cell>
          <table:table-cell table:style-name="ce5" office:value-type="float" office:value="1003030.3030303" calcext:value-type="float">
            <text:p>1003030.3030303</text:p>
          </table:table-cell>
          <table:table-cell table:style-name="ce5" office:value-type="float" office:value="0.0028166" calcext:value-type="float">
            <text:p>0.0028166</text:p>
          </table:table-cell>
          <table:table-cell table:style-name="ce5" office:value-type="float" office:value="1003030" calcext:value-type="float">
            <text:p>1003030</text:p>
          </table:table-cell>
          <table:table-cell table:style-name="ce31" table:formula="of:=[.N10]/[.P10]-1" office:value-type="percentage" office:value="0.00000030211489177035" calcext:value-type="percentage">
            <text:p>0.000030%</text:p>
          </table:table-cell>
          <table:table-cell/>
          <table:table-cell table:style-name="ce5" office:value-type="float" office:value="0.00280466" calcext:value-type="float">
            <text:p>0.00280466</text:p>
          </table:table-cell>
          <table:table-cell table:style-name="ce5" office:value-type="float" office:value="1003030.3030303" calcext:value-type="float">
            <text:p>1003030.3030303</text:p>
          </table:table-cell>
          <table:table-cell table:style-name="ce5" office:value-type="float" office:value="0.00280466" calcext:value-type="float">
            <text:p>0.00280466</text:p>
          </table:table-cell>
          <table:table-cell table:style-name="ce5" office:value-type="float" office:value="1003030" calcext:value-type="float">
            <text:p>1003030</text:p>
          </table:table-cell>
          <table:table-cell table:style-name="ce8" table:formula="of:=[.T10]/[.V10]-1" office:value-type="percentage" office:value="0.00000030211489177035" calcext:value-type="percentage">
            <text:p>0.00003%</text:p>
          </table:table-cell>
          <table:table-cell/>
          <table:table-cell table:style-name="ce5" office:value-type="float" office:value="0.00281747" calcext:value-type="float">
            <text:p>0.00281747</text:p>
          </table:table-cell>
          <table:table-cell table:style-name="ce5" office:value-type="float" office:value="1003030.3030303" calcext:value-type="float">
            <text:p>1003030.3030303</text:p>
          </table:table-cell>
          <table:table-cell table:style-name="ce5" office:value-type="float" office:value="0.00281747" calcext:value-type="float">
            <text:p>0.00281747</text:p>
          </table:table-cell>
          <table:table-cell table:style-name="ce5" office:value-type="float" office:value="1003030" calcext:value-type="float">
            <text:p>1003030</text:p>
          </table:table-cell>
          <table:table-cell table:style-name="ce27" table:formula="of:=[.Z10]/[.AB10]-1" office:value-type="percentage" office:value="0.00000030211489177035" calcext:value-type="percentage">
            <text:p>0.0000%</text:p>
          </table:table-cell>
        </table:table-row>
        <table:table-row table:style-name="ro1">
          <table:table-cell office:value-type="float" office:value="0.0000782828" calcext:value-type="float">
            <text:p>0.0000782828</text:p>
          </table:table-cell>
          <table:table-cell office:value-type="float" office:value="22450600" calcext:value-type="float">
            <text:p>22450600</text:p>
          </table:table-cell>
          <table:table-cell office:value-type="float" office:value="0.0000782828" calcext:value-type="float">
            <text:p>0.0000782828</text:p>
          </table:table-cell>
          <table:table-cell office:value-type="float" office:value="22450600" calcext:value-type="float">
            <text:p>22450600</text:p>
          </table:table-cell>
          <table:table-cell table:formula="of:=[.D11]/[.B11]-1" office:value-type="percentage" office:value="0" calcext:value-type="percentage">
            <text:p>0.00000000%</text:p>
          </table:table-cell>
          <table:table-cell/>
          <table:table-cell office:value-type="float" office:value="0.0020676427" calcext:value-type="float">
            <text:p>0.0020676427</text:p>
          </table:table-cell>
          <table:table-cell office:value-type="float" office:value="1146325.0838306" calcext:value-type="float">
            <text:p>1146325.0838306</text:p>
          </table:table-cell>
          <table:table-cell office:value-type="float" office:value="0.0020676427" calcext:value-type="float">
            <text:p>0.0020676427</text:p>
          </table:table-cell>
          <table:table-cell office:value-type="float" office:value="1146325.0852873" calcext:value-type="float">
            <text:p>1146325.0852873</text:p>
          </table:table-cell>
          <table:table-cell table:formula="of:=[.H11]/[.J11]-1" office:value-type="percentage" office:value="-0.00000000127075572287" calcext:value-type="percentage">
            <text:p>-0.00000012707557%</text:p>
          </table:table-cell>
          <table:table-cell/>
          <table:table-cell table:style-name="ce5" office:value-type="float" office:value="0.00243777524" calcext:value-type="float">
            <text:p>0.00243777524</text:p>
          </table:table-cell>
          <table:table-cell table:style-name="ce5" office:value-type="float" office:value="1153535.35353535" calcext:value-type="float">
            <text:p>1153535.35353535</text:p>
          </table:table-cell>
          <table:table-cell table:style-name="ce5" office:value-type="float" office:value="0.00243778" calcext:value-type="float">
            <text:p>0.00243778</text:p>
          </table:table-cell>
          <table:table-cell table:style-name="ce5" office:value-type="float" office:value="1153540" calcext:value-type="float">
            <text:p>1153540</text:p>
          </table:table-cell>
          <table:table-cell table:style-name="ce31" table:formula="of:=[.N11]/[.P11]-1" office:value-type="percentage" office:value="-0.00000402800479393228" calcext:value-type="percentage">
            <text:p>-0.000403%</text:p>
          </table:table-cell>
          <table:table-cell/>
          <table:table-cell table:style-name="ce5" office:value-type="float" office:value="0.00242601" calcext:value-type="float">
            <text:p>0.00242601</text:p>
          </table:table-cell>
          <table:table-cell table:style-name="ce5" office:value-type="float" office:value="1153535.35353535" calcext:value-type="float">
            <text:p>1153535.35353535</text:p>
          </table:table-cell>
          <table:table-cell table:style-name="ce5" office:value-type="float" office:value="0.00242601" calcext:value-type="float">
            <text:p>0.00242601</text:p>
          </table:table-cell>
          <table:table-cell table:style-name="ce5" office:value-type="float" office:value="1153540" calcext:value-type="float">
            <text:p>1153540</text:p>
          </table:table-cell>
          <table:table-cell table:style-name="ce8" table:formula="of:=[.T11]/[.V11]-1" office:value-type="percentage" office:value="-0.00000402800479393228" calcext:value-type="percentage">
            <text:p>-0.00040%</text:p>
          </table:table-cell>
          <table:table-cell/>
          <table:table-cell table:style-name="ce5" office:value-type="float" office:value="0.00243879" calcext:value-type="float">
            <text:p>0.00243879</text:p>
          </table:table-cell>
          <table:table-cell table:style-name="ce5" office:value-type="float" office:value="1153535.35353535" calcext:value-type="float">
            <text:p>1153535.35353535</text:p>
          </table:table-cell>
          <table:table-cell table:style-name="ce5" office:value-type="float" office:value="0.00243879" calcext:value-type="float">
            <text:p>0.00243879</text:p>
          </table:table-cell>
          <table:table-cell table:style-name="ce5" office:value-type="float" office:value="1153540" calcext:value-type="float">
            <text:p>1153540</text:p>
          </table:table-cell>
          <table:table-cell table:style-name="ce27" table:formula="of:=[.Z11]/[.AB11]-1" office:value-type="percentage" office:value="-0.00000402800479393228" calcext:value-type="percentage">
            <text:p>-0.0004%</text:p>
          </table:table-cell>
        </table:table-row>
        <table:table-row table:style-name="ro1">
          <table:table-cell office:value-type="float" office:value="0.0000823232" calcext:value-type="float">
            <text:p>0.0000823232</text:p>
          </table:table-cell>
          <table:table-cell office:value-type="float" office:value="19756000" calcext:value-type="float">
            <text:p>19756000</text:p>
          </table:table-cell>
          <table:table-cell office:value-type="float" office:value="0.0000823232" calcext:value-type="float">
            <text:p>0.0000823232</text:p>
          </table:table-cell>
          <table:table-cell office:value-type="float" office:value="19756000" calcext:value-type="float">
            <text:p>19756000</text:p>
          </table:table-cell>
          <table:table-cell table:formula="of:=[.D12]/[.B12]-1" office:value-type="percentage" office:value="0" calcext:value-type="percentage">
            <text:p>0.00000000%</text:p>
          </table:table-cell>
          <table:table-cell/>
          <table:table-cell office:value-type="float" office:value="0.00181599294" calcext:value-type="float">
            <text:p>0.00181599294</text:p>
          </table:table-cell>
          <table:table-cell office:value-type="float" office:value="1295800.0958064" calcext:value-type="float">
            <text:p>1295800.0958064</text:p>
          </table:table-cell>
          <table:table-cell office:value-type="float" office:value="0.00181599294" calcext:value-type="float">
            <text:p>0.00181599294</text:p>
          </table:table-cell>
          <table:table-cell office:value-type="float" office:value="1295800.09845419" calcext:value-type="float">
            <text:p>1295800.09845419</text:p>
          </table:table-cell>
          <table:table-cell table:formula="of:=[.H12]/[.J12]-1" office:value-type="percentage" office:value="-0.00000000204335914855" calcext:value-type="percentage">
            <text:p>-0.00000020433591%</text:p>
          </table:table-cell>
          <table:table-cell/>
          <table:table-cell table:style-name="ce5" office:value-type="float" office:value="0.00214632642" calcext:value-type="float">
            <text:p>0.00214632642</text:p>
          </table:table-cell>
          <table:table-cell table:style-name="ce5" office:value-type="float" office:value="1304040.4040404" calcext:value-type="float">
            <text:p>1304040.4040404</text:p>
          </table:table-cell>
          <table:table-cell table:style-name="ce5" office:value-type="float" office:value="0.00214633" calcext:value-type="float">
            <text:p>0.00214633</text:p>
          </table:table-cell>
          <table:table-cell table:style-name="ce5" office:value-type="float" office:value="1304040" calcext:value-type="float">
            <text:p>1304040</text:p>
          </table:table-cell>
          <table:table-cell table:style-name="ce31" table:formula="of:=[.N12]/[.P12]-1" office:value-type="percentage" office:value="0.00000030983742815849" calcext:value-type="percentage">
            <text:p>0.000031%</text:p>
          </table:table-cell>
          <table:table-cell/>
          <table:table-cell table:style-name="ce5" office:value-type="float" office:value="0.00213475" calcext:value-type="float">
            <text:p>0.00213475</text:p>
          </table:table-cell>
          <table:table-cell table:style-name="ce5" office:value-type="float" office:value="1304040.4040404" calcext:value-type="float">
            <text:p>1304040.4040404</text:p>
          </table:table-cell>
          <table:table-cell table:style-name="ce5" office:value-type="float" office:value="0.00213475" calcext:value-type="float">
            <text:p>0.00213475</text:p>
          </table:table-cell>
          <table:table-cell table:style-name="ce5" office:value-type="float" office:value="1304040" calcext:value-type="float">
            <text:p>1304040</text:p>
          </table:table-cell>
          <table:table-cell table:style-name="ce8" table:formula="of:=[.T12]/[.V12]-1" office:value-type="percentage" office:value="0.00000030983742815849" calcext:value-type="percentage">
            <text:p>0.00003%</text:p>
          </table:table-cell>
          <table:table-cell/>
          <table:table-cell table:style-name="ce5" office:value-type="float" office:value="0.00214749" calcext:value-type="float">
            <text:p>0.00214749</text:p>
          </table:table-cell>
          <table:table-cell table:style-name="ce5" office:value-type="float" office:value="1304040.4040404" calcext:value-type="float">
            <text:p>1304040.4040404</text:p>
          </table:table-cell>
          <table:table-cell table:style-name="ce5" office:value-type="float" office:value="0.00214749" calcext:value-type="float">
            <text:p>0.00214749</text:p>
          </table:table-cell>
          <table:table-cell table:style-name="ce5" office:value-type="float" office:value="1304040" calcext:value-type="float">
            <text:p>1304040</text:p>
          </table:table-cell>
          <table:table-cell table:style-name="ce27" table:formula="of:=[.Z12]/[.AB12]-1" office:value-type="percentage" office:value="0.00000030983742815849" calcext:value-type="percentage">
            <text:p>0.0000%</text:p>
          </table:table-cell>
        </table:table-row>
        <table:table-row table:style-name="ro1">
          <table:table-cell office:value-type="float" office:value="0.0000863636" calcext:value-type="float">
            <text:p>0.0000863636</text:p>
          </table:table-cell>
          <table:table-cell office:value-type="float" office:value="17840300" calcext:value-type="float">
            <text:p>17840300</text:p>
          </table:table-cell>
          <table:table-cell office:value-type="float" office:value="0.0000863636" calcext:value-type="float">
            <text:p>0.0000863636</text:p>
          </table:table-cell>
          <table:table-cell office:value-type="float" office:value="17840300" calcext:value-type="float">
            <text:p>17840300</text:p>
          </table:table-cell>
          <table:table-cell table:formula="of:=[.D13]/[.B13]-1" office:value-type="percentage" office:value="0" calcext:value-type="percentage">
            <text:p>0.00000000%</text:p>
          </table:table-cell>
          <table:table-cell/>
          <table:table-cell office:value-type="float" office:value="0.00161624549" calcext:value-type="float">
            <text:p>0.00161624549</text:p>
          </table:table-cell>
          <table:table-cell office:value-type="float" office:value="1445275.1077822" calcext:value-type="float">
            <text:p>1445275.1077822</text:p>
          </table:table-cell>
          <table:table-cell office:value-type="float" office:value="0.00161624549" calcext:value-type="float">
            <text:p>0.00161624549</text:p>
          </table:table-cell>
          <table:table-cell office:value-type="float" office:value="1445275.11022386" calcext:value-type="float">
            <text:p>1445275.11022386</text:p>
          </table:table-cell>
          <table:table-cell table:formula="of:=[.H13]/[.J13]-1" office:value-type="percentage" office:value="-0.00000000168940850198" calcext:value-type="percentage">
            <text:p>-0.00000016894085%</text:p>
          </table:table-cell>
          <table:table-cell/>
          <table:table-cell table:style-name="ce5" office:value-type="float" office:value="0.00191512754" calcext:value-type="float">
            <text:p>0.00191512754</text:p>
          </table:table-cell>
          <table:table-cell table:style-name="ce5" office:value-type="float" office:value="1454545.45454545" calcext:value-type="float">
            <text:p>1454545.45454545</text:p>
          </table:table-cell>
          <table:table-cell table:style-name="ce5" office:value-type="float" office:value="0.00191513" calcext:value-type="float">
            <text:p>0.00191513</text:p>
          </table:table-cell>
          <table:table-cell table:style-name="ce5" office:value-type="float" office:value="1454550" calcext:value-type="float">
            <text:p>1454550</text:p>
          </table:table-cell>
          <table:table-cell table:style-name="ce31" table:formula="of:=[.N13]/[.P13]-1" office:value-type="percentage" office:value="-0.00000312499023757962" calcext:value-type="percentage">
            <text:p>-0.000312%</text:p>
          </table:table-cell>
          <table:table-cell/>
          <table:table-cell table:style-name="ce5" office:value-type="float" office:value="0.00190374" calcext:value-type="float">
            <text:p>0.00190374</text:p>
          </table:table-cell>
          <table:table-cell table:style-name="ce5" office:value-type="float" office:value="1454545.45454545" calcext:value-type="float">
            <text:p>1454545.45454545</text:p>
          </table:table-cell>
          <table:table-cell table:style-name="ce5" office:value-type="float" office:value="0.00190374" calcext:value-type="float">
            <text:p>0.00190374</text:p>
          </table:table-cell>
          <table:table-cell table:style-name="ce5" office:value-type="float" office:value="1454540" calcext:value-type="float">
            <text:p>1454540</text:p>
          </table:table-cell>
          <table:table-cell table:style-name="ce8" table:formula="of:=[.T13]/[.V13]-1" office:value-type="percentage" office:value="0.00000375001405927833" calcext:value-type="percentage">
            <text:p>0.00038%</text:p>
          </table:table-cell>
          <table:table-cell/>
          <table:table-cell table:style-name="ce5" office:value-type="float" office:value="0.00191644" calcext:value-type="float">
            <text:p>0.00191644</text:p>
          </table:table-cell>
          <table:table-cell table:style-name="ce5" office:value-type="float" office:value="1454545.45454545" calcext:value-type="float">
            <text:p>1454545.45454545</text:p>
          </table:table-cell>
          <table:table-cell table:style-name="ce5" office:value-type="float" office:value="0.00191644" calcext:value-type="float">
            <text:p>0.00191644</text:p>
          </table:table-cell>
          <table:table-cell table:style-name="ce5" office:value-type="float" office:value="1454540" calcext:value-type="float">
            <text:p>1454540</text:p>
          </table:table-cell>
          <table:table-cell table:style-name="ce27" table:formula="of:=[.Z13]/[.AB13]-1" office:value-type="percentage" office:value="0.00000375001405927833" calcext:value-type="percentage">
            <text:p>0.0004%</text:p>
          </table:table-cell>
        </table:table-row>
        <table:table-row table:style-name="ro1">
          <table:table-cell office:value-type="float" office:value="0.000090404" calcext:value-type="float">
            <text:p>0.000090404</text:p>
          </table:table-cell>
          <table:table-cell office:value-type="float" office:value="16442200" calcext:value-type="float">
            <text:p>16442200</text:p>
          </table:table-cell>
          <table:table-cell office:value-type="float" office:value="0.000090404" calcext:value-type="float">
            <text:p>0.000090404</text:p>
          </table:table-cell>
          <table:table-cell office:value-type="float" office:value="16442200" calcext:value-type="float">
            <text:p>16442200</text:p>
          </table:table-cell>
          <table:table-cell table:formula="of:=[.D14]/[.B14]-1" office:value-type="percentage" office:value="0" calcext:value-type="percentage">
            <text:p>0.00000000%</text:p>
          </table:table-cell>
          <table:table-cell/>
          <table:table-cell office:value-type="float" office:value="0.0014538005" calcext:value-type="float">
            <text:p>0.0014538005</text:p>
          </table:table-cell>
          <table:table-cell office:value-type="float" office:value="1594750.119758" calcext:value-type="float">
            <text:p>1594750.119758</text:p>
          </table:table-cell>
          <table:table-cell office:value-type="float" office:value="0.0014538005" calcext:value-type="float">
            <text:p>0.0014538005</text:p>
          </table:table-cell>
          <table:table-cell office:value-type="float" office:value="1594750.1172644" calcext:value-type="float">
            <text:p>1594750.1172644</text:p>
          </table:table-cell>
          <table:table-cell table:formula="of:=[.H14]/[.J14]-1" office:value-type="percentage" office:value="0.00000000156363344495" calcext:value-type="percentage">
            <text:p>0.00000015636334%</text:p>
          </table:table-cell>
          <table:table-cell/>
          <table:table-cell table:style-name="ce5" office:value-type="float" office:value="0.00172722855" calcext:value-type="float">
            <text:p>0.00172722855</text:p>
          </table:table-cell>
          <table:table-cell table:style-name="ce5" office:value-type="float" office:value="1605050.50505051" calcext:value-type="float">
            <text:p>1605050.50505051</text:p>
          </table:table-cell>
          <table:table-cell table:style-name="ce5" office:value-type="float" office:value="0.00172723" calcext:value-type="float">
            <text:p>0.00172723</text:p>
          </table:table-cell>
          <table:table-cell table:style-name="ce5" office:value-type="float" office:value="1605050" calcext:value-type="float">
            <text:p>1605050</text:p>
          </table:table-cell>
          <table:table-cell table:style-name="ce31" table:formula="of:=[.N14]/[.P14]-1" office:value-type="percentage" office:value="0.00000031466341221531" calcext:value-type="percentage">
            <text:p>0.000031%</text:p>
          </table:table-cell>
          <table:table-cell/>
          <table:table-cell table:style-name="ce5" office:value-type="float" office:value="0.00171603" calcext:value-type="float">
            <text:p>0.00171603</text:p>
          </table:table-cell>
          <table:table-cell table:style-name="ce5" office:value-type="float" office:value="1605050.50505051" calcext:value-type="float">
            <text:p>1605050.50505051</text:p>
          </table:table-cell>
          <table:table-cell table:style-name="ce5" office:value-type="float" office:value="0.00171603" calcext:value-type="float">
            <text:p>0.00171603</text:p>
          </table:table-cell>
          <table:table-cell table:style-name="ce5" office:value-type="float" office:value="1605050" calcext:value-type="float">
            <text:p>1605050</text:p>
          </table:table-cell>
          <table:table-cell table:style-name="ce8" table:formula="of:=[.T14]/[.V14]-1" office:value-type="percentage" office:value="0.00000031466341221531" calcext:value-type="percentage">
            <text:p>0.00003%</text:p>
          </table:table-cell>
          <table:table-cell/>
          <table:table-cell table:style-name="ce5" office:value-type="float" office:value="0.00172869" calcext:value-type="float">
            <text:p>0.00172869</text:p>
          </table:table-cell>
          <table:table-cell table:style-name="ce5" office:value-type="float" office:value="1605050.50505051" calcext:value-type="float">
            <text:p>1605050.50505051</text:p>
          </table:table-cell>
          <table:table-cell table:style-name="ce5" office:value-type="float" office:value="0.00172869" calcext:value-type="float">
            <text:p>0.00172869</text:p>
          </table:table-cell>
          <table:table-cell table:style-name="ce5" office:value-type="float" office:value="1605050" calcext:value-type="float">
            <text:p>1605050</text:p>
          </table:table-cell>
          <table:table-cell table:style-name="ce27" table:formula="of:=[.Z14]/[.AB14]-1" office:value-type="percentage" office:value="0.00000031466341221531" calcext:value-type="percentage">
            <text:p>0.0000%</text:p>
          </table:table-cell>
        </table:table-row>
        <table:table-row table:style-name="ro1">
          <table:table-cell office:value-type="float" office:value="0.0000944444" calcext:value-type="float">
            <text:p>0.0000944444</text:p>
          </table:table-cell>
          <table:table-cell office:value-type="float" office:value="15396300" calcext:value-type="float">
            <text:p>15396300</text:p>
          </table:table-cell>
          <table:table-cell office:value-type="float" office:value="0.0000944444" calcext:value-type="float">
            <text:p>0.0000944444</text:p>
          </table:table-cell>
          <table:table-cell office:value-type="float" office:value="15396300" calcext:value-type="float">
            <text:p>15396300</text:p>
          </table:table-cell>
          <table:table-cell table:formula="of:=[.D15]/[.B15]-1" office:value-type="percentage" office:value="0" calcext:value-type="percentage">
            <text:p>0.00000000%</text:p>
          </table:table-cell>
          <table:table-cell/>
          <table:table-cell office:value-type="float" office:value="0.00131906241" calcext:value-type="float">
            <text:p>0.00131906241</text:p>
          </table:table-cell>
          <table:table-cell office:value-type="float" office:value="1744225.1317338" calcext:value-type="float">
            <text:p>1744225.1317338</text:p>
          </table:table-cell>
          <table:table-cell office:value-type="float" office:value="0.00131906241" calcext:value-type="float">
            <text:p>0.00131906241</text:p>
          </table:table-cell>
          <table:table-cell office:value-type="float" office:value="1744225.134593" calcext:value-type="float">
            <text:p>1744225.134593</text:p>
          </table:table-cell>
          <table:table-cell table:formula="of:=[.H15]/[.J15]-1" office:value-type="percentage" office:value="-0.00000000163924018803" calcext:value-type="percentage">
            <text:p>-0.00000016392402%</text:p>
          </table:table-cell>
          <table:table-cell/>
          <table:table-cell table:style-name="ce5" office:value-type="float" office:value="0.00157149192" calcext:value-type="float">
            <text:p>0.00157149192</text:p>
          </table:table-cell>
          <table:table-cell table:style-name="ce5" office:value-type="float" office:value="1755555.55555556" calcext:value-type="float">
            <text:p>1755555.55555556</text:p>
          </table:table-cell>
          <table:table-cell table:style-name="ce5" office:value-type="float" office:value="0.00157149" calcext:value-type="float">
            <text:p>0.00157149</text:p>
          </table:table-cell>
          <table:table-cell table:style-name="ce5" office:value-type="float" office:value="1755560" calcext:value-type="float">
            <text:p>1755560</text:p>
          </table:table-cell>
          <table:table-cell table:style-name="ce31" table:formula="of:=[.N15]/[.P15]-1" office:value-type="percentage" office:value="-0.00000253163915786558" calcext:value-type="percentage">
            <text:p>-0.000253%</text:p>
          </table:table-cell>
          <table:table-cell/>
          <table:table-cell table:style-name="ce5" office:value-type="float" office:value="0.00156049" calcext:value-type="float">
            <text:p>0.00156049</text:p>
          </table:table-cell>
          <table:table-cell table:style-name="ce5" office:value-type="float" office:value="1755555.55555556" calcext:value-type="float">
            <text:p>1755555.55555556</text:p>
          </table:table-cell>
          <table:table-cell table:style-name="ce5" office:value-type="float" office:value="0.00156049" calcext:value-type="float">
            <text:p>0.00156049</text:p>
          </table:table-cell>
          <table:table-cell table:style-name="ce5" office:value-type="float" office:value="1755550" calcext:value-type="float">
            <text:p>1755550</text:p>
          </table:table-cell>
          <table:table-cell table:style-name="ce8" table:formula="of:=[.T15]/[.V15]-1" office:value-type="percentage" office:value="0.00000316456697890821" calcext:value-type="percentage">
            <text:p>0.00032%</text:p>
          </table:table-cell>
          <table:table-cell/>
          <table:table-cell table:style-name="ce5" office:value-type="float" office:value="0.00157311" calcext:value-type="float">
            <text:p>0.00157311</text:p>
          </table:table-cell>
          <table:table-cell table:style-name="ce5" office:value-type="float" office:value="1755555.55555556" calcext:value-type="float">
            <text:p>1755555.55555556</text:p>
          </table:table-cell>
          <table:table-cell table:style-name="ce5" office:value-type="float" office:value="0.00157311" calcext:value-type="float">
            <text:p>0.00157311</text:p>
          </table:table-cell>
          <table:table-cell table:style-name="ce5" office:value-type="float" office:value="1755550" calcext:value-type="float">
            <text:p>1755550</text:p>
          </table:table-cell>
          <table:table-cell table:style-name="ce27" table:formula="of:=[.Z15]/[.AB15]-1" office:value-type="percentage" office:value="0.00000316456697890821" calcext:value-type="percentage">
            <text:p>0.0003%</text:p>
          </table:table-cell>
        </table:table-row>
        <table:table-row table:style-name="ro1">
          <table:table-cell office:value-type="float" office:value="0.0000984848" calcext:value-type="float">
            <text:p>0.0000984848</text:p>
          </table:table-cell>
          <table:table-cell office:value-type="float" office:value="14595100" calcext:value-type="float">
            <text:p>14595100</text:p>
          </table:table-cell>
          <table:table-cell office:value-type="float" office:value="0.0000984848" calcext:value-type="float">
            <text:p>0.0000984848</text:p>
          </table:table-cell>
          <table:table-cell office:value-type="float" office:value="14595100" calcext:value-type="float">
            <text:p>14595100</text:p>
          </table:table-cell>
          <table:table-cell table:formula="of:=[.D16]/[.B16]-1" office:value-type="percentage" office:value="0" calcext:value-type="percentage">
            <text:p>0.00000000%</text:p>
          </table:table-cell>
          <table:table-cell/>
          <table:table-cell office:value-type="float" office:value="0.00120546495" calcext:value-type="float">
            <text:p>0.00120546495</text:p>
          </table:table-cell>
          <table:table-cell office:value-type="float" office:value="1893700.1437096" calcext:value-type="float">
            <text:p>1893700.1437096</text:p>
          </table:table-cell>
          <table:table-cell office:value-type="float" office:value="0.00120546495" calcext:value-type="float">
            <text:p>0.00120546495</text:p>
          </table:table-cell>
          <table:table-cell office:value-type="float" office:value="1893700.1393387" calcext:value-type="float">
            <text:p>1893700.1393387</text:p>
          </table:table-cell>
          <table:table-cell table:formula="of:=[.H16]/[.J16]-1" office:value-type="percentage" office:value="0.00000000230812902124" calcext:value-type="percentage">
            <text:p>0.00000023081290%</text:p>
          </table:table-cell>
          <table:table-cell/>
          <table:table-cell table:style-name="ce5" office:value-type="float" office:value="0.0014402978" calcext:value-type="float">
            <text:p>0.0014402978</text:p>
          </table:table-cell>
          <table:table-cell table:style-name="ce5" office:value-type="float" office:value="1906060.60606061" calcext:value-type="float">
            <text:p>1906060.60606061</text:p>
          </table:table-cell>
          <table:table-cell table:style-name="ce5" office:value-type="float" office:value="0.0014403" calcext:value-type="float">
            <text:p>0.0014403</text:p>
          </table:table-cell>
          <table:table-cell table:style-name="ce5" office:value-type="float" office:value="1906060" calcext:value-type="float">
            <text:p>1906060</text:p>
          </table:table-cell>
          <table:table-cell table:style-name="ce31" table:formula="of:=[.N16]/[.P16]-1" office:value-type="percentage" office:value="0.00000031796512689475" calcext:value-type="percentage">
            <text:p>0.000032%</text:p>
          </table:table-cell>
          <table:table-cell/>
          <table:table-cell table:style-name="ce5" office:value-type="float" office:value="0.00142949" calcext:value-type="float">
            <text:p>0.00142949</text:p>
          </table:table-cell>
          <table:table-cell table:style-name="ce5" office:value-type="float" office:value="1906060.60606061" calcext:value-type="float">
            <text:p>1906060.60606061</text:p>
          </table:table-cell>
          <table:table-cell table:style-name="ce5" office:value-type="float" office:value="0.00142949" calcext:value-type="float">
            <text:p>0.00142949</text:p>
          </table:table-cell>
          <table:table-cell table:style-name="ce5" office:value-type="float" office:value="1906070" calcext:value-type="float">
            <text:p>1906070</text:p>
          </table:table-cell>
          <table:table-cell table:style-name="ce8" table:formula="of:=[.T16]/[.V16]-1" office:value-type="percentage" office:value="-0.00000492843357802197" calcext:value-type="percentage">
            <text:p>-0.00049%</text:p>
          </table:table-cell>
          <table:table-cell/>
          <table:table-cell table:style-name="ce5" office:value-type="float" office:value="0.00144207" calcext:value-type="float">
            <text:p>0.00144207</text:p>
          </table:table-cell>
          <table:table-cell table:style-name="ce5" office:value-type="float" office:value="1906060.60606061" calcext:value-type="float">
            <text:p>1906060.60606061</text:p>
          </table:table-cell>
          <table:table-cell table:style-name="ce5" office:value-type="float" office:value="0.00144207" calcext:value-type="float">
            <text:p>0.00144207</text:p>
          </table:table-cell>
          <table:table-cell table:style-name="ce5" office:value-type="float" office:value="1906060" calcext:value-type="float">
            <text:p>1906060</text:p>
          </table:table-cell>
          <table:table-cell table:style-name="ce27" table:formula="of:=[.Z16]/[.AB16]-1" office:value-type="percentage" office:value="0.00000031796512689475" calcext:value-type="percentage">
            <text:p>0.0000%</text:p>
          </table:table-cell>
        </table:table-row>
        <table:table-row table:style-name="ro1">
          <table:table-cell office:value-type="float" office:value="0.000102525" calcext:value-type="float">
            <text:p>0.000102525</text:p>
          </table:table-cell>
          <table:table-cell office:value-type="float" office:value="13966900" calcext:value-type="float">
            <text:p>13966900</text:p>
          </table:table-cell>
          <table:table-cell office:value-type="float" office:value="0.000102525" calcext:value-type="float">
            <text:p>0.000102525</text:p>
          </table:table-cell>
          <table:table-cell office:value-type="float" office:value="13966900" calcext:value-type="float">
            <text:p>13966900</text:p>
          </table:table-cell>
          <table:table-cell table:formula="of:=[.D17]/[.B17]-1" office:value-type="percentage" office:value="0" calcext:value-type="percentage">
            <text:p>0.00000000%</text:p>
          </table:table-cell>
          <table:table-cell/>
          <table:table-cell office:value-type="float" office:value="0.00110836296" calcext:value-type="float">
            <text:p>0.00110836296</text:p>
          </table:table-cell>
          <table:table-cell office:value-type="float" office:value="2043175.1556854" calcext:value-type="float">
            <text:p>2043175.1556854</text:p>
          </table:table-cell>
          <table:table-cell office:value-type="float" office:value="0.00110836296" calcext:value-type="float">
            <text:p>0.00110836296</text:p>
          </table:table-cell>
          <table:table-cell office:value-type="float" office:value="2043175.15146841" calcext:value-type="float">
            <text:p>2043175.15146841</text:p>
          </table:table-cell>
          <table:table-cell table:formula="of:=[.H17]/[.J17]-1" office:value-type="percentage" office:value="0.00000000206393990787" calcext:value-type="percentage">
            <text:p>0.00000020639399%</text:p>
          </table:table-cell>
          <table:table-cell/>
          <table:table-cell table:style-name="ce5" office:value-type="float" office:value="0.00132825691" calcext:value-type="float">
            <text:p>0.00132825691</text:p>
          </table:table-cell>
          <table:table-cell table:style-name="ce5" office:value-type="float" office:value="2056565.65656566" calcext:value-type="float">
            <text:p>2056565.65656566</text:p>
          </table:table-cell>
          <table:table-cell table:style-name="ce5" office:value-type="float" office:value="0.00132826" calcext:value-type="float">
            <text:p>0.00132826</text:p>
          </table:table-cell>
          <table:table-cell table:style-name="ce5" office:value-type="float" office:value="2056570" calcext:value-type="float">
            <text:p>2056570</text:p>
          </table:table-cell>
          <table:table-cell table:style-name="ce31" table:formula="of:=[.N17]/[.P17]-1" office:value-type="percentage" office:value="-0.00000211197982080691" calcext:value-type="percentage">
            <text:p>-0.000211%</text:p>
          </table:table-cell>
          <table:table-cell/>
          <table:table-cell table:style-name="ce5" office:value-type="float" office:value="0.00131766" calcext:value-type="float">
            <text:p>0.00131766</text:p>
          </table:table-cell>
          <table:table-cell table:style-name="ce5" office:value-type="float" office:value="2056565.65656566" calcext:value-type="float">
            <text:p>2056565.65656566</text:p>
          </table:table-cell>
          <table:table-cell table:style-name="ce5" office:value-type="float" office:value="0.00131766" calcext:value-type="float">
            <text:p>0.00131766</text:p>
          </table:table-cell>
          <table:table-cell table:style-name="ce5" office:value-type="float" office:value="2056560" calcext:value-type="float">
            <text:p>2056560</text:p>
          </table:table-cell>
          <table:table-cell table:style-name="ce8" table:formula="of:=[.T17]/[.V17]-1" office:value-type="percentage" office:value="0.00000275049872588973" calcext:value-type="percentage">
            <text:p>0.00028%</text:p>
          </table:table-cell>
          <table:table-cell/>
          <table:table-cell table:style-name="ce5" office:value-type="float" office:value="0.00133019" calcext:value-type="float">
            <text:p>0.00133019</text:p>
          </table:table-cell>
          <table:table-cell table:style-name="ce5" office:value-type="float" office:value="2056565.65656566" calcext:value-type="float">
            <text:p>2056565.65656566</text:p>
          </table:table-cell>
          <table:table-cell table:style-name="ce5" office:value-type="float" office:value="0.00133019" calcext:value-type="float">
            <text:p>0.00133019</text:p>
          </table:table-cell>
          <table:table-cell table:style-name="ce5" office:value-type="float" office:value="2056570" calcext:value-type="float">
            <text:p>2056570</text:p>
          </table:table-cell>
          <table:table-cell table:style-name="ce27" table:formula="of:=[.Z17]/[.AB17]-1" office:value-type="percentage" office:value="-0.00000211197982080691" calcext:value-type="percentage">
            <text:p>-0.0002%</text:p>
          </table:table-cell>
        </table:table-row>
        <table:table-row table:style-name="ro1">
          <table:table-cell office:value-type="float" office:value="0.000106566" calcext:value-type="float">
            <text:p>0.000106566</text:p>
          </table:table-cell>
          <table:table-cell office:value-type="float" office:value="13462800" calcext:value-type="float">
            <text:p>13462800</text:p>
          </table:table-cell>
          <table:table-cell office:value-type="float" office:value="0.000106566" calcext:value-type="float">
            <text:p>0.000106566</text:p>
          </table:table-cell>
          <table:table-cell office:value-type="float" office:value="13462800" calcext:value-type="float">
            <text:p>13462800</text:p>
          </table:table-cell>
          <table:table-cell table:formula="of:=[.D18]/[.B18]-1" office:value-type="percentage" office:value="0" calcext:value-type="percentage">
            <text:p>0.00000000%</text:p>
          </table:table-cell>
          <table:table-cell/>
          <table:table-cell office:value-type="float" office:value="0.00102437758" calcext:value-type="float">
            <text:p>0.00102437758</text:p>
          </table:table-cell>
          <table:table-cell office:value-type="float" office:value="2192650.1676612" calcext:value-type="float">
            <text:p>2192650.1676612</text:p>
          </table:table-cell>
          <table:table-cell office:value-type="float" office:value="0.00102437758" calcext:value-type="float">
            <text:p>0.00102437758</text:p>
          </table:table-cell>
          <table:table-cell office:value-type="float" office:value="2192650.16509425" calcext:value-type="float">
            <text:p>2192650.16509425</text:p>
          </table:table-cell>
          <table:table-cell table:formula="of:=[.H18]/[.J18]-1" office:value-type="percentage" office:value="0.00000000117070864114" calcext:value-type="percentage">
            <text:p>0.00000011707086%</text:p>
          </table:table-cell>
          <table:table-cell/>
          <table:table-cell table:style-name="ce5" office:value-type="float" office:value="0.00123144992" calcext:value-type="float">
            <text:p>0.00123144992</text:p>
          </table:table-cell>
          <table:table-cell table:style-name="ce5" office:value-type="float" office:value="2207070.70707071" calcext:value-type="float">
            <text:p>2207070.70707071</text:p>
          </table:table-cell>
          <table:table-cell table:style-name="ce5" office:value-type="float" office:value="0.00123145" calcext:value-type="float">
            <text:p>0.00123145</text:p>
          </table:table-cell>
          <table:table-cell table:style-name="ce5" office:value-type="float" office:value="2207070" calcext:value-type="float">
            <text:p>2207070</text:p>
          </table:table-cell>
          <table:table-cell table:style-name="ce31" table:formula="of:=[.N18]/[.P18]-1" office:value-type="percentage" office:value="0.00000032036623665022" calcext:value-type="percentage">
            <text:p>0.000032%</text:p>
          </table:table-cell>
          <table:table-cell/>
          <table:table-cell table:style-name="ce5" office:value-type="float" office:value="0.00122106" calcext:value-type="float">
            <text:p>0.00122106</text:p>
          </table:table-cell>
          <table:table-cell table:style-name="ce5" office:value-type="float" office:value="2207070.70707071" calcext:value-type="float">
            <text:p>2207070.70707071</text:p>
          </table:table-cell>
          <table:table-cell table:style-name="ce5" office:value-type="float" office:value="0.00122106" calcext:value-type="float">
            <text:p>0.00122106</text:p>
          </table:table-cell>
          <table:table-cell table:style-name="ce5" office:value-type="float" office:value="2207060" calcext:value-type="float">
            <text:p>2207060</text:p>
          </table:table-cell>
          <table:table-cell table:style-name="ce8" table:formula="of:=[.T18]/[.V18]-1" office:value-type="percentage" office:value="0.00000485128211735741" calcext:value-type="percentage">
            <text:p>0.00049%</text:p>
          </table:table-cell>
          <table:table-cell/>
          <table:table-cell table:style-name="ce5" office:value-type="float" office:value="0.00123355" calcext:value-type="float">
            <text:p>0.00123355</text:p>
          </table:table-cell>
          <table:table-cell table:style-name="ce5" office:value-type="float" office:value="2207070.70707071" calcext:value-type="float">
            <text:p>2207070.70707071</text:p>
          </table:table-cell>
          <table:table-cell table:style-name="ce5" office:value-type="float" office:value="0.00123355" calcext:value-type="float">
            <text:p>0.00123355</text:p>
          </table:table-cell>
          <table:table-cell table:style-name="ce5" office:value-type="float" office:value="2207070" calcext:value-type="float">
            <text:p>2207070</text:p>
          </table:table-cell>
          <table:table-cell table:style-name="ce27" table:formula="of:=[.Z18]/[.AB18]-1" office:value-type="percentage" office:value="0.00000032036623665022" calcext:value-type="percentage">
            <text:p>0.0000%</text:p>
          </table:table-cell>
        </table:table-row>
        <table:table-row table:style-name="ro1">
          <table:table-cell office:value-type="float" office:value="0.000110606" calcext:value-type="float">
            <text:p>0.000110606</text:p>
          </table:table-cell>
          <table:table-cell office:value-type="float" office:value="13049200" calcext:value-type="float">
            <text:p>13049200</text:p>
          </table:table-cell>
          <table:table-cell office:value-type="float" office:value="0.000110606" calcext:value-type="float">
            <text:p>0.000110606</text:p>
          </table:table-cell>
          <table:table-cell office:value-type="float" office:value="13049200" calcext:value-type="float">
            <text:p>13049200</text:p>
          </table:table-cell>
          <table:table-cell table:formula="of:=[.D19]/[.B19]-1" office:value-type="percentage" office:value="0" calcext:value-type="percentage">
            <text:p>0.00000000%</text:p>
          </table:table-cell>
          <table:table-cell/>
          <table:table-cell office:value-type="float" office:value="0.000950992114" calcext:value-type="float">
            <text:p>0.000950992114</text:p>
          </table:table-cell>
          <table:table-cell office:value-type="float" office:value="2342125.179637" calcext:value-type="float">
            <text:p>2342125.179637</text:p>
          </table:table-cell>
          <table:table-cell office:value-type="float" office:value="0.000950992114" calcext:value-type="float">
            <text:p>0.000950992114</text:p>
          </table:table-cell>
          <table:table-cell office:value-type="float" office:value="2342125.17971622" calcext:value-type="float">
            <text:p>2342125.17971622</text:p>
          </table:table-cell>
          <table:table-cell table:formula="of:=[.H19]/[.J19]-1" office:value-type="percentage" office:value="-0.00000000003382227831" calcext:value-type="percentage">
            <text:p>-0.00000000338223%</text:p>
          </table:table-cell>
          <table:table-cell/>
          <table:table-cell table:style-name="ce5" office:value-type="float" office:value="0.00114695833" calcext:value-type="float">
            <text:p>0.00114695833</text:p>
          </table:table-cell>
          <table:table-cell table:style-name="ce5" office:value-type="float" office:value="2357575.75757576" calcext:value-type="float">
            <text:p>2357575.75757576</text:p>
          </table:table-cell>
          <table:table-cell table:style-name="ce5" office:value-type="float" office:value="0.00114696" calcext:value-type="float">
            <text:p>0.00114696</text:p>
          </table:table-cell>
          <table:table-cell table:style-name="ce5" office:value-type="float" office:value="2357580" calcext:value-type="float">
            <text:p>2357580</text:p>
          </table:table-cell>
          <table:table-cell table:style-name="ce31" table:formula="of:=[.N19]/[.P19]-1" office:value-type="percentage" office:value="-0.00000179948262191143" calcext:value-type="percentage">
            <text:p>-0.000180%</text:p>
          </table:table-cell>
          <table:table-cell/>
          <table:table-cell table:style-name="ce5" office:value-type="float" office:value="0.00113678" calcext:value-type="float">
            <text:p>0.00113678</text:p>
          </table:table-cell>
          <table:table-cell table:style-name="ce5" office:value-type="float" office:value="2357575.75757576" calcext:value-type="float">
            <text:p>2357575.75757576</text:p>
          </table:table-cell>
          <table:table-cell table:style-name="ce5" office:value-type="float" office:value="0.00113678" calcext:value-type="float">
            <text:p>0.00113678</text:p>
          </table:table-cell>
          <table:table-cell table:style-name="ce5" office:value-type="float" office:value="2357570" calcext:value-type="float">
            <text:p>2357570</text:p>
          </table:table-cell>
          <table:table-cell table:style-name="ce8" table:formula="of:=[.T19]/[.V19]-1" office:value-type="percentage" office:value="0.00000244216534817099" calcext:value-type="percentage">
            <text:p>0.00024%</text:p>
          </table:table-cell>
          <table:table-cell/>
          <table:table-cell table:style-name="ce5" office:value-type="float" office:value="0.00114923" calcext:value-type="float">
            <text:p>0.00114923</text:p>
          </table:table-cell>
          <table:table-cell table:style-name="ce5" office:value-type="float" office:value="2357575.75757576" calcext:value-type="float">
            <text:p>2357575.75757576</text:p>
          </table:table-cell>
          <table:table-cell table:style-name="ce5" office:value-type="float" office:value="0.00114923" calcext:value-type="float">
            <text:p>0.00114923</text:p>
          </table:table-cell>
          <table:table-cell table:style-name="ce5" office:value-type="float" office:value="2357580" calcext:value-type="float">
            <text:p>2357580</text:p>
          </table:table-cell>
          <table:table-cell table:style-name="ce27" table:formula="of:=[.Z19]/[.AB19]-1" office:value-type="percentage" office:value="-0.00000179948262191143" calcext:value-type="percentage">
            <text:p>-0.0002%</text:p>
          </table:table-cell>
        </table:table-row>
        <table:table-row table:style-name="ro1">
          <table:table-cell office:value-type="float" office:value="0.000114646" calcext:value-type="float">
            <text:p>0.000114646</text:p>
          </table:table-cell>
          <table:table-cell office:value-type="float" office:value="12702300" calcext:value-type="float">
            <text:p>12702300</text:p>
          </table:table-cell>
          <table:table-cell office:value-type="float" office:value="0.000114646" calcext:value-type="float">
            <text:p>0.000114646</text:p>
          </table:table-cell>
          <table:table-cell office:value-type="float" office:value="12702300" calcext:value-type="float">
            <text:p>12702300</text:p>
          </table:table-cell>
          <table:table-cell table:formula="of:=[.D20]/[.B20]-1" office:value-type="percentage" office:value="0" calcext:value-type="percentage">
            <text:p>0.00000000%</text:p>
          </table:table-cell>
          <table:table-cell/>
          <table:table-cell office:value-type="float" office:value="0.00088629338" calcext:value-type="float">
            <text:p>0.00088629338</text:p>
          </table:table-cell>
          <table:table-cell office:value-type="float" office:value="2491600.1916128" calcext:value-type="float">
            <text:p>2491600.1916128</text:p>
          </table:table-cell>
          <table:table-cell office:value-type="float" office:value="0.00088629338" calcext:value-type="float">
            <text:p>0.00088629338</text:p>
          </table:table-cell>
          <table:table-cell office:value-type="float" office:value="2491600.19133823" calcext:value-type="float">
            <text:p>2491600.19133823</text:p>
          </table:table-cell>
          <table:table-cell table:formula="of:=[.H20]/[.J20]-1" office:value-type="percentage" office:value="0.00000000011019873902" calcext:value-type="percentage">
            <text:p>0.00000001101987%</text:p>
          </table:table-cell>
          <table:table-cell/>
          <table:table-cell table:style-name="ce5" office:value-type="float" office:value="0.00107256412" calcext:value-type="float">
            <text:p>0.00107256412</text:p>
          </table:table-cell>
          <table:table-cell table:style-name="ce5" office:value-type="float" office:value="2508080.80808081" calcext:value-type="float">
            <text:p>2508080.80808081</text:p>
          </table:table-cell>
          <table:table-cell table:style-name="ce5" office:value-type="float" office:value="0.00107256" calcext:value-type="float">
            <text:p>0.00107256</text:p>
          </table:table-cell>
          <table:table-cell table:style-name="ce5" office:value-type="float" office:value="2508080" calcext:value-type="float">
            <text:p>2508080</text:p>
          </table:table-cell>
          <table:table-cell table:style-name="ce31" table:formula="of:=[.N20]/[.P20]-1" office:value-type="percentage" office:value="0.0000003221910027662" calcext:value-type="percentage">
            <text:p>0.000032%</text:p>
          </table:table-cell>
          <table:table-cell/>
          <table:table-cell table:style-name="ce5" office:value-type="float" office:value="0.0010626" calcext:value-type="float">
            <text:p>0.0010626</text:p>
          </table:table-cell>
          <table:table-cell table:style-name="ce5" office:value-type="float" office:value="2508080.80808081" calcext:value-type="float">
            <text:p>2508080.80808081</text:p>
          </table:table-cell>
          <table:table-cell table:style-name="ce5" office:value-type="float" office:value="0.0010626" calcext:value-type="float">
            <text:p>0.0010626</text:p>
          </table:table-cell>
          <table:table-cell table:style-name="ce5" office:value-type="float" office:value="2508080" calcext:value-type="float">
            <text:p>2508080</text:p>
          </table:table-cell>
          <table:table-cell table:style-name="ce8" table:formula="of:=[.T20]/[.V20]-1" office:value-type="percentage" office:value="0.0000003221910027662" calcext:value-type="percentage">
            <text:p>0.00003%</text:p>
          </table:table-cell>
          <table:table-cell/>
          <table:table-cell table:style-name="ce5" office:value-type="float" office:value="0.00107501" calcext:value-type="float">
            <text:p>0.00107501</text:p>
          </table:table-cell>
          <table:table-cell table:style-name="ce5" office:value-type="float" office:value="2508080.80808081" calcext:value-type="float">
            <text:p>2508080.80808081</text:p>
          </table:table-cell>
          <table:table-cell table:style-name="ce5" office:value-type="float" office:value="0.00107501" calcext:value-type="float">
            <text:p>0.00107501</text:p>
          </table:table-cell>
          <table:table-cell table:style-name="ce5" office:value-type="float" office:value="2508080" calcext:value-type="float">
            <text:p>2508080</text:p>
          </table:table-cell>
          <table:table-cell table:style-name="ce27" table:formula="of:=[.Z20]/[.AB20]-1" office:value-type="percentage" office:value="0.0000003221910027662" calcext:value-type="percentage">
            <text:p>0.0000%</text:p>
          </table:table-cell>
        </table:table-row>
        <table:table-row table:style-name="ro1">
          <table:table-cell office:value-type="float" office:value="0.000118687" calcext:value-type="float">
            <text:p>0.000118687</text:p>
          </table:table-cell>
          <table:table-cell office:value-type="float" office:value="12405200" calcext:value-type="float">
            <text:p>12405200</text:p>
          </table:table-cell>
          <table:table-cell office:value-type="float" office:value="0.000118687" calcext:value-type="float">
            <text:p>0.000118687</text:p>
          </table:table-cell>
          <table:table-cell office:value-type="float" office:value="12405200" calcext:value-type="float">
            <text:p>12405200</text:p>
          </table:table-cell>
          <table:table-cell table:formula="of:=[.D21]/[.B21]-1" office:value-type="percentage" office:value="0" calcext:value-type="percentage">
            <text:p>0.00000000%</text:p>
          </table:table-cell>
          <table:table-cell/>
          <table:table-cell office:value-type="float" office:value="0.000828800877" calcext:value-type="float">
            <text:p>0.000828800877</text:p>
          </table:table-cell>
          <table:table-cell office:value-type="float" office:value="2641075.2035886" calcext:value-type="float">
            <text:p>2641075.2035886</text:p>
          </table:table-cell>
          <table:table-cell office:value-type="float" office:value="0.000828800877" calcext:value-type="float">
            <text:p>0.000828800877</text:p>
          </table:table-cell>
          <table:table-cell office:value-type="float" office:value="2641075.20396477" calcext:value-type="float">
            <text:p>2641075.20396477</text:p>
          </table:table-cell>
          <table:table-cell table:formula="of:=[.H21]/[.J21]-1" office:value-type="percentage" office:value="-0.00000000014242884649" calcext:value-type="percentage">
            <text:p>-0.00000001424288%</text:p>
          </table:table-cell>
          <table:table-cell/>
          <table:table-cell table:style-name="ce5" office:value-type="float" office:value="0.00100655149" calcext:value-type="float">
            <text:p>0.00100655149</text:p>
          </table:table-cell>
          <table:table-cell table:style-name="ce5" office:value-type="float" office:value="2658585.85858586" calcext:value-type="float">
            <text:p>2658585.85858586</text:p>
          </table:table-cell>
          <table:table-cell table:style-name="ce5" office:value-type="float" office:value="0.00100655" calcext:value-type="float">
            <text:p>0.00100655</text:p>
          </table:table-cell>
          <table:table-cell table:style-name="ce5" office:value-type="float" office:value="2658590" calcext:value-type="float">
            <text:p>2658590</text:p>
          </table:table-cell>
          <table:table-cell table:style-name="ce31" table:formula="of:=[.N21]/[.P21]-1" office:value-type="percentage" office:value="-0.00000155774833277" calcext:value-type="percentage">
            <text:p>-0.000156%</text:p>
          </table:table-cell>
          <table:table-cell/>
          <table:table-cell table:style-name="ce5" office:value-type="float" office:value="0.00099681" calcext:value-type="float">
            <text:p>0.00099681</text:p>
          </table:table-cell>
          <table:table-cell table:style-name="ce5" office:value-type="float" office:value="2658585.85858586" calcext:value-type="float">
            <text:p>2658585.85858586</text:p>
          </table:table-cell>
          <table:table-cell table:style-name="ce5" office:value-type="float" office:value="0.00099681" calcext:value-type="float">
            <text:p>0.00099681</text:p>
          </table:table-cell>
          <table:table-cell table:style-name="ce5" office:value-type="float" office:value="2658580" calcext:value-type="float">
            <text:p>2658580</text:p>
          </table:table-cell>
          <table:table-cell table:style-name="ce8" table:formula="of:=[.T21]/[.V21]-1" office:value-type="percentage" office:value="0.00000220365227310282" calcext:value-type="percentage">
            <text:p>0.00022%</text:p>
          </table:table-cell>
          <table:table-cell/>
          <table:table-cell table:style-name="ce5" office:value-type="float" office:value="0.00100917" calcext:value-type="float">
            <text:p>0.00100917</text:p>
          </table:table-cell>
          <table:table-cell table:style-name="ce5" office:value-type="float" office:value="2658585.85858586" calcext:value-type="float">
            <text:p>2658585.85858586</text:p>
          </table:table-cell>
          <table:table-cell table:style-name="ce5" office:value-type="float" office:value="0.00100917" calcext:value-type="float">
            <text:p>0.00100917</text:p>
          </table:table-cell>
          <table:table-cell table:style-name="ce5" office:value-type="float" office:value="2658590" calcext:value-type="float">
            <text:p>2658590</text:p>
          </table:table-cell>
          <table:table-cell table:style-name="ce27" table:formula="of:=[.Z21]/[.AB21]-1" office:value-type="percentage" office:value="-0.00000155774833277" calcext:value-type="percentage">
            <text:p>-0.0002%</text:p>
          </table:table-cell>
        </table:table-row>
        <table:table-row table:style-name="ro1">
          <table:table-cell office:value-type="float" office:value="0.000122727" calcext:value-type="float">
            <text:p>0.000122727</text:p>
          </table:table-cell>
          <table:table-cell office:value-type="float" office:value="12145700" calcext:value-type="float">
            <text:p>12145700</text:p>
          </table:table-cell>
          <table:table-cell office:value-type="float" office:value="0.000122727" calcext:value-type="float">
            <text:p>0.000122727</text:p>
          </table:table-cell>
          <table:table-cell office:value-type="float" office:value="12145700" calcext:value-type="float">
            <text:p>12145700</text:p>
          </table:table-cell>
          <table:table-cell table:formula="of:=[.D22]/[.B22]-1" office:value-type="percentage" office:value="0" calcext:value-type="percentage">
            <text:p>0.00000000%</text:p>
          </table:table-cell>
          <table:table-cell/>
          <table:table-cell office:value-type="float" office:value="0.000777350859" calcext:value-type="float">
            <text:p>0.000777350859</text:p>
          </table:table-cell>
          <table:table-cell office:value-type="float" office:value="2790550.2155644" calcext:value-type="float">
            <text:p>2790550.2155644</text:p>
          </table:table-cell>
          <table:table-cell office:value-type="float" office:value="0.000777350859" calcext:value-type="float">
            <text:p>0.000777350859</text:p>
          </table:table-cell>
          <table:table-cell office:value-type="float" office:value="2790550.21464628" calcext:value-type="float">
            <text:p>2790550.21464628</text:p>
          </table:table-cell>
          <table:table-cell table:formula="of:=[.H22]/[.J22]-1" office:value-type="percentage" office:value="0.00000000032901148472" calcext:value-type="percentage">
            <text:p>0.00000003290115%</text:p>
          </table:table-cell>
          <table:table-cell/>
          <table:table-cell table:style-name="ce5" office:value-type="float" office:value="0.000947572334" calcext:value-type="float">
            <text:p>0.000947572334</text:p>
          </table:table-cell>
          <table:table-cell table:style-name="ce5" office:value-type="float" office:value="2809090.90909091" calcext:value-type="float">
            <text:p>2809090.90909091</text:p>
          </table:table-cell>
          <table:table-cell table:style-name="ce5" office:value-type="float" office:value="0.000947572" calcext:value-type="float">
            <text:p>0.000947572</text:p>
          </table:table-cell>
          <table:table-cell table:style-name="ce5" office:value-type="float" office:value="2809090" calcext:value-type="float">
            <text:p>2809090</text:p>
          </table:table-cell>
          <table:table-cell table:style-name="ce31" table:formula="of:=[.N22]/[.P22]-1" office:value-type="percentage" office:value="0.00000032362470059333" calcext:value-type="percentage">
            <text:p>0.000032%</text:p>
          </table:table-cell>
          <table:table-cell/>
          <table:table-cell table:style-name="ce5" office:value-type="float" office:value="0.00093805" calcext:value-type="float">
            <text:p>0.00093805</text:p>
          </table:table-cell>
          <table:table-cell table:style-name="ce5" office:value-type="float" office:value="2809090.90909091" calcext:value-type="float">
            <text:p>2809090.90909091</text:p>
          </table:table-cell>
          <table:table-cell table:style-name="ce5" office:value-type="float" office:value="0.00093805" calcext:value-type="float">
            <text:p>0.00093805</text:p>
          </table:table-cell>
          <table:table-cell table:style-name="ce5" office:value-type="float" office:value="2809100" calcext:value-type="float">
            <text:p>2809100</text:p>
          </table:table-cell>
          <table:table-cell table:style-name="ce8" table:formula="of:=[.T22]/[.V22]-1" office:value-type="percentage" office:value="-0.00000323623548104113" calcext:value-type="percentage">
            <text:p>-0.00032%</text:p>
          </table:table-cell>
          <table:table-cell/>
          <table:table-cell table:style-name="ce5" office:value-type="float" office:value="0.00095038" calcext:value-type="float">
            <text:p>0.00095038</text:p>
          </table:table-cell>
          <table:table-cell table:style-name="ce5" office:value-type="float" office:value="2809090.90909091" calcext:value-type="float">
            <text:p>2809090.90909091</text:p>
          </table:table-cell>
          <table:table-cell table:style-name="ce5" office:value-type="float" office:value="0.00095038" calcext:value-type="float">
            <text:p>0.00095038</text:p>
          </table:table-cell>
          <table:table-cell table:style-name="ce5" office:value-type="float" office:value="2809080" calcext:value-type="float">
            <text:p>2809080</text:p>
          </table:table-cell>
          <table:table-cell table:style-name="ce27" table:formula="of:=[.Z22]/[.AB22]-1" office:value-type="percentage" office:value="0.00000388351022762023" calcext:value-type="percentage">
            <text:p>0.0004%</text:p>
          </table:table-cell>
        </table:table-row>
        <table:table-row table:style-name="ro1">
          <table:table-cell office:value-type="float" office:value="0.000126768" calcext:value-type="float">
            <text:p>0.000126768</text:p>
          </table:table-cell>
          <table:table-cell office:value-type="float" office:value="11914900" calcext:value-type="float">
            <text:p>11914900</text:p>
          </table:table-cell>
          <table:table-cell office:value-type="float" office:value="0.000126768" calcext:value-type="float">
            <text:p>0.000126768</text:p>
          </table:table-cell>
          <table:table-cell office:value-type="float" office:value="11914900" calcext:value-type="float">
            <text:p>11914900</text:p>
          </table:table-cell>
          <table:table-cell table:formula="of:=[.D23]/[.B23]-1" office:value-type="percentage" office:value="0" calcext:value-type="percentage">
            <text:p>0.00000000%</text:p>
          </table:table-cell>
          <table:table-cell/>
          <table:table-cell office:value-type="float" office:value="0.000731015754" calcext:value-type="float">
            <text:p>0.000731015754</text:p>
          </table:table-cell>
          <table:table-cell office:value-type="float" office:value="2940025.2275402" calcext:value-type="float">
            <text:p>2940025.2275402</text:p>
          </table:table-cell>
          <table:table-cell office:value-type="float" office:value="0.000731015754" calcext:value-type="float">
            <text:p>0.000731015754</text:p>
          </table:table-cell>
          <table:table-cell office:value-type="float" office:value="2940025.22866167" calcext:value-type="float">
            <text:p>2940025.22866167</text:p>
          </table:table-cell>
          <table:table-cell table:formula="of:=[.H23]/[.J23]-1" office:value-type="percentage" office:value="-0.0000000003814484284" calcext:value-type="percentage">
            <text:p>-0.00000003814484%</text:p>
          </table:table-cell>
          <table:table-cell/>
          <table:table-cell table:style-name="ce5" office:value-type="float" office:value="0.000894552745" calcext:value-type="float">
            <text:p>0.000894552745</text:p>
          </table:table-cell>
          <table:table-cell table:style-name="ce5" office:value-type="float" office:value="2959595.95959596" calcext:value-type="float">
            <text:p>2959595.95959596</text:p>
          </table:table-cell>
          <table:table-cell table:style-name="ce5" office:value-type="float" office:value="0.000894553" calcext:value-type="float">
            <text:p>0.000894553</text:p>
          </table:table-cell>
          <table:table-cell table:style-name="ce5" office:value-type="float" office:value="2959600" calcext:value-type="float">
            <text:p>2959600</text:p>
          </table:table-cell>
          <table:table-cell table:style-name="ce31" table:formula="of:=[.N23]/[.P23]-1" office:value-type="percentage" office:value="-0.00000136518584936685" calcext:value-type="percentage">
            <text:p>-0.000137%</text:p>
          </table:table-cell>
          <table:table-cell/>
          <table:table-cell table:style-name="ce5" office:value-type="float" office:value="0.00088526" calcext:value-type="float">
            <text:p>0.00088526</text:p>
          </table:table-cell>
          <table:table-cell table:style-name="ce5" office:value-type="float" office:value="2959595.95959596" calcext:value-type="float">
            <text:p>2959595.95959596</text:p>
          </table:table-cell>
          <table:table-cell table:style-name="ce5" office:value-type="float" office:value="0.00088526" calcext:value-type="float">
            <text:p>0.00088526</text:p>
          </table:table-cell>
          <table:table-cell table:style-name="ce5" office:value-type="float" office:value="2959600" calcext:value-type="float">
            <text:p>2959600</text:p>
          </table:table-cell>
          <table:table-cell table:style-name="ce8" table:formula="of:=[.T23]/[.V23]-1" office:value-type="percentage" office:value="-0.00000136518584936685" calcext:value-type="percentage">
            <text:p>-0.00014%</text:p>
          </table:table-cell>
          <table:table-cell/>
          <table:table-cell table:style-name="ce5" office:value-type="float" office:value="0.00089754" calcext:value-type="float">
            <text:p>0.00089754</text:p>
          </table:table-cell>
          <table:table-cell table:style-name="ce5" office:value-type="float" office:value="2959595.95959596" calcext:value-type="float">
            <text:p>2959595.95959596</text:p>
          </table:table-cell>
          <table:table-cell table:style-name="ce5" office:value-type="float" office:value="0.00089754" calcext:value-type="float">
            <text:p>0.00089754</text:p>
          </table:table-cell>
          <table:table-cell table:style-name="ce5" office:value-type="float" office:value="2959600" calcext:value-type="float">
            <text:p>2959600</text:p>
          </table:table-cell>
          <table:table-cell table:style-name="ce27" table:formula="of:=[.Z23]/[.AB23]-1" office:value-type="percentage" office:value="-0.00000136518584936685" calcext:value-type="percentage">
            <text:p>-0.0001%</text:p>
          </table:table-cell>
        </table:table-row>
        <table:table-row table:style-name="ro1">
          <table:table-cell office:value-type="float" office:value="0.000130808" calcext:value-type="float">
            <text:p>0.000130808</text:p>
          </table:table-cell>
          <table:table-cell office:value-type="float" office:value="11706300" calcext:value-type="float">
            <text:p>11706300</text:p>
          </table:table-cell>
          <table:table-cell office:value-type="float" office:value="0.000130808" calcext:value-type="float">
            <text:p>0.000130808</text:p>
          </table:table-cell>
          <table:table-cell office:value-type="float" office:value="11706300" calcext:value-type="float">
            <text:p>11706300</text:p>
          </table:table-cell>
          <table:table-cell table:formula="of:=[.D24]/[.B24]-1" office:value-type="percentage" office:value="0" calcext:value-type="percentage">
            <text:p>0.00000000%</text:p>
          </table:table-cell>
          <table:table-cell/>
          <table:table-cell office:value-type="float" office:value="0.000689046977" calcext:value-type="float">
            <text:p>0.000689046977</text:p>
          </table:table-cell>
          <table:table-cell office:value-type="float" office:value="3089500.239516" calcext:value-type="float">
            <text:p>3089500.239516</text:p>
          </table:table-cell>
          <table:table-cell office:value-type="float" office:value="0.000689046977" calcext:value-type="float">
            <text:p>0.000689046977</text:p>
          </table:table-cell>
          <table:table-cell office:value-type="float" office:value="3089500.23912621" calcext:value-type="float">
            <text:p>3089500.23912621</text:p>
          </table:table-cell>
          <table:table-cell table:formula="of:=[.H24]/[.J24]-1" office:value-type="percentage" office:value="0.00000000012616618861" calcext:value-type="percentage">
            <text:p>0.00000001261662%</text:p>
          </table:table-cell>
          <table:table-cell/>
          <table:table-cell table:style-name="ce5" office:value-type="float" office:value="0.000846626647" calcext:value-type="float">
            <text:p>0.000846626647</text:p>
          </table:table-cell>
          <table:table-cell table:style-name="ce5" office:value-type="float" office:value="3110101.01010101" calcext:value-type="float">
            <text:p>3110101.01010101</text:p>
          </table:table-cell>
          <table:table-cell table:style-name="ce5" office:value-type="float" office:value="0.000846627" calcext:value-type="float">
            <text:p>0.000846627</text:p>
          </table:table-cell>
          <table:table-cell table:style-name="ce5" office:value-type="float" office:value="3110100" calcext:value-type="float">
            <text:p>3110100</text:p>
          </table:table-cell>
          <table:table-cell table:style-name="ce31" table:formula="of:=[.N24]/[.P24]-1" office:value-type="percentage" office:value="0.00000032478087841348" calcext:value-type="percentage">
            <text:p>0.000032%</text:p>
          </table:table-cell>
          <table:table-cell/>
          <table:table-cell table:style-name="ce5" office:value-type="float" office:value="0.00083757" calcext:value-type="float">
            <text:p>0.00083757</text:p>
          </table:table-cell>
          <table:table-cell table:style-name="ce5" office:value-type="float" office:value="3110101.01010101" calcext:value-type="float">
            <text:p>3110101.01010101</text:p>
          </table:table-cell>
          <table:table-cell table:style-name="ce5" office:value-type="float" office:value="0.00083757" calcext:value-type="float">
            <text:p>0.00083757</text:p>
          </table:table-cell>
          <table:table-cell table:style-name="ce5" office:value-type="float" office:value="3110100" calcext:value-type="float">
            <text:p>3110100</text:p>
          </table:table-cell>
          <table:table-cell table:style-name="ce8" table:formula="of:=[.T24]/[.V24]-1" office:value-type="percentage" office:value="0.00000032478087841348" calcext:value-type="percentage">
            <text:p>0.00003%</text:p>
          </table:table-cell>
          <table:table-cell/>
          <table:table-cell table:style-name="ce5" office:value-type="float" office:value="0.00084981" calcext:value-type="float">
            <text:p>0.00084981</text:p>
          </table:table-cell>
          <table:table-cell table:style-name="ce5" office:value-type="float" office:value="3110101.01010101" calcext:value-type="float">
            <text:p>3110101.01010101</text:p>
          </table:table-cell>
          <table:table-cell table:style-name="ce5" office:value-type="float" office:value="0.00084981" calcext:value-type="float">
            <text:p>0.00084981</text:p>
          </table:table-cell>
          <table:table-cell table:style-name="ce5" office:value-type="float" office:value="3110090" calcext:value-type="float">
            <text:p>3110090</text:p>
          </table:table-cell>
          <table:table-cell table:style-name="ce27" table:formula="of:=[.Z24]/[.AB24]-1" office:value-type="percentage" office:value="0.00000354012295789019" calcext:value-type="percentage">
            <text:p>0.0004%</text:p>
          </table:table-cell>
        </table:table-row>
        <table:table-row table:style-name="ro1">
          <table:table-cell office:value-type="float" office:value="0.000134848" calcext:value-type="float">
            <text:p>0.000134848</text:p>
          </table:table-cell>
          <table:table-cell office:value-type="float" office:value="11515100" calcext:value-type="float">
            <text:p>11515100</text:p>
          </table:table-cell>
          <table:table-cell office:value-type="float" office:value="0.000134848" calcext:value-type="float">
            <text:p>0.000134848</text:p>
          </table:table-cell>
          <table:table-cell office:value-type="float" office:value="11515100" calcext:value-type="float">
            <text:p>11515100</text:p>
          </table:table-cell>
          <table:table-cell table:formula="of:=[.D25]/[.B25]-1" office:value-type="percentage" office:value="0" calcext:value-type="percentage">
            <text:p>0.00000000%</text:p>
          </table:table-cell>
          <table:table-cell/>
          <table:table-cell office:value-type="float" office:value="0.000650833555" calcext:value-type="float">
            <text:p>0.000650833555</text:p>
          </table:table-cell>
          <table:table-cell office:value-type="float" office:value="3238975.2514918" calcext:value-type="float">
            <text:p>3238975.2514918</text:p>
          </table:table-cell>
          <table:table-cell office:value-type="float" office:value="0.000650833555" calcext:value-type="float">
            <text:p>0.000650833555</text:p>
          </table:table-cell>
          <table:table-cell office:value-type="float" office:value="3238975.25218238" calcext:value-type="float">
            <text:p>3238975.25218238</text:p>
          </table:table-cell>
          <table:table-cell table:formula="of:=[.H25]/[.J25]-1" office:value-type="percentage" office:value="-0.00000000021320822885" calcext:value-type="percentage">
            <text:p>-0.00000002132082%</text:p>
          </table:table-cell>
          <table:table-cell/>
          <table:table-cell table:style-name="ce5" office:value-type="float" office:value="0.000803087847" calcext:value-type="float">
            <text:p>0.000803087847</text:p>
          </table:table-cell>
          <table:table-cell table:style-name="ce5" office:value-type="float" office:value="3260606.06060606" calcext:value-type="float">
            <text:p>3260606.06060606</text:p>
          </table:table-cell>
          <table:table-cell table:style-name="ce5" office:value-type="float" office:value="0.000803088" calcext:value-type="float">
            <text:p>0.000803088</text:p>
          </table:table-cell>
          <table:table-cell table:style-name="ce5" office:value-type="float" office:value="3260610" calcext:value-type="float">
            <text:p>3260610</text:p>
          </table:table-cell>
          <table:table-cell table:style-name="ce31" table:formula="of:=[.N25]/[.P25]-1" office:value-type="percentage" office:value="-0.00000120817697912834" calcext:value-type="percentage">
            <text:p>-0.000121%</text:p>
          </table:table-cell>
          <table:table-cell/>
          <table:table-cell table:style-name="ce5" office:value-type="float" office:value="0.00079427" calcext:value-type="float">
            <text:p>0.00079427</text:p>
          </table:table-cell>
          <table:table-cell table:style-name="ce5" office:value-type="float" office:value="3260606.06060606" calcext:value-type="float">
            <text:p>3260606.06060606</text:p>
          </table:table-cell>
          <table:table-cell table:style-name="ce5" office:value-type="float" office:value="0.00079427" calcext:value-type="float">
            <text:p>0.00079427</text:p>
          </table:table-cell>
          <table:table-cell table:style-name="ce5" office:value-type="float" office:value="3260620" calcext:value-type="float">
            <text:p>3260620</text:p>
          </table:table-cell>
          <table:table-cell table:style-name="ce8" table:formula="of:=[.T25]/[.V25]-1" office:value-type="percentage" office:value="-0.00000427507466060906" calcext:value-type="percentage">
            <text:p>-0.00043%</text:p>
          </table:table-cell>
          <table:table-cell/>
          <table:table-cell table:style-name="ce5" office:value-type="float" office:value="0.00080646" calcext:value-type="float">
            <text:p>0.00080646</text:p>
          </table:table-cell>
          <table:table-cell table:style-name="ce5" office:value-type="float" office:value="3260606.06060606" calcext:value-type="float">
            <text:p>3260606.06060606</text:p>
          </table:table-cell>
          <table:table-cell table:style-name="ce5" office:value-type="float" office:value="0.00080646" calcext:value-type="float">
            <text:p>0.00080646</text:p>
          </table:table-cell>
          <table:table-cell table:style-name="ce5" office:value-type="float" office:value="3260620" calcext:value-type="float">
            <text:p>3260620</text:p>
          </table:table-cell>
          <table:table-cell table:style-name="ce27" table:formula="of:=[.Z25]/[.AB25]-1" office:value-type="percentage" office:value="-0.00000427507466060906" calcext:value-type="percentage">
            <text:p>-0.0004%</text:p>
          </table:table-cell>
        </table:table-row>
        <table:table-row table:style-name="ro1">
          <table:table-cell office:value-type="float" office:value="0.000138889" calcext:value-type="float">
            <text:p>0.000138889</text:p>
          </table:table-cell>
          <table:table-cell office:value-type="float" office:value="11337600" calcext:value-type="float">
            <text:p>11337600</text:p>
          </table:table-cell>
          <table:table-cell office:value-type="float" office:value="0.000138889" calcext:value-type="float">
            <text:p>0.000138889</text:p>
          </table:table-cell>
          <table:table-cell office:value-type="float" office:value="11337600" calcext:value-type="float">
            <text:p>11337600</text:p>
          </table:table-cell>
          <table:table-cell table:formula="of:=[.D26]/[.B26]-1" office:value-type="percentage" office:value="0" calcext:value-type="percentage">
            <text:p>0.00000000%</text:p>
          </table:table-cell>
          <table:table-cell/>
          <table:table-cell office:value-type="float" office:value="0.000615871704" calcext:value-type="float">
            <text:p>0.000615871704</text:p>
          </table:table-cell>
          <table:table-cell office:value-type="float" office:value="3388450.2634676" calcext:value-type="float">
            <text:p>3388450.2634676</text:p>
          </table:table-cell>
          <table:table-cell office:value-type="float" office:value="0.000615871704" calcext:value-type="float">
            <text:p>0.000615871704</text:p>
          </table:table-cell>
          <table:table-cell office:value-type="float" office:value="3388450.26299728" calcext:value-type="float">
            <text:p>3388450.26299728</text:p>
          </table:table-cell>
          <table:table-cell table:formula="of:=[.H26]/[.J26]-1" office:value-type="percentage" office:value="0.00000000013880097072" calcext:value-type="percentage">
            <text:p>0.00000001388010%</text:p>
          </table:table-cell>
          <table:table-cell/>
          <table:table-cell table:style-name="ce5" office:value-type="float" office:value="0.000763354753" calcext:value-type="float">
            <text:p>0.000763354753</text:p>
          </table:table-cell>
          <table:table-cell table:style-name="ce5" office:value-type="float" office:value="3411111.11111111" calcext:value-type="float">
            <text:p>3411111.11111111</text:p>
          </table:table-cell>
          <table:table-cell table:style-name="ce5" office:value-type="float" office:value="0.000763355" calcext:value-type="float">
            <text:p>0.000763355</text:p>
          </table:table-cell>
          <table:table-cell table:style-name="ce5" office:value-type="float" office:value="3411110" calcext:value-type="float">
            <text:p>3411110</text:p>
          </table:table-cell>
          <table:table-cell table:style-name="ce31" table:formula="of:=[.N26]/[.P26]-1" office:value-type="percentage" office:value="0.00000032573300479122" calcext:value-type="percentage">
            <text:p>0.000033%</text:p>
          </table:table-cell>
          <table:table-cell/>
          <table:table-cell table:style-name="ce5" office:value-type="float" office:value="0.00075479" calcext:value-type="float">
            <text:p>0.00075479</text:p>
          </table:table-cell>
          <table:table-cell table:style-name="ce5" office:value-type="float" office:value="3411111.11111111" calcext:value-type="float">
            <text:p>3411111.11111111</text:p>
          </table:table-cell>
          <table:table-cell table:style-name="ce5" office:value-type="float" office:value="0.00075479" calcext:value-type="float">
            <text:p>0.00075479</text:p>
          </table:table-cell>
          <table:table-cell table:style-name="ce5" office:value-type="float" office:value="3411090" calcext:value-type="float">
            <text:p>3411090</text:p>
          </table:table-cell>
          <table:table-cell table:style-name="ce8" table:formula="of:=[.T26]/[.V26]-1" office:value-type="percentage" office:value="0.00000618896338422381" calcext:value-type="percentage">
            <text:p>0.00062%</text:p>
          </table:table-cell>
          <table:table-cell/>
          <table:table-cell table:style-name="ce5" office:value-type="float" office:value="0.00076693" calcext:value-type="float">
            <text:p>0.00076693</text:p>
          </table:table-cell>
          <table:table-cell table:style-name="ce5" office:value-type="float" office:value="3411111.11111111" calcext:value-type="float">
            <text:p>3411111.11111111</text:p>
          </table:table-cell>
          <table:table-cell table:style-name="ce5" office:value-type="float" office:value="0.00076693" calcext:value-type="float">
            <text:p>0.00076693</text:p>
          </table:table-cell>
          <table:table-cell table:style-name="ce5" office:value-type="float" office:value="3411110" calcext:value-type="float">
            <text:p>3411110</text:p>
          </table:table-cell>
          <table:table-cell table:style-name="ce27" table:formula="of:=[.Z26]/[.AB26]-1" office:value-type="percentage" office:value="0.00000032573300479122" calcext:value-type="percentage">
            <text:p>0.0000%</text:p>
          </table:table-cell>
        </table:table-row>
        <table:table-row table:style-name="ro1">
          <table:table-cell office:value-type="float" office:value="0.000142929" calcext:value-type="float">
            <text:p>0.000142929</text:p>
          </table:table-cell>
          <table:table-cell office:value-type="float" office:value="11171200" calcext:value-type="float">
            <text:p>11171200</text:p>
          </table:table-cell>
          <table:table-cell office:value-type="float" office:value="0.000142929" calcext:value-type="float">
            <text:p>0.000142929</text:p>
          </table:table-cell>
          <table:table-cell office:value-type="float" office:value="11171200" calcext:value-type="float">
            <text:p>11171200</text:p>
          </table:table-cell>
          <table:table-cell table:formula="of:=[.D27]/[.B27]-1" office:value-type="percentage" office:value="0" calcext:value-type="percentage">
            <text:p>0.00000000%</text:p>
          </table:table-cell>
          <table:table-cell/>
          <table:table-cell office:value-type="float" office:value="0.000583742094" calcext:value-type="float">
            <text:p>0.000583742094</text:p>
          </table:table-cell>
          <table:table-cell office:value-type="float" office:value="3537925.2754434" calcext:value-type="float">
            <text:p>3537925.2754434</text:p>
          </table:table-cell>
          <table:table-cell office:value-type="float" office:value="0.000583742094" calcext:value-type="float">
            <text:p>0.000583742094</text:p>
          </table:table-cell>
          <table:table-cell office:value-type="float" office:value="3537925.27501594" calcext:value-type="float">
            <text:p>3537925.27501594</text:p>
          </table:table-cell>
          <table:table-cell table:formula="of:=[.H27]/[.J27]-1" office:value-type="percentage" office:value="0.00000000012082135292" calcext:value-type="percentage">
            <text:p>0.00000001208214%</text:p>
          </table:table-cell>
          <table:table-cell/>
          <table:table-cell table:style-name="ce5" office:value-type="float" office:value="0.00072694405" calcext:value-type="float">
            <text:p>0.00072694405</text:p>
          </table:table-cell>
          <table:table-cell table:style-name="ce5" office:value-type="float" office:value="3561616.16161616" calcext:value-type="float">
            <text:p>3561616.16161616</text:p>
          </table:table-cell>
          <table:table-cell table:style-name="ce5" office:value-type="float" office:value="0.000726944" calcext:value-type="float">
            <text:p>0.000726944</text:p>
          </table:table-cell>
          <table:table-cell table:style-name="ce5" office:value-type="float" office:value="3561620" calcext:value-type="float">
            <text:p>3561620</text:p>
          </table:table-cell>
          <table:table-cell table:style-name="ce31" table:formula="of:=[.N27]/[.P27]-1" office:value-type="percentage" office:value="-0.00000107770729051992" calcext:value-type="percentage">
            <text:p>-0.000108%</text:p>
          </table:table-cell>
          <table:table-cell/>
          <table:table-cell table:style-name="ce5" office:value-type="float" office:value="0.00071863" calcext:value-type="float">
            <text:p>0.00071863</text:p>
          </table:table-cell>
          <table:table-cell table:style-name="ce5" office:value-type="float" office:value="3561616.16161616" calcext:value-type="float">
            <text:p>3561616.16161616</text:p>
          </table:table-cell>
          <table:table-cell table:style-name="ce5" office:value-type="float" office:value="0.00071863" calcext:value-type="float">
            <text:p>0.00071863</text:p>
          </table:table-cell>
          <table:table-cell table:style-name="ce5" office:value-type="float" office:value="3561600" calcext:value-type="float">
            <text:p>3561600</text:p>
          </table:table-cell>
          <table:table-cell table:style-name="ce8" table:formula="of:=[.T27]/[.V27]-1" office:value-type="percentage" office:value="0.00000453774038633448" calcext:value-type="percentage">
            <text:p>0.00045%</text:p>
          </table:table-cell>
          <table:table-cell/>
          <table:table-cell table:style-name="ce5" office:value-type="float" office:value="0.00073072" calcext:value-type="float">
            <text:p>0.00073072</text:p>
          </table:table-cell>
          <table:table-cell table:style-name="ce5" office:value-type="float" office:value="3561616.16161616" calcext:value-type="float">
            <text:p>3561616.16161616</text:p>
          </table:table-cell>
          <table:table-cell table:style-name="ce5" office:value-type="float" office:value="0.00073072" calcext:value-type="float">
            <text:p>0.00073072</text:p>
          </table:table-cell>
          <table:table-cell table:style-name="ce5" office:value-type="float" office:value="3561640" calcext:value-type="float">
            <text:p>3561640</text:p>
          </table:table-cell>
          <table:table-cell table:style-name="ce27" table:formula="of:=[.Z27]/[.AB27]-1" office:value-type="percentage" office:value="-0.00000669309190148848" calcext:value-type="percentage">
            <text:p>-0.0007%</text:p>
          </table:table-cell>
        </table:table-row>
        <table:table-row table:style-name="ro1">
          <table:table-cell office:value-type="float" office:value="0.00014697" calcext:value-type="float">
            <text:p>0.00014697</text:p>
          </table:table-cell>
          <table:table-cell office:value-type="float" office:value="11013800" calcext:value-type="float">
            <text:p>11013800</text:p>
          </table:table-cell>
          <table:table-cell office:value-type="float" office:value="0.00014697" calcext:value-type="float">
            <text:p>0.00014697</text:p>
          </table:table-cell>
          <table:table-cell office:value-type="float" office:value="11013800" calcext:value-type="float">
            <text:p>11013800</text:p>
          </table:table-cell>
          <table:table-cell table:formula="of:=[.D28]/[.B28]-1" office:value-type="percentage" office:value="0" calcext:value-type="percentage">
            <text:p>0.00000000%</text:p>
          </table:table-cell>
          <table:table-cell/>
          <table:table-cell office:value-type="float" office:value="0.000554092634" calcext:value-type="float">
            <text:p>0.000554092634</text:p>
          </table:table-cell>
          <table:table-cell office:value-type="float" office:value="3687400.2874192" calcext:value-type="float">
            <text:p>3687400.2874192</text:p>
          </table:table-cell>
          <table:table-cell office:value-type="float" office:value="0.000554092634" calcext:value-type="float">
            <text:p>0.000554092634</text:p>
          </table:table-cell>
          <table:table-cell office:value-type="float" office:value="3687400.28845227" calcext:value-type="float">
            <text:p>3687400.28845227</text:p>
          </table:table-cell>
          <table:table-cell table:formula="of:=[.H28]/[.J28]-1" office:value-type="percentage" office:value="-0.00000000028016333697" calcext:value-type="percentage">
            <text:p>-0.00000002801633%</text:p>
          </table:table-cell>
          <table:table-cell/>
          <table:table-cell table:style-name="ce5" office:value-type="float" office:value="0.000693450775" calcext:value-type="float">
            <text:p>0.000693450775</text:p>
          </table:table-cell>
          <table:table-cell table:style-name="ce5" office:value-type="float" office:value="3712121.21212121" calcext:value-type="float">
            <text:p>3712121.21212121</text:p>
          </table:table-cell>
          <table:table-cell table:style-name="ce5" office:value-type="float" office:value="0.000693451" calcext:value-type="float">
            <text:p>0.000693451</text:p>
          </table:table-cell>
          <table:table-cell table:style-name="ce5" office:value-type="float" office:value="3712120" calcext:value-type="float">
            <text:p>3712120</text:p>
          </table:table-cell>
          <table:table-cell table:style-name="ce31" table:formula="of:=[.N28]/[.P28]-1" office:value-type="percentage" office:value="0.00000032653071824207" calcext:value-type="percentage">
            <text:p>0.000033%</text:p>
          </table:table-cell>
          <table:table-cell/>
          <table:table-cell table:style-name="ce5" office:value-type="float" office:value="0.00068539" calcext:value-type="float">
            <text:p>0.00068539</text:p>
          </table:table-cell>
          <table:table-cell table:style-name="ce5" office:value-type="float" office:value="3712121.21212121" calcext:value-type="float">
            <text:p>3712121.21212121</text:p>
          </table:table-cell>
          <table:table-cell table:style-name="ce5" office:value-type="float" office:value="0.00068539" calcext:value-type="float">
            <text:p>0.00068539</text:p>
          </table:table-cell>
          <table:table-cell table:style-name="ce5" office:value-type="float" office:value="3712120" calcext:value-type="float">
            <text:p>3712120</text:p>
          </table:table-cell>
          <table:table-cell table:style-name="ce8" table:formula="of:=[.T28]/[.V28]-1" office:value-type="percentage" office:value="0.00000032653071824207" calcext:value-type="percentage">
            <text:p>0.00003%</text:p>
          </table:table-cell>
          <table:table-cell/>
          <table:table-cell table:style-name="ce5" office:value-type="float" office:value="0.00069744" calcext:value-type="float">
            <text:p>0.00069744</text:p>
          </table:table-cell>
          <table:table-cell table:style-name="ce5" office:value-type="float" office:value="3712121.21212121" calcext:value-type="float">
            <text:p>3712121.21212121</text:p>
          </table:table-cell>
          <table:table-cell table:style-name="ce5" office:value-type="float" office:value="0.00069744" calcext:value-type="float">
            <text:p>0.00069744</text:p>
          </table:table-cell>
          <table:table-cell table:style-name="ce5" office:value-type="float" office:value="3712130" calcext:value-type="float">
            <text:p>3712130</text:p>
          </table:table-cell>
          <table:table-cell table:style-name="ce27" table:formula="of:=[.Z28]/[.AB28]-1" office:value-type="percentage" office:value="-0.00000236734133496341" calcext:value-type="percentage">
            <text:p>-0.0002%</text:p>
          </table:table-cell>
        </table:table-row>
        <table:table-row table:style-name="ro1">
          <table:table-cell office:value-type="float" office:value="0.00015101" calcext:value-type="float">
            <text:p>0.00015101</text:p>
          </table:table-cell>
          <table:table-cell office:value-type="float" office:value="10863800" calcext:value-type="float">
            <text:p>10863800</text:p>
          </table:table-cell>
          <table:table-cell office:value-type="float" office:value="0.00015101" calcext:value-type="float">
            <text:p>0.00015101</text:p>
          </table:table-cell>
          <table:table-cell office:value-type="float" office:value="10863800" calcext:value-type="float">
            <text:p>10863800</text:p>
          </table:table-cell>
          <table:table-cell table:formula="of:=[.D29]/[.B29]-1" office:value-type="percentage" office:value="0" calcext:value-type="percentage">
            <text:p>0.00000000%</text:p>
          </table:table-cell>
          <table:table-cell/>
          <table:table-cell office:value-type="float" office:value="0.000526625259" calcext:value-type="float">
            <text:p>0.000526625259</text:p>
          </table:table-cell>
          <table:table-cell office:value-type="float" office:value="3836875.299395" calcext:value-type="float">
            <text:p>3836875.299395</text:p>
          </table:table-cell>
          <table:table-cell office:value-type="float" office:value="0.000526625259" calcext:value-type="float">
            <text:p>0.000526625259</text:p>
          </table:table-cell>
          <table:table-cell office:value-type="float" office:value="3836875.29802011" calcext:value-type="float">
            <text:p>3836875.29802011</text:p>
          </table:table-cell>
          <table:table-cell table:formula="of:=[.H29]/[.J29]-1" office:value-type="percentage" office:value="0.00000000035833469525" calcext:value-type="percentage">
            <text:p>0.00000003583347%</text:p>
          </table:table-cell>
          <table:table-cell/>
          <table:table-cell table:style-name="ce5" office:value-type="float" office:value="0.00066253305" calcext:value-type="float">
            <text:p>0.00066253305</text:p>
          </table:table-cell>
          <table:table-cell table:style-name="ce5" office:value-type="float" office:value="3862626.26262626" calcext:value-type="float">
            <text:p>3862626.26262626</text:p>
          </table:table-cell>
          <table:table-cell table:style-name="ce5" office:value-type="float" office:value="0.000662533" calcext:value-type="float">
            <text:p>0.000662533</text:p>
          </table:table-cell>
          <table:table-cell table:style-name="ce5" office:value-type="float" office:value="3862630" calcext:value-type="float">
            <text:p>3862630</text:p>
          </table:table-cell>
          <table:table-cell table:style-name="ce31" table:formula="of:=[.N29]/[.P29]-1" office:value-type="percentage" office:value="-0.00000096757228618127" calcext:value-type="percentage">
            <text:p>-0.000097%</text:p>
          </table:table-cell>
          <table:table-cell/>
          <table:table-cell table:style-name="ce5" office:value-type="float" office:value="0.00065474" calcext:value-type="float">
            <text:p>0.00065474</text:p>
          </table:table-cell>
          <table:table-cell table:style-name="ce5" office:value-type="float" office:value="3862626.26262626" calcext:value-type="float">
            <text:p>3862626.26262626</text:p>
          </table:table-cell>
          <table:table-cell table:style-name="ce5" office:value-type="float" office:value="0.00065474" calcext:value-type="float">
            <text:p>0.00065474</text:p>
          </table:table-cell>
          <table:table-cell table:style-name="ce5" office:value-type="float" office:value="3862600" calcext:value-type="float">
            <text:p>3862600</text:p>
          </table:table-cell>
          <table:table-cell table:style-name="ce8" table:formula="of:=[.T29]/[.V29]-1" office:value-type="percentage" office:value="0.00000679920940815926" calcext:value-type="percentage">
            <text:p>0.00068%</text:p>
          </table:table-cell>
          <table:table-cell/>
          <table:table-cell table:style-name="ce5" office:value-type="float" office:value="0.00066674" calcext:value-type="float">
            <text:p>0.00066674</text:p>
          </table:table-cell>
          <table:table-cell table:style-name="ce5" office:value-type="float" office:value="3862626.26262626" calcext:value-type="float">
            <text:p>3862626.26262626</text:p>
          </table:table-cell>
          <table:table-cell table:style-name="ce5" office:value-type="float" office:value="0.00066674" calcext:value-type="float">
            <text:p>0.00066674</text:p>
          </table:table-cell>
          <table:table-cell table:style-name="ce5" office:value-type="float" office:value="3862620" calcext:value-type="float">
            <text:p>3862620</text:p>
          </table:table-cell>
          <table:table-cell table:style-name="ce27" table:formula="of:=[.Z29]/[.AB29]-1" office:value-type="percentage" office:value="0.00000162134154013671" calcext:value-type="percentage">
            <text:p>0.0002%</text:p>
          </table:table-cell>
        </table:table-row>
        <table:table-row table:style-name="ro1">
          <table:table-cell office:value-type="float" office:value="0.000155051" calcext:value-type="float">
            <text:p>0.000155051</text:p>
          </table:table-cell>
          <table:table-cell office:value-type="float" office:value="10720000" calcext:value-type="float">
            <text:p>10720000</text:p>
          </table:table-cell>
          <table:table-cell office:value-type="float" office:value="0.000155051" calcext:value-type="float">
            <text:p>0.000155051</text:p>
          </table:table-cell>
          <table:table-cell office:value-type="float" office:value="10720000" calcext:value-type="float">
            <text:p>10720000</text:p>
          </table:table-cell>
          <table:table-cell table:formula="of:=[.D30]/[.B30]-1" office:value-type="percentage" office:value="0" calcext:value-type="percentage">
            <text:p>0.00000000%</text:p>
          </table:table-cell>
          <table:table-cell/>
          <table:table-cell office:value-type="float" office:value="0.000501085662" calcext:value-type="float">
            <text:p>0.000501085662</text:p>
          </table:table-cell>
          <table:table-cell office:value-type="float" office:value="3986350.3113708" calcext:value-type="float">
            <text:p>3986350.3113708</text:p>
          </table:table-cell>
          <table:table-cell office:value-type="float" office:value="0.000501085662" calcext:value-type="float">
            <text:p>0.000501085662</text:p>
          </table:table-cell>
          <table:table-cell office:value-type="float" office:value="3986350.31246012" calcext:value-type="float">
            <text:p>3986350.31246012</text:p>
          </table:table-cell>
          <table:table-cell table:formula="of:=[.H30]/[.J30]-1" office:value-type="percentage" office:value="-0.00000000027326307883" calcext:value-type="percentage">
            <text:p>-0.00000002732631%</text:p>
          </table:table-cell>
          <table:table-cell/>
          <table:table-cell table:style-name="ce5" office:value-type="float" office:value="0.000633900252" calcext:value-type="float">
            <text:p>0.000633900252</text:p>
          </table:table-cell>
          <table:table-cell table:style-name="ce5" office:value-type="float" office:value="4013131.31313131" calcext:value-type="float">
            <text:p>4013131.31313131</text:p>
          </table:table-cell>
          <table:table-cell table:style-name="ce5" office:value-type="float" office:value="0.0006339" calcext:value-type="float">
            <text:p>0.0006339</text:p>
          </table:table-cell>
          <table:table-cell table:style-name="ce5" office:value-type="float" office:value="4013130" calcext:value-type="float">
            <text:p>4013130</text:p>
          </table:table-cell>
          <table:table-cell table:style-name="ce31" table:formula="of:=[.N30]/[.P30]-1" office:value-type="percentage" office:value="0.0000003272087647499" calcext:value-type="percentage">
            <text:p>0.000033%</text:p>
          </table:table-cell>
          <table:table-cell/>
          <table:table-cell table:style-name="ce5" office:value-type="float" office:value="0.00062637" calcext:value-type="float">
            <text:p>0.00062637</text:p>
          </table:table-cell>
          <table:table-cell table:style-name="ce5" office:value-type="float" office:value="4013131.31313131" calcext:value-type="float">
            <text:p>4013131.31313131</text:p>
          </table:table-cell>
          <table:table-cell table:style-name="ce5" office:value-type="float" office:value="0.00062637" calcext:value-type="float">
            <text:p>0.00062637</text:p>
          </table:table-cell>
          <table:table-cell table:style-name="ce5" office:value-type="float" office:value="4013140" calcext:value-type="float">
            <text:p>4013140</text:p>
          </table:table-cell>
          <table:table-cell table:style-name="ce8" table:formula="of:=[.T30]/[.V30]-1" office:value-type="percentage" office:value="-0.00000216460644031358" calcext:value-type="percentage">
            <text:p>-0.00022%</text:p>
          </table:table-cell>
          <table:table-cell/>
          <table:table-cell table:style-name="ce5" office:value-type="float" office:value="0.00063833" calcext:value-type="float">
            <text:p>0.00063833</text:p>
          </table:table-cell>
          <table:table-cell table:style-name="ce5" office:value-type="float" office:value="4013131.31313131" calcext:value-type="float">
            <text:p>4013131.31313131</text:p>
          </table:table-cell>
          <table:table-cell table:style-name="ce5" office:value-type="float" office:value="0.00063833" calcext:value-type="float">
            <text:p>0.00063833</text:p>
          </table:table-cell>
          <table:table-cell table:style-name="ce5" office:value-type="float" office:value="4013120" calcext:value-type="float">
            <text:p>4013120</text:p>
          </table:table-cell>
          <table:table-cell table:style-name="ce27" table:formula="of:=[.Z30]/[.AB30]-1" office:value-type="percentage" office:value="0.00000281903638810199" calcext:value-type="percentage">
            <text:p>0.0003%</text:p>
          </table:table-cell>
        </table:table-row>
        <table:table-row table:style-name="ro1">
          <table:table-cell office:value-type="float" office:value="0.000159091" calcext:value-type="float">
            <text:p>0.000159091</text:p>
          </table:table-cell>
          <table:table-cell office:value-type="float" office:value="10581500" calcext:value-type="float">
            <text:p>10581500</text:p>
          </table:table-cell>
          <table:table-cell office:value-type="float" office:value="0.000159091" calcext:value-type="float">
            <text:p>0.000159091</text:p>
          </table:table-cell>
          <table:table-cell office:value-type="float" office:value="10581500" calcext:value-type="float">
            <text:p>10581500</text:p>
          </table:table-cell>
          <table:table-cell table:formula="of:=[.D31]/[.B31]-1" office:value-type="percentage" office:value="0" calcext:value-type="percentage">
            <text:p>0.00000000%</text:p>
          </table:table-cell>
          <table:table-cell/>
          <table:table-cell office:value-type="float" office:value="0.000477255231" calcext:value-type="float">
            <text:p>0.000477255231</text:p>
          </table:table-cell>
          <table:table-cell office:value-type="float" office:value="4135825.3233466" calcext:value-type="float">
            <text:p>4135825.3233466</text:p>
          </table:table-cell>
          <table:table-cell office:value-type="float" office:value="0.000477255231" calcext:value-type="float">
            <text:p>0.000477255231</text:p>
          </table:table-cell>
          <table:table-cell office:value-type="float" office:value="4135825.32643902" calcext:value-type="float">
            <text:p>4135825.32643902</text:p>
          </table:table-cell>
          <table:table-cell table:formula="of:=[.H31]/[.J31]-1" office:value-type="percentage" office:value="-0.00000000074771433489" calcext:value-type="percentage">
            <text:p>-0.00000007477143%</text:p>
          </table:table-cell>
          <table:table-cell/>
          <table:table-cell table:style-name="ce5" office:value-type="float" office:value="0.000607303746" calcext:value-type="float">
            <text:p>0.000607303746</text:p>
          </table:table-cell>
          <table:table-cell table:style-name="ce5" office:value-type="float" office:value="4163636.36363636" calcext:value-type="float">
            <text:p>4163636.36363636</text:p>
          </table:table-cell>
          <table:table-cell table:style-name="ce5" office:value-type="float" office:value="0.000607304" calcext:value-type="float">
            <text:p>0.000607304</text:p>
          </table:table-cell>
          <table:table-cell table:style-name="ce5" office:value-type="float" office:value="4163640" calcext:value-type="float">
            <text:p>4163640</text:p>
          </table:table-cell>
          <table:table-cell table:style-name="ce31" table:formula="of:=[.N31]/[.P31]-1" office:value-type="percentage" office:value="-0.00000087336168352881" calcext:value-type="percentage">
            <text:p>-0.000087%</text:p>
          </table:table-cell>
          <table:table-cell/>
          <table:table-cell table:style-name="ce5" office:value-type="float" office:value="0.00060005" calcext:value-type="float">
            <text:p>0.00060005</text:p>
          </table:table-cell>
          <table:table-cell table:style-name="ce5" office:value-type="float" office:value="4163636.36363636" calcext:value-type="float">
            <text:p>4163636.36363636</text:p>
          </table:table-cell>
          <table:table-cell table:style-name="ce5" office:value-type="float" office:value="0.00060005" calcext:value-type="float">
            <text:p>0.00060005</text:p>
          </table:table-cell>
          <table:table-cell table:style-name="ce5" office:value-type="float" office:value="4163650" calcext:value-type="float">
            <text:p>4163650</text:p>
          </table:table-cell>
          <table:table-cell table:style-name="ce8" table:formula="of:=[.T31]/[.V31]-1" office:value-type="percentage" office:value="-0.00000327509844488816" calcext:value-type="percentage">
            <text:p>-0.00033%</text:p>
          </table:table-cell>
          <table:table-cell/>
          <table:table-cell table:style-name="ce5" office:value-type="float" office:value="0.00061196" calcext:value-type="float">
            <text:p>0.00061196</text:p>
          </table:table-cell>
          <table:table-cell table:style-name="ce5" office:value-type="float" office:value="4163636.36363636" calcext:value-type="float">
            <text:p>4163636.36363636</text:p>
          </table:table-cell>
          <table:table-cell table:style-name="ce5" office:value-type="float" office:value="0.00061196" calcext:value-type="float">
            <text:p>0.00061196</text:p>
          </table:table-cell>
          <table:table-cell table:style-name="ce5" office:value-type="float" office:value="4163630" calcext:value-type="float">
            <text:p>4163630</text:p>
          </table:table-cell>
          <table:table-cell table:style-name="ce27" table:formula="of:=[.Z31]/[.AB31]-1" office:value-type="percentage" office:value="0.00000152838661460208" calcext:value-type="percentage">
            <text:p>0.0002%</text:p>
          </table:table-cell>
        </table:table-row>
        <table:table-row table:style-name="ro1">
          <table:table-cell office:value-type="float" office:value="0.000163131" calcext:value-type="float">
            <text:p>0.000163131</text:p>
          </table:table-cell>
          <table:table-cell office:value-type="float" office:value="10447600" calcext:value-type="float">
            <text:p>10447600</text:p>
          </table:table-cell>
          <table:table-cell office:value-type="float" office:value="0.000163131" calcext:value-type="float">
            <text:p>0.000163131</text:p>
          </table:table-cell>
          <table:table-cell office:value-type="float" office:value="10447600" calcext:value-type="float">
            <text:p>10447600</text:p>
          </table:table-cell>
          <table:table-cell table:formula="of:=[.D32]/[.B32]-1" office:value-type="percentage" office:value="0" calcext:value-type="percentage">
            <text:p>0.00000000%</text:p>
          </table:table-cell>
          <table:table-cell/>
          <table:table-cell office:value-type="float" office:value="0.00045494463" calcext:value-type="float">
            <text:p>0.00045494463</text:p>
          </table:table-cell>
          <table:table-cell office:value-type="float" office:value="4285300.3353224" calcext:value-type="float">
            <text:p>4285300.3353224</text:p>
          </table:table-cell>
          <table:table-cell office:value-type="float" office:value="0.00045494463" calcext:value-type="float">
            <text:p>0.00045494463</text:p>
          </table:table-cell>
          <table:table-cell office:value-type="float" office:value="4285300.33291645" calcext:value-type="float">
            <text:p>4285300.33291645</text:p>
          </table:table-cell>
          <table:table-cell table:formula="of:=[.H32]/[.J32]-1" office:value-type="percentage" office:value="0.00000000056144355831" calcext:value-type="percentage">
            <text:p>0.00000005614436%</text:p>
          </table:table-cell>
          <table:table-cell/>
          <table:table-cell table:style-name="ce5" office:value-type="float" office:value="0.000582529564" calcext:value-type="float">
            <text:p>0.000582529564</text:p>
          </table:table-cell>
          <table:table-cell table:style-name="ce5" office:value-type="float" office:value="4314141.41414141" calcext:value-type="float">
            <text:p>4314141.41414141</text:p>
          </table:table-cell>
          <table:table-cell table:style-name="ce5" office:value-type="float" office:value="0.00058253" calcext:value-type="float">
            <text:p>0.00058253</text:p>
          </table:table-cell>
          <table:table-cell table:style-name="ce5" office:value-type="float" office:value="4314140" calcext:value-type="float">
            <text:p>4314140</text:p>
          </table:table-cell>
          <table:table-cell table:style-name="ce31" table:formula="of:=[.N32]/[.P32]-1" office:value-type="percentage" office:value="0.0000003277921927225" calcext:value-type="percentage">
            <text:p>0.000033%</text:p>
          </table:table-cell>
          <table:table-cell/>
          <table:table-cell table:style-name="ce5" office:value-type="float" office:value="0.00057556" calcext:value-type="float">
            <text:p>0.00057556</text:p>
          </table:table-cell>
          <table:table-cell table:style-name="ce5" office:value-type="float" office:value="4314141.41414141" calcext:value-type="float">
            <text:p>4314141.41414141</text:p>
          </table:table-cell>
          <table:table-cell table:style-name="ce5" office:value-type="float" office:value="0.00057556" calcext:value-type="float">
            <text:p>0.00057556</text:p>
          </table:table-cell>
          <table:table-cell table:style-name="ce5" office:value-type="float" office:value="4314140" calcext:value-type="float">
            <text:p>4314140</text:p>
          </table:table-cell>
          <table:table-cell table:style-name="ce8" table:formula="of:=[.T32]/[.V32]-1" office:value-type="percentage" office:value="0.0000003277921927225" calcext:value-type="percentage">
            <text:p>0.00003%</text:p>
          </table:table-cell>
          <table:table-cell/>
          <table:table-cell table:style-name="ce5" office:value-type="float" office:value="0.00058742" calcext:value-type="float">
            <text:p>0.00058742</text:p>
          </table:table-cell>
          <table:table-cell table:style-name="ce5" office:value-type="float" office:value="4314141.41414141" calcext:value-type="float">
            <text:p>4314141.41414141</text:p>
          </table:table-cell>
          <table:table-cell table:style-name="ce5" office:value-type="float" office:value="0.00058742" calcext:value-type="float">
            <text:p>0.00058742</text:p>
          </table:table-cell>
          <table:table-cell table:style-name="ce5" office:value-type="float" office:value="4314130" calcext:value-type="float">
            <text:p>4314130</text:p>
          </table:table-cell>
          <table:table-cell table:style-name="ce27" table:formula="of:=[.Z32]/[.AB32]-1" office:value-type="percentage" office:value="0.00000264575740871464" calcext:value-type="percentage">
            <text:p>0.0003%</text:p>
          </table:table-cell>
        </table:table-row>
        <table:table-row table:style-name="ro1">
          <table:table-cell office:value-type="float" office:value="0.000167172" calcext:value-type="float">
            <text:p>0.000167172</text:p>
          </table:table-cell>
          <table:table-cell office:value-type="float" office:value="10317800" calcext:value-type="float">
            <text:p>10317800</text:p>
          </table:table-cell>
          <table:table-cell office:value-type="float" office:value="0.000167172" calcext:value-type="float">
            <text:p>0.000167172</text:p>
          </table:table-cell>
          <table:table-cell office:value-type="float" office:value="10317800" calcext:value-type="float">
            <text:p>10317800</text:p>
          </table:table-cell>
          <table:table-cell table:formula="of:=[.D33]/[.B33]-1" office:value-type="percentage" office:value="0" calcext:value-type="percentage">
            <text:p>0.00000000%</text:p>
          </table:table-cell>
          <table:table-cell/>
          <table:table-cell office:value-type="float" office:value="0.00043398863" calcext:value-type="float">
            <text:p>0.00043398863</text:p>
          </table:table-cell>
          <table:table-cell office:value-type="float" office:value="4434775.3472982" calcext:value-type="float">
            <text:p>4434775.3472982</text:p>
          </table:table-cell>
          <table:table-cell office:value-type="float" office:value="0.00043398863" calcext:value-type="float">
            <text:p>0.00043398863</text:p>
          </table:table-cell>
          <table:table-cell office:value-type="float" office:value="4434775.35017738" calcext:value-type="float">
            <text:p>4434775.35017738</text:p>
          </table:table-cell>
          <table:table-cell table:formula="of:=[.H33]/[.J33]-1" office:value-type="percentage" office:value="-0.0000000006492275606" calcext:value-type="percentage">
            <text:p>-0.00000006492276%</text:p>
          </table:table-cell>
          <table:table-cell/>
          <table:table-cell table:style-name="ce5" office:value-type="float" office:value="0.000559392555" calcext:value-type="float">
            <text:p>0.000559392555</text:p>
          </table:table-cell>
          <table:table-cell table:style-name="ce5" office:value-type="float" office:value="4464646.46464647" calcext:value-type="float">
            <text:p>4464646.46464647</text:p>
          </table:table-cell>
          <table:table-cell table:style-name="ce5" office:value-type="float" office:value="0.000559393" calcext:value-type="float">
            <text:p>0.000559393</text:p>
          </table:table-cell>
          <table:table-cell table:style-name="ce5" office:value-type="float" office:value="4464650" calcext:value-type="float">
            <text:p>4464650</text:p>
          </table:table-cell>
          <table:table-cell table:style-name="ce31" table:formula="of:=[.N33]/[.P33]-1" office:value-type="percentage" office:value="-0.00000079185457546593" calcext:value-type="percentage">
            <text:p>-0.000079%</text:p>
          </table:table-cell>
          <table:table-cell/>
          <table:table-cell table:style-name="ce5" office:value-type="float" office:value="0.00055271" calcext:value-type="float">
            <text:p>0.00055271</text:p>
          </table:table-cell>
          <table:table-cell table:style-name="ce5" office:value-type="float" office:value="4464646.46464647" calcext:value-type="float">
            <text:p>4464646.46464647</text:p>
          </table:table-cell>
          <table:table-cell table:style-name="ce5" office:value-type="float" office:value="0.00055271" calcext:value-type="float">
            <text:p>0.00055271</text:p>
          </table:table-cell>
          <table:table-cell table:style-name="ce5" office:value-type="float" office:value="4464670" calcext:value-type="float">
            <text:p>4464670</text:p>
          </table:table-cell>
          <table:table-cell table:style-name="ce8" table:formula="of:=[.T33]/[.V33]-1" office:value-type="percentage" office:value="-0.00000527146542306234" calcext:value-type="percentage">
            <text:p>-0.00053%</text:p>
          </table:table-cell>
          <table:table-cell/>
          <table:table-cell table:style-name="ce5" office:value-type="float" office:value="0.00056452" calcext:value-type="float">
            <text:p>0.00056452</text:p>
          </table:table-cell>
          <table:table-cell table:style-name="ce5" office:value-type="float" office:value="4464646.46464647" calcext:value-type="float">
            <text:p>4464646.46464647</text:p>
          </table:table-cell>
          <table:table-cell table:style-name="ce5" office:value-type="float" office:value="0.00056452" calcext:value-type="float">
            <text:p>0.00056452</text:p>
          </table:table-cell>
          <table:table-cell table:style-name="ce5" office:value-type="float" office:value="4464650" calcext:value-type="float">
            <text:p>4464650</text:p>
          </table:table-cell>
          <table:table-cell table:style-name="ce27" table:formula="of:=[.Z33]/[.AB33]-1" office:value-type="percentage" office:value="-0.00000079185457546593" calcext:value-type="percentage">
            <text:p>-0.0001%</text:p>
          </table:table-cell>
        </table:table-row>
        <table:table-row table:style-name="ro1">
          <table:table-cell office:value-type="float" office:value="0.000171212" calcext:value-type="float">
            <text:p>0.000171212</text:p>
          </table:table-cell>
          <table:table-cell office:value-type="float" office:value="10191500" calcext:value-type="float">
            <text:p>10191500</text:p>
          </table:table-cell>
          <table:table-cell office:value-type="float" office:value="0.000171212" calcext:value-type="float">
            <text:p>0.000171212</text:p>
          </table:table-cell>
          <table:table-cell office:value-type="float" office:value="10191500" calcext:value-type="float">
            <text:p>10191500</text:p>
          </table:table-cell>
          <table:table-cell table:formula="of:=[.D34]/[.B34]-1" office:value-type="percentage" office:value="0" calcext:value-type="percentage">
            <text:p>0.00000000%</text:p>
          </table:table-cell>
          <table:table-cell/>
          <table:table-cell office:value-type="float" office:value="0.000414241904" calcext:value-type="float">
            <text:p>0.000414241904</text:p>
          </table:table-cell>
          <table:table-cell office:value-type="float" office:value="4584250.359274" calcext:value-type="float">
            <text:p>4584250.359274</text:p>
          </table:table-cell>
          <table:table-cell office:value-type="float" office:value="0.000414241904" calcext:value-type="float">
            <text:p>0.000414241904</text:p>
          </table:table-cell>
          <table:table-cell office:value-type="float" office:value="4584250.3568374" calcext:value-type="float">
            <text:p>4584250.3568374</text:p>
          </table:table-cell>
          <table:table-cell table:formula="of:=[.H34]/[.J34]-1" office:value-type="percentage" office:value="0.00000000053151638646" calcext:value-type="percentage">
            <text:p>0.00000005315164%</text:p>
          </table:table-cell>
          <table:table-cell/>
          <table:table-cell table:style-name="ce5" office:value-type="float" office:value="0.00053773169" calcext:value-type="float">
            <text:p>0.00053773169</text:p>
          </table:table-cell>
          <table:table-cell table:style-name="ce5" office:value-type="float" office:value="4615151.51515152" calcext:value-type="float">
            <text:p>4615151.51515152</text:p>
          </table:table-cell>
          <table:table-cell table:style-name="ce5" office:value-type="float" office:value="0.000537732" calcext:value-type="float">
            <text:p>0.000537732</text:p>
          </table:table-cell>
          <table:table-cell table:style-name="ce5" office:value-type="float" office:value="4615150" calcext:value-type="float">
            <text:p>4615150</text:p>
          </table:table-cell>
          <table:table-cell table:style-name="ce31" table:formula="of:=[.N34]/[.P34]-1" office:value-type="percentage" office:value="0.00000032829951801539" calcext:value-type="percentage">
            <text:p>0.000033%</text:p>
          </table:table-cell>
          <table:table-cell/>
          <table:table-cell table:style-name="ce5" office:value-type="float" office:value="0.00053135" calcext:value-type="float">
            <text:p>0.00053135</text:p>
          </table:table-cell>
          <table:table-cell table:style-name="ce5" office:value-type="float" office:value="4615151.51515152" calcext:value-type="float">
            <text:p>4615151.51515152</text:p>
          </table:table-cell>
          <table:table-cell table:style-name="ce5" office:value-type="float" office:value="0.00053135" calcext:value-type="float">
            <text:p>0.00053135</text:p>
          </table:table-cell>
          <table:table-cell table:style-name="ce5" office:value-type="float" office:value="4615150" calcext:value-type="float">
            <text:p>4615150</text:p>
          </table:table-cell>
          <table:table-cell table:style-name="ce8" table:formula="of:=[.T34]/[.V34]-1" office:value-type="percentage" office:value="0.00000032829951801539" calcext:value-type="percentage">
            <text:p>0.00003%</text:p>
          </table:table-cell>
          <table:table-cell/>
          <table:table-cell table:style-name="ce5" office:value-type="float" office:value="0.00054311" calcext:value-type="float">
            <text:p>0.00054311</text:p>
          </table:table-cell>
          <table:table-cell table:style-name="ce5" office:value-type="float" office:value="4615151.51515152" calcext:value-type="float">
            <text:p>4615151.51515152</text:p>
          </table:table-cell>
          <table:table-cell table:style-name="ce5" office:value-type="float" office:value="0.00054311" calcext:value-type="float">
            <text:p>0.00054311</text:p>
          </table:table-cell>
          <table:table-cell table:style-name="ce5" office:value-type="float" office:value="4615120" calcext:value-type="float">
            <text:p>4615120</text:p>
          </table:table-cell>
          <table:table-cell table:style-name="ce27" table:formula="of:=[.Z34]/[.AB34]-1" office:value-type="percentage" office:value="0.00000682867433998702" calcext:value-type="percentage">
            <text:p>0.0007%</text:p>
          </table:table-cell>
        </table:table-row>
        <table:table-row table:style-name="ro1">
          <table:table-cell office:value-type="float" office:value="0.000175253" calcext:value-type="float">
            <text:p>0.000175253</text:p>
          </table:table-cell>
          <table:table-cell office:value-type="float" office:value="10068400" calcext:value-type="float">
            <text:p>10068400</text:p>
          </table:table-cell>
          <table:table-cell office:value-type="float" office:value="0.000175253" calcext:value-type="float">
            <text:p>0.000175253</text:p>
          </table:table-cell>
          <table:table-cell office:value-type="float" office:value="10068400" calcext:value-type="float">
            <text:p>10068400</text:p>
          </table:table-cell>
          <table:table-cell table:formula="of:=[.D35]/[.B35]-1" office:value-type="percentage" office:value="0" calcext:value-type="percentage">
            <text:p>0.00000000%</text:p>
          </table:table-cell>
          <table:table-cell/>
          <table:table-cell office:value-type="float" office:value="0.000395575522" calcext:value-type="float">
            <text:p>0.000395575522</text:p>
          </table:table-cell>
          <table:table-cell office:value-type="float" office:value="4733725.3712498" calcext:value-type="float">
            <text:p>4733725.3712498</text:p>
          </table:table-cell>
          <table:table-cell office:value-type="float" office:value="0.000395575522" calcext:value-type="float">
            <text:p>0.000395575522</text:p>
          </table:table-cell>
          <table:table-cell office:value-type="float" office:value="4733725.37357446" calcext:value-type="float">
            <text:p>4733725.37357446</text:p>
          </table:table-cell>
          <table:table-cell table:formula="of:=[.H35]/[.J35]-1" office:value-type="percentage" office:value="-0.00000000049108550559" calcext:value-type="percentage">
            <text:p>-0.00000004910855%</text:p>
          </table:table-cell>
          <table:table-cell/>
          <table:table-cell table:style-name="ce5" office:value-type="float" office:value="0.000517406247" calcext:value-type="float">
            <text:p>0.000517406247</text:p>
          </table:table-cell>
          <table:table-cell table:style-name="ce5" office:value-type="float" office:value="4765656.56565657" calcext:value-type="float">
            <text:p>4765656.56565657</text:p>
          </table:table-cell>
          <table:table-cell table:style-name="ce5" office:value-type="float" office:value="0.000517406" calcext:value-type="float">
            <text:p>0.000517406</text:p>
          </table:table-cell>
          <table:table-cell table:style-name="ce5" office:value-type="float" office:value="4765660" calcext:value-type="float">
            <text:p>4765660</text:p>
          </table:table-cell>
          <table:table-cell table:style-name="ce31" table:formula="of:=[.N35]/[.P35]-1" office:value-type="percentage" office:value="-0.00000072064382061754" calcext:value-type="percentage">
            <text:p>-0.000072%</text:p>
          </table:table-cell>
          <table:table-cell/>
          <table:table-cell table:style-name="ce5" office:value-type="float" office:value="0.00051133" calcext:value-type="float">
            <text:p>0.00051133</text:p>
          </table:table-cell>
          <table:table-cell table:style-name="ce5" office:value-type="float" office:value="4765656.56565657" calcext:value-type="float">
            <text:p>4765656.56565657</text:p>
          </table:table-cell>
          <table:table-cell table:style-name="ce5" office:value-type="float" office:value="0.00051133" calcext:value-type="float">
            <text:p>0.00051133</text:p>
          </table:table-cell>
          <table:table-cell table:style-name="ce5" office:value-type="float" office:value="4765640" calcext:value-type="float">
            <text:p>4765640</text:p>
          </table:table-cell>
          <table:table-cell table:style-name="ce8" table:formula="of:=[.T35]/[.V35]-1" office:value-type="percentage" office:value="0.00000347606125727928" calcext:value-type="percentage">
            <text:p>0.00035%</text:p>
          </table:table-cell>
          <table:table-cell/>
          <table:table-cell table:style-name="ce5" office:value-type="float" office:value="0.00052303" calcext:value-type="float">
            <text:p>0.00052303</text:p>
          </table:table-cell>
          <table:table-cell table:style-name="ce5" office:value-type="float" office:value="4765656.56565657" calcext:value-type="float">
            <text:p>4765656.56565657</text:p>
          </table:table-cell>
          <table:table-cell table:style-name="ce5" office:value-type="float" office:value="0.00052303" calcext:value-type="float">
            <text:p>0.00052303</text:p>
          </table:table-cell>
          <table:table-cell table:style-name="ce5" office:value-type="float" office:value="4765690" calcext:value-type="float">
            <text:p>4765690</text:p>
          </table:table-cell>
          <table:table-cell table:style-name="ce27" table:formula="of:=[.Z35]/[.AB35]-1" office:value-type="percentage" office:value="-0.00000701563539173833" calcext:value-type="percentage">
            <text:p>-0.0007%</text:p>
          </table:table-cell>
        </table:table-row>
        <table:table-row table:style-name="ro1">
          <table:table-cell office:value-type="float" office:value="0.000179293" calcext:value-type="float">
            <text:p>0.000179293</text:p>
          </table:table-cell>
          <table:table-cell office:value-type="float" office:value="9948280" calcext:value-type="float">
            <text:p>9948280</text:p>
          </table:table-cell>
          <table:table-cell office:value-type="float" office:value="0.000179293" calcext:value-type="float">
            <text:p>0.000179293</text:p>
          </table:table-cell>
          <table:table-cell office:value-type="float" office:value="9948280" calcext:value-type="float">
            <text:p>9948280</text:p>
          </table:table-cell>
          <table:table-cell table:formula="of:=[.D36]/[.B36]-1" office:value-type="percentage" office:value="0" calcext:value-type="percentage">
            <text:p>0.00000000%</text:p>
          </table:table-cell>
          <table:table-cell/>
          <table:table-cell office:value-type="float" office:value="0.000377874007" calcext:value-type="float">
            <text:p>0.000377874007</text:p>
          </table:table-cell>
          <table:table-cell office:value-type="float" office:value="4883200.3832256" calcext:value-type="float">
            <text:p>4883200.3832256</text:p>
          </table:table-cell>
          <table:table-cell office:value-type="float" office:value="0.000377874007" calcext:value-type="float">
            <text:p>0.000377874007</text:p>
          </table:table-cell>
          <table:table-cell office:value-type="float" office:value="4883200.38107835" calcext:value-type="float">
            <text:p>4883200.38107835</text:p>
          </table:table-cell>
          <table:table-cell table:formula="of:=[.H36]/[.J36]-1" office:value-type="percentage" office:value="0.00000000043972159247" calcext:value-type="percentage">
            <text:p>0.00000004397216%</text:p>
          </table:table-cell>
          <table:table-cell/>
          <table:table-cell table:style-name="ce5" office:value-type="float" office:value="0.000498292707" calcext:value-type="float">
            <text:p>0.000498292707</text:p>
          </table:table-cell>
          <table:table-cell table:style-name="ce5" office:value-type="float" office:value="4916161.61616162" calcext:value-type="float">
            <text:p>4916161.61616162</text:p>
          </table:table-cell>
          <table:table-cell table:style-name="ce5" office:value-type="float" office:value="0.000498293" calcext:value-type="float">
            <text:p>0.000498293</text:p>
          </table:table-cell>
          <table:table-cell table:style-name="ce5" office:value-type="float" office:value="4916160" calcext:value-type="float">
            <text:p>4916160</text:p>
          </table:table-cell>
          <table:table-cell table:style-name="ce31" table:formula="of:=[.N36]/[.P36]-1" office:value-type="percentage" office:value="0.00000032874471544986" calcext:value-type="percentage">
            <text:p>0.000033%</text:p>
          </table:table-cell>
          <table:table-cell/>
          <table:table-cell table:style-name="ce5" office:value-type="float" office:value="0.00049253" calcext:value-type="float">
            <text:p>0.00049253</text:p>
          </table:table-cell>
          <table:table-cell table:style-name="ce5" office:value-type="float" office:value="4916161.61616162" calcext:value-type="float">
            <text:p>4916161.61616162</text:p>
          </table:table-cell>
          <table:table-cell table:style-name="ce5" office:value-type="float" office:value="0.00049253" calcext:value-type="float">
            <text:p>0.00049253</text:p>
          </table:table-cell>
          <table:table-cell table:style-name="ce5" office:value-type="float" office:value="4916140" calcext:value-type="float">
            <text:p>4916140</text:p>
          </table:table-cell>
          <table:table-cell table:style-name="ce8" table:formula="of:=[.T36]/[.V36]-1" office:value-type="percentage" office:value="0.00000439697844645259" calcext:value-type="percentage">
            <text:p>0.00044%</text:p>
          </table:table-cell>
          <table:table-cell/>
          <table:table-cell table:style-name="ce5" office:value-type="float" office:value="0.00050418" calcext:value-type="float">
            <text:p>0.00050418</text:p>
          </table:table-cell>
          <table:table-cell table:style-name="ce5" office:value-type="float" office:value="4916161.61616162" calcext:value-type="float">
            <text:p>4916161.61616162</text:p>
          </table:table-cell>
          <table:table-cell table:style-name="ce5" office:value-type="float" office:value="0.00050418" calcext:value-type="float">
            <text:p>0.00050418</text:p>
          </table:table-cell>
          <table:table-cell table:style-name="ce5" office:value-type="float" office:value="4916160" calcext:value-type="float">
            <text:p>4916160</text:p>
          </table:table-cell>
          <table:table-cell table:style-name="ce27" table:formula="of:=[.Z36]/[.AB36]-1" office:value-type="percentage" office:value="0.00000032874471544986" calcext:value-type="percentage">
            <text:p>0.0000%</text:p>
          </table:table-cell>
        </table:table-row>
        <table:table-row table:style-name="ro1">
          <table:table-cell office:value-type="float" office:value="0.000183333" calcext:value-type="float">
            <text:p>0.000183333</text:p>
          </table:table-cell>
          <table:table-cell office:value-type="float" office:value="9830910" calcext:value-type="float">
            <text:p>9830910</text:p>
          </table:table-cell>
          <table:table-cell office:value-type="float" office:value="0.000183333" calcext:value-type="float">
            <text:p>0.000183333</text:p>
          </table:table-cell>
          <table:table-cell office:value-type="float" office:value="9830910" calcext:value-type="float">
            <text:p>9830910</text:p>
          </table:table-cell>
          <table:table-cell table:formula="of:=[.D37]/[.B37]-1" office:value-type="percentage" office:value="0" calcext:value-type="percentage">
            <text:p>0.00000000%</text:p>
          </table:table-cell>
          <table:table-cell/>
          <table:table-cell office:value-type="float" office:value="0.000361032758" calcext:value-type="float">
            <text:p>0.000361032758</text:p>
          </table:table-cell>
          <table:table-cell office:value-type="float" office:value="5032675.3952014" calcext:value-type="float">
            <text:p>5032675.3952014</text:p>
          </table:table-cell>
          <table:table-cell office:value-type="float" office:value="0.000361032758" calcext:value-type="float">
            <text:p>0.000361032758</text:p>
          </table:table-cell>
          <table:table-cell office:value-type="float" office:value="5032675.39313185" calcext:value-type="float">
            <text:p>5032675.39313185</text:p>
          </table:table-cell>
          <table:table-cell table:formula="of:=[.H37]/[.J37]-1" office:value-type="percentage" office:value="0.00000000041122283356" calcext:value-type="percentage">
            <text:p>0.00000004112228%</text:p>
          </table:table-cell>
          <table:table-cell/>
          <table:table-cell table:style-name="ce5" office:value-type="float" office:value="0.000480282191" calcext:value-type="float">
            <text:p>0.000480282191</text:p>
          </table:table-cell>
          <table:table-cell table:style-name="ce5" office:value-type="float" office:value="5066666.66666667" calcext:value-type="float">
            <text:p>5066666.66666667</text:p>
          </table:table-cell>
          <table:table-cell table:style-name="ce5" office:value-type="float" office:value="0.000480282" calcext:value-type="float">
            <text:p>0.000480282</text:p>
          </table:table-cell>
          <table:table-cell table:style-name="ce5" office:value-type="float" office:value="5066670" calcext:value-type="float">
            <text:p>5066670</text:p>
          </table:table-cell>
          <table:table-cell table:style-name="ce31" table:formula="of:=[.N37]/[.P37]-1" office:value-type="percentage" office:value="-0.0000006578943033686" calcext:value-type="percentage">
            <text:p>-0.000066%</text:p>
          </table:table-cell>
          <table:table-cell/>
          <table:table-cell table:style-name="ce5" office:value-type="float" office:value="0.00047484" calcext:value-type="float">
            <text:p>0.00047484</text:p>
          </table:table-cell>
          <table:table-cell table:style-name="ce5" office:value-type="float" office:value="5066666.66666667" calcext:value-type="float">
            <text:p>5066666.66666667</text:p>
          </table:table-cell>
          <table:table-cell table:style-name="ce5" office:value-type="float" office:value="0.00047484" calcext:value-type="float">
            <text:p>0.00047484</text:p>
          </table:table-cell>
          <table:table-cell table:style-name="ce5" office:value-type="float" office:value="5066640" calcext:value-type="float">
            <text:p>5066640</text:p>
          </table:table-cell>
          <table:table-cell table:style-name="ce8" table:formula="of:=[.T37]/[.V37]-1" office:value-type="percentage" office:value="0.00000526318559623817" calcext:value-type="percentage">
            <text:p>0.00053%</text:p>
          </table:table-cell>
          <table:table-cell/>
          <table:table-cell table:style-name="ce5" office:value-type="float" office:value="0.00048644" calcext:value-type="float">
            <text:p>0.00048644</text:p>
          </table:table-cell>
          <table:table-cell table:style-name="ce5" office:value-type="float" office:value="5066666.66666667" calcext:value-type="float">
            <text:p>5066666.66666667</text:p>
          </table:table-cell>
          <table:table-cell table:style-name="ce5" office:value-type="float" office:value="0.00048644" calcext:value-type="float">
            <text:p>0.00048644</text:p>
          </table:table-cell>
          <table:table-cell table:style-name="ce5" office:value-type="float" office:value="5066640" calcext:value-type="float">
            <text:p>5066640</text:p>
          </table:table-cell>
          <table:table-cell table:style-name="ce27" table:formula="of:=[.Z37]/[.AB37]-1" office:value-type="percentage" office:value="0.00000526318559623817" calcext:value-type="percentage">
            <text:p>0.0005%</text:p>
          </table:table-cell>
        </table:table-row>
        <table:table-row table:style-name="ro1">
          <table:table-cell office:value-type="float" office:value="0.000187374" calcext:value-type="float">
            <text:p>0.000187374</text:p>
          </table:table-cell>
          <table:table-cell office:value-type="float" office:value="9716090" calcext:value-type="float">
            <text:p>9716090</text:p>
          </table:table-cell>
          <table:table-cell office:value-type="float" office:value="0.000187374" calcext:value-type="float">
            <text:p>0.000187374</text:p>
          </table:table-cell>
          <table:table-cell office:value-type="float" office:value="9716090" calcext:value-type="float">
            <text:p>9716090</text:p>
          </table:table-cell>
          <table:table-cell table:formula="of:=[.D38]/[.B38]-1" office:value-type="percentage" office:value="0" calcext:value-type="percentage">
            <text:p>0.00000000%</text:p>
          </table:table-cell>
          <table:table-cell/>
          <table:table-cell office:value-type="float" office:value="0.00034495574" calcext:value-type="float">
            <text:p>0.00034495574</text:p>
          </table:table-cell>
          <table:table-cell office:value-type="float" office:value="5182150.4071772" calcext:value-type="float">
            <text:p>5182150.4071772</text:p>
          </table:table-cell>
          <table:table-cell office:value-type="float" office:value="0.00034495574" calcext:value-type="float">
            <text:p>0.00034495574</text:p>
          </table:table-cell>
          <table:table-cell office:value-type="float" office:value="5182150.40543628" calcext:value-type="float">
            <text:p>5182150.40543628</text:p>
          </table:table-cell>
          <table:table-cell table:formula="of:=[.H38]/[.J38]-1" office:value-type="percentage" office:value="0.00000000033594438342" calcext:value-type="percentage">
            <text:p>0.00000003359444%</text:p>
          </table:table-cell>
          <table:table-cell/>
          <table:table-cell table:style-name="ce5" office:value-type="float" office:value="0.000463278353" calcext:value-type="float">
            <text:p>0.000463278353</text:p>
          </table:table-cell>
          <table:table-cell table:style-name="ce5" office:value-type="float" office:value="5217171.71717172" calcext:value-type="float">
            <text:p>5217171.71717172</text:p>
          </table:table-cell>
          <table:table-cell table:style-name="ce5" office:value-type="float" office:value="0.000463278" calcext:value-type="float">
            <text:p>0.000463278</text:p>
          </table:table-cell>
          <table:table-cell table:style-name="ce5" office:value-type="float" office:value="5217170" calcext:value-type="float">
            <text:p>5217170</text:p>
          </table:table-cell>
          <table:table-cell table:style-name="ce31" table:formula="of:=[.N38]/[.P38]-1" office:value-type="percentage" office:value="0.00000032913854064454" calcext:value-type="percentage">
            <text:p>0.000033%</text:p>
          </table:table-cell>
          <table:table-cell/>
          <table:table-cell table:style-name="ce5" office:value-type="float" office:value="0.00045816" calcext:value-type="float">
            <text:p>0.00045816</text:p>
          </table:table-cell>
          <table:table-cell table:style-name="ce5" office:value-type="float" office:value="5217171.71717172" calcext:value-type="float">
            <text:p>5217171.71717172</text:p>
          </table:table-cell>
          <table:table-cell table:style-name="ce5" office:value-type="float" office:value="0.00045816" calcext:value-type="float">
            <text:p>0.00045816</text:p>
          </table:table-cell>
          <table:table-cell table:style-name="ce5" office:value-type="float" office:value="5217200" calcext:value-type="float">
            <text:p>5217200</text:p>
          </table:table-cell>
          <table:table-cell table:style-name="ce8" table:formula="of:=[.T38]/[.V38]-1" office:value-type="percentage" office:value="-0.00000542107419299054" calcext:value-type="percentage">
            <text:p>-0.00054%</text:p>
          </table:table-cell>
          <table:table-cell/>
          <table:table-cell table:style-name="ce5" office:value-type="float" office:value="0.00046971" calcext:value-type="float">
            <text:p>0.00046971</text:p>
          </table:table-cell>
          <table:table-cell table:style-name="ce5" office:value-type="float" office:value="5217171.71717172" calcext:value-type="float">
            <text:p>5217171.71717172</text:p>
          </table:table-cell>
          <table:table-cell table:style-name="ce5" office:value-type="float" office:value="0.00046971" calcext:value-type="float">
            <text:p>0.00046971</text:p>
          </table:table-cell>
          <table:table-cell table:style-name="ce5" office:value-type="float" office:value="5217160" calcext:value-type="float">
            <text:p>5217160</text:p>
          </table:table-cell>
          <table:table-cell table:style-name="ce27" table:formula="of:=[.Z38]/[.AB38]-1" office:value-type="percentage" office:value="0.000002245890814212" calcext:value-type="percentage">
            <text:p>0.0002%</text:p>
          </table:table-cell>
        </table:table-row>
        <table:table-row table:style-name="ro1">
          <table:table-cell office:value-type="float" office:value="0.000191414" calcext:value-type="float">
            <text:p>0.000191414</text:p>
          </table:table-cell>
          <table:table-cell office:value-type="float" office:value="9603690" calcext:value-type="float">
            <text:p>9603690</text:p>
          </table:table-cell>
          <table:table-cell office:value-type="float" office:value="0.000191414" calcext:value-type="float">
            <text:p>0.000191414</text:p>
          </table:table-cell>
          <table:table-cell office:value-type="float" office:value="9603690" calcext:value-type="float">
            <text:p>9603690</text:p>
          </table:table-cell>
          <table:table-cell table:formula="of:=[.D39]/[.B39]-1" office:value-type="percentage" office:value="0" calcext:value-type="percentage">
            <text:p>0.00000000%</text:p>
          </table:table-cell>
          <table:table-cell/>
          <table:table-cell office:value-type="float" office:value="0.00032955328" calcext:value-type="float">
            <text:p>0.00032955328</text:p>
          </table:table-cell>
          <table:table-cell office:value-type="float" office:value="5331625.419153" calcext:value-type="float">
            <text:p>5331625.419153</text:p>
          </table:table-cell>
          <table:table-cell office:value-type="float" office:value="0.00032955328" calcext:value-type="float">
            <text:p>0.00032955328</text:p>
          </table:table-cell>
          <table:table-cell office:value-type="float" office:value="5331625.42383792" calcext:value-type="float">
            <text:p>5331625.42383792</text:p>
          </table:table-cell>
          <table:table-cell table:formula="of:=[.H39]/[.J39]-1" office:value-type="percentage" office:value="-0.00000000087870311027" calcext:value-type="percentage">
            <text:p>-0.00000008787031%</text:p>
          </table:table-cell>
          <table:table-cell/>
          <table:table-cell table:style-name="ce5" office:value-type="float" office:value="0.000447195618" calcext:value-type="float">
            <text:p>0.000447195618</text:p>
          </table:table-cell>
          <table:table-cell table:style-name="ce5" office:value-type="float" office:value="5367676.76767677" calcext:value-type="float">
            <text:p>5367676.76767677</text:p>
          </table:table-cell>
          <table:table-cell table:style-name="ce5" office:value-type="float" office:value="0.000447196" calcext:value-type="float">
            <text:p>0.000447196</text:p>
          </table:table-cell>
          <table:table-cell table:style-name="ce5" office:value-type="float" office:value="5367680" calcext:value-type="float">
            <text:p>5367680</text:p>
          </table:table-cell>
          <table:table-cell table:style-name="ce31" table:formula="of:=[.N39]/[.P39]-1" office:value-type="percentage" office:value="-0.00000060218255004685" calcext:value-type="percentage">
            <text:p>-0.000060%</text:p>
          </table:table-cell>
          <table:table-cell/>
          <table:table-cell table:style-name="ce5" office:value-type="float" office:value="0.00044242" calcext:value-type="float">
            <text:p>0.00044242</text:p>
          </table:table-cell>
          <table:table-cell table:style-name="ce5" office:value-type="float" office:value="5367676.76767677" calcext:value-type="float">
            <text:p>5367676.76767677</text:p>
          </table:table-cell>
          <table:table-cell table:style-name="ce5" office:value-type="float" office:value="0.00044242" calcext:value-type="float">
            <text:p>0.00044242</text:p>
          </table:table-cell>
          <table:table-cell table:style-name="ce5" office:value-type="float" office:value="5367660" calcext:value-type="float">
            <text:p>5367660</text:p>
          </table:table-cell>
          <table:table-cell table:style-name="ce8" table:formula="of:=[.T39]/[.V39]-1" office:value-type="percentage" office:value="0.00000312383362022217" calcext:value-type="percentage">
            <text:p>0.00031%</text:p>
          </table:table-cell>
          <table:table-cell/>
          <table:table-cell table:style-name="ce5" office:value-type="float" office:value="0.00045391" calcext:value-type="float">
            <text:p>0.00045391</text:p>
          </table:table-cell>
          <table:table-cell table:style-name="ce5" office:value-type="float" office:value="5367676.76767677" calcext:value-type="float">
            <text:p>5367676.76767677</text:p>
          </table:table-cell>
          <table:table-cell table:style-name="ce5" office:value-type="float" office:value="0.00045391" calcext:value-type="float">
            <text:p>0.00045391</text:p>
          </table:table-cell>
          <table:table-cell table:style-name="ce5" office:value-type="float" office:value="5367670" calcext:value-type="float">
            <text:p>5367670</text:p>
          </table:table-cell>
          <table:table-cell table:style-name="ce27" table:formula="of:=[.Z39]/[.AB39]-1" office:value-type="percentage" office:value="0.00000126082206430844" calcext:value-type="percentage">
            <text:p>0.0001%</text:p>
          </table:table-cell>
        </table:table-row>
        <table:table-row table:style-name="ro1">
          <table:table-cell office:value-type="float" office:value="0.000195455" calcext:value-type="float">
            <text:p>0.000195455</text:p>
          </table:table-cell>
          <table:table-cell office:value-type="float" office:value="9493580" calcext:value-type="float">
            <text:p>9493580</text:p>
          </table:table-cell>
          <table:table-cell office:value-type="float" office:value="0.000195455" calcext:value-type="float">
            <text:p>0.000195455</text:p>
          </table:table-cell>
          <table:table-cell office:value-type="float" office:value="9493580" calcext:value-type="float">
            <text:p>9493580</text:p>
          </table:table-cell>
          <table:table-cell table:formula="of:=[.D40]/[.B40]-1" office:value-type="percentage" office:value="0" calcext:value-type="percentage">
            <text:p>0.00000000%</text:p>
          </table:table-cell>
          <table:table-cell/>
          <table:table-cell office:value-type="float" office:value="0.000314739829" calcext:value-type="float">
            <text:p>0.000314739829</text:p>
          </table:table-cell>
          <table:table-cell office:value-type="float" office:value="5481100.4311288" calcext:value-type="float">
            <text:p>5481100.4311288</text:p>
          </table:table-cell>
          <table:table-cell office:value-type="float" office:value="0.000314739829" calcext:value-type="float">
            <text:p>0.000314739829</text:p>
          </table:table-cell>
          <table:table-cell office:value-type="float" office:value="5481100.43306668" calcext:value-type="float">
            <text:p>5481100.43306668</text:p>
          </table:table-cell>
          <table:table-cell table:formula="of:=[.H40]/[.J40]-1" office:value-type="percentage" office:value="-0.00000000035355662842" calcext:value-type="percentage">
            <text:p>-0.00000003535566%</text:p>
          </table:table-cell>
          <table:table-cell/>
          <table:table-cell table:style-name="ce5" office:value-type="float" office:value="0.000431957714" calcext:value-type="float">
            <text:p>0.000431957714</text:p>
          </table:table-cell>
          <table:table-cell table:style-name="ce5" office:value-type="float" office:value="5518181.81818182" calcext:value-type="float">
            <text:p>5518181.81818182</text:p>
          </table:table-cell>
          <table:table-cell table:style-name="ce5" office:value-type="float" office:value="0.000431958" calcext:value-type="float">
            <text:p>0.000431958</text:p>
          </table:table-cell>
          <table:table-cell table:style-name="ce5" office:value-type="float" office:value="5518180" calcext:value-type="float">
            <text:p>5518180</text:p>
          </table:table-cell>
          <table:table-cell table:style-name="ce31" table:formula="of:=[.N40]/[.P40]-1" office:value-type="percentage" office:value="0.00000032948940043021" calcext:value-type="percentage">
            <text:p>0.000033%</text:p>
          </table:table-cell>
          <table:table-cell/>
          <table:table-cell table:style-name="ce5" office:value-type="float" office:value="0.00042753" calcext:value-type="float">
            <text:p>0.00042753</text:p>
          </table:table-cell>
          <table:table-cell table:style-name="ce5" office:value-type="float" office:value="5518181.81818182" calcext:value-type="float">
            <text:p>5518181.81818182</text:p>
          </table:table-cell>
          <table:table-cell table:style-name="ce5" office:value-type="float" office:value="0.00042753" calcext:value-type="float">
            <text:p>0.00042753</text:p>
          </table:table-cell>
          <table:table-cell table:style-name="ce5" office:value-type="float" office:value="5518150" calcext:value-type="float">
            <text:p>5518150</text:p>
          </table:table-cell>
          <table:table-cell table:style-name="ce8" table:formula="of:=[.T40]/[.V40]-1" office:value-type="percentage" office:value="0.00000576609585101195" calcext:value-type="percentage">
            <text:p>0.00058%</text:p>
          </table:table-cell>
          <table:table-cell/>
          <table:table-cell table:style-name="ce5" office:value-type="float" office:value="0.00043896" calcext:value-type="float">
            <text:p>0.00043896</text:p>
          </table:table-cell>
          <table:table-cell table:style-name="ce5" office:value-type="float" office:value="5518181.81818182" calcext:value-type="float">
            <text:p>5518181.81818182</text:p>
          </table:table-cell>
          <table:table-cell table:style-name="ce5" office:value-type="float" office:value="0.00043896" calcext:value-type="float">
            <text:p>0.00043896</text:p>
          </table:table-cell>
          <table:table-cell table:style-name="ce5" office:value-type="float" office:value="5518210" calcext:value-type="float">
            <text:p>5518210</text:p>
          </table:table-cell>
          <table:table-cell table:style-name="ce27" table:formula="of:=[.Z40]/[.AB40]-1" office:value-type="percentage" office:value="-0.00000510705793721478" calcext:value-type="percentage">
            <text:p>-0.0005%</text:p>
          </table:table-cell>
        </table:table-row>
        <table:table-row table:style-name="ro1">
          <table:table-cell office:value-type="float" office:value="0.000199495" calcext:value-type="float">
            <text:p>0.000199495</text:p>
          </table:table-cell>
          <table:table-cell office:value-type="float" office:value="9385650" calcext:value-type="float">
            <text:p>9385650</text:p>
          </table:table-cell>
          <table:table-cell office:value-type="float" office:value="0.000199495" calcext:value-type="float">
            <text:p>0.000199495</text:p>
          </table:table-cell>
          <table:table-cell office:value-type="float" office:value="9385650" calcext:value-type="float">
            <text:p>9385650</text:p>
          </table:table-cell>
          <table:table-cell table:formula="of:=[.D41]/[.B41]-1" office:value-type="percentage" office:value="0" calcext:value-type="percentage">
            <text:p>0.00000000%</text:p>
          </table:table-cell>
          <table:table-cell/>
          <table:table-cell office:value-type="float" office:value="0.000300431467" calcext:value-type="float">
            <text:p>0.000300431467</text:p>
          </table:table-cell>
          <table:table-cell office:value-type="float" office:value="5630575.4431046" calcext:value-type="float">
            <text:p>5630575.4431046</text:p>
          </table:table-cell>
          <table:table-cell office:value-type="float" office:value="0.000300431467" calcext:value-type="float">
            <text:p>0.000300431467</text:p>
          </table:table-cell>
          <table:table-cell office:value-type="float" office:value="5630575.44276005" calcext:value-type="float">
            <text:p>5630575.44276005</text:p>
          </table:table-cell>
          <table:table-cell table:formula="of:=[.H41]/[.J41]-1" office:value-type="percentage" office:value="0.00000000006119260654" calcext:value-type="percentage">
            <text:p>0.00000000611926%</text:p>
          </table:table-cell>
          <table:table-cell/>
          <table:table-cell table:style-name="ce5" office:value-type="float" office:value="0.000417496437" calcext:value-type="float">
            <text:p>0.000417496437</text:p>
          </table:table-cell>
          <table:table-cell table:style-name="ce5" office:value-type="float" office:value="5668686.86868687" calcext:value-type="float">
            <text:p>5668686.86868687</text:p>
          </table:table-cell>
          <table:table-cell table:style-name="ce5" office:value-type="float" office:value="0.000417496" calcext:value-type="float">
            <text:p>0.000417496</text:p>
          </table:table-cell>
          <table:table-cell table:style-name="ce5" office:value-type="float" office:value="5668690" calcext:value-type="float">
            <text:p>5668690</text:p>
          </table:table-cell>
          <table:table-cell table:style-name="ce31" table:formula="of:=[.N41]/[.P41]-1" office:value-type="percentage" office:value="-0.00000055238743523756" calcext:value-type="percentage">
            <text:p>-0.000055%</text:p>
          </table:table-cell>
          <table:table-cell/>
          <table:table-cell table:style-name="ce5" office:value-type="float" office:value="0.00041342" calcext:value-type="float">
            <text:p>0.00041342</text:p>
          </table:table-cell>
          <table:table-cell table:style-name="ce5" office:value-type="float" office:value="5668686.86868687" calcext:value-type="float">
            <text:p>5668686.86868687</text:p>
          </table:table-cell>
          <table:table-cell table:style-name="ce5" office:value-type="float" office:value="0.00041342" calcext:value-type="float">
            <text:p>0.00041342</text:p>
          </table:table-cell>
          <table:table-cell table:style-name="ce5" office:value-type="float" office:value="5668710" calcext:value-type="float">
            <text:p>5668710</text:p>
          </table:table-cell>
          <table:table-cell table:style-name="ce8" table:formula="of:=[.T41]/[.V41]-1" office:value-type="percentage" office:value="-0.00000408052504541345" calcext:value-type="percentage">
            <text:p>-0.00041%</text:p>
          </table:table-cell>
          <table:table-cell/>
          <table:table-cell table:style-name="ce5" office:value-type="float" office:value="0.0004248" calcext:value-type="float">
            <text:p>0.0004248</text:p>
          </table:table-cell>
          <table:table-cell table:style-name="ce5" office:value-type="float" office:value="5668686.86868687" calcext:value-type="float">
            <text:p>5668686.86868687</text:p>
          </table:table-cell>
          <table:table-cell table:style-name="ce5" office:value-type="float" office:value="0.0004248" calcext:value-type="float">
            <text:p>0.0004248</text:p>
          </table:table-cell>
          <table:table-cell table:style-name="ce5" office:value-type="float" office:value="5668710" calcext:value-type="float">
            <text:p>5668710</text:p>
          </table:table-cell>
          <table:table-cell table:style-name="ce27" table:formula="of:=[.Z41]/[.AB41]-1" office:value-type="percentage" office:value="-0.00000408052504541345" calcext:value-type="percentage">
            <text:p>-0.0004%</text:p>
          </table:table-cell>
        </table:table-row>
        <table:table-row table:style-name="ro1">
          <table:table-cell office:value-type="float" office:value="0.000203535" calcext:value-type="float">
            <text:p>0.000203535</text:p>
          </table:table-cell>
          <table:table-cell office:value-type="float" office:value="9279830" calcext:value-type="float">
            <text:p>9279830</text:p>
          </table:table-cell>
          <table:table-cell office:value-type="float" office:value="0.000203535" calcext:value-type="float">
            <text:p>0.000203535</text:p>
          </table:table-cell>
          <table:table-cell office:value-type="float" office:value="9279830" calcext:value-type="float">
            <text:p>9279830</text:p>
          </table:table-cell>
          <table:table-cell table:formula="of:=[.D42]/[.B42]-1" office:value-type="percentage" office:value="0" calcext:value-type="percentage">
            <text:p>0.00000000%</text:p>
          </table:table-cell>
          <table:table-cell/>
          <table:table-cell office:value-type="float" office:value="0.000286542848" calcext:value-type="float">
            <text:p>0.000286542848</text:p>
          </table:table-cell>
          <table:table-cell office:value-type="float" office:value="5780050.4550804" calcext:value-type="float">
            <text:p>5780050.4550804</text:p>
          </table:table-cell>
          <table:table-cell office:value-type="float" office:value="0.000286542848" calcext:value-type="float">
            <text:p>0.000286542848</text:p>
          </table:table-cell>
          <table:table-cell office:value-type="float" office:value="5780050.46009583" calcext:value-type="float">
            <text:p>5780050.46009583</text:p>
          </table:table-cell>
          <table:table-cell table:formula="of:=[.H42]/[.J42]-1" office:value-type="percentage" office:value="-0.0000000008677132346" calcext:value-type="percentage">
            <text:p>-0.00000008677132%</text:p>
          </table:table-cell>
          <table:table-cell/>
          <table:table-cell table:style-name="ce5" office:value-type="float" office:value="0.000403750604" calcext:value-type="float">
            <text:p>0.000403750604</text:p>
          </table:table-cell>
          <table:table-cell table:style-name="ce5" office:value-type="float" office:value="5819191.91919192" calcext:value-type="float">
            <text:p>5819191.91919192</text:p>
          </table:table-cell>
          <table:table-cell table:style-name="ce5" office:value-type="float" office:value="0.000403751" calcext:value-type="float">
            <text:p>0.000403751</text:p>
          </table:table-cell>
          <table:table-cell table:style-name="ce5" office:value-type="float" office:value="5819190" calcext:value-type="float">
            <text:p>5819190</text:p>
          </table:table-cell>
          <table:table-cell table:style-name="ce31" table:formula="of:=[.N42]/[.P42]-1" office:value-type="percentage" office:value="0.00000032980396236226" calcext:value-type="percentage">
            <text:p>0.000033%</text:p>
          </table:table-cell>
          <table:table-cell/>
          <table:table-cell table:style-name="ce5" office:value-type="float" office:value="0.00040004" calcext:value-type="float">
            <text:p>0.00040004</text:p>
          </table:table-cell>
          <table:table-cell table:style-name="ce5" office:value-type="float" office:value="5819191.91919192" calcext:value-type="float">
            <text:p>5819191.91919192</text:p>
          </table:table-cell>
          <table:table-cell table:style-name="ce5" office:value-type="float" office:value="0.00040004" calcext:value-type="float">
            <text:p>0.00040004</text:p>
          </table:table-cell>
          <table:table-cell table:style-name="ce5" office:value-type="float" office:value="5819230" calcext:value-type="float">
            <text:p>5819230</text:p>
          </table:table-cell>
          <table:table-cell table:style-name="ce8" table:formula="of:=[.T42]/[.V42]-1" office:value-type="percentage" office:value="-0.00000654395995347556" calcext:value-type="percentage">
            <text:p>-0.00065%</text:p>
          </table:table-cell>
          <table:table-cell/>
          <table:table-cell table:style-name="ce5" office:value-type="float" office:value="0.00041137" calcext:value-type="float">
            <text:p>0.00041137</text:p>
          </table:table-cell>
          <table:table-cell table:style-name="ce5" office:value-type="float" office:value="5819191.91919192" calcext:value-type="float">
            <text:p>5819191.91919192</text:p>
          </table:table-cell>
          <table:table-cell table:style-name="ce5" office:value-type="float" office:value="0.00041137" calcext:value-type="float">
            <text:p>0.00041137</text:p>
          </table:table-cell>
          <table:table-cell table:style-name="ce5" office:value-type="float" office:value="5819140" calcext:value-type="float">
            <text:p>5819140</text:p>
          </table:table-cell>
          <table:table-cell table:style-name="ce27" table:formula="of:=[.Z42]/[.AB42]-1" office:value-type="percentage" office:value="0.00000892214174608164" calcext:value-type="percentage">
            <text:p>0.0009%</text:p>
          </table:table-cell>
        </table:table-row>
        <table:table-row table:style-name="ro1">
          <table:table-cell office:value-type="float" office:value="0.000207576" calcext:value-type="float">
            <text:p>0.000207576</text:p>
          </table:table-cell>
          <table:table-cell office:value-type="float" office:value="9176020" calcext:value-type="float">
            <text:p>9176020</text:p>
          </table:table-cell>
          <table:table-cell office:value-type="float" office:value="0.000207576" calcext:value-type="float">
            <text:p>0.000207576</text:p>
          </table:table-cell>
          <table:table-cell office:value-type="float" office:value="9176020" calcext:value-type="float">
            <text:p>9176020</text:p>
          </table:table-cell>
          <table:table-cell table:formula="of:=[.D43]/[.B43]-1" office:value-type="percentage" office:value="0" calcext:value-type="percentage">
            <text:p>0.00000000%</text:p>
          </table:table-cell>
          <table:table-cell/>
          <table:table-cell office:value-type="float" office:value="0.000272983031" calcext:value-type="float">
            <text:p>0.000272983031</text:p>
          </table:table-cell>
          <table:table-cell office:value-type="float" office:value="5929525.4670562" calcext:value-type="float">
            <text:p>5929525.4670562</text:p>
          </table:table-cell>
          <table:table-cell office:value-type="float" office:value="0.000272983031" calcext:value-type="float">
            <text:p>0.000272983031</text:p>
          </table:table-cell>
          <table:table-cell office:value-type="float" office:value="5929525.47132669" calcext:value-type="float">
            <text:p>5929525.47132669</text:p>
          </table:table-cell>
          <table:table-cell table:formula="of:=[.H43]/[.J43]-1" office:value-type="percentage" office:value="-0.00000000072020711617" calcext:value-type="percentage">
            <text:p>-0.00000007202071%</text:p>
          </table:table-cell>
          <table:table-cell/>
          <table:table-cell table:style-name="ce5" office:value-type="float" office:value="0.000390665171" calcext:value-type="float">
            <text:p>0.000390665171</text:p>
          </table:table-cell>
          <table:table-cell table:style-name="ce5" office:value-type="float" office:value="5969696.96969697" calcext:value-type="float">
            <text:p>5969696.96969697</text:p>
          </table:table-cell>
          <table:table-cell table:style-name="ce5" office:value-type="float" office:value="0.000390665" calcext:value-type="float">
            <text:p>0.000390665</text:p>
          </table:table-cell>
          <table:table-cell table:style-name="ce5" office:value-type="float" office:value="5969700" calcext:value-type="float">
            <text:p>5969700</text:p>
          </table:table-cell>
          <table:table-cell table:style-name="ce31" table:formula="of:=[.N43]/[.P43]-1" office:value-type="percentage" office:value="-0.000000507613955536" calcext:value-type="percentage">
            <text:p>-0.000051%</text:p>
          </table:table-cell>
          <table:table-cell/>
          <table:table-cell table:style-name="ce5" office:value-type="float" office:value="0.00038733" calcext:value-type="float">
            <text:p>0.00038733</text:p>
          </table:table-cell>
          <table:table-cell table:style-name="ce5" office:value-type="float" office:value="5969696.96969697" calcext:value-type="float">
            <text:p>5969696.96969697</text:p>
          </table:table-cell>
          <table:table-cell table:style-name="ce5" office:value-type="float" office:value="0.00038733" calcext:value-type="float">
            <text:p>0.00038733</text:p>
          </table:table-cell>
          <table:table-cell table:style-name="ce5" office:value-type="float" office:value="5969750" calcext:value-type="float">
            <text:p>5969750</text:p>
          </table:table-cell>
          <table:table-cell table:style-name="ce8" table:formula="of:=[.T43]/[.V43]-1" office:value-type="percentage" office:value="-0.00000888316981950688" calcext:value-type="percentage">
            <text:p>-0.00089%</text:p>
          </table:table-cell>
          <table:table-cell/>
          <table:table-cell table:style-name="ce5" office:value-type="float" office:value="0.0003986" calcext:value-type="float">
            <text:p>0.0003986</text:p>
          </table:table-cell>
          <table:table-cell table:style-name="ce5" office:value-type="float" office:value="5969696.96969697" calcext:value-type="float">
            <text:p>5969696.96969697</text:p>
          </table:table-cell>
          <table:table-cell table:style-name="ce5" office:value-type="float" office:value="0.0003986" calcext:value-type="float">
            <text:p>0.0003986</text:p>
          </table:table-cell>
          <table:table-cell table:style-name="ce5" office:value-type="float" office:value="5969680" calcext:value-type="float">
            <text:p>5969680</text:p>
          </table:table-cell>
          <table:table-cell table:style-name="ce27" table:formula="of:=[.Z43]/[.AB43]-1" office:value-type="percentage" office:value="0.00000284264767458353" calcext:value-type="percentage">
            <text:p>0.0003%</text:p>
          </table:table-cell>
        </table:table-row>
        <table:table-row table:style-name="ro1">
          <table:table-cell office:value-type="float" office:value="0.000211616" calcext:value-type="float">
            <text:p>0.000211616</text:p>
          </table:table-cell>
          <table:table-cell office:value-type="float" office:value="9074180" calcext:value-type="float">
            <text:p>9074180</text:p>
          </table:table-cell>
          <table:table-cell office:value-type="float" office:value="0.000211616" calcext:value-type="float">
            <text:p>0.000211616</text:p>
          </table:table-cell>
          <table:table-cell office:value-type="float" office:value="9074180" calcext:value-type="float">
            <text:p>9074180</text:p>
          </table:table-cell>
          <table:table-cell table:formula="of:=[.D44]/[.B44]-1" office:value-type="percentage" office:value="0" calcext:value-type="percentage">
            <text:p>0.00000000%</text:p>
          </table:table-cell>
          <table:table-cell/>
          <table:table-cell office:value-type="float" office:value="0.000259649164" calcext:value-type="float">
            <text:p>0.000259649164</text:p>
          </table:table-cell>
          <table:table-cell office:value-type="float" office:value="6079000.479032" calcext:value-type="float">
            <text:p>6079000.479032</text:p>
          </table:table-cell>
          <table:table-cell office:value-type="float" office:value="0.000259649164" calcext:value-type="float">
            <text:p>0.000259649164</text:p>
          </table:table-cell>
          <table:table-cell office:value-type="float" office:value="6079000.48217406" calcext:value-type="float">
            <text:p>6079000.48217406</text:p>
          </table:table-cell>
          <table:table-cell table:formula="of:=[.H44]/[.J44]-1" office:value-type="percentage" office:value="-0.00000000051687099045" calcext:value-type="percentage">
            <text:p>-0.00000005168710%</text:p>
          </table:table-cell>
          <table:table-cell/>
          <table:table-cell table:style-name="ce5" office:value-type="float" office:value="0.000378190475" calcext:value-type="float">
            <text:p>0.000378190475</text:p>
          </table:table-cell>
          <table:table-cell table:style-name="ce5" office:value-type="float" office:value="6120202.02020202" calcext:value-type="float">
            <text:p>6120202.02020202</text:p>
          </table:table-cell>
          <table:table-cell table:style-name="ce5" office:value-type="float" office:value="0.00037819" calcext:value-type="float">
            <text:p>0.00037819</text:p>
          </table:table-cell>
          <table:table-cell table:style-name="ce5" office:value-type="float" office:value="6120200" calcext:value-type="float">
            <text:p>6120200</text:p>
          </table:table-cell>
          <table:table-cell table:style-name="ce31" table:formula="of:=[.N44]/[.P44]-1" office:value-type="percentage" office:value="0.00000033008758215658" calcext:value-type="percentage">
            <text:p>0.000033%</text:p>
          </table:table-cell>
          <table:table-cell/>
          <table:table-cell table:style-name="ce5" office:value-type="float" office:value="0.00037525" calcext:value-type="float">
            <text:p>0.00037525</text:p>
          </table:table-cell>
          <table:table-cell table:style-name="ce5" office:value-type="float" office:value="6120202.02020202" calcext:value-type="float">
            <text:p>6120202.02020202</text:p>
          </table:table-cell>
          <table:table-cell table:style-name="ce5" office:value-type="float" office:value="0.00037525" calcext:value-type="float">
            <text:p>0.00037525</text:p>
          </table:table-cell>
          <table:table-cell table:style-name="ce5" office:value-type="float" office:value="6120170" calcext:value-type="float">
            <text:p>6120170</text:p>
          </table:table-cell>
          <table:table-cell table:style-name="ce8" table:formula="of:=[.T44]/[.V44]-1" office:value-type="percentage" office:value="0.00000523191382262311" calcext:value-type="percentage">
            <text:p>0.00052%</text:p>
          </table:table-cell>
          <table:table-cell/>
          <table:table-cell table:style-name="ce5" office:value-type="float" office:value="0.00038645" calcext:value-type="float">
            <text:p>0.00038645</text:p>
          </table:table-cell>
          <table:table-cell table:style-name="ce5" office:value-type="float" office:value="6120202.02020202" calcext:value-type="float">
            <text:p>6120202.02020202</text:p>
          </table:table-cell>
          <table:table-cell table:style-name="ce5" office:value-type="float" office:value="0.00038645" calcext:value-type="float">
            <text:p>0.00038645</text:p>
          </table:table-cell>
          <table:table-cell table:style-name="ce5" office:value-type="float" office:value="6120240" calcext:value-type="float">
            <text:p>6120240</text:p>
          </table:table-cell>
          <table:table-cell table:style-name="ce27" table:formula="of:=[.Z44]/[.AB44]-1" office:value-type="percentage" office:value="-0.00000620560598596498" calcext:value-type="percentage">
            <text:p>-0.0006%</text:p>
          </table:table-cell>
        </table:table-row>
        <table:table-row table:style-name="ro1">
          <table:table-cell office:value-type="float" office:value="0.000215657" calcext:value-type="float">
            <text:p>0.000215657</text:p>
          </table:table-cell>
          <table:table-cell office:value-type="float" office:value="8974240" calcext:value-type="float">
            <text:p>8974240</text:p>
          </table:table-cell>
          <table:table-cell office:value-type="float" office:value="0.000215657" calcext:value-type="float">
            <text:p>0.000215657</text:p>
          </table:table-cell>
          <table:table-cell office:value-type="float" office:value="8974240" calcext:value-type="float">
            <text:p>8974240</text:p>
          </table:table-cell>
          <table:table-cell table:formula="of:=[.D45]/[.B45]-1" office:value-type="percentage" office:value="0" calcext:value-type="percentage">
            <text:p>0.00000000%</text:p>
          </table:table-cell>
          <table:table-cell/>
          <table:table-cell office:value-type="float" office:value="0.000246415892" calcext:value-type="float">
            <text:p>0.000246415892</text:p>
          </table:table-cell>
          <table:table-cell office:value-type="float" office:value="6228475.4910078" calcext:value-type="float">
            <text:p>6228475.4910078</text:p>
          </table:table-cell>
          <table:table-cell office:value-type="float" office:value="0.000246415892" calcext:value-type="float">
            <text:p>0.000246415892</text:p>
          </table:table-cell>
          <table:table-cell office:value-type="float" office:value="6228475.48759562" calcext:value-type="float">
            <text:p>6228475.48759562</text:p>
          </table:table-cell>
          <table:table-cell table:formula="of:=[.H45]/[.J45]-1" office:value-type="percentage" office:value="0.00000000054783488856" calcext:value-type="percentage">
            <text:p>0.00000005478349%</text:p>
          </table:table-cell>
          <table:table-cell/>
          <table:table-cell table:style-name="ce5" office:value-type="float" office:value="0.000366281591" calcext:value-type="float">
            <text:p>0.000366281591</text:p>
          </table:table-cell>
          <table:table-cell table:style-name="ce5" office:value-type="float" office:value="6270707.07070707" calcext:value-type="float">
            <text:p>6270707.07070707</text:p>
          </table:table-cell>
          <table:table-cell table:style-name="ce5" office:value-type="float" office:value="0.000366282" calcext:value-type="float">
            <text:p>0.000366282</text:p>
          </table:table-cell>
          <table:table-cell table:style-name="ce5" office:value-type="float" office:value="6270710" calcext:value-type="float">
            <text:p>6270710</text:p>
          </table:table-cell>
          <table:table-cell table:style-name="ce31" table:formula="of:=[.N45]/[.P45]-1" office:value-type="percentage" office:value="-0.00000046713895718309" calcext:value-type="percentage">
            <text:p>-0.000047%</text:p>
          </table:table-cell>
          <table:table-cell/>
          <table:table-cell table:style-name="ce5" office:value-type="float" office:value="0.00036374" calcext:value-type="float">
            <text:p>0.00036374</text:p>
          </table:table-cell>
          <table:table-cell table:style-name="ce5" office:value-type="float" office:value="6270707.07070707" calcext:value-type="float">
            <text:p>6270707.07070707</text:p>
          </table:table-cell>
          <table:table-cell table:style-name="ce5" office:value-type="float" office:value="0.00036374" calcext:value-type="float">
            <text:p>0.00036374</text:p>
          </table:table-cell>
          <table:table-cell table:style-name="ce5" office:value-type="float" office:value="6270670" calcext:value-type="float">
            <text:p>6270670</text:p>
          </table:table-cell>
          <table:table-cell table:style-name="ce8" table:formula="of:=[.T45]/[.V45]-1" office:value-type="percentage" office:value="0.00000591176175257502" calcext:value-type="percentage">
            <text:p>0.00059%</text:p>
          </table:table-cell>
          <table:table-cell/>
          <table:table-cell table:style-name="ce5" office:value-type="float" office:value="0.00037488" calcext:value-type="float">
            <text:p>0.00037488</text:p>
          </table:table-cell>
          <table:table-cell table:style-name="ce5" office:value-type="float" office:value="6270707.07070707" calcext:value-type="float">
            <text:p>6270707.07070707</text:p>
          </table:table-cell>
          <table:table-cell table:style-name="ce5" office:value-type="float" office:value="0.00037488" calcext:value-type="float">
            <text:p>0.00037488</text:p>
          </table:table-cell>
          <table:table-cell table:style-name="ce5" office:value-type="float" office:value="6270740" calcext:value-type="float">
            <text:p>6270740</text:p>
          </table:table-cell>
          <table:table-cell table:style-name="ce27" table:formula="of:=[.Z45]/[.AB45]-1" office:value-type="percentage" office:value="-0.00000525126108408269" calcext:value-type="percentage">
            <text:p>-0.0005%</text:p>
          </table:table-cell>
        </table:table-row>
        <table:table-row table:style-name="ro1">
          <table:table-cell office:value-type="float" office:value="0.000219697" calcext:value-type="float">
            <text:p>0.000219697</text:p>
          </table:table-cell>
          <table:table-cell office:value-type="float" office:value="8876140" calcext:value-type="float">
            <text:p>8876140</text:p>
          </table:table-cell>
          <table:table-cell office:value-type="float" office:value="0.000219697" calcext:value-type="float">
            <text:p>0.000219697</text:p>
          </table:table-cell>
          <table:table-cell office:value-type="float" office:value="8876140" calcext:value-type="float">
            <text:p>8876140</text:p>
          </table:table-cell>
          <table:table-cell table:formula="of:=[.D46]/[.B46]-1" office:value-type="percentage" office:value="0" calcext:value-type="percentage">
            <text:p>0.00000000%</text:p>
          </table:table-cell>
          <table:table-cell/>
          <table:table-cell office:value-type="float" office:value="0.0002331155" calcext:value-type="float">
            <text:p>0.0002331155</text:p>
          </table:table-cell>
          <table:table-cell office:value-type="float" office:value="6377950.5029836" calcext:value-type="float">
            <text:p>6377950.5029836</text:p>
          </table:table-cell>
          <table:table-cell office:value-type="float" office:value="0.0002331155" calcext:value-type="float">
            <text:p>0.0002331155</text:p>
          </table:table-cell>
          <table:table-cell office:value-type="float" office:value="6377950.50108289" calcext:value-type="float">
            <text:p>6377950.50108289</text:p>
          </table:table-cell>
          <table:table-cell table:formula="of:=[.H46]/[.J46]-1" office:value-type="percentage" office:value="0.00000000029801205947" calcext:value-type="percentage">
            <text:p>0.00000002980121%</text:p>
          </table:table-cell>
          <table:table-cell/>
          <table:table-cell table:style-name="ce5" office:value-type="float" office:value="0.000354897776" calcext:value-type="float">
            <text:p>0.000354897776</text:p>
          </table:table-cell>
          <table:table-cell table:style-name="ce5" office:value-type="float" office:value="6421212.12121212" calcext:value-type="float">
            <text:p>6421212.12121212</text:p>
          </table:table-cell>
          <table:table-cell table:style-name="ce5" office:value-type="float" office:value="0.000354898" calcext:value-type="float">
            <text:p>0.000354898</text:p>
          </table:table-cell>
          <table:table-cell table:style-name="ce5" office:value-type="float" office:value="6421210" calcext:value-type="float">
            <text:p>6421210</text:p>
          </table:table-cell>
          <table:table-cell table:style-name="ce31" table:formula="of:=[.N46]/[.P46]-1" office:value-type="percentage" office:value="0.00000033034461099923" calcext:value-type="percentage">
            <text:p>0.000033%</text:p>
          </table:table-cell>
          <table:table-cell/>
          <table:table-cell table:style-name="ce5" office:value-type="float" office:value="0.00035276" calcext:value-type="float">
            <text:p>0.00035276</text:p>
          </table:table-cell>
          <table:table-cell table:style-name="ce5" office:value-type="float" office:value="6421212.12121212" calcext:value-type="float">
            <text:p>6421212.12121212</text:p>
          </table:table-cell>
          <table:table-cell table:style-name="ce5" office:value-type="float" office:value="0.00035276" calcext:value-type="float">
            <text:p>0.00035276</text:p>
          </table:table-cell>
          <table:table-cell table:style-name="ce5" office:value-type="float" office:value="6421260" calcext:value-type="float">
            <text:p>6421260</text:p>
          </table:table-cell>
          <table:table-cell table:style-name="ce8" table:formula="of:=[.T46]/[.V46]-1" office:value-type="percentage" office:value="-0.00000745629173715123" calcext:value-type="percentage">
            <text:p>-0.00075%</text:p>
          </table:table-cell>
          <table:table-cell/>
          <table:table-cell table:style-name="ce5" office:value-type="float" office:value="0.00036385" calcext:value-type="float">
            <text:p>0.00036385</text:p>
          </table:table-cell>
          <table:table-cell table:style-name="ce5" office:value-type="float" office:value="6421212.12121212" calcext:value-type="float">
            <text:p>6421212.12121212</text:p>
          </table:table-cell>
          <table:table-cell table:style-name="ce5" office:value-type="float" office:value="0.00036385" calcext:value-type="float">
            <text:p>0.00036385</text:p>
          </table:table-cell>
          <table:table-cell table:style-name="ce5" office:value-type="float" office:value="6421190" calcext:value-type="float">
            <text:p>6421190</text:p>
          </table:table-cell>
          <table:table-cell table:style-name="ce27" table:formula="of:=[.Z46]/[.AB46]-1" office:value-type="percentage" office:value="0.00000344503310456545" calcext:value-type="percentage">
            <text:p>0.0003%</text:p>
          </table:table-cell>
        </table:table-row>
        <table:table-row table:style-name="ro1">
          <table:table-cell office:value-type="float" office:value="0.000223737" calcext:value-type="float">
            <text:p>0.000223737</text:p>
          </table:table-cell>
          <table:table-cell office:value-type="float" office:value="8779850" calcext:value-type="float">
            <text:p>8779850</text:p>
          </table:table-cell>
          <table:table-cell office:value-type="float" office:value="0.000223737" calcext:value-type="float">
            <text:p>0.000223737</text:p>
          </table:table-cell>
          <table:table-cell office:value-type="float" office:value="8779850" calcext:value-type="float">
            <text:p>8779850</text:p>
          </table:table-cell>
          <table:table-cell table:formula="of:=[.D47]/[.B47]-1" office:value-type="percentage" office:value="0" calcext:value-type="percentage">
            <text:p>0.00000000%</text:p>
          </table:table-cell>
          <table:table-cell/>
          <table:table-cell office:value-type="float" office:value="0.000219495459" calcext:value-type="float">
            <text:p>0.000219495459</text:p>
          </table:table-cell>
          <table:table-cell office:value-type="float" office:value="6527425.5149594" calcext:value-type="float">
            <text:p>6527425.5149594</text:p>
          </table:table-cell>
          <table:table-cell office:value-type="float" office:value="0.000219495459" calcext:value-type="float">
            <text:p>0.000219495459</text:p>
          </table:table-cell>
          <table:table-cell office:value-type="float" office:value="6527425.51635761" calcext:value-type="float">
            <text:p>6527425.51635761</text:p>
          </table:table-cell>
          <table:table-cell table:formula="of:=[.H47]/[.J47]-1" office:value-type="percentage" office:value="-0.00000000021420565322" calcext:value-type="percentage">
            <text:p>-0.00000002142057%</text:p>
          </table:table-cell>
          <table:table-cell/>
          <table:table-cell table:style-name="ce5" office:value-type="float" office:value="0.000344001989" calcext:value-type="float">
            <text:p>0.000344001989</text:p>
          </table:table-cell>
          <table:table-cell table:style-name="ce5" office:value-type="float" office:value="6571717.17171717" calcext:value-type="float">
            <text:p>6571717.17171717</text:p>
          </table:table-cell>
          <table:table-cell table:style-name="ce5" office:value-type="float" office:value="0.000344002" calcext:value-type="float">
            <text:p>0.000344002</text:p>
          </table:table-cell>
          <table:table-cell table:style-name="ce5" office:value-type="float" office:value="6571720" calcext:value-type="float">
            <text:p>6571720</text:p>
          </table:table-cell>
          <table:table-cell table:style-name="ce31" table:formula="of:=[.N47]/[.P47]-1" office:value-type="percentage" office:value="-0.00000043037177943628" calcext:value-type="percentage">
            <text:p>-0.000043%</text:p>
          </table:table-cell>
          <table:table-cell/>
          <table:table-cell table:style-name="ce5" office:value-type="float" office:value="0.00034229" calcext:value-type="float">
            <text:p>0.00034229</text:p>
          </table:table-cell>
          <table:table-cell table:style-name="ce5" office:value-type="float" office:value="6571717.17171717" calcext:value-type="float">
            <text:p>6571717.17171717</text:p>
          </table:table-cell>
          <table:table-cell table:style-name="ce5" office:value-type="float" office:value="0.00034229" calcext:value-type="float">
            <text:p>0.00034229</text:p>
          </table:table-cell>
          <table:table-cell table:style-name="ce5" office:value-type="float" office:value="6571720" calcext:value-type="float">
            <text:p>6571720</text:p>
          </table:table-cell>
          <table:table-cell table:style-name="ce8" table:formula="of:=[.T47]/[.V47]-1" office:value-type="percentage" office:value="-0.00000043037177943628" calcext:value-type="percentage">
            <text:p>-0.00004%</text:p>
          </table:table-cell>
          <table:table-cell/>
          <table:table-cell table:style-name="ce5" office:value-type="float" office:value="0.00035331" calcext:value-type="float">
            <text:p>0.00035331</text:p>
          </table:table-cell>
          <table:table-cell table:style-name="ce5" office:value-type="float" office:value="6571717.17171717" calcext:value-type="float">
            <text:p>6571717.17171717</text:p>
          </table:table-cell>
          <table:table-cell table:style-name="ce5" office:value-type="float" office:value="0.00035331" calcext:value-type="float">
            <text:p>0.00035331</text:p>
          </table:table-cell>
          <table:table-cell table:style-name="ce5" office:value-type="float" office:value="6571760" calcext:value-type="float">
            <text:p>6571760</text:p>
          </table:table-cell>
          <table:table-cell table:style-name="ce27" table:formula="of:=[.Z47]/[.AB47]-1" office:value-type="percentage" office:value="-0.00000651701870280075" calcext:value-type="percentage">
            <text:p>-0.0007%</text:p>
          </table:table-cell>
        </table:table-row>
        <table:table-row table:style-name="ro1">
          <table:table-cell office:value-type="float" office:value="0.000227778" calcext:value-type="float">
            <text:p>0.000227778</text:p>
          </table:table-cell>
          <table:table-cell office:value-type="float" office:value="8685310" calcext:value-type="float">
            <text:p>8685310</text:p>
          </table:table-cell>
          <table:table-cell office:value-type="float" office:value="0.000227778" calcext:value-type="float">
            <text:p>0.000227778</text:p>
          </table:table-cell>
          <table:table-cell office:value-type="float" office:value="8685310" calcext:value-type="float">
            <text:p>8685310</text:p>
          </table:table-cell>
          <table:table-cell table:formula="of:=[.D48]/[.B48]-1" office:value-type="percentage" office:value="0" calcext:value-type="percentage">
            <text:p>0.00000000%</text:p>
          </table:table-cell>
          <table:table-cell/>
          <table:table-cell office:value-type="float" office:value="0.000205109508" calcext:value-type="float">
            <text:p>0.000205109508</text:p>
          </table:table-cell>
          <table:table-cell office:value-type="float" office:value="6676900.5269352" calcext:value-type="float">
            <text:p>6676900.5269352</text:p>
          </table:table-cell>
          <table:table-cell office:value-type="float" office:value="0.000205109508" calcext:value-type="float">
            <text:p>0.000205109508</text:p>
          </table:table-cell>
          <table:table-cell office:value-type="float" office:value="6676900.52984035" calcext:value-type="float">
            <text:p>6676900.52984035</text:p>
          </table:table-cell>
          <table:table-cell table:formula="of:=[.H48]/[.J48]-1" office:value-type="percentage" office:value="-0.00000000043510373082" calcext:value-type="percentage">
            <text:p>-0.00000004351037%</text:p>
          </table:table-cell>
          <table:table-cell/>
          <table:table-cell table:style-name="ce5" office:value-type="float" office:value="0.000333560485" calcext:value-type="float">
            <text:p>0.000333560485</text:p>
          </table:table-cell>
          <table:table-cell table:style-name="ce5" office:value-type="float" office:value="6722222.22222222" calcext:value-type="float">
            <text:p>6722222.22222222</text:p>
          </table:table-cell>
          <table:table-cell table:style-name="ce5" office:value-type="float" office:value="0.00033356" calcext:value-type="float">
            <text:p>0.00033356</text:p>
          </table:table-cell>
          <table:table-cell table:style-name="ce5" office:value-type="float" office:value="6722220" calcext:value-type="float">
            <text:p>6722220</text:p>
          </table:table-cell>
          <table:table-cell table:style-name="ce31" table:formula="of:=[.N48]/[.P48]-1" office:value-type="percentage" office:value="0.00000033057862136587" calcext:value-type="percentage">
            <text:p>0.000033%</text:p>
          </table:table-cell>
          <table:table-cell/>
          <table:table-cell table:style-name="ce5" office:value-type="float" office:value="0.00033228" calcext:value-type="float">
            <text:p>0.00033228</text:p>
          </table:table-cell>
          <table:table-cell table:style-name="ce5" office:value-type="float" office:value="6722222.22222222" calcext:value-type="float">
            <text:p>6722222.22222222</text:p>
          </table:table-cell>
          <table:table-cell table:style-name="ce5" office:value-type="float" office:value="0.00033228" calcext:value-type="float">
            <text:p>0.00033228</text:p>
          </table:table-cell>
          <table:table-cell table:style-name="ce5" office:value-type="float" office:value="6722280" calcext:value-type="float">
            <text:p>6722280</text:p>
          </table:table-cell>
          <table:table-cell table:style-name="ce8" table:formula="of:=[.T48]/[.V48]-1" office:value-type="percentage" office:value="-0.0000085949674485386" calcext:value-type="percentage">
            <text:p>-0.00086%</text:p>
          </table:table-cell>
          <table:table-cell/>
          <table:table-cell table:style-name="ce5" office:value-type="float" office:value="0.00034324" calcext:value-type="float">
            <text:p>0.00034324</text:p>
          </table:table-cell>
          <table:table-cell table:style-name="ce5" office:value-type="float" office:value="6722222.22222222" calcext:value-type="float">
            <text:p>6722222.22222222</text:p>
          </table:table-cell>
          <table:table-cell table:style-name="ce5" office:value-type="float" office:value="0.00034324" calcext:value-type="float">
            <text:p>0.00034324</text:p>
          </table:table-cell>
          <table:table-cell table:style-name="ce5" office:value-type="float" office:value="6722270" calcext:value-type="float">
            <text:p>6722270</text:p>
          </table:table-cell>
          <table:table-cell table:style-name="ce27" table:formula="of:=[.Z48]/[.AB48]-1" office:value-type="percentage" office:value="-0.00000710738750153706" calcext:value-type="percentage">
            <text:p>-0.0007%</text:p>
          </table:table-cell>
        </table:table-row>
        <table:table-row table:style-name="ro1">
          <table:table-cell office:value-type="float" office:value="0.000231818" calcext:value-type="float">
            <text:p>0.000231818</text:p>
          </table:table-cell>
          <table:table-cell office:value-type="float" office:value="8592480" calcext:value-type="float">
            <text:p>8592480</text:p>
          </table:table-cell>
          <table:table-cell office:value-type="float" office:value="0.000231818" calcext:value-type="float">
            <text:p>0.000231818</text:p>
          </table:table-cell>
          <table:table-cell office:value-type="float" office:value="8592480" calcext:value-type="float">
            <text:p>8592480</text:p>
          </table:table-cell>
          <table:table-cell table:formula="of:=[.D49]/[.B49]-1" office:value-type="percentage" office:value="0" calcext:value-type="percentage">
            <text:p>0.00000000%</text:p>
          </table:table-cell>
          <table:table-cell/>
          <table:table-cell office:value-type="float" office:value="0.000188940605" calcext:value-type="float">
            <text:p>0.000188940605</text:p>
          </table:table-cell>
          <table:table-cell office:value-type="float" office:value="6826375.538911" calcext:value-type="float">
            <text:p>6826375.538911</text:p>
          </table:table-cell>
          <table:table-cell office:value-type="float" office:value="0.000188940605" calcext:value-type="float">
            <text:p>0.000188940605</text:p>
          </table:table-cell>
          <table:table-cell office:value-type="float" office:value="6826375.54273586" calcext:value-type="float">
            <text:p>6826375.54273586</text:p>
          </table:table-cell>
          <table:table-cell table:formula="of:=[.H49]/[.J49]-1" office:value-type="percentage" office:value="-0.00000000056030635687" calcext:value-type="percentage">
            <text:p>-0.00000005603064%</text:p>
          </table:table-cell>
          <table:table-cell/>
          <table:table-cell table:style-name="ce5" office:value-type="float" office:value="0.000323542448" calcext:value-type="float">
            <text:p>0.000323542448</text:p>
          </table:table-cell>
          <table:table-cell table:style-name="ce5" office:value-type="float" office:value="6872727.27272727" calcext:value-type="float">
            <text:p>6872727.27272727</text:p>
          </table:table-cell>
          <table:table-cell table:style-name="ce5" office:value-type="float" office:value="0.000323542" calcext:value-type="float">
            <text:p>0.000323542</text:p>
          </table:table-cell>
          <table:table-cell table:style-name="ce5" office:value-type="float" office:value="6872730" calcext:value-type="float">
            <text:p>6872730</text:p>
          </table:table-cell>
          <table:table-cell table:style-name="ce31" table:formula="of:=[.N49]/[.P49]-1" office:value-type="percentage" office:value="-0.00000039682523977902" calcext:value-type="percentage">
            <text:p>-0.000040%</text:p>
          </table:table-cell>
          <table:table-cell/>
          <table:table-cell table:style-name="ce5" office:value-type="float" office:value="0.00032271" calcext:value-type="float">
            <text:p>0.00032271</text:p>
          </table:table-cell>
          <table:table-cell table:style-name="ce5" office:value-type="float" office:value="6872727.27272727" calcext:value-type="float">
            <text:p>6872727.27272727</text:p>
          </table:table-cell>
          <table:table-cell table:style-name="ce5" office:value-type="float" office:value="0.00032271" calcext:value-type="float">
            <text:p>0.00032271</text:p>
          </table:table-cell>
          <table:table-cell table:style-name="ce5" office:value-type="float" office:value="6872780" calcext:value-type="float">
            <text:p>6872780</text:p>
          </table:table-cell>
          <table:table-cell table:style-name="ce8" table:formula="of:=[.T49]/[.V49]-1" office:value-type="percentage" office:value="-0.00000767189881389907" calcext:value-type="percentage">
            <text:p>-0.00077%</text:p>
          </table:table-cell>
          <table:table-cell/>
          <table:table-cell table:style-name="ce5" office:value-type="float" office:value="0.00033361" calcext:value-type="float">
            <text:p>0.00033361</text:p>
          </table:table-cell>
          <table:table-cell table:style-name="ce5" office:value-type="float" office:value="6872727.27272727" calcext:value-type="float">
            <text:p>6872727.27272727</text:p>
          </table:table-cell>
          <table:table-cell table:style-name="ce5" office:value-type="float" office:value="0.00033361" calcext:value-type="float">
            <text:p>0.00033361</text:p>
          </table:table-cell>
          <table:table-cell table:style-name="ce5" office:value-type="float" office:value="6872720" calcext:value-type="float">
            <text:p>6872720</text:p>
          </table:table-cell>
          <table:table-cell table:style-name="ce27" table:formula="of:=[.Z49]/[.AB49]-1" office:value-type="percentage" office:value="0.00000105820217743968" calcext:value-type="percentage">
            <text:p>0.0001%</text:p>
          </table:table-cell>
        </table:table-row>
        <table:table-row table:style-name="ro1">
          <table:table-cell office:value-type="float" office:value="0.000235859" calcext:value-type="float">
            <text:p>0.000235859</text:p>
          </table:table-cell>
          <table:table-cell office:value-type="float" office:value="8501320" calcext:value-type="float">
            <text:p>8501320</text:p>
          </table:table-cell>
          <table:table-cell office:value-type="float" office:value="0.000235859" calcext:value-type="float">
            <text:p>0.000235859</text:p>
          </table:table-cell>
          <table:table-cell office:value-type="float" office:value="8501320" calcext:value-type="float">
            <text:p>8501320</text:p>
          </table:table-cell>
          <table:table-cell table:formula="of:=[.D50]/[.B50]-1" office:value-type="percentage" office:value="0" calcext:value-type="percentage">
            <text:p>0.00000000%</text:p>
          </table:table-cell>
          <table:table-cell/>
          <table:table-cell office:value-type="float" office:value="0.000166685992" calcext:value-type="float">
            <text:p>0.000166685992</text:p>
          </table:table-cell>
          <table:table-cell office:value-type="float" office:value="6975850.5508868" calcext:value-type="float">
            <text:p>6975850.5508868</text:p>
          </table:table-cell>
          <table:table-cell office:value-type="float" office:value="0.000166685992" calcext:value-type="float">
            <text:p>0.000166685992</text:p>
          </table:table-cell>
          <table:table-cell office:value-type="float" office:value="6975850.54868163" calcext:value-type="float">
            <text:p>6975850.54868163</text:p>
          </table:table-cell>
          <table:table-cell table:formula="of:=[.H50]/[.J50]-1" office:value-type="percentage" office:value="0.00000000031611535611" calcext:value-type="percentage">
            <text:p>0.00000003161154%</text:p>
          </table:table-cell>
          <table:table-cell/>
          <table:table-cell table:style-name="ce5" office:value-type="float" office:value="0.000313919688" calcext:value-type="float">
            <text:p>0.000313919688</text:p>
          </table:table-cell>
          <table:table-cell table:style-name="ce5" office:value-type="float" office:value="7023232.32323232" calcext:value-type="float">
            <text:p>7023232.32323232</text:p>
          </table:table-cell>
          <table:table-cell table:style-name="ce5" office:value-type="float" office:value="0.00031392" calcext:value-type="float">
            <text:p>0.00031392</text:p>
          </table:table-cell>
          <table:table-cell table:style-name="ce5" office:value-type="float" office:value="7023230" calcext:value-type="float">
            <text:p>7023230</text:p>
          </table:table-cell>
          <table:table-cell table:style-name="ce31" table:formula="of:=[.N50]/[.P50]-1" office:value-type="percentage" office:value="0.00000033079257266699" calcext:value-type="percentage">
            <text:p>0.000033%</text:p>
          </table:table-cell>
          <table:table-cell/>
          <table:table-cell table:style-name="ce5" office:value-type="float" office:value="0.00031355" calcext:value-type="float">
            <text:p>0.00031355</text:p>
          </table:table-cell>
          <table:table-cell table:style-name="ce5" office:value-type="float" office:value="7023232.32323232" calcext:value-type="float">
            <text:p>7023232.32323232</text:p>
          </table:table-cell>
          <table:table-cell table:style-name="ce5" office:value-type="float" office:value="0.00031355" calcext:value-type="float">
            <text:p>0.00031355</text:p>
          </table:table-cell>
          <table:table-cell table:style-name="ce5" office:value-type="float" office:value="7023260" calcext:value-type="float">
            <text:p>7023260</text:p>
          </table:table-cell>
          <table:table-cell table:style-name="ce8" table:formula="of:=[.T50]/[.V50]-1" office:value-type="percentage" office:value="-0.00000394072947318413" calcext:value-type="percentage">
            <text:p>-0.00039%</text:p>
          </table:table-cell>
          <table:table-cell/>
          <table:table-cell table:style-name="ce5" office:value-type="float" office:value="0.00032438" calcext:value-type="float">
            <text:p>0.00032438</text:p>
          </table:table-cell>
          <table:table-cell table:style-name="ce5" office:value-type="float" office:value="7023232.32323232" calcext:value-type="float">
            <text:p>7023232.32323232</text:p>
          </table:table-cell>
          <table:table-cell table:style-name="ce5" office:value-type="float" office:value="0.00032438" calcext:value-type="float">
            <text:p>0.00032438</text:p>
          </table:table-cell>
          <table:table-cell table:style-name="ce5" office:value-type="float" office:value="7023280" calcext:value-type="float">
            <text:p>7023280</text:p>
          </table:table-cell>
          <table:table-cell table:style-name="ce27" table:formula="of:=[.Z50]/[.AB50]-1" office:value-type="percentage" office:value="-0.00000678839056389435" calcext:value-type="percentage">
            <text:p>-0.0007%</text:p>
          </table:table-cell>
        </table:table-row>
        <table:table-row table:style-name="ro1">
          <table:table-cell office:value-type="float" office:value="0.000239899" calcext:value-type="float">
            <text:p>0.000239899</text:p>
          </table:table-cell>
          <table:table-cell office:value-type="float" office:value="8411810" calcext:value-type="float">
            <text:p>8411810</text:p>
          </table:table-cell>
          <table:table-cell office:value-type="float" office:value="0.000239899" calcext:value-type="float">
            <text:p>0.000239899</text:p>
          </table:table-cell>
          <table:table-cell office:value-type="float" office:value="8411810" calcext:value-type="float">
            <text:p>8411810</text:p>
          </table:table-cell>
          <table:table-cell table:formula="of:=[.D51]/[.B51]-1" office:value-type="percentage" office:value="0" calcext:value-type="percentage">
            <text:p>0.00000000%</text:p>
          </table:table-cell>
          <table:table-cell/>
          <table:table-cell office:value-type="float" office:value="0.000103718084" calcext:value-type="float">
            <text:p>0.000103718084</text:p>
          </table:table-cell>
          <table:table-cell office:value-type="float" office:value="6975850.5508868" calcext:value-type="float">
            <text:p>6975850.5508868</text:p>
          </table:table-cell>
          <table:table-cell office:value-type="float" office:value="0.000103718084" calcext:value-type="float">
            <text:p>0.000103718084</text:p>
          </table:table-cell>
          <table:table-cell office:value-type="float" office:value="6975850.54922576" calcext:value-type="float">
            <text:p>6975850.54922576</text:p>
          </table:table-cell>
          <table:table-cell table:formula="of:=[.H51]/[.J51]-1" office:value-type="percentage" office:value="0.00000000023811264072" calcext:value-type="percentage">
            <text:p>0.00000002381126%</text:p>
          </table:table-cell>
          <table:table-cell/>
          <table:table-cell table:style-name="ce5" office:value-type="float" office:value="0.000304666366" calcext:value-type="float">
            <text:p>0.000304666366</text:p>
          </table:table-cell>
          <table:table-cell table:style-name="ce5" office:value-type="float" office:value="7173737.37373737" calcext:value-type="float">
            <text:p>7173737.37373737</text:p>
          </table:table-cell>
          <table:table-cell table:style-name="ce5" office:value-type="float" office:value="0.000304666" calcext:value-type="float">
            <text:p>0.000304666</text:p>
          </table:table-cell>
          <table:table-cell table:style-name="ce5" office:value-type="float" office:value="7173740" calcext:value-type="float">
            <text:p>7173740</text:p>
          </table:table-cell>
          <table:table-cell table:style-name="ce31" table:formula="of:=[.N51]/[.P51]-1" office:value-type="percentage" office:value="-0.0000003660939245087" calcext:value-type="percentage">
            <text:p>-0.000037%</text:p>
          </table:table-cell>
          <table:table-cell/>
          <table:table-cell table:style-name="ce5" office:value-type="float" office:value="0.00030477" calcext:value-type="float">
            <text:p>0.00030477</text:p>
          </table:table-cell>
          <table:table-cell table:style-name="ce5" office:value-type="float" office:value="7173737.37373737" calcext:value-type="float">
            <text:p>7173737.37373737</text:p>
          </table:table-cell>
          <table:table-cell table:style-name="ce5" office:value-type="float" office:value="0.00030477" calcext:value-type="float">
            <text:p>0.00030477</text:p>
          </table:table-cell>
          <table:table-cell table:style-name="ce5" office:value-type="float" office:value="7173800" calcext:value-type="float">
            <text:p>7173800</text:p>
          </table:table-cell>
          <table:table-cell table:style-name="ce8" table:formula="of:=[.T51]/[.V51]-1" office:value-type="percentage" office:value="-0.00000872985901900769" calcext:value-type="percentage">
            <text:p>-0.00087%</text:p>
          </table:table-cell>
          <table:table-cell/>
          <table:table-cell table:style-name="ce5" office:value-type="float" office:value="0.00031554" calcext:value-type="float">
            <text:p>0.00031554</text:p>
          </table:table-cell>
          <table:table-cell table:style-name="ce5" office:value-type="float" office:value="7173737.37373737" calcext:value-type="float">
            <text:p>7173737.37373737</text:p>
          </table:table-cell>
          <table:table-cell table:style-name="ce5" office:value-type="float" office:value="0.00031554" calcext:value-type="float">
            <text:p>0.00031554</text:p>
          </table:table-cell>
          <table:table-cell table:style-name="ce5" office:value-type="float" office:value="7173720" calcext:value-type="float">
            <text:p>7173720</text:p>
          </table:table-cell>
          <table:table-cell table:style-name="ce27" table:formula="of:=[.Z51]/[.AB51]-1" office:value-type="percentage" office:value="0.00000242185886389912" calcext:value-type="percentage">
            <text:p>0.0002%</text:p>
          </table:table-cell>
        </table:table-row>
        <table:table-row table:style-name="ro1">
          <table:table-cell office:value-type="float" office:value="0.000243939" calcext:value-type="float">
            <text:p>0.000243939</text:p>
          </table:table-cell>
          <table:table-cell office:value-type="float" office:value="8323890" calcext:value-type="float">
            <text:p>8323890</text:p>
          </table:table-cell>
          <table:table-cell office:value-type="float" office:value="0.000243939" calcext:value-type="float">
            <text:p>0.000243939</text:p>
          </table:table-cell>
          <table:table-cell office:value-type="float" office:value="8323890" calcext:value-type="float">
            <text:p>8323890</text:p>
          </table:table-cell>
          <table:table-cell table:formula="of:=[.D52]/[.B52]-1" office:value-type="percentage" office:value="0" calcext:value-type="percentage">
            <text:p>0.00000000%</text:p>
          </table:table-cell>
          <table:table-cell/>
          <table:table-cell office:value-type="float" office:value="0.0000982697247" calcext:value-type="float">
            <text:p>0.0000982697247</text:p>
          </table:table-cell>
          <table:table-cell office:value-type="float" office:value="7130161.1172159" calcext:value-type="float">
            <text:p>7130161.1172159</text:p>
          </table:table-cell>
          <table:table-cell office:value-type="float" office:value="0.0000982697247" calcext:value-type="float">
            <text:p>0.0000982697247</text:p>
          </table:table-cell>
          <table:table-cell office:value-type="float" office:value="7130161.11923127" calcext:value-type="float">
            <text:p>7130161.11923127</text:p>
          </table:table-cell>
          <table:table-cell table:formula="of:=[.H52]/[.J52]-1" office:value-type="percentage" office:value="-0.00000000028265401131" calcext:value-type="percentage">
            <text:p>-0.00000002826540%</text:p>
          </table:table-cell>
          <table:table-cell/>
          <table:table-cell table:style-name="ce5" office:value-type="float" office:value="0.00029575876" calcext:value-type="float">
            <text:p>0.00029575876</text:p>
          </table:table-cell>
          <table:table-cell table:style-name="ce5" office:value-type="float" office:value="7324242.42424242" calcext:value-type="float">
            <text:p>7324242.42424242</text:p>
          </table:table-cell>
          <table:table-cell table:style-name="ce5" office:value-type="float" office:value="0.000295759" calcext:value-type="float">
            <text:p>0.000295759</text:p>
          </table:table-cell>
          <table:table-cell table:style-name="ce5" office:value-type="float" office:value="7324240" calcext:value-type="float">
            <text:p>7324240</text:p>
          </table:table-cell>
          <table:table-cell table:style-name="ce31" table:formula="of:=[.N52]/[.P52]-1" office:value-type="percentage" office:value="0.0000003309889380354" calcext:value-type="percentage">
            <text:p>0.000033%</text:p>
          </table:table-cell>
          <table:table-cell/>
          <table:table-cell table:style-name="ce5" office:value-type="float" office:value="0.00029636" calcext:value-type="float">
            <text:p>0.00029636</text:p>
          </table:table-cell>
          <table:table-cell table:style-name="ce5" office:value-type="float" office:value="7324242.42424242" calcext:value-type="float">
            <text:p>7324242.42424242</text:p>
          </table:table-cell>
          <table:table-cell table:style-name="ce5" office:value-type="float" office:value="0.00029636" calcext:value-type="float">
            <text:p>0.00029636</text:p>
          </table:table-cell>
          <table:table-cell table:style-name="ce5" office:value-type="float" office:value="7324170" calcext:value-type="float">
            <text:p>7324170</text:p>
          </table:table-cell>
          <table:table-cell table:style-name="ce8" table:formula="of:=[.T52]/[.V52]-1" office:value-type="percentage" office:value="0.00000988838904891765" calcext:value-type="percentage">
            <text:p>0.00099%</text:p>
          </table:table-cell>
          <table:table-cell/>
          <table:table-cell table:style-name="ce5" office:value-type="float" office:value="0.00030705" calcext:value-type="float">
            <text:p>0.00030705</text:p>
          </table:table-cell>
          <table:table-cell table:style-name="ce5" office:value-type="float" office:value="7324242.42424242" calcext:value-type="float">
            <text:p>7324242.42424242</text:p>
          </table:table-cell>
          <table:table-cell table:style-name="ce5" office:value-type="float" office:value="0.00030705" calcext:value-type="float">
            <text:p>0.00030705</text:p>
          </table:table-cell>
          <table:table-cell table:style-name="ce5" office:value-type="float" office:value="7324310" calcext:value-type="float">
            <text:p>7324310</text:p>
          </table:table-cell>
          <table:table-cell table:style-name="ce27" table:formula="of:=[.Z52]/[.AB52]-1" office:value-type="percentage" office:value="-0.00000922622848842369" calcext:value-type="percentage">
            <text:p>-0.0009%</text:p>
          </table:table-cell>
        </table:table-row>
        <table:table-row table:style-name="ro1">
          <table:table-cell office:value-type="float" office:value="0.00024798" calcext:value-type="float">
            <text:p>0.00024798</text:p>
          </table:table-cell>
          <table:table-cell office:value-type="float" office:value="8237540" calcext:value-type="float">
            <text:p>8237540</text:p>
          </table:table-cell>
          <table:table-cell office:value-type="float" office:value="0.00024798" calcext:value-type="float">
            <text:p>0.00024798</text:p>
          </table:table-cell>
          <table:table-cell office:value-type="float" office:value="8237540" calcext:value-type="float">
            <text:p>8237540</text:p>
          </table:table-cell>
          <table:table-cell table:formula="of:=[.D53]/[.B53]-1" office:value-type="percentage" office:value="0" calcext:value-type="percentage">
            <text:p>0.00000000%</text:p>
          </table:table-cell>
          <table:table-cell/>
          <table:table-cell office:value-type="float" office:value="0.0000952516853" calcext:value-type="float">
            <text:p>0.0000952516853</text:p>
          </table:table-cell>
          <table:table-cell office:value-type="float" office:value="7284471.683545" calcext:value-type="float">
            <text:p>7284471.683545</text:p>
          </table:table-cell>
          <table:table-cell office:value-type="float" office:value="0.0000952516853" calcext:value-type="float">
            <text:p>0.0000952516853</text:p>
          </table:table-cell>
          <table:table-cell office:value-type="float" office:value="7284471.68224689" calcext:value-type="float">
            <text:p>7284471.68224689</text:p>
          </table:table-cell>
          <table:table-cell table:formula="of:=[.H53]/[.J53]-1" office:value-type="percentage" office:value="0.00000000017820189768" calcext:value-type="percentage">
            <text:p>0.00000001782019%</text:p>
          </table:table-cell>
          <table:table-cell/>
          <table:table-cell table:style-name="ce5" office:value-type="float" office:value="0.000287175061" calcext:value-type="float">
            <text:p>0.000287175061</text:p>
          </table:table-cell>
          <table:table-cell table:style-name="ce5" office:value-type="float" office:value="7474747.47474748" calcext:value-type="float">
            <text:p>7474747.47474748</text:p>
          </table:table-cell>
          <table:table-cell table:style-name="ce5" office:value-type="float" office:value="0.000287175" calcext:value-type="float">
            <text:p>0.000287175</text:p>
          </table:table-cell>
          <table:table-cell table:style-name="ce5" office:value-type="float" office:value="7474750" calcext:value-type="float">
            <text:p>7474750</text:p>
          </table:table-cell>
          <table:table-cell table:style-name="ce31" table:formula="of:=[.N53]/[.P53]-1" office:value-type="percentage" office:value="-0.00000033783772301899" calcext:value-type="percentage">
            <text:p>-0.000034%</text:p>
          </table:table-cell>
          <table:table-cell/>
          <table:table-cell table:style-name="ce5" office:value-type="float" office:value="0.00028828" calcext:value-type="float">
            <text:p>0.00028828</text:p>
          </table:table-cell>
          <table:table-cell table:style-name="ce5" office:value-type="float" office:value="7474747.47474748" calcext:value-type="float">
            <text:p>7474747.47474748</text:p>
          </table:table-cell>
          <table:table-cell table:style-name="ce5" office:value-type="float" office:value="0.00028828" calcext:value-type="float">
            <text:p>0.00028828</text:p>
          </table:table-cell>
          <table:table-cell table:style-name="ce5" office:value-type="float" office:value="7474690" calcext:value-type="float">
            <text:p>7474690</text:p>
          </table:table-cell>
          <table:table-cell table:style-name="ce8" table:formula="of:=[.T53]/[.V53]-1" office:value-type="percentage" office:value="0.00000768924831406892" calcext:value-type="percentage">
            <text:p>0.00077%</text:p>
          </table:table-cell>
          <table:table-cell/>
          <table:table-cell table:style-name="ce5" office:value-type="float" office:value="0.00029891" calcext:value-type="float">
            <text:p>0.00029891</text:p>
          </table:table-cell>
          <table:table-cell table:style-name="ce5" office:value-type="float" office:value="7474747.47474748" calcext:value-type="float">
            <text:p>7474747.47474748</text:p>
          </table:table-cell>
          <table:table-cell table:style-name="ce5" office:value-type="float" office:value="0.00029891" calcext:value-type="float">
            <text:p>0.00029891</text:p>
          </table:table-cell>
          <table:table-cell table:style-name="ce5" office:value-type="float" office:value="7474690" calcext:value-type="float">
            <text:p>7474690</text:p>
          </table:table-cell>
          <table:table-cell table:style-name="ce27" table:formula="of:=[.Z53]/[.AB53]-1" office:value-type="percentage" office:value="0.00000768924831406892" calcext:value-type="percentage">
            <text:p>0.0008%</text:p>
          </table:table-cell>
        </table:table-row>
        <table:table-row table:style-name="ro1">
          <table:table-cell office:value-type="float" office:value="0.00025202" calcext:value-type="float">
            <text:p>0.00025202</text:p>
          </table:table-cell>
          <table:table-cell office:value-type="float" office:value="8152720" calcext:value-type="float">
            <text:p>8152720</text:p>
          </table:table-cell>
          <table:table-cell office:value-type="float" office:value="0.00025202" calcext:value-type="float">
            <text:p>0.00025202</text:p>
          </table:table-cell>
          <table:table-cell office:value-type="float" office:value="8152720" calcext:value-type="float">
            <text:p>8152720</text:p>
          </table:table-cell>
          <table:table-cell table:formula="of:=[.D54]/[.B54]-1" office:value-type="percentage" office:value="0" calcext:value-type="percentage">
            <text:p>0.00000000%</text:p>
          </table:table-cell>
          <table:table-cell/>
          <table:table-cell office:value-type="float" office:value="0.0000930905724" calcext:value-type="float">
            <text:p>0.0000930905724</text:p>
          </table:table-cell>
          <table:table-cell office:value-type="float" office:value="7438782.2498741" calcext:value-type="float">
            <text:p>7438782.2498741</text:p>
          </table:table-cell>
          <table:table-cell office:value-type="float" office:value="0.0000930905724" calcext:value-type="float">
            <text:p>0.0000930905724</text:p>
          </table:table-cell>
          <table:table-cell office:value-type="float" office:value="7438782.24939641" calcext:value-type="float">
            <text:p>7438782.24939641</text:p>
          </table:table-cell>
          <table:table-cell table:formula="of:=[.H54]/[.J54]-1" office:value-type="percentage" office:value="0.00000000006421574383" calcext:value-type="percentage">
            <text:p>0.00000000642157%</text:p>
          </table:table-cell>
          <table:table-cell/>
          <table:table-cell table:style-name="ce5" office:value-type="float" office:value="0.000278895192" calcext:value-type="float">
            <text:p>0.000278895192</text:p>
          </table:table-cell>
          <table:table-cell table:style-name="ce5" office:value-type="float" office:value="7625252.52525253" calcext:value-type="float">
            <text:p>7625252.52525253</text:p>
          </table:table-cell>
          <table:table-cell table:style-name="ce5" office:value-type="float" office:value="0.000278895" calcext:value-type="float">
            <text:p>0.000278895</text:p>
          </table:table-cell>
          <table:table-cell table:style-name="ce5" office:value-type="float" office:value="7625250" calcext:value-type="float">
            <text:p>7625250</text:p>
          </table:table-cell>
          <table:table-cell table:style-name="ce31" table:formula="of:=[.N54]/[.P54]-1" office:value-type="percentage" office:value="0.00000033116980158177" calcext:value-type="percentage">
            <text:p>0.000033%</text:p>
          </table:table-cell>
          <table:table-cell/>
          <table:table-cell table:style-name="ce5" office:value-type="float" office:value="0.00028052" calcext:value-type="float">
            <text:p>0.00028052</text:p>
          </table:table-cell>
          <table:table-cell table:style-name="ce5" office:value-type="float" office:value="7625252.52525253" calcext:value-type="float">
            <text:p>7625252.52525253</text:p>
          </table:table-cell>
          <table:table-cell table:style-name="ce5" office:value-type="float" office:value="0.00028052" calcext:value-type="float">
            <text:p>0.00028052</text:p>
          </table:table-cell>
          <table:table-cell table:style-name="ce5" office:value-type="float" office:value="7625190" calcext:value-type="float">
            <text:p>7625190</text:p>
          </table:table-cell>
          <table:table-cell table:style-name="ce8" table:formula="of:=[.T54]/[.V54]-1" office:value-type="percentage" office:value="0.00000819982879507464" calcext:value-type="percentage">
            <text:p>0.00082%</text:p>
          </table:table-cell>
          <table:table-cell/>
          <table:table-cell table:style-name="ce5" office:value-type="float" office:value="0.00029108" calcext:value-type="float">
            <text:p>0.00029108</text:p>
          </table:table-cell>
          <table:table-cell table:style-name="ce5" office:value-type="float" office:value="7625252.52525253" calcext:value-type="float">
            <text:p>7625252.52525253</text:p>
          </table:table-cell>
          <table:table-cell table:style-name="ce5" office:value-type="float" office:value="0.00029108" calcext:value-type="float">
            <text:p>0.00029108</text:p>
          </table:table-cell>
          <table:table-cell table:style-name="ce5" office:value-type="float" office:value="7625200" calcext:value-type="float">
            <text:p>7625200</text:p>
          </table:table-cell>
          <table:table-cell table:style-name="ce27" table:formula="of:=[.Z54]/[.AB54]-1" office:value-type="percentage" office:value="0.00000688837703011203" calcext:value-type="percentage">
            <text:p>0.0007%</text:p>
          </table:table-cell>
        </table:table-row>
        <table:table-row table:style-name="ro1">
          <table:table-cell office:value-type="float" office:value="0.000256061" calcext:value-type="float">
            <text:p>0.000256061</text:p>
          </table:table-cell>
          <table:table-cell office:value-type="float" office:value="8069410" calcext:value-type="float">
            <text:p>8069410</text:p>
          </table:table-cell>
          <table:table-cell office:value-type="float" office:value="0.000256061" calcext:value-type="float">
            <text:p>0.000256061</text:p>
          </table:table-cell>
          <table:table-cell office:value-type="float" office:value="8069410" calcext:value-type="float">
            <text:p>8069410</text:p>
          </table:table-cell>
          <table:table-cell table:formula="of:=[.D55]/[.B55]-1" office:value-type="percentage" office:value="0" calcext:value-type="percentage">
            <text:p>0.00000000%</text:p>
          </table:table-cell>
          <table:table-cell/>
          <table:table-cell office:value-type="float" office:value="0.0000913895538" calcext:value-type="float">
            <text:p>0.0000913895538</text:p>
          </table:table-cell>
          <table:table-cell office:value-type="float" office:value="7593092.8162032" calcext:value-type="float">
            <text:p>7593092.8162032</text:p>
          </table:table-cell>
          <table:table-cell office:value-type="float" office:value="0.0000913895538" calcext:value-type="float">
            <text:p>0.0000913895538</text:p>
          </table:table-cell>
          <table:table-cell office:value-type="float" office:value="7593092.81523331" calcext:value-type="float">
            <text:p>7593092.81523331</text:p>
          </table:table-cell>
          <table:table-cell table:formula="of:=[.H55]/[.J55]-1" office:value-type="percentage" office:value="0.00000000012773382352" calcext:value-type="percentage">
            <text:p>0.00000001277338%</text:p>
          </table:table-cell>
          <table:table-cell/>
          <table:table-cell table:style-name="ce5" office:value-type="float" office:value="0.000270900658" calcext:value-type="float">
            <text:p>0.000270900658</text:p>
          </table:table-cell>
          <table:table-cell table:style-name="ce5" office:value-type="float" office:value="7775757.57575758" calcext:value-type="float">
            <text:p>7775757.57575758</text:p>
          </table:table-cell>
          <table:table-cell table:style-name="ce5" office:value-type="float" office:value="0.000270901" calcext:value-type="float">
            <text:p>0.000270901</text:p>
          </table:table-cell>
          <table:table-cell table:style-name="ce5" office:value-type="float" office:value="7775760" calcext:value-type="float">
            <text:p>7775760</text:p>
          </table:table-cell>
          <table:table-cell table:style-name="ce31" table:formula="of:=[.N55]/[.P55]-1" office:value-type="percentage" office:value="-0.00000031176919301768" calcext:value-type="percentage">
            <text:p>-0.000031%</text:p>
          </table:table-cell>
          <table:table-cell/>
          <table:table-cell table:style-name="ce5" office:value-type="float" office:value="0.00027306" calcext:value-type="float">
            <text:p>0.00027306</text:p>
          </table:table-cell>
          <table:table-cell table:style-name="ce5" office:value-type="float" office:value="7775757.57575758" calcext:value-type="float">
            <text:p>7775757.57575758</text:p>
          </table:table-cell>
          <table:table-cell table:style-name="ce5" office:value-type="float" office:value="0.00027306" calcext:value-type="float">
            <text:p>0.00027306</text:p>
          </table:table-cell>
          <table:table-cell table:style-name="ce5" office:value-type="float" office:value="7775720" calcext:value-type="float">
            <text:p>7775720</text:p>
          </table:table-cell>
          <table:table-cell table:style-name="ce8" table:formula="of:=[.T55]/[.V55]-1" office:value-type="percentage" office:value="0.00000483244735915989" calcext:value-type="percentage">
            <text:p>0.00048%</text:p>
          </table:table-cell>
          <table:table-cell/>
          <table:table-cell table:style-name="ce5" office:value-type="float" office:value="0.00028355" calcext:value-type="float">
            <text:p>0.00028355</text:p>
          </table:table-cell>
          <table:table-cell table:style-name="ce5" office:value-type="float" office:value="7775757.57575758" calcext:value-type="float">
            <text:p>7775757.57575758</text:p>
          </table:table-cell>
          <table:table-cell table:style-name="ce5" office:value-type="float" office:value="0.00028355" calcext:value-type="float">
            <text:p>0.00028355</text:p>
          </table:table-cell>
          <table:table-cell table:style-name="ce5" office:value-type="float" office:value="7775730" calcext:value-type="float">
            <text:p>7775730</text:p>
          </table:table-cell>
          <table:table-cell table:style-name="ce27" table:formula="of:=[.Z55]/[.AB55]-1" office:value-type="percentage" office:value="0.000003546388259279" calcext:value-type="percentage">
            <text:p>0.0004%</text:p>
          </table:table-cell>
        </table:table-row>
        <table:table-row table:style-name="ro1">
          <table:table-cell office:value-type="float" office:value="0.000260101" calcext:value-type="float">
            <text:p>0.000260101</text:p>
          </table:table-cell>
          <table:table-cell office:value-type="float" office:value="7987560" calcext:value-type="float">
            <text:p>7987560</text:p>
          </table:table-cell>
          <table:table-cell office:value-type="float" office:value="0.000260101" calcext:value-type="float">
            <text:p>0.000260101</text:p>
          </table:table-cell>
          <table:table-cell office:value-type="float" office:value="7987560" calcext:value-type="float">
            <text:p>7987560</text:p>
          </table:table-cell>
          <table:table-cell table:formula="of:=[.D56]/[.B56]-1" office:value-type="percentage" office:value="0" calcext:value-type="percentage">
            <text:p>0.00000000%</text:p>
          </table:table-cell>
          <table:table-cell/>
          <table:table-cell office:value-type="float" office:value="0.0000899803697" calcext:value-type="float">
            <text:p>0.0000899803697</text:p>
          </table:table-cell>
          <table:table-cell office:value-type="float" office:value="7747403.3825323" calcext:value-type="float">
            <text:p>7747403.3825323</text:p>
          </table:table-cell>
          <table:table-cell office:value-type="float" office:value="0.0000899803697" calcext:value-type="float">
            <text:p>0.0000899803697</text:p>
          </table:table-cell>
          <table:table-cell office:value-type="float" office:value="7747403.37674185" calcext:value-type="float">
            <text:p>7747403.37674185</text:p>
          </table:table-cell>
          <table:table-cell table:formula="of:=[.H56]/[.J56]-1" office:value-type="percentage" office:value="0.00000000074740547085" calcext:value-type="percentage">
            <text:p>0.00000007474055%</text:p>
          </table:table-cell>
          <table:table-cell/>
          <table:table-cell table:style-name="ce5" office:value-type="float" office:value="0.000263174408" calcext:value-type="float">
            <text:p>0.000263174408</text:p>
          </table:table-cell>
          <table:table-cell table:style-name="ce5" office:value-type="float" office:value="7926262.62626263" calcext:value-type="float">
            <text:p>7926262.62626263</text:p>
          </table:table-cell>
          <table:table-cell table:style-name="ce5" office:value-type="float" office:value="0.000263174" calcext:value-type="float">
            <text:p>0.000263174</text:p>
          </table:table-cell>
          <table:table-cell table:style-name="ce5" office:value-type="float" office:value="7926260" calcext:value-type="float">
            <text:p>7926260</text:p>
          </table:table-cell>
          <table:table-cell table:style-name="ce31" table:formula="of:=[.N56]/[.P56]-1" office:value-type="percentage" office:value="0.00000033133692700638" calcext:value-type="percentage">
            <text:p>0.000033%</text:p>
          </table:table-cell>
          <table:table-cell/>
          <table:table-cell table:style-name="ce5" office:value-type="float" office:value="0.00026588" calcext:value-type="float">
            <text:p>0.00026588</text:p>
          </table:table-cell>
          <table:table-cell table:style-name="ce5" office:value-type="float" office:value="7926262.62626263" calcext:value-type="float">
            <text:p>7926262.62626263</text:p>
          </table:table-cell>
          <table:table-cell table:style-name="ce5" office:value-type="float" office:value="0.00026588" calcext:value-type="float">
            <text:p>0.00026588</text:p>
          </table:table-cell>
          <table:table-cell table:style-name="ce5" office:value-type="float" office:value="7926350" calcext:value-type="float">
            <text:p>7926350</text:p>
          </table:table-cell>
          <table:table-cell table:style-name="ce8" table:formula="of:=[.T56]/[.V56]-1" office:value-type="percentage" office:value="-0.0000110231995016363" calcext:value-type="percentage">
            <text:p>-0.00110%</text:p>
          </table:table-cell>
          <table:table-cell/>
          <table:table-cell table:style-name="ce5" office:value-type="float" office:value="0.0002763" calcext:value-type="float">
            <text:p>0.0002763</text:p>
          </table:table-cell>
          <table:table-cell table:style-name="ce5" office:value-type="float" office:value="7926262.62626263" calcext:value-type="float">
            <text:p>7926262.62626263</text:p>
          </table:table-cell>
          <table:table-cell table:style-name="ce5" office:value-type="float" office:value="0.0002763" calcext:value-type="float">
            <text:p>0.0002763</text:p>
          </table:table-cell>
          <table:table-cell table:style-name="ce5" office:value-type="float" office:value="7926320" calcext:value-type="float">
            <text:p>7926320</text:p>
          </table:table-cell>
          <table:table-cell table:style-name="ce27" table:formula="of:=[.Z56]/[.AB56]-1" office:value-type="percentage" office:value="-0.00000723838267568944" calcext:value-type="percentage">
            <text:p>-0.0007%</text:p>
          </table:table-cell>
        </table:table-row>
        <table:table-row table:style-name="ro1">
          <table:table-cell office:value-type="float" office:value="0.000264141" calcext:value-type="float">
            <text:p>0.000264141</text:p>
          </table:table-cell>
          <table:table-cell office:value-type="float" office:value="7907150" calcext:value-type="float">
            <text:p>7907150</text:p>
          </table:table-cell>
          <table:table-cell office:value-type="float" office:value="0.000264141" calcext:value-type="float">
            <text:p>0.000264141</text:p>
          </table:table-cell>
          <table:table-cell office:value-type="float" office:value="7907150" calcext:value-type="float">
            <text:p>7907150</text:p>
          </table:table-cell>
          <table:table-cell table:formula="of:=[.D57]/[.B57]-1" office:value-type="percentage" office:value="0" calcext:value-type="percentage">
            <text:p>0.00000000%</text:p>
          </table:table-cell>
          <table:table-cell/>
          <table:table-cell office:value-type="float" office:value="0.0000887744477" calcext:value-type="float">
            <text:p>0.0000887744477</text:p>
          </table:table-cell>
          <table:table-cell office:value-type="float" office:value="7901713.9488614" calcext:value-type="float">
            <text:p>7901713.9488614</text:p>
          </table:table-cell>
          <table:table-cell office:value-type="float" office:value="0.0000887744477" calcext:value-type="float">
            <text:p>0.0000887744477</text:p>
          </table:table-cell>
          <table:table-cell office:value-type="float" office:value="7901713.94614759" calcext:value-type="float">
            <text:p>7901713.94614759</text:p>
          </table:table-cell>
          <table:table-cell table:formula="of:=[.H57]/[.J57]-1" office:value-type="percentage" office:value="0.00000000034344549427" calcext:value-type="percentage">
            <text:p>0.00000003434455%</text:p>
          </table:table-cell>
          <table:table-cell/>
          <table:table-cell table:style-name="ce5" office:value-type="float" office:value="0.000255700726" calcext:value-type="float">
            <text:p>0.000255700726</text:p>
          </table:table-cell>
          <table:table-cell table:style-name="ce5" office:value-type="float" office:value="8076767.67676768" calcext:value-type="float">
            <text:p>8076767.67676768</text:p>
          </table:table-cell>
          <table:table-cell table:style-name="ce5" office:value-type="float" office:value="0.000255701" calcext:value-type="float">
            <text:p>0.000255701</text:p>
          </table:table-cell>
          <table:table-cell table:style-name="ce5" office:value-type="float" office:value="8076770" calcext:value-type="float">
            <text:p>8076770</text:p>
          </table:table-cell>
          <table:table-cell table:style-name="ce31" table:formula="of:=[.N57]/[.P57]-1" office:value-type="percentage" office:value="-0.00000028764373882773" calcext:value-type="percentage">
            <text:p>-0.000029%</text:p>
          </table:table-cell>
          <table:table-cell/>
          <table:table-cell table:style-name="ce5" office:value-type="float" office:value="0.00025898" calcext:value-type="float">
            <text:p>0.00025898</text:p>
          </table:table-cell>
          <table:table-cell table:style-name="ce5" office:value-type="float" office:value="8076767.67676768" calcext:value-type="float">
            <text:p>8076767.67676768</text:p>
          </table:table-cell>
          <table:table-cell table:style-name="ce5" office:value-type="float" office:value="0.00025898" calcext:value-type="float">
            <text:p>0.00025898</text:p>
          </table:table-cell>
          <table:table-cell table:style-name="ce5" office:value-type="float" office:value="8076740" calcext:value-type="float">
            <text:p>8076740</text:p>
          </table:table-cell>
          <table:table-cell table:style-name="ce8" table:formula="of:=[.T57]/[.V57]-1" office:value-type="percentage" office:value="0.00000342672509945352" calcext:value-type="percentage">
            <text:p>0.00034%</text:p>
          </table:table-cell>
          <table:table-cell/>
          <table:table-cell table:style-name="ce5" office:value-type="float" office:value="0.00026933" calcext:value-type="float">
            <text:p>0.00026933</text:p>
          </table:table-cell>
          <table:table-cell table:style-name="ce5" office:value-type="float" office:value="8076767.67676768" calcext:value-type="float">
            <text:p>8076767.67676768</text:p>
          </table:table-cell>
          <table:table-cell table:style-name="ce5" office:value-type="float" office:value="0.00026933" calcext:value-type="float">
            <text:p>0.00026933</text:p>
          </table:table-cell>
          <table:table-cell table:style-name="ce5" office:value-type="float" office:value="8076660" calcext:value-type="float">
            <text:p>8076660</text:p>
          </table:table-cell>
          <table:table-cell table:style-name="ce27" table:formula="of:=[.Z57]/[.AB57]-1" office:value-type="percentage" office:value="0.0000133318435688867" calcext:value-type="percentage">
            <text:p>0.0013%</text:p>
          </table:table-cell>
        </table:table-row>
        <table:table-row table:style-name="ro1">
          <table:table-cell office:value-type="float" office:value="0.000268182" calcext:value-type="float">
            <text:p>0.000268182</text:p>
          </table:table-cell>
          <table:table-cell office:value-type="float" office:value="7828140" calcext:value-type="float">
            <text:p>7828140</text:p>
          </table:table-cell>
          <table:table-cell office:value-type="float" office:value="0.000268182" calcext:value-type="float">
            <text:p>0.000268182</text:p>
          </table:table-cell>
          <table:table-cell office:value-type="float" office:value="7828140" calcext:value-type="float">
            <text:p>7828140</text:p>
          </table:table-cell>
          <table:table-cell table:formula="of:=[.D58]/[.B58]-1" office:value-type="percentage" office:value="0" calcext:value-type="percentage">
            <text:p>0.00000000%</text:p>
          </table:table-cell>
          <table:table-cell/>
          <table:table-cell office:value-type="float" office:value="0.0000877189483" calcext:value-type="float">
            <text:p>0.0000877189483</text:p>
          </table:table-cell>
          <table:table-cell office:value-type="float" office:value="8056024.5151905" calcext:value-type="float">
            <text:p>8056024.5151905</text:p>
          </table:table-cell>
          <table:table-cell office:value-type="float" office:value="0.0000877189483" calcext:value-type="float">
            <text:p>0.0000877189483</text:p>
          </table:table-cell>
          <table:table-cell office:value-type="float" office:value="8056024.51510845" calcext:value-type="float">
            <text:p>8056024.51510845</text:p>
          </table:table-cell>
          <table:table-cell table:formula="of:=[.H58]/[.J58]-1" office:value-type="percentage" office:value="0.00000000001018474194" calcext:value-type="percentage">
            <text:p>0.00000000101847%</text:p>
          </table:table-cell>
          <table:table-cell/>
          <table:table-cell table:style-name="ce5" office:value-type="float" office:value="0.00024846513" calcext:value-type="float">
            <text:p>0.00024846513</text:p>
          </table:table-cell>
          <table:table-cell table:style-name="ce5" office:value-type="float" office:value="8227272.72727273" calcext:value-type="float">
            <text:p>8227272.72727273</text:p>
          </table:table-cell>
          <table:table-cell table:style-name="ce5" office:value-type="float" office:value="0.000248465" calcext:value-type="float">
            <text:p>0.000248465</text:p>
          </table:table-cell>
          <table:table-cell table:style-name="ce5" office:value-type="float" office:value="8227270" calcext:value-type="float">
            <text:p>8227270</text:p>
          </table:table-cell>
          <table:table-cell table:style-name="ce31" table:formula="of:=[.N58]/[.P58]-1" office:value-type="percentage" office:value="0.00000033149182288028" calcext:value-type="percentage">
            <text:p>0.000033%</text:p>
          </table:table-cell>
          <table:table-cell/>
          <table:table-cell table:style-name="ce5" office:value-type="float" office:value="0.00025233" calcext:value-type="float">
            <text:p>0.00025233</text:p>
          </table:table-cell>
          <table:table-cell table:style-name="ce5" office:value-type="float" office:value="8227272.72727273" calcext:value-type="float">
            <text:p>8227272.72727273</text:p>
          </table:table-cell>
          <table:table-cell table:style-name="ce5" office:value-type="float" office:value="0.00025233" calcext:value-type="float">
            <text:p>0.00025233</text:p>
          </table:table-cell>
          <table:table-cell table:style-name="ce5" office:value-type="float" office:value="8227250" calcext:value-type="float">
            <text:p>8227250</text:p>
          </table:table-cell>
          <table:table-cell table:style-name="ce8" table:formula="of:=[.T58]/[.V58]-1" office:value-type="percentage" office:value="0.00000276243857055825" calcext:value-type="percentage">
            <text:p>0.00028%</text:p>
          </table:table-cell>
          <table:table-cell/>
          <table:table-cell table:style-name="ce5" office:value-type="float" office:value="0.0002626" calcext:value-type="float">
            <text:p>0.0002626</text:p>
          </table:table-cell>
          <table:table-cell table:style-name="ce5" office:value-type="float" office:value="8227272.72727273" calcext:value-type="float">
            <text:p>8227272.72727273</text:p>
          </table:table-cell>
          <table:table-cell table:style-name="ce5" office:value-type="float" office:value="0.0002626" calcext:value-type="float">
            <text:p>0.0002626</text:p>
          </table:table-cell>
          <table:table-cell table:style-name="ce5" office:value-type="float" office:value="8227290" calcext:value-type="float">
            <text:p>8227290</text:p>
          </table:table-cell>
          <table:table-cell table:style-name="ce27" table:formula="of:=[.Z58]/[.AB58]-1" office:value-type="percentage" office:value="-0.00000209944310580745" calcext:value-type="percentage">
            <text:p>-0.0002%</text:p>
          </table:table-cell>
        </table:table-row>
        <table:table-row table:style-name="ro1">
          <table:table-cell office:value-type="float" office:value="0.000272222" calcext:value-type="float">
            <text:p>0.000272222</text:p>
          </table:table-cell>
          <table:table-cell office:value-type="float" office:value="7750520" calcext:value-type="float">
            <text:p>7750520</text:p>
          </table:table-cell>
          <table:table-cell office:value-type="float" office:value="0.000272222" calcext:value-type="float">
            <text:p>0.000272222</text:p>
          </table:table-cell>
          <table:table-cell office:value-type="float" office:value="7750520" calcext:value-type="float">
            <text:p>7750520</text:p>
          </table:table-cell>
          <table:table-cell table:formula="of:=[.D59]/[.B59]-1" office:value-type="percentage" office:value="0" calcext:value-type="percentage">
            <text:p>0.00000000%</text:p>
          </table:table-cell>
          <table:table-cell/>
          <table:table-cell office:value-type="float" office:value="0.0000867796278" calcext:value-type="float">
            <text:p>0.0000867796278</text:p>
          </table:table-cell>
          <table:table-cell office:value-type="float" office:value="8210335.0815196" calcext:value-type="float">
            <text:p>8210335.0815196</text:p>
          </table:table-cell>
          <table:table-cell office:value-type="float" office:value="0.0000867796278" calcext:value-type="float">
            <text:p>0.0000867796278</text:p>
          </table:table-cell>
          <table:table-cell office:value-type="float" office:value="8210335.0826756" calcext:value-type="float">
            <text:p>8210335.0826756</text:p>
          </table:table-cell>
          <table:table-cell table:formula="of:=[.H59]/[.J59]-1" office:value-type="percentage" office:value="-0.00000000014079792887" calcext:value-type="percentage">
            <text:p>-0.00000001407979%</text:p>
          </table:table-cell>
          <table:table-cell/>
          <table:table-cell table:style-name="ce5" office:value-type="float" office:value="0.000241454299" calcext:value-type="float">
            <text:p>0.000241454299</text:p>
          </table:table-cell>
          <table:table-cell table:style-name="ce5" office:value-type="float" office:value="8377777.77777778" calcext:value-type="float">
            <text:p>8377777.77777778</text:p>
          </table:table-cell>
          <table:table-cell table:style-name="ce5" office:value-type="float" office:value="0.000241454" calcext:value-type="float">
            <text:p>0.000241454</text:p>
          </table:table-cell>
          <table:table-cell table:style-name="ce5" office:value-type="float" office:value="8377780" calcext:value-type="float">
            <text:p>8377780</text:p>
          </table:table-cell>
          <table:table-cell table:style-name="ce31" table:formula="of:=[.N59]/[.P59]-1" office:value-type="percentage" office:value="-0.00000026525191876292" calcext:value-type="percentage">
            <text:p>-0.000027%</text:p>
          </table:table-cell>
          <table:table-cell/>
          <table:table-cell table:style-name="ce5" office:value-type="float" office:value="0.00024592" calcext:value-type="float">
            <text:p>0.00024592</text:p>
          </table:table-cell>
          <table:table-cell table:style-name="ce5" office:value-type="float" office:value="8377777.77777778" calcext:value-type="float">
            <text:p>8377777.77777778</text:p>
          </table:table-cell>
          <table:table-cell table:style-name="ce5" office:value-type="float" office:value="0.00024592" calcext:value-type="float">
            <text:p>0.00024592</text:p>
          </table:table-cell>
          <table:table-cell table:style-name="ce5" office:value-type="float" office:value="8377790" calcext:value-type="float">
            <text:p>8377790</text:p>
          </table:table-cell>
          <table:table-cell table:style-name="ce8" table:formula="of:=[.T59]/[.V59]-1" office:value-type="percentage" office:value="-0.00000145888381308801" calcext:value-type="percentage">
            <text:p>-0.00015%</text:p>
          </table:table-cell>
          <table:table-cell/>
          <table:table-cell table:style-name="ce5" office:value-type="float" office:value="0.00025612" calcext:value-type="float">
            <text:p>0.00025612</text:p>
          </table:table-cell>
          <table:table-cell table:style-name="ce5" office:value-type="float" office:value="8377777.77777778" calcext:value-type="float">
            <text:p>8377777.77777778</text:p>
          </table:table-cell>
          <table:table-cell table:style-name="ce5" office:value-type="float" office:value="0.00025612" calcext:value-type="float">
            <text:p>0.00025612</text:p>
          </table:table-cell>
          <table:table-cell table:style-name="ce5" office:value-type="float" office:value="8377720" calcext:value-type="float">
            <text:p>8377720</text:p>
          </table:table-cell>
          <table:table-cell table:style-name="ce27" table:formula="of:=[.Z59]/[.AB59]-1" office:value-type="percentage" office:value="0.00000689659928720943" calcext:value-type="percentage">
            <text:p>0.0007%</text:p>
          </table:table-cell>
        </table:table-row>
        <table:table-row table:style-name="ro1">
          <table:table-cell office:value-type="float" office:value="0.000276263" calcext:value-type="float">
            <text:p>0.000276263</text:p>
          </table:table-cell>
          <table:table-cell office:value-type="float" office:value="7674240" calcext:value-type="float">
            <text:p>7674240</text:p>
          </table:table-cell>
          <table:table-cell office:value-type="float" office:value="0.000276263" calcext:value-type="float">
            <text:p>0.000276263</text:p>
          </table:table-cell>
          <table:table-cell office:value-type="float" office:value="7674240" calcext:value-type="float">
            <text:p>7674240</text:p>
          </table:table-cell>
          <table:table-cell table:formula="of:=[.D60]/[.B60]-1" office:value-type="percentage" office:value="0" calcext:value-type="percentage">
            <text:p>0.00000000%</text:p>
          </table:table-cell>
          <table:table-cell/>
          <table:table-cell office:value-type="float" office:value="0.0000859329398" calcext:value-type="float">
            <text:p>0.0000859329398</text:p>
          </table:table-cell>
          <table:table-cell office:value-type="float" office:value="8364645.6478487" calcext:value-type="float">
            <text:p>8364645.6478487</text:p>
          </table:table-cell>
          <table:table-cell office:value-type="float" office:value="0.0000859329398" calcext:value-type="float">
            <text:p>0.0000859329398</text:p>
          </table:table-cell>
          <table:table-cell office:value-type="float" office:value="8364645.65635514" calcext:value-type="float">
            <text:p>8364645.65635514</text:p>
          </table:table-cell>
          <table:table-cell table:formula="of:=[.H60]/[.J60]-1" office:value-type="percentage" office:value="-0.00000000101695196708" calcext:value-type="percentage">
            <text:p>-0.00000010169520%</text:p>
          </table:table-cell>
          <table:table-cell/>
          <table:table-cell table:style-name="ce5" office:value-type="float" office:value="0.00023465601" calcext:value-type="float">
            <text:p>0.00023465601</text:p>
          </table:table-cell>
          <table:table-cell table:style-name="ce5" office:value-type="float" office:value="8528282.82828283" calcext:value-type="float">
            <text:p>8528282.82828283</text:p>
          </table:table-cell>
          <table:table-cell table:style-name="ce5" office:value-type="float" office:value="0.000234656" calcext:value-type="float">
            <text:p>0.000234656</text:p>
          </table:table-cell>
          <table:table-cell table:style-name="ce5" office:value-type="float" office:value="8528280" calcext:value-type="float">
            <text:p>8528280</text:p>
          </table:table-cell>
          <table:table-cell table:style-name="ce31" table:formula="of:=[.N60]/[.P60]-1" office:value-type="percentage" office:value="0.00000033163578461171" calcext:value-type="percentage">
            <text:p>0.000033%</text:p>
          </table:table-cell>
          <table:table-cell/>
          <table:table-cell table:style-name="ce5" office:value-type="float" office:value="0.00023974" calcext:value-type="float">
            <text:p>0.00023974</text:p>
          </table:table-cell>
          <table:table-cell table:style-name="ce5" office:value-type="float" office:value="8528282.82828283" calcext:value-type="float">
            <text:p>8528282.82828283</text:p>
          </table:table-cell>
          <table:table-cell table:style-name="ce5" office:value-type="float" office:value="0.00023974" calcext:value-type="float">
            <text:p>0.00023974</text:p>
          </table:table-cell>
          <table:table-cell table:style-name="ce5" office:value-type="float" office:value="8528330" calcext:value-type="float">
            <text:p>8528330</text:p>
          </table:table-cell>
          <table:table-cell table:style-name="ce8" table:formula="of:=[.T60]/[.V60]-1" office:value-type="percentage" office:value="-0.0000055311786915091" calcext:value-type="percentage">
            <text:p>-0.00055%</text:p>
          </table:table-cell>
          <table:table-cell/>
          <table:table-cell table:style-name="ce5" office:value-type="float" office:value="0.00024986" calcext:value-type="float">
            <text:p>0.00024986</text:p>
          </table:table-cell>
          <table:table-cell table:style-name="ce5" office:value-type="float" office:value="8528282.82828283" calcext:value-type="float">
            <text:p>8528282.82828283</text:p>
          </table:table-cell>
          <table:table-cell table:style-name="ce5" office:value-type="float" office:value="0.00024986" calcext:value-type="float">
            <text:p>0.00024986</text:p>
          </table:table-cell>
          <table:table-cell table:style-name="ce5" office:value-type="float" office:value="8528350" calcext:value-type="float">
            <text:p>8528350</text:p>
          </table:table-cell>
          <table:table-cell table:style-name="ce27" table:formula="of:=[.Z60]/[.AB60]-1" office:value-type="percentage" office:value="-0.00000787628523346573" calcext:value-type="percentage">
            <text:p>-0.0008%</text:p>
          </table:table-cell>
        </table:table-row>
        <table:table-row table:style-name="ro1">
          <table:table-cell office:value-type="float" office:value="0.000280303" calcext:value-type="float">
            <text:p>0.000280303</text:p>
          </table:table-cell>
          <table:table-cell office:value-type="float" office:value="7599280" calcext:value-type="float">
            <text:p>7599280</text:p>
          </table:table-cell>
          <table:table-cell office:value-type="float" office:value="0.000280303" calcext:value-type="float">
            <text:p>0.000280303</text:p>
          </table:table-cell>
          <table:table-cell office:value-type="float" office:value="7599280" calcext:value-type="float">
            <text:p>7599280</text:p>
          </table:table-cell>
          <table:table-cell table:formula="of:=[.D61]/[.B61]-1" office:value-type="percentage" office:value="0" calcext:value-type="percentage">
            <text:p>0.00000000%</text:p>
          </table:table-cell>
          <table:table-cell/>
          <table:table-cell office:value-type="float" office:value="0.0000851619549" calcext:value-type="float">
            <text:p>0.0000851619549</text:p>
          </table:table-cell>
          <table:table-cell office:value-type="float" office:value="8518956.2141778" calcext:value-type="float">
            <text:p>8518956.2141778</text:p>
          </table:table-cell>
          <table:table-cell office:value-type="float" office:value="0.0000851619549" calcext:value-type="float">
            <text:p>0.0000851619549</text:p>
          </table:table-cell>
          <table:table-cell office:value-type="float" office:value="8518956.21842844" calcext:value-type="float">
            <text:p>8518956.21842844</text:p>
          </table:table-cell>
          <table:table-cell table:formula="of:=[.H61]/[.J61]-1" office:value-type="percentage" office:value="-0.00000000049896253795" calcext:value-type="percentage">
            <text:p>-0.00000004989625%</text:p>
          </table:table-cell>
          <table:table-cell/>
          <table:table-cell table:style-name="ce5" office:value-type="float" office:value="0.000228059092" calcext:value-type="float">
            <text:p>0.000228059092</text:p>
          </table:table-cell>
          <table:table-cell table:style-name="ce5" office:value-type="float" office:value="8678787.87878788" calcext:value-type="float">
            <text:p>8678787.87878788</text:p>
          </table:table-cell>
          <table:table-cell table:style-name="ce5" office:value-type="float" office:value="0.000228059" calcext:value-type="float">
            <text:p>0.000228059</text:p>
          </table:table-cell>
          <table:table-cell table:style-name="ce5" office:value-type="float" office:value="8678790" calcext:value-type="float">
            <text:p>8678790</text:p>
          </table:table-cell>
          <table:table-cell table:style-name="ce31" table:formula="of:=[.N61]/[.P61]-1" office:value-type="percentage" office:value="-0.00000024441334789405" calcext:value-type="percentage">
            <text:p>-0.000024%</text:p>
          </table:table-cell>
          <table:table-cell/>
          <table:table-cell table:style-name="ce5" office:value-type="float" office:value="0.00023378" calcext:value-type="float">
            <text:p>0.00023378</text:p>
          </table:table-cell>
          <table:table-cell table:style-name="ce5" office:value-type="float" office:value="8678787.87878788" calcext:value-type="float">
            <text:p>8678787.87878788</text:p>
          </table:table-cell>
          <table:table-cell table:style-name="ce5" office:value-type="float" office:value="0.00023378" calcext:value-type="float">
            <text:p>0.00023378</text:p>
          </table:table-cell>
          <table:table-cell table:style-name="ce5" office:value-type="float" office:value="8678840" calcext:value-type="float">
            <text:p>8678840</text:p>
          </table:table-cell>
          <table:table-cell table:style-name="ce8" table:formula="of:=[.T61]/[.V61]-1" office:value-type="percentage" office:value="-0.0000060055505251011" calcext:value-type="percentage">
            <text:p>-0.00060%</text:p>
          </table:table-cell>
          <table:table-cell/>
          <table:table-cell table:style-name="ce5" office:value-type="float" office:value="0.00024383" calcext:value-type="float">
            <text:p>0.00024383</text:p>
          </table:table-cell>
          <table:table-cell table:style-name="ce5" office:value-type="float" office:value="8678787.87878788" calcext:value-type="float">
            <text:p>8678787.87878788</text:p>
          </table:table-cell>
          <table:table-cell table:style-name="ce5" office:value-type="float" office:value="0.00024383" calcext:value-type="float">
            <text:p>0.00024383</text:p>
          </table:table-cell>
          <table:table-cell table:style-name="ce5" office:value-type="float" office:value="8678670" calcext:value-type="float">
            <text:p>8678670</text:p>
          </table:table-cell>
          <table:table-cell table:style-name="ce27" table:formula="of:=[.Z61]/[.AB61]-1" office:value-type="percentage" office:value="0.0000135825867191297" calcext:value-type="percentage">
            <text:p>0.0014%</text:p>
          </table:table-cell>
        </table:table-row>
        <table:table-row table:style-name="ro1">
          <table:table-cell office:value-type="float" office:value="0.000284343" calcext:value-type="float">
            <text:p>0.000284343</text:p>
          </table:table-cell>
          <table:table-cell office:value-type="float" office:value="7525620" calcext:value-type="float">
            <text:p>7525620</text:p>
          </table:table-cell>
          <table:table-cell office:value-type="float" office:value="0.000284343" calcext:value-type="float">
            <text:p>0.000284343</text:p>
          </table:table-cell>
          <table:table-cell office:value-type="float" office:value="7525620" calcext:value-type="float">
            <text:p>7525620</text:p>
          </table:table-cell>
          <table:table-cell table:formula="of:=[.D62]/[.B62]-1" office:value-type="percentage" office:value="0" calcext:value-type="percentage">
            <text:p>0.00000000%</text:p>
          </table:table-cell>
          <table:table-cell/>
          <table:table-cell office:value-type="float" office:value="0.0000844540688" calcext:value-type="float">
            <text:p>0.0000844540688</text:p>
          </table:table-cell>
          <table:table-cell office:value-type="float" office:value="8673266.7805069" calcext:value-type="float">
            <text:p>8673266.7805069</text:p>
          </table:table-cell>
          <table:table-cell office:value-type="float" office:value="0.0000844540688" calcext:value-type="float">
            <text:p>0.0000844540688</text:p>
          </table:table-cell>
          <table:table-cell office:value-type="float" office:value="8673266.77442448" calcext:value-type="float">
            <text:p>8673266.77442448</text:p>
          </table:table-cell>
          <table:table-cell table:formula="of:=[.H62]/[.J62]-1" office:value-type="percentage" office:value="0.00000000070128369778" calcext:value-type="percentage">
            <text:p>0.00000007012837%</text:p>
          </table:table-cell>
          <table:table-cell/>
          <table:table-cell table:style-name="ce5" office:value-type="float" office:value="0.0002216534" calcext:value-type="float">
            <text:p>0.0002216534</text:p>
          </table:table-cell>
          <table:table-cell table:style-name="ce5" office:value-type="float" office:value="8829292.92929293" calcext:value-type="float">
            <text:p>8829292.92929293</text:p>
          </table:table-cell>
          <table:table-cell table:style-name="ce5" office:value-type="float" office:value="0.000221653" calcext:value-type="float">
            <text:p>0.000221653</text:p>
          </table:table-cell>
          <table:table-cell table:style-name="ce5" office:value-type="float" office:value="8829290" calcext:value-type="float">
            <text:p>8829290</text:p>
          </table:table-cell>
          <table:table-cell table:style-name="ce31" table:formula="of:=[.N62]/[.P62]-1" office:value-type="percentage" office:value="0.00000033176993063933" calcext:value-type="percentage">
            <text:p>0.000033%</text:p>
          </table:table-cell>
          <table:table-cell/>
          <table:table-cell table:style-name="ce5" office:value-type="float" office:value="0.00022803" calcext:value-type="float">
            <text:p>0.00022803</text:p>
          </table:table-cell>
          <table:table-cell table:style-name="ce5" office:value-type="float" office:value="8829292.92929293" calcext:value-type="float">
            <text:p>8829292.92929293</text:p>
          </table:table-cell>
          <table:table-cell table:style-name="ce5" office:value-type="float" office:value="0.00022803" calcext:value-type="float">
            <text:p>0.00022803</text:p>
          </table:table-cell>
          <table:table-cell table:style-name="ce5" office:value-type="float" office:value="8829290" calcext:value-type="float">
            <text:p>8829290</text:p>
          </table:table-cell>
          <table:table-cell table:style-name="ce8" table:formula="of:=[.T62]/[.V62]-1" office:value-type="percentage" office:value="0.00000033176993063933" calcext:value-type="percentage">
            <text:p>0.00003%</text:p>
          </table:table-cell>
          <table:table-cell/>
          <table:table-cell table:style-name="ce5" office:value-type="float" office:value="0.00023799" calcext:value-type="float">
            <text:p>0.00023799</text:p>
          </table:table-cell>
          <table:table-cell table:style-name="ce5" office:value-type="float" office:value="8829292.92929293" calcext:value-type="float">
            <text:p>8829292.92929293</text:p>
          </table:table-cell>
          <table:table-cell table:style-name="ce5" office:value-type="float" office:value="0.00023799" calcext:value-type="float">
            <text:p>0.00023799</text:p>
          </table:table-cell>
          <table:table-cell table:style-name="ce5" office:value-type="float" office:value="8829410" calcext:value-type="float">
            <text:p>8829410</text:p>
          </table:table-cell>
          <table:table-cell table:style-name="ce27" table:formula="of:=[.Z62]/[.AB62]-1" office:value-type="percentage" office:value="-0.0000132591766686119" calcext:value-type="percentage">
            <text:p>-0.0013%</text:p>
          </table:table-cell>
        </table:table-row>
        <table:table-row table:style-name="ro1">
          <table:table-cell office:value-type="float" office:value="0.000288384" calcext:value-type="float">
            <text:p>0.000288384</text:p>
          </table:table-cell>
          <table:table-cell office:value-type="float" office:value="7453220" calcext:value-type="float">
            <text:p>7453220</text:p>
          </table:table-cell>
          <table:table-cell office:value-type="float" office:value="0.000288384" calcext:value-type="float">
            <text:p>0.000288384</text:p>
          </table:table-cell>
          <table:table-cell office:value-type="float" office:value="7453220" calcext:value-type="float">
            <text:p>7453220</text:p>
          </table:table-cell>
          <table:table-cell table:formula="of:=[.D63]/[.B63]-1" office:value-type="percentage" office:value="0" calcext:value-type="percentage">
            <text:p>0.00000000%</text:p>
          </table:table-cell>
          <table:table-cell/>
          <table:table-cell office:value-type="float" office:value="0.0000837996302" calcext:value-type="float">
            <text:p>0.0000837996302</text:p>
          </table:table-cell>
          <table:table-cell office:value-type="float" office:value="8827577.346836" calcext:value-type="float">
            <text:p>8827577.346836</text:p>
          </table:table-cell>
          <table:table-cell office:value-type="float" office:value="0.0000837996302" calcext:value-type="float">
            <text:p>0.0000837996302</text:p>
          </table:table-cell>
          <table:table-cell office:value-type="float" office:value="8827577.34608354" calcext:value-type="float">
            <text:p>8827577.34608354</text:p>
          </table:table-cell>
          <table:table-cell table:formula="of:=[.H63]/[.J63]-1" office:value-type="percentage" office:value="0.00000000008523937112" calcext:value-type="percentage">
            <text:p>0.00000000852394%</text:p>
          </table:table-cell>
          <table:table-cell/>
          <table:table-cell table:style-name="ce5" office:value-type="float" office:value="0.000215429802" calcext:value-type="float">
            <text:p>0.000215429802</text:p>
          </table:table-cell>
          <table:table-cell table:style-name="ce5" office:value-type="float" office:value="8979797.97979798" calcext:value-type="float">
            <text:p>8979797.97979798</text:p>
          </table:table-cell>
          <table:table-cell table:style-name="ce5" office:value-type="float" office:value="0.00021543" calcext:value-type="float">
            <text:p>0.00021543</text:p>
          </table:table-cell>
          <table:table-cell table:style-name="ce5" office:value-type="float" office:value="8979800" calcext:value-type="float">
            <text:p>8979800</text:p>
          </table:table-cell>
          <table:table-cell table:style-name="ce31" table:formula="of:=[.N63]/[.P63]-1" office:value-type="percentage" office:value="-0.00000022497182794457" calcext:value-type="percentage">
            <text:p>-0.000022%</text:p>
          </table:table-cell>
          <table:table-cell/>
          <table:table-cell table:style-name="ce5" office:value-type="float" office:value="0.00022248" calcext:value-type="float">
            <text:p>0.00022248</text:p>
          </table:table-cell>
          <table:table-cell table:style-name="ce5" office:value-type="float" office:value="8979797.97979798" calcext:value-type="float">
            <text:p>8979797.97979798</text:p>
          </table:table-cell>
          <table:table-cell table:style-name="ce5" office:value-type="float" office:value="0.00022248" calcext:value-type="float">
            <text:p>0.00022248</text:p>
          </table:table-cell>
          <table:table-cell table:style-name="ce5" office:value-type="float" office:value="8979690" calcext:value-type="float">
            <text:p>8979690</text:p>
          </table:table-cell>
          <table:table-cell table:style-name="ce8" table:formula="of:=[.T63]/[.V63]-1" office:value-type="percentage" office:value="0.0000120248915029819" calcext:value-type="percentage">
            <text:p>0.00120%</text:p>
          </table:table-cell>
          <table:table-cell/>
          <table:table-cell table:style-name="ce5" office:value-type="float" office:value="0.00023236" calcext:value-type="float">
            <text:p>0.00023236</text:p>
          </table:table-cell>
          <table:table-cell table:style-name="ce5" office:value-type="float" office:value="8979797.97979798" calcext:value-type="float">
            <text:p>8979797.97979798</text:p>
          </table:table-cell>
          <table:table-cell table:style-name="ce5" office:value-type="float" office:value="0.00023236" calcext:value-type="float">
            <text:p>0.00023236</text:p>
          </table:table-cell>
          <table:table-cell table:style-name="ce5" office:value-type="float" office:value="8979820" calcext:value-type="float">
            <text:p>8979820</text:p>
          </table:table-cell>
          <table:table-cell table:style-name="ce27" table:formula="of:=[.Z63]/[.AB63]-1" office:value-type="percentage" office:value="-0.00000245218746253162" calcext:value-type="percentage">
            <text:p>-0.0002%</text:p>
          </table:table-cell>
        </table:table-row>
        <table:table-row table:style-name="ro1">
          <table:table-cell office:value-type="float" office:value="0.000292424" calcext:value-type="float">
            <text:p>0.000292424</text:p>
          </table:table-cell>
          <table:table-cell office:value-type="float" office:value="7382060" calcext:value-type="float">
            <text:p>7382060</text:p>
          </table:table-cell>
          <table:table-cell office:value-type="float" office:value="0.000292424" calcext:value-type="float">
            <text:p>0.000292424</text:p>
          </table:table-cell>
          <table:table-cell office:value-type="float" office:value="7382060" calcext:value-type="float">
            <text:p>7382060</text:p>
          </table:table-cell>
          <table:table-cell table:formula="of:=[.D64]/[.B64]-1" office:value-type="percentage" office:value="0" calcext:value-type="percentage">
            <text:p>0.00000000%</text:p>
          </table:table-cell>
          <table:table-cell/>
          <table:table-cell office:value-type="float" office:value="0.0000831910765" calcext:value-type="float">
            <text:p>0.0000831910765</text:p>
          </table:table-cell>
          <table:table-cell office:value-type="float" office:value="8981887.9131651" calcext:value-type="float">
            <text:p>8981887.9131651</text:p>
          </table:table-cell>
          <table:table-cell office:value-type="float" office:value="0.0000831910765" calcext:value-type="float">
            <text:p>0.0000831910765</text:p>
          </table:table-cell>
          <table:table-cell office:value-type="float" office:value="8981887.92145938" calcext:value-type="float">
            <text:p>8981887.92145938</text:p>
          </table:table-cell>
          <table:table-cell table:formula="of:=[.H64]/[.J64]-1" office:value-type="percentage" office:value="-0.00000000092344554226" calcext:value-type="percentage">
            <text:p>-0.00000009234455%</text:p>
          </table:table-cell>
          <table:table-cell/>
          <table:table-cell table:style-name="ce5" office:value-type="float" office:value="0.00020938019" calcext:value-type="float">
            <text:p>0.00020938019</text:p>
          </table:table-cell>
          <table:table-cell table:style-name="ce5" office:value-type="float" office:value="9130303.03030303" calcext:value-type="float">
            <text:p>9130303.03030303</text:p>
          </table:table-cell>
          <table:table-cell table:style-name="ce5" office:value-type="float" office:value="0.00020938" calcext:value-type="float">
            <text:p>0.00020938</text:p>
          </table:table-cell>
          <table:table-cell table:style-name="ce5" office:value-type="float" office:value="9130300" calcext:value-type="float">
            <text:p>9130300</text:p>
          </table:table-cell>
          <table:table-cell table:style-name="ce31" table:formula="of:=[.N64]/[.P64]-1" office:value-type="percentage" office:value="0.00000033189523129806" calcext:value-type="percentage">
            <text:p>0.000033%</text:p>
          </table:table-cell>
          <table:table-cell/>
          <table:table-cell table:style-name="ce5" office:value-type="float" office:value="0.00021711" calcext:value-type="float">
            <text:p>0.00021711</text:p>
          </table:table-cell>
          <table:table-cell table:style-name="ce5" office:value-type="float" office:value="9130303.03030303" calcext:value-type="float">
            <text:p>9130303.03030303</text:p>
          </table:table-cell>
          <table:table-cell table:style-name="ce5" office:value-type="float" office:value="0.00021711" calcext:value-type="float">
            <text:p>0.00021711</text:p>
          </table:table-cell>
          <table:table-cell table:style-name="ce5" office:value-type="float" office:value="9130350" calcext:value-type="float">
            <text:p>9130350</text:p>
          </table:table-cell>
          <table:table-cell table:style-name="ce8" table:formula="of:=[.T64]/[.V64]-1" office:value-type="percentage" office:value="-0.00000514434791332175" calcext:value-type="percentage">
            <text:p>-0.00051%</text:p>
          </table:table-cell>
          <table:table-cell/>
          <table:table-cell table:style-name="ce5" office:value-type="float" office:value="0.00022692" calcext:value-type="float">
            <text:p>0.00022692</text:p>
          </table:table-cell>
          <table:table-cell table:style-name="ce5" office:value-type="float" office:value="9130303.03030303" calcext:value-type="float">
            <text:p>9130303.03030303</text:p>
          </table:table-cell>
          <table:table-cell table:style-name="ce5" office:value-type="float" office:value="0.00022692" calcext:value-type="float">
            <text:p>0.00022692</text:p>
          </table:table-cell>
          <table:table-cell table:style-name="ce5" office:value-type="float" office:value="9130180" calcext:value-type="float">
            <text:p>9130180</text:p>
          </table:table-cell>
          <table:table-cell table:style-name="ce27" table:formula="of:=[.Z64]/[.AB64]-1" office:value-type="percentage" office:value="0.0000134751234948105" calcext:value-type="percentage">
            <text:p>0.0013%</text:p>
          </table:table-cell>
        </table:table-row>
        <table:table-row table:style-name="ro1">
          <table:table-cell office:value-type="float" office:value="0.000296465" calcext:value-type="float">
            <text:p>0.000296465</text:p>
          </table:table-cell>
          <table:table-cell office:value-type="float" office:value="7312110" calcext:value-type="float">
            <text:p>7312110</text:p>
          </table:table-cell>
          <table:table-cell office:value-type="float" office:value="0.000296465" calcext:value-type="float">
            <text:p>0.000296465</text:p>
          </table:table-cell>
          <table:table-cell office:value-type="float" office:value="7312110" calcext:value-type="float">
            <text:p>7312110</text:p>
          </table:table-cell>
          <table:table-cell table:formula="of:=[.D65]/[.B65]-1" office:value-type="percentage" office:value="0" calcext:value-type="percentage">
            <text:p>0.00000000%</text:p>
          </table:table-cell>
          <table:table-cell/>
          <table:table-cell office:value-type="float" office:value="0.000082622366" calcext:value-type="float">
            <text:p>0.000082622366</text:p>
          </table:table-cell>
          <table:table-cell office:value-type="float" office:value="9136198.4794942" calcext:value-type="float">
            <text:p>9136198.4794942</text:p>
          </table:table-cell>
          <table:table-cell office:value-type="float" office:value="0.000082622366" calcext:value-type="float">
            <text:p>0.000082622366</text:p>
          </table:table-cell>
          <table:table-cell office:value-type="float" office:value="9136198.46615685" calcext:value-type="float">
            <text:p>9136198.46615685</text:p>
          </table:table-cell>
          <table:table-cell table:formula="of:=[.H65]/[.J65]-1" office:value-type="percentage" office:value="0.00000000145983602984" calcext:value-type="percentage">
            <text:p>0.00000014598360%</text:p>
          </table:table-cell>
          <table:table-cell/>
          <table:table-cell table:style-name="ce5" office:value-type="float" office:value="0.000203497506" calcext:value-type="float">
            <text:p>0.000203497506</text:p>
          </table:table-cell>
          <table:table-cell table:style-name="ce5" office:value-type="float" office:value="9280808.08080808" calcext:value-type="float">
            <text:p>9280808.08080808</text:p>
          </table:table-cell>
          <table:table-cell table:style-name="ce5" office:value-type="float" office:value="0.000203498" calcext:value-type="float">
            <text:p>0.000203498</text:p>
          </table:table-cell>
          <table:table-cell table:style-name="ce5" office:value-type="float" office:value="9280810" calcext:value-type="float">
            <text:p>9280810</text:p>
          </table:table-cell>
          <table:table-cell table:style-name="ce31" table:formula="of:=[.N65]/[.P65]-1" office:value-type="percentage" office:value="-0.00000020679142442859" calcext:value-type="percentage">
            <text:p>-0.000021%</text:p>
          </table:table-cell>
          <table:table-cell/>
          <table:table-cell table:style-name="ce5" office:value-type="float" office:value="0.00021193" calcext:value-type="float">
            <text:p>0.00021193</text:p>
          </table:table-cell>
          <table:table-cell table:style-name="ce5" office:value-type="float" office:value="9280808.08080808" calcext:value-type="float">
            <text:p>9280808.08080808</text:p>
          </table:table-cell>
          <table:table-cell table:style-name="ce5" office:value-type="float" office:value="0.00021193" calcext:value-type="float">
            <text:p>0.00021193</text:p>
          </table:table-cell>
          <table:table-cell table:style-name="ce5" office:value-type="float" office:value="9280750" calcext:value-type="float">
            <text:p>9280750</text:p>
          </table:table-cell>
          <table:table-cell table:style-name="ce8" table:formula="of:=[.T65]/[.V65]-1" office:value-type="percentage" office:value="0.00000625820198596472" calcext:value-type="percentage">
            <text:p>0.00063%</text:p>
          </table:table-cell>
          <table:table-cell/>
          <table:table-cell table:style-name="ce5" office:value-type="float" office:value="0.00022165" calcext:value-type="float">
            <text:p>0.00022165</text:p>
          </table:table-cell>
          <table:table-cell table:style-name="ce5" office:value-type="float" office:value="9280808.08080808" calcext:value-type="float">
            <text:p>9280808.08080808</text:p>
          </table:table-cell>
          <table:table-cell table:style-name="ce5" office:value-type="float" office:value="0.00022165" calcext:value-type="float">
            <text:p>0.00022165</text:p>
          </table:table-cell>
          <table:table-cell table:style-name="ce5" office:value-type="float" office:value="9280800" calcext:value-type="float">
            <text:p>9280800</text:p>
          </table:table-cell>
          <table:table-cell table:style-name="ce27" table:formula="of:=[.Z65]/[.AB65]-1" office:value-type="percentage" office:value="0.00000087070167231751" calcext:value-type="percentage">
            <text:p>0.0001%</text:p>
          </table:table-cell>
        </table:table-row>
        <table:table-row table:style-name="ro1">
          <table:table-cell office:value-type="float" office:value="0.000300505" calcext:value-type="float">
            <text:p>0.000300505</text:p>
          </table:table-cell>
          <table:table-cell office:value-type="float" office:value="7243340" calcext:value-type="float">
            <text:p>7243340</text:p>
          </table:table-cell>
          <table:table-cell office:value-type="float" office:value="0.000300505" calcext:value-type="float">
            <text:p>0.000300505</text:p>
          </table:table-cell>
          <table:table-cell office:value-type="float" office:value="7243340" calcext:value-type="float">
            <text:p>7243340</text:p>
          </table:table-cell>
          <table:table-cell table:formula="of:=[.D66]/[.B66]-1" office:value-type="percentage" office:value="0" calcext:value-type="percentage">
            <text:p>0.00000000%</text:p>
          </table:table-cell>
          <table:table-cell/>
          <table:table-cell office:value-type="float" office:value="0.0000820885916" calcext:value-type="float">
            <text:p>0.0000820885916</text:p>
          </table:table-cell>
          <table:table-cell office:value-type="float" office:value="9290509.0458233" calcext:value-type="float">
            <text:p>9290509.0458233</text:p>
          </table:table-cell>
          <table:table-cell office:value-type="float" office:value="0.0000820885916" calcext:value-type="float">
            <text:p>0.0000820885916</text:p>
          </table:table-cell>
          <table:table-cell office:value-type="float" office:value="9290509.04340605" calcext:value-type="float">
            <text:p>9290509.04340605</text:p>
          </table:table-cell>
          <table:table-cell table:formula="of:=[.H66]/[.J66]-1" office:value-type="percentage" office:value="0.00000000026018520671" calcext:value-type="percentage">
            <text:p>0.00000002601852%</text:p>
          </table:table-cell>
          <table:table-cell/>
          <table:table-cell table:style-name="ce5" office:value-type="float" office:value="0.000197775787" calcext:value-type="float">
            <text:p>0.000197775787</text:p>
          </table:table-cell>
          <table:table-cell table:style-name="ce5" office:value-type="float" office:value="9431313.13131313" calcext:value-type="float">
            <text:p>9431313.13131313</text:p>
          </table:table-cell>
          <table:table-cell table:style-name="ce5" office:value-type="float" office:value="0.000197776" calcext:value-type="float">
            <text:p>0.000197776</text:p>
          </table:table-cell>
          <table:table-cell table:style-name="ce5" office:value-type="float" office:value="9431310" calcext:value-type="float">
            <text:p>9431310</text:p>
          </table:table-cell>
          <table:table-cell table:style-name="ce31" table:formula="of:=[.N66]/[.P66]-1" office:value-type="percentage" office:value="0.00000033201253391013" calcext:value-type="percentage">
            <text:p>0.000033%</text:p>
          </table:table-cell>
          <table:table-cell/>
          <table:table-cell table:style-name="ce5" office:value-type="float" office:value="0.00020692" calcext:value-type="float">
            <text:p>0.00020692</text:p>
          </table:table-cell>
          <table:table-cell table:style-name="ce5" office:value-type="float" office:value="9431313.13131313" calcext:value-type="float">
            <text:p>9431313.13131313</text:p>
          </table:table-cell>
          <table:table-cell table:style-name="ce5" office:value-type="float" office:value="0.00020692" calcext:value-type="float">
            <text:p>0.00020692</text:p>
          </table:table-cell>
          <table:table-cell table:style-name="ce5" office:value-type="float" office:value="9431240" calcext:value-type="float">
            <text:p>9431240</text:p>
          </table:table-cell>
          <table:table-cell table:style-name="ce8" table:formula="of:=[.T66]/[.V66]-1" office:value-type="percentage" office:value="0.00000775415673137658" calcext:value-type="percentage">
            <text:p>0.00078%</text:p>
          </table:table-cell>
          <table:table-cell/>
          <table:table-cell table:style-name="ce5" office:value-type="float" office:value="0.00021656" calcext:value-type="float">
            <text:p>0.00021656</text:p>
          </table:table-cell>
          <table:table-cell table:style-name="ce5" office:value-type="float" office:value="9431313.13131313" calcext:value-type="float">
            <text:p>9431313.13131313</text:p>
          </table:table-cell>
          <table:table-cell table:style-name="ce5" office:value-type="float" office:value="0.00021656" calcext:value-type="float">
            <text:p>0.00021656</text:p>
          </table:table-cell>
          <table:table-cell table:style-name="ce5" office:value-type="float" office:value="9431200" calcext:value-type="float">
            <text:p>9431200</text:p>
          </table:table-cell>
          <table:table-cell table:style-name="ce27" table:formula="of:=[.Z66]/[.AB66]-1" office:value-type="percentage" office:value="0.0000119954314541371" calcext:value-type="percentage">
            <text:p>0.0012%</text:p>
          </table:table-cell>
        </table:table-row>
        <table:table-row table:style-name="ro1">
          <table:table-cell office:value-type="float" office:value="0.000304545" calcext:value-type="float">
            <text:p>0.000304545</text:p>
          </table:table-cell>
          <table:table-cell office:value-type="float" office:value="7175740" calcext:value-type="float">
            <text:p>7175740</text:p>
          </table:table-cell>
          <table:table-cell office:value-type="float" office:value="0.000304545" calcext:value-type="float">
            <text:p>0.000304545</text:p>
          </table:table-cell>
          <table:table-cell office:value-type="float" office:value="7175740" calcext:value-type="float">
            <text:p>7175740</text:p>
          </table:table-cell>
          <table:table-cell table:formula="of:=[.D67]/[.B67]-1" office:value-type="percentage" office:value="0" calcext:value-type="percentage">
            <text:p>0.00000000%</text:p>
          </table:table-cell>
          <table:table-cell/>
          <table:table-cell office:value-type="float" office:value="0.0000815857115" calcext:value-type="float">
            <text:p>0.0000815857115</text:p>
          </table:table-cell>
          <table:table-cell office:value-type="float" office:value="9444819.6121524" calcext:value-type="float">
            <text:p>9444819.6121524</text:p>
          </table:table-cell>
          <table:table-cell office:value-type="float" office:value="0.0000815857115" calcext:value-type="float">
            <text:p>0.0000815857115</text:p>
          </table:table-cell>
          <table:table-cell office:value-type="float" office:value="9444819.61351875" calcext:value-type="float">
            <text:p>9444819.61351875</text:p>
          </table:table-cell>
          <table:table-cell table:formula="of:=[.H67]/[.J67]-1" office:value-type="percentage" office:value="-0.00000000014466683407" calcext:value-type="percentage">
            <text:p>-0.00000001446668%</text:p>
          </table:table-cell>
          <table:table-cell/>
          <table:table-cell table:style-name="ce5" office:value-type="float" office:value="0.000192210231" calcext:value-type="float">
            <text:p>0.000192210231</text:p>
          </table:table-cell>
          <table:table-cell table:style-name="ce5" office:value-type="float" office:value="9581818.18181818" calcext:value-type="float">
            <text:p>9581818.18181818</text:p>
          </table:table-cell>
          <table:table-cell table:style-name="ce5" office:value-type="float" office:value="0.00019221" calcext:value-type="float">
            <text:p>0.00019221</text:p>
          </table:table-cell>
          <table:table-cell table:style-name="ce5" office:value-type="float" office:value="9581820" calcext:value-type="float">
            <text:p>9581820</text:p>
          </table:table-cell>
          <table:table-cell table:style-name="ce31" table:formula="of:=[.N67]/[.P67]-1" office:value-type="percentage" office:value="-0.0000001897532848627" calcext:value-type="percentage">
            <text:p>-0.000019%</text:p>
          </table:table-cell>
          <table:table-cell/>
          <table:table-cell table:style-name="ce5" office:value-type="float" office:value="0.00020207" calcext:value-type="float">
            <text:p>0.00020207</text:p>
          </table:table-cell>
          <table:table-cell table:style-name="ce5" office:value-type="float" office:value="9581818.18181818" calcext:value-type="float">
            <text:p>9581818.18181818</text:p>
          </table:table-cell>
          <table:table-cell table:style-name="ce5" office:value-type="float" office:value="0.00020207" calcext:value-type="float">
            <text:p>0.00020207</text:p>
          </table:table-cell>
          <table:table-cell table:style-name="ce5" office:value-type="float" office:value="9581920" calcext:value-type="float">
            <text:p>9581920</text:p>
          </table:table-cell>
          <table:table-cell table:style-name="ce8" table:formula="of:=[.T67]/[.V67]-1" office:value-type="percentage" office:value="-0.0000106260730438068" calcext:value-type="percentage">
            <text:p>-0.00106%</text:p>
          </table:table-cell>
          <table:table-cell/>
          <table:table-cell table:style-name="ce5" office:value-type="float" office:value="0.00021163" calcext:value-type="float">
            <text:p>0.00021163</text:p>
          </table:table-cell>
          <table:table-cell table:style-name="ce5" office:value-type="float" office:value="9581818.18181818" calcext:value-type="float">
            <text:p>9581818.18181818</text:p>
          </table:table-cell>
          <table:table-cell table:style-name="ce5" office:value-type="float" office:value="0.00021163" calcext:value-type="float">
            <text:p>0.00021163</text:p>
          </table:table-cell>
          <table:table-cell table:style-name="ce5" office:value-type="float" office:value="9581730" calcext:value-type="float">
            <text:p>9581730</text:p>
          </table:table-cell>
          <table:table-cell table:style-name="ce27" table:formula="of:=[.Z67]/[.AB67]-1" office:value-type="percentage" office:value="0.00000920312074947915" calcext:value-type="percentage">
            <text:p>0.0009%</text:p>
          </table:table-cell>
        </table:table-row>
        <table:table-row table:style-name="ro1">
          <table:table-cell office:value-type="float" office:value="0.000308586" calcext:value-type="float">
            <text:p>0.000308586</text:p>
          </table:table-cell>
          <table:table-cell office:value-type="float" office:value="7109280" calcext:value-type="float">
            <text:p>7109280</text:p>
          </table:table-cell>
          <table:table-cell office:value-type="float" office:value="0.000308586" calcext:value-type="float">
            <text:p>0.000308586</text:p>
          </table:table-cell>
          <table:table-cell office:value-type="float" office:value="7109280" calcext:value-type="float">
            <text:p>7109280</text:p>
          </table:table-cell>
          <table:table-cell table:formula="of:=[.D68]/[.B68]-1" office:value-type="percentage" office:value="0" calcext:value-type="percentage">
            <text:p>0.00000000%</text:p>
          </table:table-cell>
          <table:table-cell/>
          <table:table-cell office:value-type="float" office:value="0.0000811103549" calcext:value-type="float">
            <text:p>0.0000811103549</text:p>
          </table:table-cell>
          <table:table-cell office:value-type="float" office:value="9599130.1784815" calcext:value-type="float">
            <text:p>9599130.1784815</text:p>
          </table:table-cell>
          <table:table-cell office:value-type="float" office:value="0.0000811103549" calcext:value-type="float">
            <text:p>0.0000811103549</text:p>
          </table:table-cell>
          <table:table-cell office:value-type="float" office:value="9599130.18546979" calcext:value-type="float">
            <text:p>9599130.18546979</text:p>
          </table:table-cell>
          <table:table-cell table:formula="of:=[.H68]/[.J68]-1" office:value-type="percentage" office:value="-0.00000000072801287221" calcext:value-type="percentage">
            <text:p>-0.00000007280129%</text:p>
          </table:table-cell>
          <table:table-cell/>
          <table:table-cell table:style-name="ce5" office:value-type="float" office:value="0.000186797279" calcext:value-type="float">
            <text:p>0.000186797279</text:p>
          </table:table-cell>
          <table:table-cell table:style-name="ce5" office:value-type="float" office:value="9732323.23232323" calcext:value-type="float">
            <text:p>9732323.23232323</text:p>
          </table:table-cell>
          <table:table-cell table:style-name="ce5" office:value-type="float" office:value="0.000186797" calcext:value-type="float">
            <text:p>0.000186797</text:p>
          </table:table-cell>
          <table:table-cell table:style-name="ce5" office:value-type="float" office:value="9732320" calcext:value-type="float">
            <text:p>9732320</text:p>
          </table:table-cell>
          <table:table-cell table:style-name="ce31" table:formula="of:=[.N68]/[.P68]-1" office:value-type="percentage" office:value="0.00000033212258010451" calcext:value-type="percentage">
            <text:p>0.000033%</text:p>
          </table:table-cell>
          <table:table-cell/>
          <table:table-cell table:style-name="ce5" office:value-type="float" office:value="0.00019739" calcext:value-type="float">
            <text:p>0.00019739</text:p>
          </table:table-cell>
          <table:table-cell table:style-name="ce5" office:value-type="float" office:value="9732323.23232323" calcext:value-type="float">
            <text:p>9732323.23232323</text:p>
          </table:table-cell>
          <table:table-cell table:style-name="ce5" office:value-type="float" office:value="0.00019739" calcext:value-type="float">
            <text:p>0.00019739</text:p>
          </table:table-cell>
          <table:table-cell table:style-name="ce5" office:value-type="float" office:value="9732250" calcext:value-type="float">
            <text:p>9732250</text:p>
          </table:table-cell>
          <table:table-cell table:style-name="ce8" table:formula="of:=[.T68]/[.V68]-1" office:value-type="percentage" office:value="0.00000752470633513802" calcext:value-type="percentage">
            <text:p>0.00075%</text:p>
          </table:table-cell>
          <table:table-cell/>
          <table:table-cell table:style-name="ce5" office:value-type="float" office:value="0.00020686" calcext:value-type="float">
            <text:p>0.00020686</text:p>
          </table:table-cell>
          <table:table-cell table:style-name="ce5" office:value-type="float" office:value="9732323.23232323" calcext:value-type="float">
            <text:p>9732323.23232323</text:p>
          </table:table-cell>
          <table:table-cell table:style-name="ce5" office:value-type="float" office:value="0.00020686" calcext:value-type="float">
            <text:p>0.00020686</text:p>
          </table:table-cell>
          <table:table-cell table:style-name="ce5" office:value-type="float" office:value="9732220" calcext:value-type="float">
            <text:p>9732220</text:p>
          </table:table-cell>
          <table:table-cell table:style-name="ce27" table:formula="of:=[.Z68]/[.AB68]-1" office:value-type="percentage" office:value="0.0000106072739034513" calcext:value-type="percentage">
            <text:p>0.0011%</text:p>
          </table:table-cell>
        </table:table-row>
        <table:table-row table:style-name="ro1">
          <table:table-cell office:value-type="float" office:value="0.000312626" calcext:value-type="float">
            <text:p>0.000312626</text:p>
          </table:table-cell>
          <table:table-cell office:value-type="float" office:value="7043920" calcext:value-type="float">
            <text:p>7043920</text:p>
          </table:table-cell>
          <table:table-cell office:value-type="float" office:value="0.000312626" calcext:value-type="float">
            <text:p>0.000312626</text:p>
          </table:table-cell>
          <table:table-cell office:value-type="float" office:value="7043920" calcext:value-type="float">
            <text:p>7043920</text:p>
          </table:table-cell>
          <table:table-cell table:formula="of:=[.D69]/[.B69]-1" office:value-type="percentage" office:value="0" calcext:value-type="percentage">
            <text:p>0.00000000%</text:p>
          </table:table-cell>
          <table:table-cell/>
          <table:table-cell office:value-type="float" office:value="0.0000806596802" calcext:value-type="float">
            <text:p>0.0000806596802</text:p>
          </table:table-cell>
          <table:table-cell office:value-type="float" office:value="9753440.7448106" calcext:value-type="float">
            <text:p>9753440.7448106</text:p>
          </table:table-cell>
          <table:table-cell office:value-type="float" office:value="0.0000806596802" calcext:value-type="float">
            <text:p>0.0000806596802</text:p>
          </table:table-cell>
          <table:table-cell office:value-type="float" office:value="9753440.74536108" calcext:value-type="float">
            <text:p>9753440.74536108</text:p>
          </table:table-cell>
          <table:table-cell table:formula="of:=[.H69]/[.J69]-1" office:value-type="percentage" office:value="-0.00000000005643907564" calcext:value-type="percentage">
            <text:p>-0.00000000564391%</text:p>
          </table:table-cell>
          <table:table-cell/>
          <table:table-cell table:style-name="ce5" office:value-type="float" office:value="0.000181534711" calcext:value-type="float">
            <text:p>0.000181534711</text:p>
          </table:table-cell>
          <table:table-cell table:style-name="ce5" office:value-type="float" office:value="9882828.28282828" calcext:value-type="float">
            <text:p>9882828.28282828</text:p>
          </table:table-cell>
          <table:table-cell table:style-name="ce5" office:value-type="float" office:value="0.000181535" calcext:value-type="float">
            <text:p>0.000181535</text:p>
          </table:table-cell>
          <table:table-cell table:style-name="ce5" office:value-type="float" office:value="9882830" calcext:value-type="float">
            <text:p>9882830</text:p>
          </table:table-cell>
          <table:table-cell table:style-name="ce31" table:formula="of:=[.N69]/[.P69]-1" office:value-type="percentage" office:value="-0.00000017375303629219" calcext:value-type="percentage">
            <text:p>-0.000017%</text:p>
          </table:table-cell>
          <table:table-cell/>
          <table:table-cell table:style-name="ce5" office:value-type="float" office:value="0.00019286" calcext:value-type="float">
            <text:p>0.00019286</text:p>
          </table:table-cell>
          <table:table-cell table:style-name="ce5" office:value-type="float" office:value="9882828.28282828" calcext:value-type="float">
            <text:p>9882828.28282828</text:p>
          </table:table-cell>
          <table:table-cell table:style-name="ce5" office:value-type="float" office:value="0.00019286" calcext:value-type="float">
            <text:p>0.00019286</text:p>
          </table:table-cell>
          <table:table-cell table:style-name="ce5" office:value-type="float" office:value="9882680" calcext:value-type="float">
            <text:p>9882680</text:p>
          </table:table-cell>
          <table:table-cell table:style-name="ce8" table:formula="of:=[.T69]/[.V69]-1" office:value-type="percentage" office:value="0.0000150043134332645" calcext:value-type="percentage">
            <text:p>0.00150%</text:p>
          </table:table-cell>
          <table:table-cell/>
          <table:table-cell table:style-name="ce5" office:value-type="float" office:value="0.00020224" calcext:value-type="float">
            <text:p>0.00020224</text:p>
          </table:table-cell>
          <table:table-cell table:style-name="ce5" office:value-type="float" office:value="9882828.28282828" calcext:value-type="float">
            <text:p>9882828.28282828</text:p>
          </table:table-cell>
          <table:table-cell table:style-name="ce5" office:value-type="float" office:value="0.00020224" calcext:value-type="float">
            <text:p>0.00020224</text:p>
          </table:table-cell>
          <table:table-cell table:style-name="ce5" office:value-type="float" office:value="9882760" calcext:value-type="float">
            <text:p>9882760</text:p>
          </table:table-cell>
          <table:table-cell table:style-name="ce27" table:formula="of:=[.Z69]/[.AB69]-1" office:value-type="percentage" office:value="0.00000690928731250651" calcext:value-type="percentage">
            <text:p>0.0007%</text:p>
          </table:table-cell>
        </table:table-row>
        <table:table-row table:style-name="ro1">
          <table:table-cell office:value-type="float" office:value="0.000316667" calcext:value-type="float">
            <text:p>0.000316667</text:p>
          </table:table-cell>
          <table:table-cell office:value-type="float" office:value="6979660" calcext:value-type="float">
            <text:p>6979660</text:p>
          </table:table-cell>
          <table:table-cell office:value-type="float" office:value="0.000316667" calcext:value-type="float">
            <text:p>0.000316667</text:p>
          </table:table-cell>
          <table:table-cell office:value-type="float" office:value="6979660" calcext:value-type="float">
            <text:p>6979660</text:p>
          </table:table-cell>
          <table:table-cell table:formula="of:=[.D70]/[.B70]-1" office:value-type="percentage" office:value="0" calcext:value-type="percentage">
            <text:p>0.00000000%</text:p>
          </table:table-cell>
          <table:table-cell/>
          <table:table-cell office:value-type="float" office:value="0.0000802312687" calcext:value-type="float">
            <text:p>0.0000802312687</text:p>
          </table:table-cell>
          <table:table-cell office:value-type="float" office:value="9907751.3111397" calcext:value-type="float">
            <text:p>9907751.3111397</text:p>
          </table:table-cell>
          <table:table-cell office:value-type="float" office:value="0.0000802312687" calcext:value-type="float">
            <text:p>0.0000802312687</text:p>
          </table:table-cell>
          <table:table-cell office:value-type="float" office:value="9907751.31010816" calcext:value-type="float">
            <text:p>9907751.31010816</text:p>
          </table:table-cell>
          <table:table-cell table:formula="of:=[.H70]/[.J70]-1" office:value-type="percentage" office:value="0.00000000010411493889" calcext:value-type="percentage">
            <text:p>0.00000001041149%</text:p>
          </table:table-cell>
          <table:table-cell/>
          <table:table-cell table:style-name="ce5" office:value-type="float" office:value="0.000176421739" calcext:value-type="float">
            <text:p>0.000176421739</text:p>
          </table:table-cell>
          <table:table-cell table:style-name="ce5" office:value-type="float" office:value="10033333.3333333" calcext:value-type="float">
            <text:p>10033333.3333333</text:p>
          </table:table-cell>
          <table:table-cell table:style-name="ce5" office:value-type="float" office:value="0.000176422" calcext:value-type="float">
            <text:p>0.000176422</text:p>
          </table:table-cell>
          <table:table-cell table:style-name="ce5" office:value-type="float" office:value="10033300" calcext:value-type="float">
            <text:p>10033300</text:p>
          </table:table-cell>
          <table:table-cell table:style-name="ce31" table:formula="of:=[.N70]/[.P70]-1" office:value-type="percentage" office:value="0.00000332227017341147" calcext:value-type="percentage">
            <text:p>0.000332%</text:p>
          </table:table-cell>
          <table:table-cell/>
          <table:table-cell table:style-name="ce5" office:value-type="float" office:value="0.00018847" calcext:value-type="float">
            <text:p>0.00018847</text:p>
          </table:table-cell>
          <table:table-cell table:style-name="ce5" office:value-type="float" office:value="10033333.3333333" calcext:value-type="float">
            <text:p>10033333.3333333</text:p>
          </table:table-cell>
          <table:table-cell table:style-name="ce5" office:value-type="float" office:value="0.00018847" calcext:value-type="float">
            <text:p>0.00018847</text:p>
          </table:table-cell>
          <table:table-cell table:style-name="ce5" office:value-type="float" office:value="10033300" calcext:value-type="float">
            <text:p>10033300</text:p>
          </table:table-cell>
          <table:table-cell table:style-name="ce8" table:formula="of:=[.T70]/[.V70]-1" office:value-type="percentage" office:value="0.00000332227017030284" calcext:value-type="percentage">
            <text:p>0.00033%</text:p>
          </table:table-cell>
          <table:table-cell/>
          <table:table-cell table:style-name="ce5" office:value-type="float" office:value="0.00019777" calcext:value-type="float">
            <text:p>0.00019777</text:p>
          </table:table-cell>
          <table:table-cell table:style-name="ce5" office:value-type="float" office:value="10033333.3333333" calcext:value-type="float">
            <text:p>10033333.3333333</text:p>
          </table:table-cell>
          <table:table-cell table:style-name="ce5" office:value-type="float" office:value="0.00019777" calcext:value-type="float">
            <text:p>0.00019777</text:p>
          </table:table-cell>
          <table:table-cell table:style-name="ce5" office:value-type="float" office:value="10033200" calcext:value-type="float">
            <text:p>10033200</text:p>
          </table:table-cell>
          <table:table-cell table:style-name="ce27" table:formula="of:=[.Z70]/[.AB70]-1" office:value-type="percentage" office:value="0.0000132892131423645" calcext:value-type="percentage">
            <text:p>0.0013%</text:p>
          </table:table-cell>
        </table:table-row>
        <table:table-row table:style-name="ro1">
          <table:table-cell office:value-type="float" office:value="0.000320707" calcext:value-type="float">
            <text:p>0.000320707</text:p>
          </table:table-cell>
          <table:table-cell office:value-type="float" office:value="6916460" calcext:value-type="float">
            <text:p>6916460</text:p>
          </table:table-cell>
          <table:table-cell office:value-type="float" office:value="0.000320707" calcext:value-type="float">
            <text:p>0.000320707</text:p>
          </table:table-cell>
          <table:table-cell office:value-type="float" office:value="6916460" calcext:value-type="float">
            <text:p>6916460</text:p>
          </table:table-cell>
          <table:table-cell table:formula="of:=[.D71]/[.B71]-1" office:value-type="percentage" office:value="0" calcext:value-type="percentage">
            <text:p>0.00000000%</text:p>
          </table:table-cell>
          <table:table-cell/>
          <table:table-cell office:value-type="float" office:value="0.0000798230441" calcext:value-type="float">
            <text:p>0.0000798230441</text:p>
          </table:table-cell>
          <table:table-cell office:value-type="float" office:value="10062061.8774688" calcext:value-type="float">
            <text:p>10062061.8774688</text:p>
          </table:table-cell>
          <table:table-cell office:value-type="float" office:value="0.0000798230441" calcext:value-type="float">
            <text:p>0.0000798230441</text:p>
          </table:table-cell>
          <table:table-cell office:value-type="float" office:value="10062061.8803176" calcext:value-type="float">
            <text:p>10062061.8803176</text:p>
          </table:table-cell>
          <table:table-cell table:formula="of:=[.H71]/[.J71]-1" office:value-type="percentage" office:value="-0.00000000028312285849" calcext:value-type="percentage">
            <text:p>-0.00000002831229%</text:p>
          </table:table-cell>
          <table:table-cell/>
          <table:table-cell table:style-name="ce5" office:value-type="float" office:value="0.000171459098" calcext:value-type="float">
            <text:p>0.000171459098</text:p>
          </table:table-cell>
          <table:table-cell table:style-name="ce5" office:value-type="float" office:value="10183838.3838384" calcext:value-type="float">
            <text:p>10183838.3838384</text:p>
          </table:table-cell>
          <table:table-cell table:style-name="ce5" office:value-type="float" office:value="0.000171459" calcext:value-type="float">
            <text:p>0.000171459</text:p>
          </table:table-cell>
          <table:table-cell table:style-name="ce5" office:value-type="float" office:value="10183800" calcext:value-type="float">
            <text:p>10183800</text:p>
          </table:table-cell>
          <table:table-cell table:style-name="ce31" table:formula="of:=[.N71]/[.P71]-1" office:value-type="percentage" office:value="0.00000376910764043892" calcext:value-type="percentage">
            <text:p>0.000377%</text:p>
          </table:table-cell>
          <table:table-cell/>
          <table:table-cell table:style-name="ce5" office:value-type="float" office:value="0.00018423" calcext:value-type="float">
            <text:p>0.00018423</text:p>
          </table:table-cell>
          <table:table-cell table:style-name="ce5" office:value-type="float" office:value="10183838.3838384" calcext:value-type="float">
            <text:p>10183838.3838384</text:p>
          </table:table-cell>
          <table:table-cell table:style-name="ce5" office:value-type="float" office:value="0.00018423" calcext:value-type="float">
            <text:p>0.00018423</text:p>
          </table:table-cell>
          <table:table-cell table:style-name="ce5" office:value-type="float" office:value="10183700" calcext:value-type="float">
            <text:p>10183700</text:p>
          </table:table-cell>
          <table:table-cell table:style-name="ce8" table:formula="of:=[.T71]/[.V71]-1" office:value-type="percentage" office:value="0.0000135887583492256" calcext:value-type="percentage">
            <text:p>0.00136%</text:p>
          </table:table-cell>
          <table:table-cell/>
          <table:table-cell table:style-name="ce5" office:value-type="float" office:value="0.00019343" calcext:value-type="float">
            <text:p>0.00019343</text:p>
          </table:table-cell>
          <table:table-cell table:style-name="ce5" office:value-type="float" office:value="10183838.3838384" calcext:value-type="float">
            <text:p>10183838.3838384</text:p>
          </table:table-cell>
          <table:table-cell table:style-name="ce5" office:value-type="float" office:value="0.00019343" calcext:value-type="float">
            <text:p>0.00019343</text:p>
          </table:table-cell>
          <table:table-cell table:style-name="ce5" office:value-type="float" office:value="10184000" calcext:value-type="float">
            <text:p>10184000</text:p>
          </table:table-cell>
          <table:table-cell table:style-name="ce27" table:formula="of:=[.Z71]/[.AB71]-1" office:value-type="percentage" office:value="-0.0000158696152395832" calcext:value-type="percentage">
            <text:p>-0.0016%</text:p>
          </table:table-cell>
        </table:table-row>
        <table:table-row table:style-name="ro1">
          <table:table-cell office:value-type="float" office:value="0.000324747" calcext:value-type="float">
            <text:p>0.000324747</text:p>
          </table:table-cell>
          <table:table-cell office:value-type="float" office:value="6854300" calcext:value-type="float">
            <text:p>6854300</text:p>
          </table:table-cell>
          <table:table-cell office:value-type="float" office:value="0.000324747" calcext:value-type="float">
            <text:p>0.000324747</text:p>
          </table:table-cell>
          <table:table-cell office:value-type="float" office:value="6854300" calcext:value-type="float">
            <text:p>6854300</text:p>
          </table:table-cell>
          <table:table-cell table:formula="of:=[.D72]/[.B72]-1" office:value-type="percentage" office:value="0" calcext:value-type="percentage">
            <text:p>0.00000000%</text:p>
          </table:table-cell>
          <table:table-cell/>
          <table:table-cell office:value-type="float" office:value="0.0000794332103" calcext:value-type="float">
            <text:p>0.0000794332103</text:p>
          </table:table-cell>
          <table:table-cell office:value-type="float" office:value="10216372.4437979" calcext:value-type="float">
            <text:p>10216372.4437979</text:p>
          </table:table-cell>
          <table:table-cell office:value-type="float" office:value="0.0000794332103" calcext:value-type="float">
            <text:p>0.0000794332103</text:p>
          </table:table-cell>
          <table:table-cell office:value-type="float" office:value="10216372.4394225" calcext:value-type="float">
            <text:p>10216372.4394225</text:p>
          </table:table-cell>
          <table:table-cell table:formula="of:=[.H72]/[.J72]-1" office:value-type="percentage" office:value="0.00000000042827719149" calcext:value-type="percentage">
            <text:p>0.00000004282772%</text:p>
          </table:table-cell>
          <table:table-cell/>
          <table:table-cell table:style-name="ce5" office:value-type="float" office:value="0.000166649093" calcext:value-type="float">
            <text:p>0.000166649093</text:p>
          </table:table-cell>
          <table:table-cell table:style-name="ce5" office:value-type="float" office:value="10334343.4343434" calcext:value-type="float">
            <text:p>10334343.4343434</text:p>
          </table:table-cell>
          <table:table-cell table:style-name="ce5" office:value-type="float" office:value="0.000166649" calcext:value-type="float">
            <text:p>0.000166649</text:p>
          </table:table-cell>
          <table:table-cell table:style-name="ce5" office:value-type="float" office:value="10334300" calcext:value-type="float">
            <text:p>10334300</text:p>
          </table:table-cell>
          <table:table-cell table:style-name="ce31" table:formula="of:=[.N72]/[.P72]-1" office:value-type="percentage" office:value="0.00000420293038039254" calcext:value-type="percentage">
            <text:p>0.000420%</text:p>
          </table:table-cell>
          <table:table-cell/>
          <table:table-cell table:style-name="ce5" office:value-type="float" office:value="0.00018012" calcext:value-type="float">
            <text:p>0.00018012</text:p>
          </table:table-cell>
          <table:table-cell table:style-name="ce5" office:value-type="float" office:value="10334343.4343434" calcext:value-type="float">
            <text:p>10334343.4343434</text:p>
          </table:table-cell>
          <table:table-cell table:style-name="ce5" office:value-type="float" office:value="0.00018012" calcext:value-type="float">
            <text:p>0.00018012</text:p>
          </table:table-cell>
          <table:table-cell table:style-name="ce5" office:value-type="float" office:value="10334300" calcext:value-type="float">
            <text:p>10334300</text:p>
          </table:table-cell>
          <table:table-cell table:style-name="ce8" table:formula="of:=[.T72]/[.V72]-1" office:value-type="percentage" office:value="0.00000420293037750596" calcext:value-type="percentage">
            <text:p>0.00042%</text:p>
          </table:table-cell>
          <table:table-cell/>
          <table:table-cell table:style-name="ce5" office:value-type="float" office:value="0.00018924" calcext:value-type="float">
            <text:p>0.00018924</text:p>
          </table:table-cell>
          <table:table-cell table:style-name="ce5" office:value-type="float" office:value="10334343.4343434" calcext:value-type="float">
            <text:p>10334343.4343434</text:p>
          </table:table-cell>
          <table:table-cell table:style-name="ce5" office:value-type="float" office:value="0.00018924" calcext:value-type="float">
            <text:p>0.00018924</text:p>
          </table:table-cell>
          <table:table-cell table:style-name="ce5" office:value-type="float" office:value="10334300" calcext:value-type="float">
            <text:p>10334300</text:p>
          </table:table-cell>
          <table:table-cell table:style-name="ce27" table:formula="of:=[.Z72]/[.AB72]-1" office:value-type="percentage" office:value="0.00000420293037750596" calcext:value-type="percentage">
            <text:p>0.0004%</text:p>
          </table:table-cell>
        </table:table-row>
        <table:table-row table:style-name="ro1">
          <table:table-cell office:value-type="float" office:value="0.000328788" calcext:value-type="float">
            <text:p>0.000328788</text:p>
          </table:table-cell>
          <table:table-cell office:value-type="float" office:value="6793160" calcext:value-type="float">
            <text:p>6793160</text:p>
          </table:table-cell>
          <table:table-cell office:value-type="float" office:value="0.000328788" calcext:value-type="float">
            <text:p>0.000328788</text:p>
          </table:table-cell>
          <table:table-cell office:value-type="float" office:value="6793160" calcext:value-type="float">
            <text:p>6793160</text:p>
          </table:table-cell>
          <table:table-cell table:formula="of:=[.D73]/[.B73]-1" office:value-type="percentage" office:value="0" calcext:value-type="percentage">
            <text:p>0.00000000%</text:p>
          </table:table-cell>
          <table:table-cell/>
          <table:table-cell office:value-type="float" office:value="0.0000790602027" calcext:value-type="float">
            <text:p>0.0000790602027</text:p>
          </table:table-cell>
          <table:table-cell office:value-type="float" office:value="10370683.010127" calcext:value-type="float">
            <text:p>10370683.010127</text:p>
          </table:table-cell>
          <table:table-cell office:value-type="float" office:value="0.0000790602027" calcext:value-type="float">
            <text:p>0.0000790602027</text:p>
          </table:table-cell>
          <table:table-cell office:value-type="float" office:value="10370682.9902579" calcext:value-type="float">
            <text:p>10370682.9902579</text:p>
          </table:table-cell>
          <table:table-cell table:formula="of:=[.H73]/[.J73]-1" office:value-type="percentage" office:value="0.00000000191588833687" calcext:value-type="percentage">
            <text:p>0.00000019158883%</text:p>
          </table:table-cell>
          <table:table-cell/>
          <table:table-cell table:style-name="ce5" office:value-type="float" office:value="0.000161995593" calcext:value-type="float">
            <text:p>0.000161995593</text:p>
          </table:table-cell>
          <table:table-cell table:style-name="ce5" office:value-type="float" office:value="10484848.4848485" calcext:value-type="float">
            <text:p>10484848.4848485</text:p>
          </table:table-cell>
          <table:table-cell table:style-name="ce5" office:value-type="float" office:value="0.000161996" calcext:value-type="float">
            <text:p>0.000161996</text:p>
          </table:table-cell>
          <table:table-cell table:style-name="ce5" office:value-type="float" office:value="10484800" calcext:value-type="float">
            <text:p>10484800</text:p>
          </table:table-cell>
          <table:table-cell table:style-name="ce31" table:formula="of:=[.N73]/[.P73]-1" office:value-type="percentage" office:value="0.00000462429884118265" calcext:value-type="percentage">
            <text:p>0.000462%</text:p>
          </table:table-cell>
          <table:table-cell/>
          <table:table-cell table:style-name="ce5" office:value-type="float" office:value="0.00017614" calcext:value-type="float">
            <text:p>0.00017614</text:p>
          </table:table-cell>
          <table:table-cell table:style-name="ce5" office:value-type="float" office:value="10484848.4848485" calcext:value-type="float">
            <text:p>10484848.4848485</text:p>
          </table:table-cell>
          <table:table-cell table:style-name="ce5" office:value-type="float" office:value="0.00017614" calcext:value-type="float">
            <text:p>0.00017614</text:p>
          </table:table-cell>
          <table:table-cell table:style-name="ce5" office:value-type="float" office:value="10485000" calcext:value-type="float">
            <text:p>10485000</text:p>
          </table:table-cell>
          <table:table-cell table:style-name="ce8" table:formula="of:=[.T73]/[.V73]-1" office:value-type="percentage" office:value="-0.0000144506582261394" calcext:value-type="percentage">
            <text:p>-0.00145%</text:p>
          </table:table-cell>
          <table:table-cell/>
          <table:table-cell table:style-name="ce5" office:value-type="float" office:value="0.00018517" calcext:value-type="float">
            <text:p>0.00018517</text:p>
          </table:table-cell>
          <table:table-cell table:style-name="ce5" office:value-type="float" office:value="10484848.4848485" calcext:value-type="float">
            <text:p>10484848.4848485</text:p>
          </table:table-cell>
          <table:table-cell table:style-name="ce5" office:value-type="float" office:value="0.00018517" calcext:value-type="float">
            <text:p>0.00018517</text:p>
          </table:table-cell>
          <table:table-cell table:style-name="ce5" office:value-type="float" office:value="10485000" calcext:value-type="float">
            <text:p>10485000</text:p>
          </table:table-cell>
          <table:table-cell table:style-name="ce27" table:formula="of:=[.Z73]/[.AB73]-1" office:value-type="percentage" office:value="-0.0000144506582261394" calcext:value-type="percentage">
            <text:p>-0.0014%</text:p>
          </table:table-cell>
        </table:table-row>
        <table:table-row table:style-name="ro1">
          <table:table-cell office:value-type="float" office:value="0.000332828" calcext:value-type="float">
            <text:p>0.000332828</text:p>
          </table:table-cell>
          <table:table-cell office:value-type="float" office:value="6733020" calcext:value-type="float">
            <text:p>6733020</text:p>
          </table:table-cell>
          <table:table-cell office:value-type="float" office:value="0.000332828" calcext:value-type="float">
            <text:p>0.000332828</text:p>
          </table:table-cell>
          <table:table-cell office:value-type="float" office:value="6733020" calcext:value-type="float">
            <text:p>6733020</text:p>
          </table:table-cell>
          <table:table-cell table:formula="of:=[.D74]/[.B74]-1" office:value-type="percentage" office:value="0" calcext:value-type="percentage">
            <text:p>0.00000000%</text:p>
          </table:table-cell>
          <table:table-cell/>
          <table:table-cell office:value-type="float" office:value="0.0000787026497" calcext:value-type="float">
            <text:p>0.0000787026497</text:p>
          </table:table-cell>
          <table:table-cell office:value-type="float" office:value="10524993.5764561" calcext:value-type="float">
            <text:p>10524993.5764561</text:p>
          </table:table-cell>
          <table:table-cell office:value-type="float" office:value="0.0000787026497" calcext:value-type="float">
            <text:p>0.0000787026497</text:p>
          </table:table-cell>
          <table:table-cell office:value-type="float" office:value="10524993.5838871" calcext:value-type="float">
            <text:p>10524993.5838871</text:p>
          </table:table-cell>
          <table:table-cell table:formula="of:=[.H74]/[.J74]-1" office:value-type="percentage" office:value="-0.00000000070603289881" calcext:value-type="percentage">
            <text:p>-0.00000007060329%</text:p>
          </table:table-cell>
          <table:table-cell/>
          <table:table-cell table:style-name="ce5" office:value-type="float" office:value="0.000157503918" calcext:value-type="float">
            <text:p>0.000157503918</text:p>
          </table:table-cell>
          <table:table-cell table:style-name="ce5" office:value-type="float" office:value="10635353.5353535" calcext:value-type="float">
            <text:p>10635353.5353535</text:p>
          </table:table-cell>
          <table:table-cell table:style-name="ce5" office:value-type="float" office:value="0.000157504" calcext:value-type="float">
            <text:p>0.000157504</text:p>
          </table:table-cell>
          <table:table-cell table:style-name="ce5" office:value-type="float" office:value="10635400" calcext:value-type="float">
            <text:p>10635400</text:p>
          </table:table-cell>
          <table:table-cell table:style-name="ce31" table:formula="of:=[.N74]/[.P74]-1" office:value-type="percentage" office:value="-0.00000436886684662685" calcext:value-type="percentage">
            <text:p>-0.000437%</text:p>
          </table:table-cell>
          <table:table-cell/>
          <table:table-cell table:style-name="ce5" office:value-type="float" office:value="0.0001723" calcext:value-type="float">
            <text:p>0.0001723</text:p>
          </table:table-cell>
          <table:table-cell table:style-name="ce5" office:value-type="float" office:value="10635353.5353535" calcext:value-type="float">
            <text:p>10635353.5353535</text:p>
          </table:table-cell>
          <table:table-cell table:style-name="ce5" office:value-type="float" office:value="0.0001723" calcext:value-type="float">
            <text:p>0.0001723</text:p>
          </table:table-cell>
          <table:table-cell table:style-name="ce5" office:value-type="float" office:value="10635200" calcext:value-type="float">
            <text:p>10635200</text:p>
          </table:table-cell>
          <table:table-cell table:style-name="ce8" table:formula="of:=[.T74]/[.V74]-1" office:value-type="percentage" office:value="0.0000144365271457225" calcext:value-type="percentage">
            <text:p>0.00144%</text:p>
          </table:table-cell>
          <table:table-cell/>
          <table:table-cell table:style-name="ce5" office:value-type="float" office:value="0.00018124" calcext:value-type="float">
            <text:p>0.00018124</text:p>
          </table:table-cell>
          <table:table-cell table:style-name="ce5" office:value-type="float" office:value="10635353.5353535" calcext:value-type="float">
            <text:p>10635353.5353535</text:p>
          </table:table-cell>
          <table:table-cell table:style-name="ce5" office:value-type="float" office:value="0.00018124" calcext:value-type="float">
            <text:p>0.00018124</text:p>
          </table:table-cell>
          <table:table-cell table:style-name="ce5" office:value-type="float" office:value="10635200" calcext:value-type="float">
            <text:p>10635200</text:p>
          </table:table-cell>
          <table:table-cell table:style-name="ce27" table:formula="of:=[.Z74]/[.AB74]-1" office:value-type="percentage" office:value="0.0000144365271457225" calcext:value-type="percentage">
            <text:p>0.0014%</text:p>
          </table:table-cell>
        </table:table-row>
        <table:table-row table:style-name="ro1">
          <table:table-cell office:value-type="float" office:value="0.000336869" calcext:value-type="float">
            <text:p>0.000336869</text:p>
          </table:table-cell>
          <table:table-cell office:value-type="float" office:value="6673850" calcext:value-type="float">
            <text:p>6673850</text:p>
          </table:table-cell>
          <table:table-cell office:value-type="float" office:value="0.000336869" calcext:value-type="float">
            <text:p>0.000336869</text:p>
          </table:table-cell>
          <table:table-cell office:value-type="float" office:value="6673850" calcext:value-type="float">
            <text:p>6673850</text:p>
          </table:table-cell>
          <table:table-cell table:formula="of:=[.D75]/[.B75]-1" office:value-type="percentage" office:value="0" calcext:value-type="percentage">
            <text:p>0.00000000%</text:p>
          </table:table-cell>
          <table:table-cell/>
          <table:table-cell office:value-type="float" office:value="0.0000783593424" calcext:value-type="float">
            <text:p>0.0000783593424</text:p>
          </table:table-cell>
          <table:table-cell office:value-type="float" office:value="10679304.1427852" calcext:value-type="float">
            <text:p>10679304.1427852</text:p>
          </table:table-cell>
          <table:table-cell office:value-type="float" office:value="0.0000783593424" calcext:value-type="float">
            <text:p>0.0000783593424</text:p>
          </table:table-cell>
          <table:table-cell office:value-type="float" office:value="10679304.1264834" calcext:value-type="float">
            <text:p>10679304.1264834</text:p>
          </table:table-cell>
          <table:table-cell table:formula="of:=[.H75]/[.J75]-1" office:value-type="percentage" office:value="0.0000000015264871589" calcext:value-type="percentage">
            <text:p>0.00000015264872%</text:p>
          </table:table-cell>
          <table:table-cell/>
          <table:table-cell table:style-name="ce5" office:value-type="float" office:value="0.000153180597" calcext:value-type="float">
            <text:p>0.000153180597</text:p>
          </table:table-cell>
          <table:table-cell table:style-name="ce5" office:value-type="float" office:value="10785858.5858586" calcext:value-type="float">
            <text:p>10785858.5858586</text:p>
          </table:table-cell>
          <table:table-cell table:style-name="ce5" office:value-type="float" office:value="0.000153181" calcext:value-type="float">
            <text:p>0.000153181</text:p>
          </table:table-cell>
          <table:table-cell table:style-name="ce5" office:value-type="float" office:value="10785900" calcext:value-type="float">
            <text:p>10785900</text:p>
          </table:table-cell>
          <table:table-cell table:style-name="ce31" table:formula="of:=[.N75]/[.P75]-1" office:value-type="percentage" office:value="-0.00000383965560679655" calcext:value-type="percentage">
            <text:p>-0.000384%</text:p>
          </table:table-cell>
          <table:table-cell/>
          <table:table-cell table:style-name="ce5" office:value-type="float" office:value="0.00016857" calcext:value-type="float">
            <text:p>0.00016857</text:p>
          </table:table-cell>
          <table:table-cell table:style-name="ce5" office:value-type="float" office:value="10785858.5858586" calcext:value-type="float">
            <text:p>10785858.5858586</text:p>
          </table:table-cell>
          <table:table-cell table:style-name="ce5" office:value-type="float" office:value="0.00016857" calcext:value-type="float">
            <text:p>0.00016857</text:p>
          </table:table-cell>
          <table:table-cell table:style-name="ce5" office:value-type="float" office:value="10786000" calcext:value-type="float">
            <text:p>10786000</text:p>
          </table:table-cell>
          <table:table-cell table:style-name="ce8" table:formula="of:=[.T75]/[.V75]-1" office:value-type="percentage" office:value="-0.0000131108975894856" calcext:value-type="percentage">
            <text:p>-0.00131%</text:p>
          </table:table-cell>
          <table:table-cell/>
          <table:table-cell table:style-name="ce5" office:value-type="float" office:value="0.00017742" calcext:value-type="float">
            <text:p>0.00017742</text:p>
          </table:table-cell>
          <table:table-cell table:style-name="ce5" office:value-type="float" office:value="10785858.5858586" calcext:value-type="float">
            <text:p>10785858.5858586</text:p>
          </table:table-cell>
          <table:table-cell table:style-name="ce5" office:value-type="float" office:value="0.00017742" calcext:value-type="float">
            <text:p>0.00017742</text:p>
          </table:table-cell>
          <table:table-cell table:style-name="ce5" office:value-type="float" office:value="10785900" calcext:value-type="float">
            <text:p>10785900</text:p>
          </table:table-cell>
          <table:table-cell table:style-name="ce27" table:formula="of:=[.Z75]/[.AB75]-1" office:value-type="percentage" office:value="-0.00000383965560590838" calcext:value-type="percentage">
            <text:p>-0.0004%</text:p>
          </table:table-cell>
        </table:table-row>
        <table:table-row table:style-name="ro1">
          <table:table-cell office:value-type="float" office:value="0.000340909" calcext:value-type="float">
            <text:p>0.000340909</text:p>
          </table:table-cell>
          <table:table-cell office:value-type="float" office:value="6615640" calcext:value-type="float">
            <text:p>6615640</text:p>
          </table:table-cell>
          <table:table-cell office:value-type="float" office:value="0.000340909" calcext:value-type="float">
            <text:p>0.000340909</text:p>
          </table:table-cell>
          <table:table-cell office:value-type="float" office:value="6615640" calcext:value-type="float">
            <text:p>6615640</text:p>
          </table:table-cell>
          <table:table-cell table:formula="of:=[.D76]/[.B76]-1" office:value-type="percentage" office:value="0" calcext:value-type="percentage">
            <text:p>0.00000000%</text:p>
          </table:table-cell>
          <table:table-cell/>
          <table:table-cell office:value-type="float" office:value="0.000078029209" calcext:value-type="float">
            <text:p>0.000078029209</text:p>
          </table:table-cell>
          <table:table-cell office:value-type="float" office:value="10833614.7091143" calcext:value-type="float">
            <text:p>10833614.7091143</text:p>
          </table:table-cell>
          <table:table-cell office:value-type="float" office:value="0.000078029209" calcext:value-type="float">
            <text:p>0.000078029209</text:p>
          </table:table-cell>
          <table:table-cell office:value-type="float" office:value="10833614.7175319" calcext:value-type="float">
            <text:p>10833614.7175319</text:p>
          </table:table-cell>
          <table:table-cell table:formula="of:=[.H76]/[.J76]-1" office:value-type="percentage" office:value="-0.00000000077698536494" calcext:value-type="percentage">
            <text:p>-0.00000007769854%</text:p>
          </table:table-cell>
          <table:table-cell/>
          <table:table-cell table:style-name="ce5" office:value-type="float" office:value="0.000149032963" calcext:value-type="float">
            <text:p>0.000149032963</text:p>
          </table:table-cell>
          <table:table-cell table:style-name="ce5" office:value-type="float" office:value="10936363.6363636" calcext:value-type="float">
            <text:p>10936363.6363636</text:p>
          </table:table-cell>
          <table:table-cell table:style-name="ce5" office:value-type="float" office:value="0.000149033" calcext:value-type="float">
            <text:p>0.000149033</text:p>
          </table:table-cell>
          <table:table-cell table:style-name="ce5" office:value-type="float" office:value="10936400" calcext:value-type="float">
            <text:p>10936400</text:p>
          </table:table-cell>
          <table:table-cell table:style-name="ce31" table:formula="of:=[.N76]/[.P76]-1" office:value-type="percentage" office:value="-0.00000332500972533012" calcext:value-type="percentage">
            <text:p>-0.000333%</text:p>
          </table:table-cell>
          <table:table-cell/>
          <table:table-cell table:style-name="ce5" office:value-type="float" office:value="0.00016497" calcext:value-type="float">
            <text:p>0.00016497</text:p>
          </table:table-cell>
          <table:table-cell table:style-name="ce5" office:value-type="float" office:value="10936363.6363636" calcext:value-type="float">
            <text:p>10936363.6363636</text:p>
          </table:table-cell>
          <table:table-cell table:style-name="ce5" office:value-type="float" office:value="0.00016497" calcext:value-type="float">
            <text:p>0.00016497</text:p>
          </table:table-cell>
          <table:table-cell table:style-name="ce5" office:value-type="float" office:value="10936300" calcext:value-type="float">
            <text:p>10936300</text:p>
          </table:table-cell>
          <table:table-cell table:style-name="ce8" table:formula="of:=[.T76]/[.V76]-1" office:value-type="percentage" office:value="0.00000581882022254732" calcext:value-type="percentage">
            <text:p>0.00058%</text:p>
          </table:table-cell>
          <table:table-cell/>
          <table:table-cell table:style-name="ce5" office:value-type="float" office:value="0.00017373" calcext:value-type="float">
            <text:p>0.00017373</text:p>
          </table:table-cell>
          <table:table-cell table:style-name="ce5" office:value-type="float" office:value="10936363.6363636" calcext:value-type="float">
            <text:p>10936363.6363636</text:p>
          </table:table-cell>
          <table:table-cell table:style-name="ce5" office:value-type="float" office:value="0.00017373" calcext:value-type="float">
            <text:p>0.00017373</text:p>
          </table:table-cell>
          <table:table-cell table:style-name="ce5" office:value-type="float" office:value="10936100" calcext:value-type="float">
            <text:p>10936100</text:p>
          </table:table-cell>
          <table:table-cell table:style-name="ce27" table:formula="of:=[.Z76]/[.AB76]-1" office:value-type="percentage" office:value="0.0000241069817941142" calcext:value-type="percentage">
            <text:p>0.0024%</text:p>
          </table:table-cell>
        </table:table-row>
        <table:table-row table:style-name="ro1">
          <table:table-cell office:value-type="float" office:value="0.000344949" calcext:value-type="float">
            <text:p>0.000344949</text:p>
          </table:table-cell>
          <table:table-cell office:value-type="float" office:value="6558370" calcext:value-type="float">
            <text:p>6558370</text:p>
          </table:table-cell>
          <table:table-cell office:value-type="float" office:value="0.000344949" calcext:value-type="float">
            <text:p>0.000344949</text:p>
          </table:table-cell>
          <table:table-cell office:value-type="float" office:value="6558370" calcext:value-type="float">
            <text:p>6558370</text:p>
          </table:table-cell>
          <table:table-cell table:formula="of:=[.D77]/[.B77]-1" office:value-type="percentage" office:value="0" calcext:value-type="percentage">
            <text:p>0.00000000%</text:p>
          </table:table-cell>
          <table:table-cell/>
          <table:table-cell office:value-type="float" office:value="0.0000777112954" calcext:value-type="float">
            <text:p>0.0000777112954</text:p>
          </table:table-cell>
          <table:table-cell office:value-type="float" office:value="10987925.2754434" calcext:value-type="float">
            <text:p>10987925.2754434</text:p>
          </table:table-cell>
          <table:table-cell office:value-type="float" office:value="0.0000777112954" calcext:value-type="float">
            <text:p>0.0000777112954</text:p>
          </table:table-cell>
          <table:table-cell office:value-type="float" office:value="10987925.2774897" calcext:value-type="float">
            <text:p>10987925.2774897</text:p>
          </table:table-cell>
          <table:table-cell table:formula="of:=[.H77]/[.J77]-1" office:value-type="percentage" office:value="-0.00000000018623169673" calcext:value-type="percentage">
            <text:p>-0.00000001862317%</text:p>
          </table:table-cell>
          <table:table-cell/>
          <table:table-cell table:style-name="ce5" office:value-type="float" office:value="0.000145068579" calcext:value-type="float">
            <text:p>0.000145068579</text:p>
          </table:table-cell>
          <table:table-cell table:style-name="ce5" office:value-type="float" office:value="11086868.6868687" calcext:value-type="float">
            <text:p>11086868.6868687</text:p>
          </table:table-cell>
          <table:table-cell table:style-name="ce5" office:value-type="float" office:value="0.000145069" calcext:value-type="float">
            <text:p>0.000145069</text:p>
          </table:table-cell>
          <table:table-cell table:style-name="ce5" office:value-type="float" office:value="11086900" calcext:value-type="float">
            <text:p>11086900</text:p>
          </table:table-cell>
          <table:table-cell table:style-name="ce31" table:formula="of:=[.N77]/[.P77]-1" office:value-type="percentage" office:value="-0.00000282433604614774" calcext:value-type="percentage">
            <text:p>-0.000282%</text:p>
          </table:table-cell>
          <table:table-cell/>
          <table:table-cell table:style-name="ce5" office:value-type="float" office:value="0.00016148" calcext:value-type="float">
            <text:p>0.00016148</text:p>
          </table:table-cell>
          <table:table-cell table:style-name="ce5" office:value-type="float" office:value="11086868.6868687" calcext:value-type="float">
            <text:p>11086868.6868687</text:p>
          </table:table-cell>
          <table:table-cell table:style-name="ce5" office:value-type="float" office:value="0.00016148" calcext:value-type="float">
            <text:p>0.00016148</text:p>
          </table:table-cell>
          <table:table-cell table:style-name="ce5" office:value-type="float" office:value="11086800" calcext:value-type="float">
            <text:p>11086800</text:p>
          </table:table-cell>
          <table:table-cell table:style-name="ce8" table:formula="of:=[.T77]/[.V77]-1" office:value-type="percentage" office:value="0.00000619537366053358" calcext:value-type="percentage">
            <text:p>0.00062%</text:p>
          </table:table-cell>
          <table:table-cell/>
          <table:table-cell table:style-name="ce5" office:value-type="float" office:value="0.00017014" calcext:value-type="float">
            <text:p>0.00017014</text:p>
          </table:table-cell>
          <table:table-cell table:style-name="ce5" office:value-type="float" office:value="11086868.6868687" calcext:value-type="float">
            <text:p>11086868.6868687</text:p>
          </table:table-cell>
          <table:table-cell table:style-name="ce5" office:value-type="float" office:value="0.00017014" calcext:value-type="float">
            <text:p>0.00017014</text:p>
          </table:table-cell>
          <table:table-cell table:style-name="ce5" office:value-type="float" office:value="11087100" calcext:value-type="float">
            <text:p>11087100</text:p>
          </table:table-cell>
          <table:table-cell table:style-name="ce27" table:formula="of:=[.Z77]/[.AB77]-1" office:value-type="percentage" office:value="-0.0000208632673377451" calcext:value-type="percentage">
            <text:p>-0.0021%</text:p>
          </table:table-cell>
        </table:table-row>
        <table:table-row table:style-name="ro1">
          <table:table-cell office:value-type="float" office:value="0.00034899" calcext:value-type="float">
            <text:p>0.00034899</text:p>
          </table:table-cell>
          <table:table-cell office:value-type="float" office:value="6502010" calcext:value-type="float">
            <text:p>6502010</text:p>
          </table:table-cell>
          <table:table-cell office:value-type="float" office:value="0.00034899" calcext:value-type="float">
            <text:p>0.00034899</text:p>
          </table:table-cell>
          <table:table-cell office:value-type="float" office:value="6502010" calcext:value-type="float">
            <text:p>6502010</text:p>
          </table:table-cell>
          <table:table-cell table:formula="of:=[.D78]/[.B78]-1" office:value-type="percentage" office:value="0" calcext:value-type="percentage">
            <text:p>0.00000000%</text:p>
          </table:table-cell>
          <table:table-cell/>
          <table:table-cell office:value-type="float" office:value="0.0000774047479" calcext:value-type="float">
            <text:p>0.0000774047479</text:p>
          </table:table-cell>
          <table:table-cell office:value-type="float" office:value="11142235.8417725" calcext:value-type="float">
            <text:p>11142235.8417725</text:p>
          </table:table-cell>
          <table:table-cell office:value-type="float" office:value="0.0000774047479" calcext:value-type="float">
            <text:p>0.0000774047479</text:p>
          </table:table-cell>
          <table:table-cell office:value-type="float" office:value="11142235.8578128" calcext:value-type="float">
            <text:p>11142235.8578128</text:p>
          </table:table-cell>
          <table:table-cell table:formula="of:=[.H78]/[.J78]-1" office:value-type="percentage" office:value="-0.00000000143959699717" calcext:value-type="percentage">
            <text:p>-0.00000014395970%</text:p>
          </table:table-cell>
          <table:table-cell/>
          <table:table-cell table:style-name="ce5" office:value-type="float" office:value="0.000141294538" calcext:value-type="float">
            <text:p>0.000141294538</text:p>
          </table:table-cell>
          <table:table-cell table:style-name="ce5" office:value-type="float" office:value="11237373.7373737" calcext:value-type="float">
            <text:p>11237373.7373737</text:p>
          </table:table-cell>
          <table:table-cell table:style-name="ce5" office:value-type="float" office:value="0.000141295" calcext:value-type="float">
            <text:p>0.000141295</text:p>
          </table:table-cell>
          <table:table-cell table:style-name="ce5" office:value-type="float" office:value="11237400" calcext:value-type="float">
            <text:p>11237400</text:p>
          </table:table-cell>
          <table:table-cell table:style-name="ce31" table:formula="of:=[.N78]/[.P78]-1" office:value-type="percentage" office:value="-0.00000233707318952892" calcext:value-type="percentage">
            <text:p>-0.000234%</text:p>
          </table:table-cell>
          <table:table-cell/>
          <table:table-cell table:style-name="ce5" office:value-type="float" office:value="0.0001581" calcext:value-type="float">
            <text:p>0.0001581</text:p>
          </table:table-cell>
          <table:table-cell table:style-name="ce5" office:value-type="float" office:value="11237373.7373737" calcext:value-type="float">
            <text:p>11237373.7373737</text:p>
          </table:table-cell>
          <table:table-cell table:style-name="ce5" office:value-type="float" office:value="0.0001581" calcext:value-type="float">
            <text:p>0.0001581</text:p>
          </table:table-cell>
          <table:table-cell table:style-name="ce5" office:value-type="float" office:value="11237400" calcext:value-type="float">
            <text:p>11237400</text:p>
          </table:table-cell>
          <table:table-cell table:style-name="ce8" table:formula="of:=[.T78]/[.V78]-1" office:value-type="percentage" office:value="-0.00000233707319308163" calcext:value-type="percentage">
            <text:p>-0.00023%</text:p>
          </table:table-cell>
          <table:table-cell/>
          <table:table-cell table:style-name="ce5" office:value-type="float" office:value="0.00016668" calcext:value-type="float">
            <text:p>0.00016668</text:p>
          </table:table-cell>
          <table:table-cell table:style-name="ce5" office:value-type="float" office:value="11237373.7373737" calcext:value-type="float">
            <text:p>11237373.7373737</text:p>
          </table:table-cell>
          <table:table-cell table:style-name="ce5" office:value-type="float" office:value="0.00016668" calcext:value-type="float">
            <text:p>0.00016668</text:p>
          </table:table-cell>
          <table:table-cell table:style-name="ce5" office:value-type="float" office:value="11237200" calcext:value-type="float">
            <text:p>11237200</text:p>
          </table:table-cell>
          <table:table-cell table:style-name="ce27" table:formula="of:=[.Z78]/[.AB78]-1" office:value-type="percentage" office:value="0.0000154609131901573" calcext:value-type="percentage">
            <text:p>0.0015%</text:p>
          </table:table-cell>
        </table:table-row>
        <table:table-row table:style-name="ro1">
          <table:table-cell office:value-type="float" office:value="0.00035303" calcext:value-type="float">
            <text:p>0.00035303</text:p>
          </table:table-cell>
          <table:table-cell office:value-type="float" office:value="6446550" calcext:value-type="float">
            <text:p>6446550</text:p>
          </table:table-cell>
          <table:table-cell office:value-type="float" office:value="0.00035303" calcext:value-type="float">
            <text:p>0.00035303</text:p>
          </table:table-cell>
          <table:table-cell office:value-type="float" office:value="6446550" calcext:value-type="float">
            <text:p>6446550</text:p>
          </table:table-cell>
          <table:table-cell table:formula="of:=[.D79]/[.B79]-1" office:value-type="percentage" office:value="0" calcext:value-type="percentage">
            <text:p>0.00000000%</text:p>
          </table:table-cell>
          <table:table-cell/>
          <table:table-cell office:value-type="float" office:value="0.0000771087999" calcext:value-type="float">
            <text:p>0.0000771087999</text:p>
          </table:table-cell>
          <table:table-cell office:value-type="float" office:value="11296546.4081016" calcext:value-type="float">
            <text:p>11296546.4081016</text:p>
          </table:table-cell>
          <table:table-cell office:value-type="float" office:value="0.0000771087999" calcext:value-type="float">
            <text:p>0.0000771087999</text:p>
          </table:table-cell>
          <table:table-cell office:value-type="float" office:value="11296546.4184362" calcext:value-type="float">
            <text:p>11296546.4184362</text:p>
          </table:table-cell>
          <table:table-cell table:formula="of:=[.H79]/[.J79]-1" office:value-type="percentage" office:value="-0.00000000091484775311" calcext:value-type="percentage">
            <text:p>-0.00000009148478%</text:p>
          </table:table-cell>
          <table:table-cell/>
          <table:table-cell table:style-name="ce5" office:value-type="float" office:value="0.000137716691" calcext:value-type="float">
            <text:p>0.000137716691</text:p>
          </table:table-cell>
          <table:table-cell table:style-name="ce5" office:value-type="float" office:value="11387878.7878788" calcext:value-type="float">
            <text:p>11387878.7878788</text:p>
          </table:table-cell>
          <table:table-cell table:style-name="ce5" office:value-type="float" office:value="0.000137717" calcext:value-type="float">
            <text:p>0.000137717</text:p>
          </table:table-cell>
          <table:table-cell table:style-name="ce5" office:value-type="float" office:value="11387900" calcext:value-type="float">
            <text:p>11387900</text:p>
          </table:table-cell>
          <table:table-cell table:style-name="ce31" table:formula="of:=[.N79]/[.P79]-1" office:value-type="percentage" office:value="-0.0000018626894519036" calcext:value-type="percentage">
            <text:p>-0.000186%</text:p>
          </table:table-cell>
          <table:table-cell/>
          <table:table-cell table:style-name="ce5" office:value-type="float" office:value="0.00015483" calcext:value-type="float">
            <text:p>0.00015483</text:p>
          </table:table-cell>
          <table:table-cell table:style-name="ce5" office:value-type="float" office:value="11387878.7878788" calcext:value-type="float">
            <text:p>11387878.7878788</text:p>
          </table:table-cell>
          <table:table-cell table:style-name="ce5" office:value-type="float" office:value="0.00015483" calcext:value-type="float">
            <text:p>0.00015483</text:p>
          </table:table-cell>
          <table:table-cell table:style-name="ce5" office:value-type="float" office:value="11388100" calcext:value-type="float">
            <text:p>11388100</text:p>
          </table:table-cell>
          <table:table-cell table:style-name="ce8" table:formula="of:=[.T79]/[.V79]-1" office:value-type="percentage" office:value="-0.0000194248488509796" calcext:value-type="percentage">
            <text:p>-0.00194%</text:p>
          </table:table-cell>
          <table:table-cell/>
          <table:table-cell table:style-name="ce5" office:value-type="float" office:value="0.00016332" calcext:value-type="float">
            <text:p>0.00016332</text:p>
          </table:table-cell>
          <table:table-cell table:style-name="ce5" office:value-type="float" office:value="11387878.7878788" calcext:value-type="float">
            <text:p>11387878.7878788</text:p>
          </table:table-cell>
          <table:table-cell table:style-name="ce5" office:value-type="float" office:value="0.00016332" calcext:value-type="float">
            <text:p>0.00016332</text:p>
          </table:table-cell>
          <table:table-cell table:style-name="ce5" office:value-type="float" office:value="11387800" calcext:value-type="float">
            <text:p>11387800</text:p>
          </table:table-cell>
          <table:table-cell table:style-name="ce27" table:formula="of:=[.Z79]/[.AB79]-1" office:value-type="percentage" office:value="0.00000691862157742307" calcext:value-type="percentage">
            <text:p>0.0007%</text:p>
          </table:table-cell>
        </table:table-row>
        <table:table-row table:style-name="ro1">
          <table:table-cell office:value-type="float" office:value="0.000357071" calcext:value-type="float">
            <text:p>0.000357071</text:p>
          </table:table-cell>
          <table:table-cell office:value-type="float" office:value="6391960" calcext:value-type="float">
            <text:p>6391960</text:p>
          </table:table-cell>
          <table:table-cell office:value-type="float" office:value="0.000357071" calcext:value-type="float">
            <text:p>0.000357071</text:p>
          </table:table-cell>
          <table:table-cell office:value-type="float" office:value="6391960" calcext:value-type="float">
            <text:p>6391960</text:p>
          </table:table-cell>
          <table:table-cell table:formula="of:=[.D80]/[.B80]-1" office:value-type="percentage" office:value="0" calcext:value-type="percentage">
            <text:p>0.00000000%</text:p>
          </table:table-cell>
          <table:table-cell/>
          <table:table-cell office:value-type="float" office:value="0.0000768227601" calcext:value-type="float">
            <text:p>0.0000768227601</text:p>
          </table:table-cell>
          <table:table-cell office:value-type="float" office:value="11450856.9744307" calcext:value-type="float">
            <text:p>11450856.9744307</text:p>
          </table:table-cell>
          <table:table-cell office:value-type="float" office:value="0.0000768227601" calcext:value-type="float">
            <text:p>0.0000768227601</text:p>
          </table:table-cell>
          <table:table-cell office:value-type="float" office:value="11450856.9861406" calcext:value-type="float">
            <text:p>11450856.9861406</text:p>
          </table:table-cell>
          <table:table-cell table:formula="of:=[.H80]/[.J80]-1" office:value-type="percentage" office:value="-0.00000000102262043278" calcext:value-type="percentage">
            <text:p>-0.00000010226204%</text:p>
          </table:table-cell>
          <table:table-cell/>
          <table:table-cell table:style-name="ce5" office:value-type="float" office:value="0.000134338934" calcext:value-type="float">
            <text:p>0.000134338934</text:p>
          </table:table-cell>
          <table:table-cell table:style-name="ce5" office:value-type="float" office:value="11538383.8383838" calcext:value-type="float">
            <text:p>11538383.8383838</text:p>
          </table:table-cell>
          <table:table-cell table:style-name="ce5" office:value-type="float" office:value="0.000134339" calcext:value-type="float">
            <text:p>0.000134339</text:p>
          </table:table-cell>
          <table:table-cell table:style-name="ce5" office:value-type="float" office:value="11538400" calcext:value-type="float">
            <text:p>11538400</text:p>
          </table:table-cell>
          <table:table-cell table:style-name="ce31" table:formula="of:=[.N80]/[.P80]-1" office:value-type="percentage" office:value="-0.00000140068087084444" calcext:value-type="percentage">
            <text:p>-0.000140%</text:p>
          </table:table-cell>
          <table:table-cell/>
          <table:table-cell table:style-name="ce5" office:value-type="float" office:value="0.00015167" calcext:value-type="float">
            <text:p>0.00015167</text:p>
          </table:table-cell>
          <table:table-cell table:style-name="ce5" office:value-type="float" office:value="11538383.8383838" calcext:value-type="float">
            <text:p>11538383.8383838</text:p>
          </table:table-cell>
          <table:table-cell table:style-name="ce5" office:value-type="float" office:value="0.00015167" calcext:value-type="float">
            <text:p>0.00015167</text:p>
          </table:table-cell>
          <table:table-cell table:style-name="ce5" office:value-type="float" office:value="11538500" calcext:value-type="float">
            <text:p>11538500</text:p>
          </table:table-cell>
          <table:table-cell table:style-name="ce8" table:formula="of:=[.T80]/[.V80]-1" office:value-type="percentage" office:value="-0.0000100673065129842" calcext:value-type="percentage">
            <text:p>-0.00101%</text:p>
          </table:table-cell>
          <table:table-cell/>
          <table:table-cell table:style-name="ce5" office:value-type="float" office:value="0.00016007" calcext:value-type="float">
            <text:p>0.00016007</text:p>
          </table:table-cell>
          <table:table-cell table:style-name="ce5" office:value-type="float" office:value="11538383.8383838" calcext:value-type="float">
            <text:p>11538383.8383838</text:p>
          </table:table-cell>
          <table:table-cell table:style-name="ce5" office:value-type="float" office:value="0.00016007" calcext:value-type="float">
            <text:p>0.00016007</text:p>
          </table:table-cell>
          <table:table-cell table:style-name="ce5" office:value-type="float" office:value="11538200" calcext:value-type="float">
            <text:p>11538200</text:p>
          </table:table-cell>
          <table:table-cell table:style-name="ce27" table:formula="of:=[.Z80]/[.AB80]-1" office:value-type="percentage" office:value="0.0000159330210778297" calcext:value-type="percentage">
            <text:p>0.0016%</text:p>
          </table:table-cell>
        </table:table-row>
        <table:table-row table:style-name="ro1">
          <table:table-cell office:value-type="float" office:value="0.000361111" calcext:value-type="float">
            <text:p>0.000361111</text:p>
          </table:table-cell>
          <table:table-cell office:value-type="float" office:value="6338240" calcext:value-type="float">
            <text:p>6338240</text:p>
          </table:table-cell>
          <table:table-cell office:value-type="float" office:value="0.000361111" calcext:value-type="float">
            <text:p>0.000361111</text:p>
          </table:table-cell>
          <table:table-cell office:value-type="float" office:value="6338240" calcext:value-type="float">
            <text:p>6338240</text:p>
          </table:table-cell>
          <table:table-cell table:formula="of:=[.D81]/[.B81]-1" office:value-type="percentage" office:value="0" calcext:value-type="percentage">
            <text:p>0.00000000%</text:p>
          </table:table-cell>
          <table:table-cell/>
          <table:table-cell office:value-type="float" office:value="0.0000765460031" calcext:value-type="float">
            <text:p>0.0000765460031</text:p>
          </table:table-cell>
          <table:table-cell office:value-type="float" office:value="11605167.5407598" calcext:value-type="float">
            <text:p>11605167.5407598</text:p>
          </table:table-cell>
          <table:table-cell office:value-type="float" office:value="0.0000765460031" calcext:value-type="float">
            <text:p>0.0000765460031</text:p>
          </table:table-cell>
          <table:table-cell office:value-type="float" office:value="11605167.5323176" calcext:value-type="float">
            <text:p>11605167.5323176</text:p>
          </table:table-cell>
          <table:table-cell table:formula="of:=[.H81]/[.J81]-1" office:value-type="percentage" office:value="0.00000000072745187651" calcext:value-type="percentage">
            <text:p>0.00000007274519%</text:p>
          </table:table-cell>
          <table:table-cell/>
          <table:table-cell table:style-name="ce5" office:value-type="float" office:value="0.000131162654" calcext:value-type="float">
            <text:p>0.000131162654</text:p>
          </table:table-cell>
          <table:table-cell table:style-name="ce5" office:value-type="float" office:value="11688888.8888889" calcext:value-type="float">
            <text:p>11688888.8888889</text:p>
          </table:table-cell>
          <table:table-cell table:style-name="ce5" office:value-type="float" office:value="0.000131163" calcext:value-type="float">
            <text:p>0.000131163</text:p>
          </table:table-cell>
          <table:table-cell table:style-name="ce5" office:value-type="float" office:value="11688900" calcext:value-type="float">
            <text:p>11688900</text:p>
          </table:table-cell>
          <table:table-cell table:style-name="ce31" table:formula="of:=[.N81]/[.P81]-1" office:value-type="percentage" office:value="-0.00000095056943849592" calcext:value-type="percentage">
            <text:p>-0.000095%</text:p>
          </table:table-cell>
          <table:table-cell/>
          <table:table-cell table:style-name="ce5" office:value-type="float" office:value="0.00014861" calcext:value-type="float">
            <text:p>0.00014861</text:p>
          </table:table-cell>
          <table:table-cell table:style-name="ce5" office:value-type="float" office:value="11688888.8888889" calcext:value-type="float">
            <text:p>11688888.8888889</text:p>
          </table:table-cell>
          <table:table-cell table:style-name="ce5" office:value-type="float" office:value="0.00014861" calcext:value-type="float">
            <text:p>0.00014861</text:p>
          </table:table-cell>
          <table:table-cell table:style-name="ce5" office:value-type="float" office:value="11689100" calcext:value-type="float">
            <text:p>11689100</text:p>
          </table:table-cell>
          <table:table-cell table:style-name="ce8" table:formula="of:=[.T81]/[.V81]-1" office:value-type="percentage" office:value="-0.000018060510313056" calcext:value-type="percentage">
            <text:p>-0.00181%</text:p>
          </table:table-cell>
          <table:table-cell/>
          <table:table-cell table:style-name="ce5" office:value-type="float" office:value="0.00015692" calcext:value-type="float">
            <text:p>0.00015692</text:p>
          </table:table-cell>
          <table:table-cell table:style-name="ce5" office:value-type="float" office:value="11688888.8888889" calcext:value-type="float">
            <text:p>11688888.8888889</text:p>
          </table:table-cell>
          <table:table-cell table:style-name="ce5" office:value-type="float" office:value="0.00015692" calcext:value-type="float">
            <text:p>0.00015692</text:p>
          </table:table-cell>
          <table:table-cell table:style-name="ce5" office:value-type="float" office:value="11688800" calcext:value-type="float">
            <text:p>11688800</text:p>
          </table:table-cell>
          <table:table-cell table:style-name="ce27" table:formula="of:=[.Z81]/[.AB81]-1" office:value-type="percentage" office:value="0.00000760462056836886" calcext:value-type="percentage">
            <text:p>0.0008%</text:p>
          </table:table-cell>
        </table:table-row>
        <table:table-row table:style-name="ro1">
          <table:table-cell office:value-type="float" office:value="0.000365152" calcext:value-type="float">
            <text:p>0.000365152</text:p>
          </table:table-cell>
          <table:table-cell office:value-type="float" office:value="6285350" calcext:value-type="float">
            <text:p>6285350</text:p>
          </table:table-cell>
          <table:table-cell office:value-type="float" office:value="0.000365152" calcext:value-type="float">
            <text:p>0.000365152</text:p>
          </table:table-cell>
          <table:table-cell office:value-type="float" office:value="6285350" calcext:value-type="float">
            <text:p>6285350</text:p>
          </table:table-cell>
          <table:table-cell table:formula="of:=[.D82]/[.B82]-1" office:value-type="percentage" office:value="0" calcext:value-type="percentage">
            <text:p>0.00000000%</text:p>
          </table:table-cell>
          <table:table-cell/>
          <table:table-cell office:value-type="float" office:value="0.000076277961" calcext:value-type="float">
            <text:p>0.000076277961</text:p>
          </table:table-cell>
          <table:table-cell office:value-type="float" office:value="11759478.1070889" calcext:value-type="float">
            <text:p>11759478.1070889</text:p>
          </table:table-cell>
          <table:table-cell office:value-type="float" office:value="0.000076277961" calcext:value-type="float">
            <text:p>0.000076277961</text:p>
          </table:table-cell>
          <table:table-cell office:value-type="float" office:value="11759478.1163841" calcext:value-type="float">
            <text:p>11759478.1163841</text:p>
          </table:table-cell>
          <table:table-cell table:formula="of:=[.H82]/[.J82]-1" office:value-type="percentage" office:value="-0.0000000007904432664" calcext:value-type="percentage">
            <text:p>-0.00000007904433%</text:p>
          </table:table-cell>
          <table:table-cell/>
          <table:table-cell table:style-name="ce5" office:value-type="float" office:value="0.00012818643" calcext:value-type="float">
            <text:p>0.00012818643</text:p>
          </table:table-cell>
          <table:table-cell table:style-name="ce5" office:value-type="float" office:value="11839393.9393939" calcext:value-type="float">
            <text:p>11839393.9393939</text:p>
          </table:table-cell>
          <table:table-cell table:style-name="ce5" office:value-type="float" office:value="0.000128186" calcext:value-type="float">
            <text:p>0.000128186</text:p>
          </table:table-cell>
          <table:table-cell table:style-name="ce5" office:value-type="float" office:value="11839400" calcext:value-type="float">
            <text:p>11839400</text:p>
          </table:table-cell>
          <table:table-cell table:style-name="ce31" table:formula="of:=[.N82]/[.P82]-1" office:value-type="percentage" office:value="-0.00000051190145278213" calcext:value-type="percentage">
            <text:p>-0.000051%</text:p>
          </table:table-cell>
          <table:table-cell/>
          <table:table-cell table:style-name="ce5" office:value-type="float" office:value="0.00014566" calcext:value-type="float">
            <text:p>0.00014566</text:p>
          </table:table-cell>
          <table:table-cell table:style-name="ce5" office:value-type="float" office:value="11839393.9393939" calcext:value-type="float">
            <text:p>11839393.9393939</text:p>
          </table:table-cell>
          <table:table-cell table:style-name="ce5" office:value-type="float" office:value="0.00014566" calcext:value-type="float">
            <text:p>0.00014566</text:p>
          </table:table-cell>
          <table:table-cell table:style-name="ce5" office:value-type="float" office:value="11839200" calcext:value-type="float">
            <text:p>11839200</text:p>
          </table:table-cell>
          <table:table-cell table:style-name="ce8" table:formula="of:=[.T82]/[.V82]-1" office:value-type="percentage" office:value="0.0000163811232094524" calcext:value-type="percentage">
            <text:p>0.00164%</text:p>
          </table:table-cell>
          <table:table-cell/>
          <table:table-cell table:style-name="ce5" office:value-type="float" office:value="0.00015387" calcext:value-type="float">
            <text:p>0.00015387</text:p>
          </table:table-cell>
          <table:table-cell table:style-name="ce5" office:value-type="float" office:value="11839393.9393939" calcext:value-type="float">
            <text:p>11839393.9393939</text:p>
          </table:table-cell>
          <table:table-cell table:style-name="ce5" office:value-type="float" office:value="0.00015387" calcext:value-type="float">
            <text:p>0.00015387</text:p>
          </table:table-cell>
          <table:table-cell table:style-name="ce5" office:value-type="float" office:value="11839400" calcext:value-type="float">
            <text:p>11839400</text:p>
          </table:table-cell>
          <table:table-cell table:style-name="ce27" table:formula="of:=[.Z82]/[.AB82]-1" office:value-type="percentage" office:value="-0.0000005119014561128" calcext:value-type="percentage">
            <text:p>-0.0001%</text:p>
          </table:table-cell>
        </table:table-row>
        <table:table-row table:style-name="ro1">
          <table:table-cell office:value-type="float" office:value="0.000369192" calcext:value-type="float">
            <text:p>0.000369192</text:p>
          </table:table-cell>
          <table:table-cell office:value-type="float" office:value="6233290" calcext:value-type="float">
            <text:p>6233290</text:p>
          </table:table-cell>
          <table:table-cell office:value-type="float" office:value="0.000369192" calcext:value-type="float">
            <text:p>0.000369192</text:p>
          </table:table-cell>
          <table:table-cell office:value-type="float" office:value="6233290" calcext:value-type="float">
            <text:p>6233290</text:p>
          </table:table-cell>
          <table:table-cell table:formula="of:=[.D83]/[.B83]-1" office:value-type="percentage" office:value="0" calcext:value-type="percentage">
            <text:p>0.00000000%</text:p>
          </table:table-cell>
          <table:table-cell/>
          <table:table-cell office:value-type="float" office:value="0.0000760181169" calcext:value-type="float">
            <text:p>0.0000760181169</text:p>
          </table:table-cell>
          <table:table-cell office:value-type="float" office:value="11913788.673418" calcext:value-type="float">
            <text:p>11913788.673418</text:p>
          </table:table-cell>
          <table:table-cell office:value-type="float" office:value="0.0000760181169" calcext:value-type="float">
            <text:p>0.0000760181169</text:p>
          </table:table-cell>
          <table:table-cell office:value-type="float" office:value="11913788.6513268" calcext:value-type="float">
            <text:p>11913788.6513268</text:p>
          </table:table-cell>
          <table:table-cell table:formula="of:=[.H83]/[.J83]-1" office:value-type="percentage" office:value="0.00000000185425230725" calcext:value-type="percentage">
            <text:p>0.00000018542523%</text:p>
          </table:table-cell>
          <table:table-cell/>
          <table:table-cell table:style-name="ce5" office:value-type="float" office:value="0.000125406035" calcext:value-type="float">
            <text:p>0.000125406035</text:p>
          </table:table-cell>
          <table:table-cell table:style-name="ce5" office:value-type="float" office:value="11989898.989899" calcext:value-type="float">
            <text:p>11989898.989899</text:p>
          </table:table-cell>
          <table:table-cell table:style-name="ce5" office:value-type="float" office:value="0.000125406" calcext:value-type="float">
            <text:p>0.000125406</text:p>
          </table:table-cell>
          <table:table-cell table:style-name="ce5" office:value-type="float" office:value="11989900" calcext:value-type="float">
            <text:p>11989900</text:p>
          </table:table-cell>
          <table:table-cell table:style-name="ce31" table:formula="of:=[.N83]/[.P83]-1" office:value-type="percentage" office:value="-0.00000008424599118317" calcext:value-type="percentage">
            <text:p>-0.000008%</text:p>
          </table:table-cell>
          <table:table-cell/>
          <table:table-cell table:style-name="ce5" office:value-type="float" office:value="0.0001428" calcext:value-type="float">
            <text:p>0.0001428</text:p>
          </table:table-cell>
          <table:table-cell table:style-name="ce5" office:value-type="float" office:value="11989898.989899" calcext:value-type="float">
            <text:p>11989898.989899</text:p>
          </table:table-cell>
          <table:table-cell table:style-name="ce5" office:value-type="float" office:value="0.0001428" calcext:value-type="float">
            <text:p>0.0001428</text:p>
          </table:table-cell>
          <table:table-cell table:style-name="ce5" office:value-type="float" office:value="11989700" calcext:value-type="float">
            <text:p>11989700</text:p>
          </table:table-cell>
          <table:table-cell table:style-name="ce8" table:formula="of:=[.T83]/[.V83]-1" office:value-type="percentage" office:value="0.0000165967371159592" calcext:value-type="percentage">
            <text:p>0.00166%</text:p>
          </table:table-cell>
          <table:table-cell/>
          <table:table-cell table:style-name="ce5" office:value-type="float" office:value="0.00015092" calcext:value-type="float">
            <text:p>0.00015092</text:p>
          </table:table-cell>
          <table:table-cell table:style-name="ce5" office:value-type="float" office:value="11989898.989899" calcext:value-type="float">
            <text:p>11989898.989899</text:p>
          </table:table-cell>
          <table:table-cell table:style-name="ce5" office:value-type="float" office:value="0.00015092" calcext:value-type="float">
            <text:p>0.00015092</text:p>
          </table:table-cell>
          <table:table-cell table:style-name="ce5" office:value-type="float" office:value="11990000" calcext:value-type="float">
            <text:p>11990000</text:p>
          </table:table-cell>
          <table:table-cell table:style-name="ce27" table:formula="of:=[.Z83]/[.AB83]-1" office:value-type="percentage" office:value="-0.00000842452885740919" calcext:value-type="percentage">
            <text:p>-0.0008%</text:p>
          </table:table-cell>
        </table:table-row>
        <table:table-row table:style-name="ro1">
          <table:table-cell office:value-type="float" office:value="0.000373232" calcext:value-type="float">
            <text:p>0.000373232</text:p>
          </table:table-cell>
          <table:table-cell office:value-type="float" office:value="6182030" calcext:value-type="float">
            <text:p>6182030</text:p>
          </table:table-cell>
          <table:table-cell office:value-type="float" office:value="0.000373232" calcext:value-type="float">
            <text:p>0.000373232</text:p>
          </table:table-cell>
          <table:table-cell office:value-type="float" office:value="6182030" calcext:value-type="float">
            <text:p>6182030</text:p>
          </table:table-cell>
          <table:table-cell table:formula="of:=[.D84]/[.B84]-1" office:value-type="percentage" office:value="0" calcext:value-type="percentage">
            <text:p>0.00000000%</text:p>
          </table:table-cell>
          <table:table-cell/>
          <table:table-cell office:value-type="float" office:value="0.0000757659984" calcext:value-type="float">
            <text:p>0.0000757659984</text:p>
          </table:table-cell>
          <table:table-cell office:value-type="float" office:value="12068099.2397471" calcext:value-type="float">
            <text:p>12068099.2397471</text:p>
          </table:table-cell>
          <table:table-cell office:value-type="float" office:value="0.0000757659984" calcext:value-type="float">
            <text:p>0.0000757659984</text:p>
          </table:table-cell>
          <table:table-cell office:value-type="float" office:value="12068099.2518022" calcext:value-type="float">
            <text:p>12068099.2518022</text:p>
          </table:table-cell>
          <table:table-cell table:formula="of:=[.H84]/[.J84]-1" office:value-type="percentage" office:value="-0.00000000099892294436" calcext:value-type="percentage">
            <text:p>-0.00000009989229%</text:p>
          </table:table-cell>
          <table:table-cell/>
          <table:table-cell table:style-name="ce5" office:value-type="float" office:value="0.000122814704" calcext:value-type="float">
            <text:p>0.000122814704</text:p>
          </table:table-cell>
          <table:table-cell table:style-name="ce5" office:value-type="float" office:value="12140404.040404" calcext:value-type="float">
            <text:p>12140404.040404</text:p>
          </table:table-cell>
          <table:table-cell table:style-name="ce5" office:value-type="float" office:value="0.000122815" calcext:value-type="float">
            <text:p>0.000122815</text:p>
          </table:table-cell>
          <table:table-cell table:style-name="ce5" office:value-type="float" office:value="12140400" calcext:value-type="float">
            <text:p>12140400</text:p>
          </table:table-cell>
          <table:table-cell table:style-name="ce31" table:formula="of:=[.N84]/[.P84]-1" office:value-type="percentage" office:value="0.00000033280650058032" calcext:value-type="percentage">
            <text:p>0.000033%</text:p>
          </table:table-cell>
          <table:table-cell/>
          <table:table-cell table:style-name="ce5" office:value-type="float" office:value="0.00014003" calcext:value-type="float">
            <text:p>0.00014003</text:p>
          </table:table-cell>
          <table:table-cell table:style-name="ce5" office:value-type="float" office:value="12140404.040404" calcext:value-type="float">
            <text:p>12140404.040404</text:p>
          </table:table-cell>
          <table:table-cell table:style-name="ce5" office:value-type="float" office:value="0.00014003" calcext:value-type="float">
            <text:p>0.00014003</text:p>
          </table:table-cell>
          <table:table-cell table:style-name="ce5" office:value-type="float" office:value="12140500" calcext:value-type="float">
            <text:p>12140500</text:p>
          </table:table-cell>
          <table:table-cell table:style-name="ce8" table:formula="of:=[.T84]/[.V84]-1" office:value-type="percentage" office:value="-0.00000790408928796893" calcext:value-type="percentage">
            <text:p>-0.00079%</text:p>
          </table:table-cell>
          <table:table-cell/>
          <table:table-cell table:style-name="ce5" office:value-type="float" office:value="0.00014807" calcext:value-type="float">
            <text:p>0.00014807</text:p>
          </table:table-cell>
          <table:table-cell table:style-name="ce5" office:value-type="float" office:value="12140404.040404" calcext:value-type="float">
            <text:p>12140404.040404</text:p>
          </table:table-cell>
          <table:table-cell table:style-name="ce5" office:value-type="float" office:value="0.00014807" calcext:value-type="float">
            <text:p>0.00014807</text:p>
          </table:table-cell>
          <table:table-cell table:style-name="ce5" office:value-type="float" office:value="12140400" calcext:value-type="float">
            <text:p>12140400</text:p>
          </table:table-cell>
          <table:table-cell table:style-name="ce27" table:formula="of:=[.Z84]/[.AB84]-1" office:value-type="percentage" office:value="0.00000033280649724965" calcext:value-type="percentage">
            <text:p>0.0000%</text:p>
          </table:table-cell>
        </table:table-row>
        <table:table-row table:style-name="ro1">
          <table:table-cell office:value-type="float" office:value="0.000377273" calcext:value-type="float">
            <text:p>0.000377273</text:p>
          </table:table-cell>
          <table:table-cell office:value-type="float" office:value="6131560" calcext:value-type="float">
            <text:p>6131560</text:p>
          </table:table-cell>
          <table:table-cell office:value-type="float" office:value="0.000377273" calcext:value-type="float">
            <text:p>0.000377273</text:p>
          </table:table-cell>
          <table:table-cell office:value-type="float" office:value="6131560" calcext:value-type="float">
            <text:p>6131560</text:p>
          </table:table-cell>
          <table:table-cell table:formula="of:=[.D85]/[.B85]-1" office:value-type="percentage" office:value="0" calcext:value-type="percentage">
            <text:p>0.00000000%</text:p>
          </table:table-cell>
          <table:table-cell/>
          <table:table-cell office:value-type="float" office:value="0.0000755211733" calcext:value-type="float">
            <text:p>0.0000755211733</text:p>
          </table:table-cell>
          <table:table-cell office:value-type="float" office:value="12222409.8060762" calcext:value-type="float">
            <text:p>12222409.8060762</text:p>
          </table:table-cell>
          <table:table-cell office:value-type="float" office:value="0.0000755211733" calcext:value-type="float">
            <text:p>0.0000755211733</text:p>
          </table:table-cell>
          <table:table-cell office:value-type="float" office:value="12222409.7762703" calcext:value-type="float">
            <text:p>12222409.7762703</text:p>
          </table:table-cell>
          <table:table-cell table:formula="of:=[.H85]/[.J85]-1" office:value-type="percentage" office:value="0.00000000243862396943" calcext:value-type="percentage">
            <text:p>0.00000024386240%</text:p>
          </table:table-cell>
          <table:table-cell/>
          <table:table-cell table:style-name="ce5" office:value-type="float" office:value="0.000120403602" calcext:value-type="float">
            <text:p>0.000120403602</text:p>
          </table:table-cell>
          <table:table-cell table:style-name="ce5" office:value-type="float" office:value="12290909.0909091" calcext:value-type="float">
            <text:p>12290909.0909091</text:p>
          </table:table-cell>
          <table:table-cell table:style-name="ce5" office:value-type="float" office:value="0.000120404" calcext:value-type="float">
            <text:p>0.000120404</text:p>
          </table:table-cell>
          <table:table-cell table:style-name="ce5" office:value-type="float" office:value="12290900" calcext:value-type="float">
            <text:p>12290900</text:p>
          </table:table-cell>
          <table:table-cell table:style-name="ce31" table:formula="of:=[.N85]/[.P85]-1" office:value-type="percentage" office:value="0.00000073964551750017" calcext:value-type="percentage">
            <text:p>0.000074%</text:p>
          </table:table-cell>
          <table:table-cell/>
          <table:table-cell table:style-name="ce5" office:value-type="float" office:value="0.00013736" calcext:value-type="float">
            <text:p>0.00013736</text:p>
          </table:table-cell>
          <table:table-cell table:style-name="ce5" office:value-type="float" office:value="12290909.0909091" calcext:value-type="float">
            <text:p>12290909.0909091</text:p>
          </table:table-cell>
          <table:table-cell table:style-name="ce5" office:value-type="float" office:value="0.00013736" calcext:value-type="float">
            <text:p>0.00013736</text:p>
          </table:table-cell>
          <table:table-cell table:style-name="ce5" office:value-type="float" office:value="12290800" calcext:value-type="float">
            <text:p>12290800</text:p>
          </table:table-cell>
          <table:table-cell table:style-name="ce8" table:formula="of:=[.T85]/[.V85]-1" office:value-type="percentage" office:value="0.00000887581842512475" calcext:value-type="percentage">
            <text:p>0.00089%</text:p>
          </table:table-cell>
          <table:table-cell/>
          <table:table-cell table:style-name="ce5" office:value-type="float" office:value="0.00014531" calcext:value-type="float">
            <text:p>0.00014531</text:p>
          </table:table-cell>
          <table:table-cell table:style-name="ce5" office:value-type="float" office:value="12290909.0909091" calcext:value-type="float">
            <text:p>12290909.0909091</text:p>
          </table:table-cell>
          <table:table-cell table:style-name="ce5" office:value-type="float" office:value="0.00014531" calcext:value-type="float">
            <text:p>0.00014531</text:p>
          </table:table-cell>
          <table:table-cell table:style-name="ce5" office:value-type="float" office:value="12291000" calcext:value-type="float">
            <text:p>12291000</text:p>
          </table:table-cell>
          <table:table-cell table:style-name="ce27" table:formula="of:=[.Z85]/[.AB85]-1" office:value-type="percentage" office:value="-0.0000073963949963618" calcext:value-type="percentage">
            <text:p>-0.0007%</text:p>
          </table:table-cell>
        </table:table-row>
        <table:table-row table:style-name="ro1">
          <table:table-cell office:value-type="float" office:value="0.000381313" calcext:value-type="float">
            <text:p>0.000381313</text:p>
          </table:table-cell>
          <table:table-cell office:value-type="float" office:value="6081860" calcext:value-type="float">
            <text:p>6081860</text:p>
          </table:table-cell>
          <table:table-cell office:value-type="float" office:value="0.000381313" calcext:value-type="float">
            <text:p>0.000381313</text:p>
          </table:table-cell>
          <table:table-cell office:value-type="float" office:value="6081860" calcext:value-type="float">
            <text:p>6081860</text:p>
          </table:table-cell>
          <table:table-cell table:formula="of:=[.D86]/[.B86]-1" office:value-type="percentage" office:value="0" calcext:value-type="percentage">
            <text:p>0.00000000%</text:p>
          </table:table-cell>
          <table:table-cell/>
          <table:table-cell office:value-type="float" office:value="0.0000752832443" calcext:value-type="float">
            <text:p>0.0000752832443</text:p>
          </table:table-cell>
          <table:table-cell office:value-type="float" office:value="12376720.3724053" calcext:value-type="float">
            <text:p>12376720.3724053</text:p>
          </table:table-cell>
          <table:table-cell office:value-type="float" office:value="0.0000752832443" calcext:value-type="float">
            <text:p>0.0000752832443</text:p>
          </table:table-cell>
          <table:table-cell office:value-type="float" office:value="12376720.4024831" calcext:value-type="float">
            <text:p>12376720.4024831</text:p>
          </table:table-cell>
          <table:table-cell table:formula="of:=[.H86]/[.J86]-1" office:value-type="percentage" office:value="-0.00000000243019382395" calcext:value-type="percentage">
            <text:p>-0.00000024301938%</text:p>
          </table:table-cell>
          <table:table-cell/>
          <table:table-cell table:style-name="ce5" office:value-type="float" office:value="0.000118162399" calcext:value-type="float">
            <text:p>0.000118162399</text:p>
          </table:table-cell>
          <table:table-cell table:style-name="ce5" office:value-type="float" office:value="12441414.1414141" calcext:value-type="float">
            <text:p>12441414.1414141</text:p>
          </table:table-cell>
          <table:table-cell table:style-name="ce5" office:value-type="float" office:value="0.000118162" calcext:value-type="float">
            <text:p>0.000118162</text:p>
          </table:table-cell>
          <table:table-cell table:style-name="ce5" office:value-type="float" office:value="12441400" calcext:value-type="float">
            <text:p>12441400</text:p>
          </table:table-cell>
          <table:table-cell table:style-name="ce31" table:formula="of:=[.N86]/[.P86]-1" office:value-type="percentage" office:value="0.00000113664170742211" calcext:value-type="percentage">
            <text:p>0.000114%</text:p>
          </table:table-cell>
          <table:table-cell/>
          <table:table-cell table:style-name="ce5" office:value-type="float" office:value="0.00013478" calcext:value-type="float">
            <text:p>0.00013478</text:p>
          </table:table-cell>
          <table:table-cell table:style-name="ce5" office:value-type="float" office:value="12441414.1414141" calcext:value-type="float">
            <text:p>12441414.1414141</text:p>
          </table:table-cell>
          <table:table-cell table:style-name="ce5" office:value-type="float" office:value="0.00013478" calcext:value-type="float">
            <text:p>0.00013478</text:p>
          </table:table-cell>
          <table:table-cell table:style-name="ce5" office:value-type="float" office:value="12441200" calcext:value-type="float">
            <text:p>12441200</text:p>
          </table:table-cell>
          <table:table-cell table:style-name="ce8" table:formula="of:=[.T86]/[.V86]-1" office:value-type="percentage" office:value="0.0000172122796917584" calcext:value-type="percentage">
            <text:p>0.00172%</text:p>
          </table:table-cell>
          <table:table-cell/>
          <table:table-cell table:style-name="ce5" office:value-type="float" office:value="0.00014265" calcext:value-type="float">
            <text:p>0.00014265</text:p>
          </table:table-cell>
          <table:table-cell table:style-name="ce5" office:value-type="float" office:value="12441414.1414141" calcext:value-type="float">
            <text:p>12441414.1414141</text:p>
          </table:table-cell>
          <table:table-cell table:style-name="ce5" office:value-type="float" office:value="0.00014265" calcext:value-type="float">
            <text:p>0.00014265</text:p>
          </table:table-cell>
          <table:table-cell table:style-name="ce5" office:value-type="float" office:value="12441100" calcext:value-type="float">
            <text:p>12441100</text:p>
          </table:table-cell>
          <table:table-cell table:style-name="ce27" table:formula="of:=[.Z86]/[.AB86]-1" office:value-type="percentage" office:value="0.0000252502925062181" calcext:value-type="percentage">
            <text:p>0.0025%</text:p>
          </table:table-cell>
        </table:table-row>
        <table:table-row table:style-name="ro1">
          <table:table-cell office:value-type="float" office:value="0.000385354" calcext:value-type="float">
            <text:p>0.000385354</text:p>
          </table:table-cell>
          <table:table-cell office:value-type="float" office:value="6032920" calcext:value-type="float">
            <text:p>6032920</text:p>
          </table:table-cell>
          <table:table-cell office:value-type="float" office:value="0.000385354" calcext:value-type="float">
            <text:p>0.000385354</text:p>
          </table:table-cell>
          <table:table-cell office:value-type="float" office:value="6032920" calcext:value-type="float">
            <text:p>6032920</text:p>
          </table:table-cell>
          <table:table-cell table:formula="of:=[.D87]/[.B87]-1" office:value-type="percentage" office:value="0" calcext:value-type="percentage">
            <text:p>0.00000000%</text:p>
          </table:table-cell>
          <table:table-cell/>
          <table:table-cell office:value-type="float" office:value="0.0000750518463" calcext:value-type="float">
            <text:p>0.0000750518463</text:p>
          </table:table-cell>
          <table:table-cell office:value-type="float" office:value="12531030.9387344" calcext:value-type="float">
            <text:p>12531030.9387344</text:p>
          </table:table-cell>
          <table:table-cell office:value-type="float" office:value="0.0000750518463" calcext:value-type="float">
            <text:p>0.0000750518463</text:p>
          </table:table-cell>
          <table:table-cell office:value-type="float" office:value="12531030.9434446" calcext:value-type="float">
            <text:p>12531030.9434446</text:p>
          </table:table-cell>
          <table:table-cell table:formula="of:=[.H87]/[.J87]-1" office:value-type="percentage" office:value="-0.00000000037588610002" calcext:value-type="percentage">
            <text:p>-0.00000003758861%</text:p>
          </table:table-cell>
          <table:table-cell/>
          <table:table-cell table:style-name="ce5" office:value-type="float" office:value="0.000116079843" calcext:value-type="float">
            <text:p>0.000116079843</text:p>
          </table:table-cell>
          <table:table-cell table:style-name="ce5" office:value-type="float" office:value="12591919.1919192" calcext:value-type="float">
            <text:p>12591919.1919192</text:p>
          </table:table-cell>
          <table:table-cell table:style-name="ce5" office:value-type="float" office:value="0.00011608" calcext:value-type="float">
            <text:p>0.00011608</text:p>
          </table:table-cell>
          <table:table-cell table:style-name="ce5" office:value-type="float" office:value="12591900" calcext:value-type="float">
            <text:p>12591900</text:p>
          </table:table-cell>
          <table:table-cell table:style-name="ce31" table:formula="of:=[.N87]/[.P87]-1" office:value-type="percentage" office:value="0.00000152414799914347" calcext:value-type="percentage">
            <text:p>0.000152%</text:p>
          </table:table-cell>
          <table:table-cell/>
          <table:table-cell table:style-name="ce5" office:value-type="float" office:value="0.00013228" calcext:value-type="float">
            <text:p>0.00013228</text:p>
          </table:table-cell>
          <table:table-cell table:style-name="ce5" office:value-type="float" office:value="12591919.1919192" calcext:value-type="float">
            <text:p>12591919.1919192</text:p>
          </table:table-cell>
          <table:table-cell table:style-name="ce5" office:value-type="float" office:value="0.00013228" calcext:value-type="float">
            <text:p>0.00013228</text:p>
          </table:table-cell>
          <table:table-cell table:style-name="ce5" office:value-type="float" office:value="12592100" calcext:value-type="float">
            <text:p>12592100</text:p>
          </table:table-cell>
          <table:table-cell table:style-name="ce8" table:formula="of:=[.T87]/[.V87]-1" office:value-type="percentage" office:value="-0.0000143588504538661" calcext:value-type="percentage">
            <text:p>-0.00144%</text:p>
          </table:table-cell>
          <table:table-cell/>
          <table:table-cell table:style-name="ce5" office:value-type="float" office:value="0.00014007" calcext:value-type="float">
            <text:p>0.00014007</text:p>
          </table:table-cell>
          <table:table-cell table:style-name="ce5" office:value-type="float" office:value="12591919.1919192" calcext:value-type="float">
            <text:p>12591919.1919192</text:p>
          </table:table-cell>
          <table:table-cell table:style-name="ce5" office:value-type="float" office:value="0.00014007" calcext:value-type="float">
            <text:p>0.00014007</text:p>
          </table:table-cell>
          <table:table-cell table:style-name="ce5" office:value-type="float" office:value="12591800" calcext:value-type="float">
            <text:p>12591800</text:p>
          </table:table-cell>
          <table:table-cell table:style-name="ce27" table:formula="of:=[.Z87]/[.AB87]-1" office:value-type="percentage" office:value="0.0000094658364333533" calcext:value-type="percentage">
            <text:p>0.0009%</text:p>
          </table:table-cell>
        </table:table-row>
        <table:table-row table:style-name="ro1">
          <table:table-cell office:value-type="float" office:value="0.000389394" calcext:value-type="float">
            <text:p>0.000389394</text:p>
          </table:table-cell>
          <table:table-cell office:value-type="float" office:value="5984710" calcext:value-type="float">
            <text:p>5984710</text:p>
          </table:table-cell>
          <table:table-cell office:value-type="float" office:value="0.000389394" calcext:value-type="float">
            <text:p>0.000389394</text:p>
          </table:table-cell>
          <table:table-cell office:value-type="float" office:value="5984710" calcext:value-type="float">
            <text:p>5984710</text:p>
          </table:table-cell>
          <table:table-cell table:formula="of:=[.D88]/[.B88]-1" office:value-type="percentage" office:value="0" calcext:value-type="percentage">
            <text:p>0.00000000%</text:p>
          </table:table-cell>
          <table:table-cell/>
          <table:table-cell office:value-type="float" office:value="0.0000748266421" calcext:value-type="float">
            <text:p>0.0000748266421</text:p>
          </table:table-cell>
          <table:table-cell office:value-type="float" office:value="12685341.5050635" calcext:value-type="float">
            <text:p>12685341.5050635</text:p>
          </table:table-cell>
          <table:table-cell office:value-type="float" office:value="0.0000748266421" calcext:value-type="float">
            <text:p>0.0000748266421</text:p>
          </table:table-cell>
          <table:table-cell office:value-type="float" office:value="12685341.4983411" calcext:value-type="float">
            <text:p>12685341.4983411</text:p>
          </table:table-cell>
          <table:table-cell table:formula="of:=[.H88]/[.J88]-1" office:value-type="percentage" office:value="0.0000000005299320982" calcext:value-type="percentage">
            <text:p>0.00000005299321%</text:p>
          </table:table-cell>
          <table:table-cell/>
          <table:table-cell table:style-name="ce5" office:value-type="float" office:value="0.000114144293" calcext:value-type="float">
            <text:p>0.000114144293</text:p>
          </table:table-cell>
          <table:table-cell table:style-name="ce5" office:value-type="float" office:value="12742424.2424242" calcext:value-type="float">
            <text:p>12742424.2424242</text:p>
          </table:table-cell>
          <table:table-cell table:style-name="ce5" office:value-type="float" office:value="0.000114144" calcext:value-type="float">
            <text:p>0.000114144</text:p>
          </table:table-cell>
          <table:table-cell table:style-name="ce5" office:value-type="float" office:value="12742400" calcext:value-type="float">
            <text:p>12742400</text:p>
          </table:table-cell>
          <table:table-cell table:style-name="ce31" table:formula="of:=[.N88]/[.P88]-1" office:value-type="percentage" office:value="0.00000190250064657782" calcext:value-type="percentage">
            <text:p>0.000190%</text:p>
          </table:table-cell>
          <table:table-cell/>
          <table:table-cell table:style-name="ce5" office:value-type="float" office:value="0.00012987" calcext:value-type="float">
            <text:p>0.00012987</text:p>
          </table:table-cell>
          <table:table-cell table:style-name="ce5" office:value-type="float" office:value="12742424.2424242" calcext:value-type="float">
            <text:p>12742424.2424242</text:p>
          </table:table-cell>
          <table:table-cell table:style-name="ce5" office:value-type="float" office:value="0.00012987" calcext:value-type="float">
            <text:p>0.00012987</text:p>
          </table:table-cell>
          <table:table-cell table:style-name="ce5" office:value-type="float" office:value="12742700" calcext:value-type="float">
            <text:p>12742700</text:p>
          </table:table-cell>
          <table:table-cell table:style-name="ce8" table:formula="of:=[.T88]/[.V88]-1" office:value-type="percentage" office:value="-0.0000216404353708954" calcext:value-type="percentage">
            <text:p>-0.00216%</text:p>
          </table:table-cell>
          <table:table-cell/>
          <table:table-cell table:style-name="ce5" office:value-type="float" office:value="0.00013758" calcext:value-type="float">
            <text:p>0.00013758</text:p>
          </table:table-cell>
          <table:table-cell table:style-name="ce5" office:value-type="float" office:value="12742424.2424242" calcext:value-type="float">
            <text:p>12742424.2424242</text:p>
          </table:table-cell>
          <table:table-cell table:style-name="ce5" office:value-type="float" office:value="0.00013758" calcext:value-type="float">
            <text:p>0.00013758</text:p>
          </table:table-cell>
          <table:table-cell table:style-name="ce5" office:value-type="float" office:value="12742400" calcext:value-type="float">
            <text:p>12742400</text:p>
          </table:table-cell>
          <table:table-cell table:style-name="ce27" table:formula="of:=[.Z88]/[.AB88]-1" office:value-type="percentage" office:value="0.0000019025006434692" calcext:value-type="percentage">
            <text:p>0.0002%</text:p>
          </table:table-cell>
        </table:table-row>
        <table:table-row table:style-name="ro1">
          <table:table-cell office:value-type="float" office:value="0.000393434" calcext:value-type="float">
            <text:p>0.000393434</text:p>
          </table:table-cell>
          <table:table-cell office:value-type="float" office:value="5937230" calcext:value-type="float">
            <text:p>5937230</text:p>
          </table:table-cell>
          <table:table-cell office:value-type="float" office:value="0.000393434" calcext:value-type="float">
            <text:p>0.000393434</text:p>
          </table:table-cell>
          <table:table-cell office:value-type="float" office:value="5937230" calcext:value-type="float">
            <text:p>5937230</text:p>
          </table:table-cell>
          <table:table-cell table:formula="of:=[.D89]/[.B89]-1" office:value-type="percentage" office:value="0" calcext:value-type="percentage">
            <text:p>0.00000000%</text:p>
          </table:table-cell>
          <table:table-cell/>
          <table:table-cell office:value-type="float" office:value="0.0000746073201" calcext:value-type="float">
            <text:p>0.0000746073201</text:p>
          </table:table-cell>
          <table:table-cell office:value-type="float" office:value="12839652.0713926" calcext:value-type="float">
            <text:p>12839652.0713926</text:p>
          </table:table-cell>
          <table:table-cell office:value-type="float" office:value="0.0000746073201" calcext:value-type="float">
            <text:p>0.0000746073201</text:p>
          </table:table-cell>
          <table:table-cell office:value-type="float" office:value="12839652.0871582" calcext:value-type="float">
            <text:p>12839652.0871582</text:p>
          </table:table-cell>
          <table:table-cell table:formula="of:=[.H89]/[.J89]-1" office:value-type="percentage" office:value="-0.00000000122788368362" calcext:value-type="percentage">
            <text:p>-0.00000012278837%</text:p>
          </table:table-cell>
          <table:table-cell/>
          <table:table-cell table:style-name="ce5" office:value-type="float" office:value="0.000112344141" calcext:value-type="float">
            <text:p>0.000112344141</text:p>
          </table:table-cell>
          <table:table-cell table:style-name="ce5" office:value-type="float" office:value="12892929.2929293" calcext:value-type="float">
            <text:p>12892929.2929293</text:p>
          </table:table-cell>
          <table:table-cell table:style-name="ce5" office:value-type="float" office:value="0.000112344" calcext:value-type="float">
            <text:p>0.000112344</text:p>
          </table:table-cell>
          <table:table-cell table:style-name="ce5" office:value-type="float" office:value="12892900" calcext:value-type="float">
            <text:p>12892900</text:p>
          </table:table-cell>
          <table:table-cell table:style-name="ce31" table:formula="of:=[.N89]/[.P89]-1" office:value-type="percentage" office:value="0.00000227202020419703" calcext:value-type="percentage">
            <text:p>0.000227%</text:p>
          </table:table-cell>
          <table:table-cell/>
          <table:table-cell table:style-name="ce5" office:value-type="float" office:value="0.00012755" calcext:value-type="float">
            <text:p>0.00012755</text:p>
          </table:table-cell>
          <table:table-cell table:style-name="ce5" office:value-type="float" office:value="12892929.2929293" calcext:value-type="float">
            <text:p>12892929.2929293</text:p>
          </table:table-cell>
          <table:table-cell table:style-name="ce5" office:value-type="float" office:value="0.00012755" calcext:value-type="float">
            <text:p>0.00012755</text:p>
          </table:table-cell>
          <table:table-cell table:style-name="ce5" office:value-type="float" office:value="12892900" calcext:value-type="float">
            <text:p>12892900</text:p>
          </table:table-cell>
          <table:table-cell table:style-name="ce8" table:formula="of:=[.T89]/[.V89]-1" office:value-type="percentage" office:value="0.00000227202020486317" calcext:value-type="percentage">
            <text:p>0.00023%</text:p>
          </table:table-cell>
          <table:table-cell/>
          <table:table-cell table:style-name="ce5" office:value-type="float" office:value="0.00013518" calcext:value-type="float">
            <text:p>0.00013518</text:p>
          </table:table-cell>
          <table:table-cell table:style-name="ce5" office:value-type="float" office:value="12892929.2929293" calcext:value-type="float">
            <text:p>12892929.2929293</text:p>
          </table:table-cell>
          <table:table-cell table:style-name="ce5" office:value-type="float" office:value="0.00013518" calcext:value-type="float">
            <text:p>0.00013518</text:p>
          </table:table-cell>
          <table:table-cell table:style-name="ce5" office:value-type="float" office:value="12892600" calcext:value-type="float">
            <text:p>12892600</text:p>
          </table:table-cell>
          <table:table-cell table:style-name="ce27" table:formula="of:=[.Z89]/[.AB89]-1" office:value-type="percentage" office:value="0.0000255412352279105" calcext:value-type="percentage">
            <text:p>0.0026%</text:p>
          </table:table-cell>
        </table:table-row>
        <table:table-row table:style-name="ro1">
          <table:table-cell office:value-type="float" office:value="0.000397475" calcext:value-type="float">
            <text:p>0.000397475</text:p>
          </table:table-cell>
          <table:table-cell office:value-type="float" office:value="5890460" calcext:value-type="float">
            <text:p>5890460</text:p>
          </table:table-cell>
          <table:table-cell office:value-type="float" office:value="0.000397475" calcext:value-type="float">
            <text:p>0.000397475</text:p>
          </table:table-cell>
          <table:table-cell office:value-type="float" office:value="5890460" calcext:value-type="float">
            <text:p>5890460</text:p>
          </table:table-cell>
          <table:table-cell table:formula="of:=[.D90]/[.B90]-1" office:value-type="percentage" office:value="0" calcext:value-type="percentage">
            <text:p>0.00000000%</text:p>
          </table:table-cell>
          <table:table-cell/>
          <table:table-cell office:value-type="float" office:value="0.0000743935918" calcext:value-type="float">
            <text:p>0.0000743935918</text:p>
          </table:table-cell>
          <table:table-cell office:value-type="float" office:value="12993962.6377217" calcext:value-type="float">
            <text:p>12993962.6377217</text:p>
          </table:table-cell>
          <table:table-cell office:value-type="float" office:value="0.0000743935918" calcext:value-type="float">
            <text:p>0.0000743935918</text:p>
          </table:table-cell>
          <table:table-cell office:value-type="float" office:value="12993962.6287915" calcext:value-type="float">
            <text:p>12993962.6287915</text:p>
          </table:table-cell>
          <table:table-cell table:formula="of:=[.H90]/[.J90]-1" office:value-type="percentage" office:value="0.00000000068726158098" calcext:value-type="percentage">
            <text:p>0.00000006872616%</text:p>
          </table:table-cell>
          <table:table-cell/>
          <table:table-cell table:style-name="ce5" office:value-type="float" office:value="0.000110668135" calcext:value-type="float">
            <text:p>0.000110668135</text:p>
          </table:table-cell>
          <table:table-cell table:style-name="ce5" office:value-type="float" office:value="13043434.3434343" calcext:value-type="float">
            <text:p>13043434.3434343</text:p>
          </table:table-cell>
          <table:table-cell table:style-name="ce5" office:value-type="float" office:value="0.000110668" calcext:value-type="float">
            <text:p>0.000110668</text:p>
          </table:table-cell>
          <table:table-cell table:style-name="ce5" office:value-type="float" office:value="13043400" calcext:value-type="float">
            <text:p>13043400</text:p>
          </table:table-cell>
          <table:table-cell table:style-name="ce31" table:formula="of:=[.N90]/[.P90]-1" office:value-type="percentage" office:value="0.00000263301243075276" calcext:value-type="percentage">
            <text:p>0.000263%</text:p>
          </table:table-cell>
          <table:table-cell/>
          <table:table-cell table:style-name="ce5" office:value-type="float" office:value="0.00012531" calcext:value-type="float">
            <text:p>0.00012531</text:p>
          </table:table-cell>
          <table:table-cell table:style-name="ce5" office:value-type="float" office:value="13043434.3434343" calcext:value-type="float">
            <text:p>13043434.3434343</text:p>
          </table:table-cell>
          <table:table-cell table:style-name="ce5" office:value-type="float" office:value="0.00012531" calcext:value-type="float">
            <text:p>0.00012531</text:p>
          </table:table-cell>
          <table:table-cell table:style-name="ce5" office:value-type="float" office:value="13043200" calcext:value-type="float">
            <text:p>13043200</text:p>
          </table:table-cell>
          <table:table-cell table:style-name="ce8" table:formula="of:=[.T90]/[.V90]-1" office:value-type="percentage" office:value="0.0000179667132529371" calcext:value-type="percentage">
            <text:p>0.00180%</text:p>
          </table:table-cell>
          <table:table-cell/>
          <table:table-cell table:style-name="ce5" office:value-type="float" office:value="0.00013286" calcext:value-type="float">
            <text:p>0.00013286</text:p>
          </table:table-cell>
          <table:table-cell table:style-name="ce5" office:value-type="float" office:value="13043434.3434343" calcext:value-type="float">
            <text:p>13043434.3434343</text:p>
          </table:table-cell>
          <table:table-cell table:style-name="ce5" office:value-type="float" office:value="0.00013286" calcext:value-type="float">
            <text:p>0.00013286</text:p>
          </table:table-cell>
          <table:table-cell table:style-name="ce5" office:value-type="float" office:value="13043100" calcext:value-type="float">
            <text:p>13043100</text:p>
          </table:table-cell>
          <table:table-cell table:style-name="ce27" table:formula="of:=[.Z90]/[.AB90]-1" office:value-type="percentage" office:value="0.0000256337400081907" calcext:value-type="percentage">
            <text:p>0.0026%</text:p>
          </table:table-cell>
        </table:table-row>
        <table:table-row table:style-name="ro1">
          <table:table-cell office:value-type="float" office:value="0.000401515" calcext:value-type="float">
            <text:p>0.000401515</text:p>
          </table:table-cell>
          <table:table-cell office:value-type="float" office:value="5844390" calcext:value-type="float">
            <text:p>5844390</text:p>
          </table:table-cell>
          <table:table-cell office:value-type="float" office:value="0.000401515" calcext:value-type="float">
            <text:p>0.000401515</text:p>
          </table:table-cell>
          <table:table-cell office:value-type="float" office:value="5844390" calcext:value-type="float">
            <text:p>5844390</text:p>
          </table:table-cell>
          <table:table-cell table:formula="of:=[.D91]/[.B91]-1" office:value-type="percentage" office:value="0" calcext:value-type="percentage">
            <text:p>0.00000000%</text:p>
          </table:table-cell>
          <table:table-cell/>
          <table:table-cell office:value-type="float" office:value="0.0000741851892" calcext:value-type="float">
            <text:p>0.0000741851892</text:p>
          </table:table-cell>
          <table:table-cell office:value-type="float" office:value="13148273.2040508" calcext:value-type="float">
            <text:p>13148273.2040508</text:p>
          </table:table-cell>
          <table:table-cell office:value-type="float" office:value="0.0000741851892" calcext:value-type="float">
            <text:p>0.0000741851892</text:p>
          </table:table-cell>
          <table:table-cell office:value-type="float" office:value="13148273.2202663" calcext:value-type="float">
            <text:p>13148273.2202663</text:p>
          </table:table-cell>
          <table:table-cell table:formula="of:=[.H91]/[.J91]-1" office:value-type="percentage" office:value="-0.00000000123328203205" calcext:value-type="percentage">
            <text:p>-0.00000012332820%</text:p>
          </table:table-cell>
          <table:table-cell/>
          <table:table-cell table:style-name="ce5" office:value-type="float" office:value="0.000109105598" calcext:value-type="float">
            <text:p>0.000109105598</text:p>
          </table:table-cell>
          <table:table-cell table:style-name="ce5" office:value-type="float" office:value="13193939.3939394" calcext:value-type="float">
            <text:p>13193939.3939394</text:p>
          </table:table-cell>
          <table:table-cell table:style-name="ce5" office:value-type="float" office:value="0.000109106" calcext:value-type="float">
            <text:p>0.000109106</text:p>
          </table:table-cell>
          <table:table-cell table:style-name="ce5" office:value-type="float" office:value="13193900" calcext:value-type="float">
            <text:p>13193900</text:p>
          </table:table-cell>
          <table:table-cell table:style-name="ce31" table:formula="of:=[.N91]/[.P91]-1" office:value-type="percentage" office:value="0.00000298576913504434" calcext:value-type="percentage">
            <text:p>0.000299%</text:p>
          </table:table-cell>
          <table:table-cell/>
          <table:table-cell table:style-name="ce5" office:value-type="float" office:value="0.00012314" calcext:value-type="float">
            <text:p>0.00012314</text:p>
          </table:table-cell>
          <table:table-cell table:style-name="ce5" office:value-type="float" office:value="13193939.3939394" calcext:value-type="float">
            <text:p>13193939.3939394</text:p>
          </table:table-cell>
          <table:table-cell table:style-name="ce5" office:value-type="float" office:value="0.00012314" calcext:value-type="float">
            <text:p>0.00012314</text:p>
          </table:table-cell>
          <table:table-cell table:style-name="ce5" office:value-type="float" office:value="13194100" calcext:value-type="float">
            <text:p>13194100</text:p>
          </table:table-cell>
          <table:table-cell table:style-name="ce8" table:formula="of:=[.T91]/[.V91]-1" office:value-type="percentage" office:value="-0.0000121725665713779" calcext:value-type="percentage">
            <text:p>-0.00122%</text:p>
          </table:table-cell>
          <table:table-cell/>
          <table:table-cell table:style-name="ce5" office:value-type="float" office:value="0.00013062" calcext:value-type="float">
            <text:p>0.00013062</text:p>
          </table:table-cell>
          <table:table-cell table:style-name="ce5" office:value-type="float" office:value="13193939.3939394" calcext:value-type="float">
            <text:p>13193939.3939394</text:p>
          </table:table-cell>
          <table:table-cell table:style-name="ce5" office:value-type="float" office:value="0.00013062" calcext:value-type="float">
            <text:p>0.00013062</text:p>
          </table:table-cell>
          <table:table-cell table:style-name="ce5" office:value-type="float" office:value="13193600" calcext:value-type="float">
            <text:p>13193600</text:p>
          </table:table-cell>
          <table:table-cell table:style-name="ce27" table:formula="of:=[.Z91]/[.AB91]-1" office:value-type="percentage" office:value="0.000025724134383287" calcext:value-type="percentage">
            <text:p>0.0026%</text:p>
          </table:table-cell>
        </table:table-row>
        <table:table-row table:style-name="ro1">
          <table:table-cell office:value-type="float" office:value="0.000405556" calcext:value-type="float">
            <text:p>0.000405556</text:p>
          </table:table-cell>
          <table:table-cell office:value-type="float" office:value="5799000" calcext:value-type="float">
            <text:p>5799000</text:p>
          </table:table-cell>
          <table:table-cell office:value-type="float" office:value="0.000405556" calcext:value-type="float">
            <text:p>0.000405556</text:p>
          </table:table-cell>
          <table:table-cell office:value-type="float" office:value="5799000" calcext:value-type="float">
            <text:p>5799000</text:p>
          </table:table-cell>
          <table:table-cell table:formula="of:=[.D92]/[.B92]-1" office:value-type="percentage" office:value="0" calcext:value-type="percentage">
            <text:p>0.00000000%</text:p>
          </table:table-cell>
          <table:table-cell/>
          <table:table-cell office:value-type="float" office:value="0.0000739818634" calcext:value-type="float">
            <text:p>0.0000739818634</text:p>
          </table:table-cell>
          <table:table-cell office:value-type="float" office:value="13302583.7703799" calcext:value-type="float">
            <text:p>13302583.7703799</text:p>
          </table:table-cell>
          <table:table-cell office:value-type="float" office:value="0.0000739818634" calcext:value-type="float">
            <text:p>0.0000739818634</text:p>
          </table:table-cell>
          <table:table-cell office:value-type="float" office:value="13302583.7375244" calcext:value-type="float">
            <text:p>13302583.7375244</text:p>
          </table:table-cell>
          <table:table-cell table:formula="of:=[.H92]/[.J92]-1" office:value-type="percentage" office:value="0.00000000246986231467" calcext:value-type="percentage">
            <text:p>0.00000024698623%</text:p>
          </table:table-cell>
          <table:table-cell/>
          <table:table-cell table:style-name="ce5" office:value-type="float" office:value="0.000107646559" calcext:value-type="float">
            <text:p>0.000107646559</text:p>
          </table:table-cell>
          <table:table-cell table:style-name="ce5" office:value-type="float" office:value="13344444.4444445" calcext:value-type="float">
            <text:p>13344444.4444445</text:p>
          </table:table-cell>
          <table:table-cell table:style-name="ce5" office:value-type="float" office:value="0.000107647" calcext:value-type="float">
            <text:p>0.000107647</text:p>
          </table:table-cell>
          <table:table-cell table:style-name="ce5" office:value-type="float" office:value="13344400" calcext:value-type="float">
            <text:p>13344400</text:p>
          </table:table-cell>
          <table:table-cell table:style-name="ce31" table:formula="of:=[.N92]/[.P92]-1" office:value-type="percentage" office:value="0.00000333056896151263" calcext:value-type="percentage">
            <text:p>0.000333%</text:p>
          </table:table-cell>
          <table:table-cell/>
          <table:table-cell table:style-name="ce5" office:value-type="float" office:value="0.00012105" calcext:value-type="float">
            <text:p>0.00012105</text:p>
          </table:table-cell>
          <table:table-cell table:style-name="ce5" office:value-type="float" office:value="13344444.4444445" calcext:value-type="float">
            <text:p>13344444.4444445</text:p>
          </table:table-cell>
          <table:table-cell table:style-name="ce5" office:value-type="float" office:value="0.00012105" calcext:value-type="float">
            <text:p>0.00012105</text:p>
          </table:table-cell>
          <table:table-cell table:style-name="ce5" office:value-type="float" office:value="13344800" calcext:value-type="float">
            <text:p>13344800</text:p>
          </table:table-cell>
          <table:table-cell table:style-name="ce8" table:formula="of:=[.T92]/[.V92]-1" office:value-type="percentage" office:value="-0.0000266437530348496" calcext:value-type="percentage">
            <text:p>-0.00266%</text:p>
          </table:table-cell>
          <table:table-cell/>
          <table:table-cell table:style-name="ce5" office:value-type="float" office:value="0.00012846" calcext:value-type="float">
            <text:p>0.00012846</text:p>
          </table:table-cell>
          <table:table-cell table:style-name="ce5" office:value-type="float" office:value="13344444.4444445" calcext:value-type="float">
            <text:p>13344444.4444445</text:p>
          </table:table-cell>
          <table:table-cell table:style-name="ce5" office:value-type="float" office:value="0.00012846" calcext:value-type="float">
            <text:p>0.00012846</text:p>
          </table:table-cell>
          <table:table-cell table:style-name="ce5" office:value-type="float" office:value="13344100" calcext:value-type="float">
            <text:p>13344100</text:p>
          </table:table-cell>
          <table:table-cell table:style-name="ce27" table:formula="of:=[.Z92]/[.AB92]-1" office:value-type="percentage" office:value="0.0000258124897520862" calcext:value-type="percentage">
            <text:p>0.0026%</text:p>
          </table:table-cell>
        </table:table-row>
        <table:table-row table:style-name="ro1">
          <table:table-cell office:value-type="float" office:value="0.000409596" calcext:value-type="float">
            <text:p>0.000409596</text:p>
          </table:table-cell>
          <table:table-cell office:value-type="float" office:value="5754270" calcext:value-type="float">
            <text:p>5754270</text:p>
          </table:table-cell>
          <table:table-cell office:value-type="float" office:value="0.000409596" calcext:value-type="float">
            <text:p>0.000409596</text:p>
          </table:table-cell>
          <table:table-cell office:value-type="float" office:value="5754270" calcext:value-type="float">
            <text:p>5754270</text:p>
          </table:table-cell>
          <table:table-cell table:formula="of:=[.D93]/[.B93]-1" office:value-type="percentage" office:value="0" calcext:value-type="percentage">
            <text:p>0.00000000%</text:p>
          </table:table-cell>
          <table:table-cell/>
          <table:table-cell office:value-type="float" office:value="0.0000737833822" calcext:value-type="float">
            <text:p>0.0000737833822</text:p>
          </table:table-cell>
          <table:table-cell office:value-type="float" office:value="13456894.336709" calcext:value-type="float">
            <text:p>13456894.336709</text:p>
          </table:table-cell>
          <table:table-cell office:value-type="float" office:value="0.0000737833822" calcext:value-type="float">
            <text:p>0.0000737833822</text:p>
          </table:table-cell>
          <table:table-cell office:value-type="float" office:value="13456894.3386077" calcext:value-type="float">
            <text:p>13456894.3386077</text:p>
          </table:table-cell>
          <table:table-cell table:formula="of:=[.H93]/[.J93]-1" office:value-type="percentage" office:value="-0.00000000014109347024" calcext:value-type="percentage">
            <text:p>-0.00000001410935%</text:p>
          </table:table-cell>
          <table:table-cell/>
          <table:table-cell table:style-name="ce5" office:value-type="float" office:value="0.000106281822" calcext:value-type="float">
            <text:p>0.000106281822</text:p>
          </table:table-cell>
          <table:table-cell table:style-name="ce5" office:value-type="float" office:value="13494949.4949495" calcext:value-type="float">
            <text:p>13494949.4949495</text:p>
          </table:table-cell>
          <table:table-cell table:style-name="ce5" office:value-type="float" office:value="0.000106282" calcext:value-type="float">
            <text:p>0.000106282</text:p>
          </table:table-cell>
          <table:table-cell table:style-name="ce5" office:value-type="float" office:value="13494900" calcext:value-type="float">
            <text:p>13494900</text:p>
          </table:table-cell>
          <table:table-cell table:style-name="ce31" table:formula="of:=[.N93]/[.P93]-1" office:value-type="percentage" office:value="0.00000366767812276514" calcext:value-type="percentage">
            <text:p>0.000367%</text:p>
          </table:table-cell>
          <table:table-cell/>
          <table:table-cell table:style-name="ce5" office:value-type="float" office:value="0.00011904" calcext:value-type="float">
            <text:p>0.00011904</text:p>
          </table:table-cell>
          <table:table-cell table:style-name="ce5" office:value-type="float" office:value="13494949.4949495" calcext:value-type="float">
            <text:p>13494949.4949495</text:p>
          </table:table-cell>
          <table:table-cell table:style-name="ce5" office:value-type="float" office:value="0.00011904" calcext:value-type="float">
            <text:p>0.00011904</text:p>
          </table:table-cell>
          <table:table-cell table:style-name="ce5" office:value-type="float" office:value="13495000" calcext:value-type="float">
            <text:p>13495000</text:p>
          </table:table-cell>
          <table:table-cell table:style-name="ce8" table:formula="of:=[.T93]/[.V93]-1" office:value-type="percentage" office:value="-0.00000374250096335516" calcext:value-type="percentage">
            <text:p>-0.00037%</text:p>
          </table:table-cell>
          <table:table-cell/>
          <table:table-cell table:style-name="ce5" office:value-type="float" office:value="0.00012637" calcext:value-type="float">
            <text:p>0.00012637</text:p>
          </table:table-cell>
          <table:table-cell table:style-name="ce5" office:value-type="float" office:value="13494949.4949495" calcext:value-type="float">
            <text:p>13494949.4949495</text:p>
          </table:table-cell>
          <table:table-cell table:style-name="ce5" office:value-type="float" office:value="0.00012637" calcext:value-type="float">
            <text:p>0.00012637</text:p>
          </table:table-cell>
          <table:table-cell table:style-name="ce5" office:value-type="float" office:value="13495100" calcext:value-type="float">
            <text:p>13495100</text:p>
          </table:table-cell>
          <table:table-cell table:style-name="ce27" table:formula="of:=[.Z93]/[.AB93]-1" office:value-type="percentage" office:value="-0.0000111525702292115" calcext:value-type="percentage">
            <text:p>-0.0011%</text:p>
          </table:table-cell>
        </table:table-row>
        <table:table-row table:style-name="ro1">
          <table:table-cell office:value-type="float" office:value="0.000413636" calcext:value-type="float">
            <text:p>0.000413636</text:p>
          </table:table-cell>
          <table:table-cell office:value-type="float" office:value="5710200" calcext:value-type="float">
            <text:p>5710200</text:p>
          </table:table-cell>
          <table:table-cell office:value-type="float" office:value="0.000413636" calcext:value-type="float">
            <text:p>0.000413636</text:p>
          </table:table-cell>
          <table:table-cell office:value-type="float" office:value="5710200" calcext:value-type="float">
            <text:p>5710200</text:p>
          </table:table-cell>
          <table:table-cell table:formula="of:=[.D94]/[.B94]-1" office:value-type="percentage" office:value="0" calcext:value-type="percentage">
            <text:p>0.00000000%</text:p>
          </table:table-cell>
          <table:table-cell/>
          <table:table-cell office:value-type="float" office:value="0.0000735895293" calcext:value-type="float">
            <text:p>0.0000735895293</text:p>
          </table:table-cell>
          <table:table-cell office:value-type="float" office:value="13611204.9030381" calcext:value-type="float">
            <text:p>13611204.9030381</text:p>
          </table:table-cell>
          <table:table-cell office:value-type="float" office:value="0.0000735895293" calcext:value-type="float">
            <text:p>0.0000735895293</text:p>
          </table:table-cell>
          <table:table-cell office:value-type="float" office:value="13611204.9096717" calcext:value-type="float">
            <text:p>13611204.9096717</text:p>
          </table:table-cell>
          <table:table-cell table:formula="of:=[.H94]/[.J94]-1" office:value-type="percentage" office:value="-0.00000000048736170655" calcext:value-type="percentage">
            <text:p>-0.00000004873617%</text:p>
          </table:table-cell>
          <table:table-cell/>
          <table:table-cell table:style-name="ce5" office:value-type="float" office:value="0.000105002978" calcext:value-type="float">
            <text:p>0.000105002978</text:p>
          </table:table-cell>
          <table:table-cell table:style-name="ce5" office:value-type="float" office:value="13645454.5454546" calcext:value-type="float">
            <text:p>13645454.5454546</text:p>
          </table:table-cell>
          <table:table-cell table:style-name="ce5" office:value-type="float" office:value="0.000105003" calcext:value-type="float">
            <text:p>0.000105003</text:p>
          </table:table-cell>
          <table:table-cell table:style-name="ce5" office:value-type="float" office:value="13645500" calcext:value-type="float">
            <text:p>13645500</text:p>
          </table:table-cell>
          <table:table-cell table:style-name="ce31" table:formula="of:=[.N94]/[.P94]-1" office:value-type="percentage" office:value="-0.0000033311014949744" calcext:value-type="percentage">
            <text:p>-0.000333%</text:p>
          </table:table-cell>
          <table:table-cell/>
          <table:table-cell table:style-name="ce5" office:value-type="float" office:value="0.0001171" calcext:value-type="float">
            <text:p>0.0001171</text:p>
          </table:table-cell>
          <table:table-cell table:style-name="ce5" office:value-type="float" office:value="13645454.5454546" calcext:value-type="float">
            <text:p>13645454.5454546</text:p>
          </table:table-cell>
          <table:table-cell table:style-name="ce5" office:value-type="float" office:value="0.0001171" calcext:value-type="float">
            <text:p>0.0001171</text:p>
          </table:table-cell>
          <table:table-cell table:style-name="ce5" office:value-type="float" office:value="13645400" calcext:value-type="float">
            <text:p>13645400</text:p>
          </table:table-cell>
          <table:table-cell table:style-name="ce8" table:formula="of:=[.T94]/[.V94]-1" office:value-type="percentage" office:value="0.00000399735109279931" calcext:value-type="percentage">
            <text:p>0.00040%</text:p>
          </table:table-cell>
          <table:table-cell/>
          <table:table-cell table:style-name="ce5" office:value-type="float" office:value="0.00012436" calcext:value-type="float">
            <text:p>0.00012436</text:p>
          </table:table-cell>
          <table:table-cell table:style-name="ce5" office:value-type="float" office:value="13645454.5454546" calcext:value-type="float">
            <text:p>13645454.5454546</text:p>
          </table:table-cell>
          <table:table-cell table:style-name="ce5" office:value-type="float" office:value="0.00012436" calcext:value-type="float">
            <text:p>0.00012436</text:p>
          </table:table-cell>
          <table:table-cell table:style-name="ce5" office:value-type="float" office:value="13645700" calcext:value-type="float">
            <text:p>13645700</text:p>
          </table:table-cell>
          <table:table-cell table:style-name="ce27" table:formula="of:=[.Z94]/[.AB94]-1" office:value-type="percentage" office:value="-0.0000179876844279558" calcext:value-type="percentage">
            <text:p>-0.0018%</text:p>
          </table:table-cell>
        </table:table-row>
        <table:table-row table:style-name="ro1">
          <table:table-cell office:value-type="float" office:value="0.000417677" calcext:value-type="float">
            <text:p>0.000417677</text:p>
          </table:table-cell>
          <table:table-cell office:value-type="float" office:value="5666760" calcext:value-type="float">
            <text:p>5666760</text:p>
          </table:table-cell>
          <table:table-cell office:value-type="float" office:value="0.000417677" calcext:value-type="float">
            <text:p>0.000417677</text:p>
          </table:table-cell>
          <table:table-cell office:value-type="float" office:value="5666760" calcext:value-type="float">
            <text:p>5666760</text:p>
          </table:table-cell>
          <table:table-cell table:formula="of:=[.D95]/[.B95]-1" office:value-type="percentage" office:value="0" calcext:value-type="percentage">
            <text:p>0.00000000%</text:p>
          </table:table-cell>
          <table:table-cell/>
          <table:table-cell office:value-type="float" office:value="0.0000734001024" calcext:value-type="float">
            <text:p>0.0000734001024</text:p>
          </table:table-cell>
          <table:table-cell office:value-type="float" office:value="13765515.4693672" calcext:value-type="float">
            <text:p>13765515.4693672</text:p>
          </table:table-cell>
          <table:table-cell office:value-type="float" office:value="0.0000734001024" calcext:value-type="float">
            <text:p>0.0000734001024</text:p>
          </table:table-cell>
          <table:table-cell office:value-type="float" office:value="13765515.4746638" calcext:value-type="float">
            <text:p>13765515.4746638</text:p>
          </table:table-cell>
          <table:table-cell table:formula="of:=[.H95]/[.J95]-1" office:value-type="percentage" office:value="-0.00000000038477598885" calcext:value-type="percentage">
            <text:p>-0.00000003847760%</text:p>
          </table:table-cell>
          <table:table-cell/>
          <table:table-cell table:style-name="ce5" office:value-type="float" office:value="0.000103802389" calcext:value-type="float">
            <text:p>0.000103802389</text:p>
          </table:table-cell>
          <table:table-cell table:style-name="ce5" office:value-type="float" office:value="13795959.5959596" calcext:value-type="float">
            <text:p>13795959.5959596</text:p>
          </table:table-cell>
          <table:table-cell table:style-name="ce5" office:value-type="float" office:value="0.000103802" calcext:value-type="float">
            <text:p>0.000103802</text:p>
          </table:table-cell>
          <table:table-cell table:style-name="ce5" office:value-type="float" office:value="13796000" calcext:value-type="float">
            <text:p>13796000</text:p>
          </table:table-cell>
          <table:table-cell table:style-name="ce31" table:formula="of:=[.N95]/[.P95]-1" office:value-type="percentage" office:value="-0.00000292867790663287" calcext:value-type="percentage">
            <text:p>-0.000293%</text:p>
          </table:table-cell>
          <table:table-cell/>
          <table:table-cell table:style-name="ce5" office:value-type="float" office:value="0.00011523" calcext:value-type="float">
            <text:p>0.00011523</text:p>
          </table:table-cell>
          <table:table-cell table:style-name="ce5" office:value-type="float" office:value="13795959.5959596" calcext:value-type="float">
            <text:p>13795959.5959596</text:p>
          </table:table-cell>
          <table:table-cell table:style-name="ce5" office:value-type="float" office:value="0.00011523" calcext:value-type="float">
            <text:p>0.00011523</text:p>
          </table:table-cell>
          <table:table-cell table:style-name="ce5" office:value-type="float" office:value="13795900" calcext:value-type="float">
            <text:p>13795900</text:p>
          </table:table-cell>
          <table:table-cell table:style-name="ce8" table:formula="of:=[.T95]/[.V95]-1" office:value-type="percentage" office:value="0.00000431983122517465" calcext:value-type="percentage">
            <text:p>0.00043%</text:p>
          </table:table-cell>
          <table:table-cell/>
          <table:table-cell table:style-name="ce5" office:value-type="float" office:value="0.00012243" calcext:value-type="float">
            <text:p>0.00012243</text:p>
          </table:table-cell>
          <table:table-cell table:style-name="ce5" office:value-type="float" office:value="13795959.5959596" calcext:value-type="float">
            <text:p>13795959.5959596</text:p>
          </table:table-cell>
          <table:table-cell table:style-name="ce5" office:value-type="float" office:value="0.00012243" calcext:value-type="float">
            <text:p>0.00012243</text:p>
          </table:table-cell>
          <table:table-cell table:style-name="ce5" office:value-type="float" office:value="13795800" calcext:value-type="float">
            <text:p>13795800</text:p>
          </table:table-cell>
          <table:table-cell table:style-name="ce27" table:formula="of:=[.Z95]/[.AB95]-1" office:value-type="percentage" office:value="0.0000115684454398135" calcext:value-type="percentage">
            <text:p>0.0012%</text:p>
          </table:table-cell>
        </table:table-row>
        <table:table-row table:style-name="ro1">
          <table:table-cell office:value-type="float" office:value="0.000421717" calcext:value-type="float">
            <text:p>0.000421717</text:p>
          </table:table-cell>
          <table:table-cell office:value-type="float" office:value="5623950" calcext:value-type="float">
            <text:p>5623950</text:p>
          </table:table-cell>
          <table:table-cell office:value-type="float" office:value="0.000421717" calcext:value-type="float">
            <text:p>0.000421717</text:p>
          </table:table-cell>
          <table:table-cell office:value-type="float" office:value="5623950" calcext:value-type="float">
            <text:p>5623950</text:p>
          </table:table-cell>
          <table:table-cell table:formula="of:=[.D96]/[.B96]-1" office:value-type="percentage" office:value="0" calcext:value-type="percentage">
            <text:p>0.00000000%</text:p>
          </table:table-cell>
          <table:table-cell/>
          <table:table-cell office:value-type="float" office:value="0.0000732149122" calcext:value-type="float">
            <text:p>0.0000732149122</text:p>
          </table:table-cell>
          <table:table-cell office:value-type="float" office:value="13919826.0356963" calcext:value-type="float">
            <text:p>13919826.0356963</text:p>
          </table:table-cell>
          <table:table-cell office:value-type="float" office:value="0.0000732149122" calcext:value-type="float">
            <text:p>0.0000732149122</text:p>
          </table:table-cell>
          <table:table-cell office:value-type="float" office:value="13919826.0301097" calcext:value-type="float">
            <text:p>13919826.0301097</text:p>
          </table:table-cell>
          <table:table-cell table:formula="of:=[.H96]/[.J96]-1" office:value-type="percentage" office:value="0.00000000040134340296" calcext:value-type="percentage">
            <text:p>0.00000004013434%</text:p>
          </table:table-cell>
          <table:table-cell/>
          <table:table-cell table:style-name="ce5" office:value-type="float" office:value="0.000102673147" calcext:value-type="float">
            <text:p>0.000102673147</text:p>
          </table:table-cell>
          <table:table-cell table:style-name="ce5" office:value-type="float" office:value="13946464.6464647" calcext:value-type="float">
            <text:p>13946464.6464647</text:p>
          </table:table-cell>
          <table:table-cell table:style-name="ce5" office:value-type="float" office:value="0.000102673" calcext:value-type="float">
            <text:p>0.000102673</text:p>
          </table:table-cell>
          <table:table-cell table:style-name="ce5" office:value-type="float" office:value="13946500" calcext:value-type="float">
            <text:p>13946500</text:p>
          </table:table-cell>
          <table:table-cell table:style-name="ce31" table:formula="of:=[.N96]/[.P96]-1" office:value-type="percentage" office:value="-0.00000253493961566154" calcext:value-type="percentage">
            <text:p>-0.000253%</text:p>
          </table:table-cell>
          <table:table-cell/>
          <table:table-cell table:style-name="ce5" office:value-type="float" office:value="0.00011343" calcext:value-type="float">
            <text:p>0.00011343</text:p>
          </table:table-cell>
          <table:table-cell table:style-name="ce5" office:value-type="float" office:value="13946464.6464647" calcext:value-type="float">
            <text:p>13946464.6464647</text:p>
          </table:table-cell>
          <table:table-cell table:style-name="ce5" office:value-type="float" office:value="0.00011343" calcext:value-type="float">
            <text:p>0.00011343</text:p>
          </table:table-cell>
          <table:table-cell table:style-name="ce5" office:value-type="float" office:value="13946100" calcext:value-type="float">
            <text:p>13946100</text:p>
          </table:table-cell>
          <table:table-cell table:style-name="ce8" table:formula="of:=[.T96]/[.V96]-1" office:value-type="percentage" office:value="0.0000261468413893517" calcext:value-type="percentage">
            <text:p>0.00261%</text:p>
          </table:table-cell>
          <table:table-cell/>
          <table:table-cell table:style-name="ce5" office:value-type="float" office:value="0.00012056" calcext:value-type="float">
            <text:p>0.00012056</text:p>
          </table:table-cell>
          <table:table-cell table:style-name="ce5" office:value-type="float" office:value="13946464.6464647" calcext:value-type="float">
            <text:p>13946464.6464647</text:p>
          </table:table-cell>
          <table:table-cell table:style-name="ce5" office:value-type="float" office:value="0.00012056" calcext:value-type="float">
            <text:p>0.00012056</text:p>
          </table:table-cell>
          <table:table-cell table:style-name="ce5" office:value-type="float" office:value="13946700" calcext:value-type="float">
            <text:p>13946700</text:p>
          </table:table-cell>
          <table:table-cell table:style-name="ce27" table:formula="of:=[.Z96]/[.AB96]-1" office:value-type="percentage" office:value="-0.0000168752131544103" calcext:value-type="percentage">
            <text:p>-0.0017%</text:p>
          </table:table-cell>
        </table:table-row>
        <table:table-row table:style-name="ro1">
          <table:table-cell office:value-type="float" office:value="0.000425758" calcext:value-type="float">
            <text:p>0.000425758</text:p>
          </table:table-cell>
          <table:table-cell office:value-type="float" office:value="5581760" calcext:value-type="float">
            <text:p>5581760</text:p>
          </table:table-cell>
          <table:table-cell office:value-type="float" office:value="0.000425758" calcext:value-type="float">
            <text:p>0.000425758</text:p>
          </table:table-cell>
          <table:table-cell office:value-type="float" office:value="5581760" calcext:value-type="float">
            <text:p>5581760</text:p>
          </table:table-cell>
          <table:table-cell table:formula="of:=[.D97]/[.B97]-1" office:value-type="percentage" office:value="0" calcext:value-type="percentage">
            <text:p>0.00000000%</text:p>
          </table:table-cell>
          <table:table-cell/>
          <table:table-cell office:value-type="float" office:value="0.0000730337812" calcext:value-type="float">
            <text:p>0.0000730337812</text:p>
          </table:table-cell>
          <table:table-cell office:value-type="float" office:value="14074136.6020254" calcext:value-type="float">
            <text:p>14074136.6020254</text:p>
          </table:table-cell>
          <table:table-cell office:value-type="float" office:value="0.0000730337812" calcext:value-type="float">
            <text:p>0.0000730337812</text:p>
          </table:table-cell>
          <table:table-cell office:value-type="float" office:value="14074136.638291" calcext:value-type="float">
            <text:p>14074136.638291</text:p>
          </table:table-cell>
          <table:table-cell table:formula="of:=[.H97]/[.J97]-1" office:value-type="percentage" office:value="-0.0000000025767527001" calcext:value-type="percentage">
            <text:p>-0.00000025767527%</text:p>
          </table:table-cell>
          <table:table-cell/>
          <table:table-cell table:style-name="ce5" office:value-type="float" office:value="0.000101609027" calcext:value-type="float">
            <text:p>0.000101609027</text:p>
          </table:table-cell>
          <table:table-cell table:style-name="ce5" office:value-type="float" office:value="14096969.6969697" calcext:value-type="float">
            <text:p>14096969.6969697</text:p>
          </table:table-cell>
          <table:table-cell table:style-name="ce5" office:value-type="float" office:value="0.000101609" calcext:value-type="float">
            <text:p>0.000101609</text:p>
          </table:table-cell>
          <table:table-cell table:style-name="ce5" office:value-type="float" office:value="14097000" calcext:value-type="float">
            <text:p>14097000</text:p>
          </table:table-cell>
          <table:table-cell table:style-name="ce31" table:formula="of:=[.N97]/[.P97]-1" office:value-type="percentage" office:value="-0.00000214960844868717" calcext:value-type="percentage">
            <text:p>-0.000215%</text:p>
          </table:table-cell>
          <table:table-cell/>
          <table:table-cell table:style-name="ce5" office:value-type="float" office:value="0.00011169" calcext:value-type="float">
            <text:p>0.00011169</text:p>
          </table:table-cell>
          <table:table-cell table:style-name="ce5" office:value-type="float" office:value="14096969.6969697" calcext:value-type="float">
            <text:p>14096969.6969697</text:p>
          </table:table-cell>
          <table:table-cell table:style-name="ce5" office:value-type="float" office:value="0.00011169" calcext:value-type="float">
            <text:p>0.00011169</text:p>
          </table:table-cell>
          <table:table-cell table:style-name="ce5" office:value-type="float" office:value="14096800" calcext:value-type="float">
            <text:p>14096800</text:p>
          </table:table-cell>
          <table:table-cell table:style-name="ce8" table:formula="of:=[.T97]/[.V97]-1" office:value-type="percentage" office:value="0.0000120379781014535" calcext:value-type="percentage">
            <text:p>0.00120%</text:p>
          </table:table-cell>
          <table:table-cell/>
          <table:table-cell table:style-name="ce5" office:value-type="float" office:value="0.00011877" calcext:value-type="float">
            <text:p>0.00011877</text:p>
          </table:table-cell>
          <table:table-cell table:style-name="ce5" office:value-type="float" office:value="14096969.6969697" calcext:value-type="float">
            <text:p>14096969.6969697</text:p>
          </table:table-cell>
          <table:table-cell table:style-name="ce5" office:value-type="float" office:value="0.00011877" calcext:value-type="float">
            <text:p>0.00011877</text:p>
          </table:table-cell>
          <table:table-cell table:style-name="ce5" office:value-type="float" office:value="14096600" calcext:value-type="float">
            <text:p>14096600</text:p>
          </table:table-cell>
          <table:table-cell table:style-name="ce27" table:formula="of:=[.Z97]/[.AB97]-1" office:value-type="percentage" office:value="0.0000262259672332288" calcext:value-type="percentage">
            <text:p>0.0026%</text:p>
          </table:table-cell>
        </table:table-row>
        <table:table-row table:style-name="ro1">
          <table:table-cell office:value-type="float" office:value="0.000429798" calcext:value-type="float">
            <text:p>0.000429798</text:p>
          </table:table-cell>
          <table:table-cell office:value-type="float" office:value="5540170" calcext:value-type="float">
            <text:p>5540170</text:p>
          </table:table-cell>
          <table:table-cell office:value-type="float" office:value="0.000429798" calcext:value-type="float">
            <text:p>0.000429798</text:p>
          </table:table-cell>
          <table:table-cell office:value-type="float" office:value="5540170" calcext:value-type="float">
            <text:p>5540170</text:p>
          </table:table-cell>
          <table:table-cell table:formula="of:=[.D98]/[.B98]-1" office:value-type="percentage" office:value="0" calcext:value-type="percentage">
            <text:p>0.00000000%</text:p>
          </table:table-cell>
          <table:table-cell/>
          <table:table-cell office:value-type="float" office:value="0.000072856543" calcext:value-type="float">
            <text:p>0.000072856543</text:p>
          </table:table-cell>
          <table:table-cell office:value-type="float" office:value="14228447.1683545" calcext:value-type="float">
            <text:p>14228447.1683545</text:p>
          </table:table-cell>
          <table:table-cell office:value-type="float" office:value="0.000072856543" calcext:value-type="float">
            <text:p>0.000072856543</text:p>
          </table:table-cell>
          <table:table-cell office:value-type="float" office:value="14228447.1916474" calcext:value-type="float">
            <text:p>14228447.1916474</text:p>
          </table:table-cell>
          <table:table-cell table:formula="of:=[.H98]/[.J98]-1" office:value-type="percentage" office:value="-0.00000000163706415091" calcext:value-type="percentage">
            <text:p>-0.00000016370642%</text:p>
          </table:table-cell>
          <table:table-cell/>
          <table:table-cell table:style-name="ce5" office:value-type="float" office:value="0.000100604429" calcext:value-type="float">
            <text:p>0.000100604429</text:p>
          </table:table-cell>
          <table:table-cell table:style-name="ce5" office:value-type="float" office:value="14247474.7474748" calcext:value-type="float">
            <text:p>14247474.7474748</text:p>
          </table:table-cell>
          <table:table-cell table:style-name="ce5" office:value-type="float" office:value="0.000100604" calcext:value-type="float">
            <text:p>0.000100604</text:p>
          </table:table-cell>
          <table:table-cell table:style-name="ce5" office:value-type="float" office:value="14247500" calcext:value-type="float">
            <text:p>14247500</text:p>
          </table:table-cell>
          <table:table-cell table:style-name="ce31" table:formula="of:=[.N98]/[.P98]-1" office:value-type="percentage" office:value="-0.00000177241798560157" calcext:value-type="percentage">
            <text:p>-0.000177%</text:p>
          </table:table-cell>
          <table:table-cell/>
          <table:table-cell table:style-name="ce5" office:value-type="float" office:value="0.00011001" calcext:value-type="float">
            <text:p>0.00011001</text:p>
          </table:table-cell>
          <table:table-cell table:style-name="ce5" office:value-type="float" office:value="14247474.7474748" calcext:value-type="float">
            <text:p>14247474.7474748</text:p>
          </table:table-cell>
          <table:table-cell table:style-name="ce5" office:value-type="float" office:value="0.00011001" calcext:value-type="float">
            <text:p>0.00011001</text:p>
          </table:table-cell>
          <table:table-cell table:style-name="ce5" office:value-type="float" office:value="14247800" calcext:value-type="float">
            <text:p>14247800</text:p>
          </table:table-cell>
          <table:table-cell table:style-name="ce8" table:formula="of:=[.T98]/[.V98]-1" office:value-type="percentage" office:value="-0.0000228282629738397" calcext:value-type="percentage">
            <text:p>-0.00228%</text:p>
          </table:table-cell>
          <table:table-cell/>
          <table:table-cell table:style-name="ce5" office:value-type="float" office:value="0.00011704" calcext:value-type="float">
            <text:p>0.00011704</text:p>
          </table:table-cell>
          <table:table-cell table:style-name="ce5" office:value-type="float" office:value="14247474.7474748" calcext:value-type="float">
            <text:p>14247474.7474748</text:p>
          </table:table-cell>
          <table:table-cell table:style-name="ce5" office:value-type="float" office:value="0.00011704" calcext:value-type="float">
            <text:p>0.00011704</text:p>
          </table:table-cell>
          <table:table-cell table:style-name="ce5" office:value-type="float" office:value="14247000" calcext:value-type="float">
            <text:p>14247000</text:p>
          </table:table-cell>
          <table:table-cell table:style-name="ce27" table:formula="of:=[.Z98]/[.AB98]-1" office:value-type="percentage" office:value="0.0000333226275568421" calcext:value-type="percentage">
            <text:p>0.0033%</text:p>
          </table:table-cell>
        </table:table-row>
        <table:table-row table:style-name="ro1">
          <table:table-cell office:value-type="float" office:value="0.000433838" calcext:value-type="float">
            <text:p>0.000433838</text:p>
          </table:table-cell>
          <table:table-cell office:value-type="float" office:value="5499170" calcext:value-type="float">
            <text:p>5499170</text:p>
          </table:table-cell>
          <table:table-cell office:value-type="float" office:value="0.000433838" calcext:value-type="float">
            <text:p>0.000433838</text:p>
          </table:table-cell>
          <table:table-cell office:value-type="float" office:value="5499170" calcext:value-type="float">
            <text:p>5499170</text:p>
          </table:table-cell>
          <table:table-cell table:formula="of:=[.D99]/[.B99]-1" office:value-type="percentage" office:value="0" calcext:value-type="percentage">
            <text:p>0.00000000%</text:p>
          </table:table-cell>
          <table:table-cell/>
          <table:table-cell office:value-type="float" office:value="0.000072683041" calcext:value-type="float">
            <text:p>0.000072683041</text:p>
          </table:table-cell>
          <table:table-cell office:value-type="float" office:value="14382757.7346836" calcext:value-type="float">
            <text:p>14382757.7346836</text:p>
          </table:table-cell>
          <table:table-cell office:value-type="float" office:value="0.000072683041" calcext:value-type="float">
            <text:p>0.000072683041</text:p>
          </table:table-cell>
          <table:table-cell office:value-type="float" office:value="14382757.7739793" calcext:value-type="float">
            <text:p>14382757.7739793</text:p>
          </table:table-cell>
          <table:table-cell table:formula="of:=[.H99]/[.J99]-1" office:value-type="percentage" office:value="-0.00000000273214229018" calcext:value-type="percentage">
            <text:p>-0.00000027321423%</text:p>
          </table:table-cell>
          <table:table-cell/>
          <table:table-cell table:style-name="ce5" office:value-type="float" office:value="0.0000996543182" calcext:value-type="float">
            <text:p>0.0000996543182</text:p>
          </table:table-cell>
          <table:table-cell table:style-name="ce5" office:value-type="float" office:value="14397979.7979798" calcext:value-type="float">
            <text:p>14397979.7979798</text:p>
          </table:table-cell>
          <table:table-cell table:style-name="ce5" office:value-type="float" office:value="0.0000996543" calcext:value-type="float">
            <text:p>0.0000996543</text:p>
          </table:table-cell>
          <table:table-cell table:style-name="ce5" office:value-type="float" office:value="14398000" calcext:value-type="float">
            <text:p>14398000</text:p>
          </table:table-cell>
          <table:table-cell table:style-name="ce31" table:formula="of:=[.N99]/[.P99]-1" office:value-type="percentage" office:value="-0.00000140311294627438" calcext:value-type="percentage">
            <text:p>-0.000140%</text:p>
          </table:table-cell>
          <table:table-cell/>
          <table:table-cell table:style-name="ce5" office:value-type="float" office:value="0.0001084" calcext:value-type="float">
            <text:p>0.0001084</text:p>
          </table:table-cell>
          <table:table-cell table:style-name="ce5" office:value-type="float" office:value="14397979.7979798" calcext:value-type="float">
            <text:p>14397979.7979798</text:p>
          </table:table-cell>
          <table:table-cell table:style-name="ce5" office:value-type="float" office:value="0.0001084" calcext:value-type="float">
            <text:p>0.0001084</text:p>
          </table:table-cell>
          <table:table-cell table:style-name="ce5" office:value-type="float" office:value="14398100" calcext:value-type="float">
            <text:p>14398100</text:p>
          </table:table-cell>
          <table:table-cell table:style-name="ce8" table:formula="of:=[.T99]/[.V99]-1" office:value-type="percentage" office:value="-0.00000834846404729195" calcext:value-type="percentage">
            <text:p>-0.00083%</text:p>
          </table:table-cell>
          <table:table-cell/>
          <table:table-cell table:style-name="ce5" office:value-type="float" office:value="0.00011537" calcext:value-type="float">
            <text:p>0.00011537</text:p>
          </table:table-cell>
          <table:table-cell table:style-name="ce5" office:value-type="float" office:value="14397979.7979798" calcext:value-type="float">
            <text:p>14397979.7979798</text:p>
          </table:table-cell>
          <table:table-cell table:style-name="ce5" office:value-type="float" office:value="0.00011537" calcext:value-type="float">
            <text:p>0.00011537</text:p>
          </table:table-cell>
          <table:table-cell table:style-name="ce5" office:value-type="float" office:value="14397800" calcext:value-type="float">
            <text:p>14397800</text:p>
          </table:table-cell>
          <table:table-cell table:style-name="ce27" table:formula="of:=[.Z99]/[.AB99]-1" office:value-type="percentage" office:value="0.0000124878786897931" calcext:value-type="percentage">
            <text:p>0.0012%</text:p>
          </table:table-cell>
        </table:table-row>
        <table:table-row table:style-name="ro1">
          <table:table-cell office:value-type="float" office:value="0.000437879" calcext:value-type="float">
            <text:p>0.000437879</text:p>
          </table:table-cell>
          <table:table-cell office:value-type="float" office:value="5458750" calcext:value-type="float">
            <text:p>5458750</text:p>
          </table:table-cell>
          <table:table-cell office:value-type="float" office:value="0.000437879" calcext:value-type="float">
            <text:p>0.000437879</text:p>
          </table:table-cell>
          <table:table-cell office:value-type="float" office:value="5458750" calcext:value-type="float">
            <text:p>5458750</text:p>
          </table:table-cell>
          <table:table-cell table:formula="of:=[.D100]/[.B100]-1" office:value-type="percentage" office:value="0" calcext:value-type="percentage">
            <text:p>0.00000000%</text:p>
          </table:table-cell>
          <table:table-cell/>
          <table:table-cell office:value-type="float" office:value="0.000072513128" calcext:value-type="float">
            <text:p>0.000072513128</text:p>
          </table:table-cell>
          <table:table-cell office:value-type="float" office:value="14537068.3010127" calcext:value-type="float">
            <text:p>14537068.3010127</text:p>
          </table:table-cell>
          <table:table-cell office:value-type="float" office:value="0.000072513128" calcext:value-type="float">
            <text:p>0.000072513128</text:p>
          </table:table-cell>
          <table:table-cell office:value-type="float" office:value="14537068.3230022" calcext:value-type="float">
            <text:p>14537068.3230022</text:p>
          </table:table-cell>
          <table:table-cell table:formula="of:=[.H100]/[.J100]-1" office:value-type="percentage" office:value="-0.00000000151264945014" calcext:value-type="percentage">
            <text:p>-0.00000015126495%</text:p>
          </table:table-cell>
          <table:table-cell/>
          <table:table-cell table:style-name="ce5" office:value-type="float" office:value="0.0000987541716" calcext:value-type="float">
            <text:p>0.0000987541716</text:p>
          </table:table-cell>
          <table:table-cell table:style-name="ce5" office:value-type="float" office:value="14548484.8484849" calcext:value-type="float">
            <text:p>14548484.8484849</text:p>
          </table:table-cell>
          <table:table-cell table:style-name="ce5" office:value-type="float" office:value="0.0000987542" calcext:value-type="float">
            <text:p>0.0000987542</text:p>
          </table:table-cell>
          <table:table-cell table:style-name="ce5" office:value-type="float" office:value="14548500" calcext:value-type="float">
            <text:p>14548500</text:p>
          </table:table-cell>
          <table:table-cell table:style-name="ce31" table:formula="of:=[.N100]/[.P100]-1" office:value-type="percentage" office:value="-0.00000104144861323707" calcext:value-type="percentage">
            <text:p>-0.000104%</text:p>
          </table:table-cell>
          <table:table-cell/>
          <table:table-cell table:style-name="ce5" office:value-type="float" office:value="0.00010685" calcext:value-type="float">
            <text:p>0.00010685</text:p>
          </table:table-cell>
          <table:table-cell table:style-name="ce5" office:value-type="float" office:value="14548484.8484849" calcext:value-type="float">
            <text:p>14548484.8484849</text:p>
          </table:table-cell>
          <table:table-cell table:style-name="ce5" office:value-type="float" office:value="0.00010685" calcext:value-type="float">
            <text:p>0.00010685</text:p>
          </table:table-cell>
          <table:table-cell table:style-name="ce5" office:value-type="float" office:value="14548300" calcext:value-type="float">
            <text:p>14548300</text:p>
          </table:table-cell>
          <table:table-cell table:style-name="ce8" table:formula="of:=[.T100]/[.V100]-1" office:value-type="percentage" office:value="0.0000127058477554787" calcext:value-type="percentage">
            <text:p>0.00127%</text:p>
          </table:table-cell>
          <table:table-cell/>
          <table:table-cell table:style-name="ce5" office:value-type="float" office:value="0.00011376" calcext:value-type="float">
            <text:p>0.00011376</text:p>
          </table:table-cell>
          <table:table-cell table:style-name="ce5" office:value-type="float" office:value="14548484.8484849" calcext:value-type="float">
            <text:p>14548484.8484849</text:p>
          </table:table-cell>
          <table:table-cell table:style-name="ce5" office:value-type="float" office:value="0.00011376" calcext:value-type="float">
            <text:p>0.00011376</text:p>
          </table:table-cell>
          <table:table-cell table:style-name="ce5" office:value-type="float" office:value="14548700" calcext:value-type="float">
            <text:p>14548700</text:p>
          </table:table-cell>
          <table:table-cell table:style-name="ce27" table:formula="of:=[.Z100]/[.AB100]-1" office:value-type="percentage" office:value="-0.0000147883670087445" calcext:value-type="percentage">
            <text:p>-0.0015%</text:p>
          </table:table-cell>
        </table:table-row>
        <table:table-row table:style-name="ro1">
          <table:table-cell office:value-type="float" office:value="0.000441919" calcext:value-type="float">
            <text:p>0.000441919</text:p>
          </table:table-cell>
          <table:table-cell office:value-type="float" office:value="5418890" calcext:value-type="float">
            <text:p>5418890</text:p>
          </table:table-cell>
          <table:table-cell office:value-type="float" office:value="0.000441919" calcext:value-type="float">
            <text:p>0.000441919</text:p>
          </table:table-cell>
          <table:table-cell office:value-type="float" office:value="5418890" calcext:value-type="float">
            <text:p>5418890</text:p>
          </table:table-cell>
          <table:table-cell table:formula="of:=[.D101]/[.B101]-1" office:value-type="percentage" office:value="0" calcext:value-type="percentage">
            <text:p>0.00000000%</text:p>
          </table:table-cell>
          <table:table-cell/>
          <table:table-cell office:value-type="float" office:value="0.0000723466652" calcext:value-type="float">
            <text:p>0.0000723466652</text:p>
          </table:table-cell>
          <table:table-cell office:value-type="float" office:value="14691378.8673418" calcext:value-type="float">
            <text:p>14691378.8673418</text:p>
          </table:table-cell>
          <table:table-cell office:value-type="float" office:value="0.0000723466652" calcext:value-type="float">
            <text:p>0.0000723466652</text:p>
          </table:table-cell>
          <table:table-cell office:value-type="float" office:value="14691378.8825239" calcext:value-type="float">
            <text:p>14691378.8825239</text:p>
          </table:table-cell>
          <table:table-cell table:formula="of:=[.H101]/[.J101]-1" office:value-type="percentage" office:value="-0.00000000103340336288" calcext:value-type="percentage">
            <text:p>-0.00000010334034%</text:p>
          </table:table-cell>
          <table:table-cell/>
          <table:table-cell table:style-name="ce5" office:value-type="float" office:value="0.0000978999236" calcext:value-type="float">
            <text:p>0.0000978999236</text:p>
          </table:table-cell>
          <table:table-cell table:style-name="ce5" office:value-type="float" office:value="14698989.8989899" calcext:value-type="float">
            <text:p>14698989.8989899</text:p>
          </table:table-cell>
          <table:table-cell table:style-name="ce5" office:value-type="float" office:value="0.0000978999" calcext:value-type="float">
            <text:p>0.0000978999</text:p>
          </table:table-cell>
          <table:table-cell table:style-name="ce5" office:value-type="float" office:value="14699000" calcext:value-type="float">
            <text:p>14699000</text:p>
          </table:table-cell>
          <table:table-cell table:style-name="ce31" table:formula="of:=[.N101]/[.P101]-1" office:value-type="percentage" office:value="-0.00000068719029189257" calcext:value-type="percentage">
            <text:p>-0.000069%</text:p>
          </table:table-cell>
          <table:table-cell/>
          <table:table-cell table:style-name="ce5" office:value-type="float" office:value="0.00010535" calcext:value-type="float">
            <text:p>0.00010535</text:p>
          </table:table-cell>
          <table:table-cell table:style-name="ce5" office:value-type="float" office:value="14698989.8989899" calcext:value-type="float">
            <text:p>14698989.8989899</text:p>
          </table:table-cell>
          <table:table-cell table:style-name="ce5" office:value-type="float" office:value="0.00010535" calcext:value-type="float">
            <text:p>0.00010535</text:p>
          </table:table-cell>
          <table:table-cell table:style-name="ce5" office:value-type="float" office:value="14699100" calcext:value-type="float">
            <text:p>14699100</text:p>
          </table:table-cell>
          <table:table-cell table:style-name="ce8" table:formula="of:=[.T101]/[.V101]-1" office:value-type="percentage" office:value="-0.00000749032322389098" calcext:value-type="percentage">
            <text:p>-0.00075%</text:p>
          </table:table-cell>
          <table:table-cell/>
          <table:table-cell table:style-name="ce5" office:value-type="float" office:value="0.00011222" calcext:value-type="float">
            <text:p>0.00011222</text:p>
          </table:table-cell>
          <table:table-cell table:style-name="ce5" office:value-type="float" office:value="14698989.8989899" calcext:value-type="float">
            <text:p>14698989.8989899</text:p>
          </table:table-cell>
          <table:table-cell table:style-name="ce5" office:value-type="float" office:value="0.00011222" calcext:value-type="float">
            <text:p>0.00011222</text:p>
          </table:table-cell>
          <table:table-cell table:style-name="ce5" office:value-type="float" office:value="14698600" calcext:value-type="float">
            <text:p>14698600</text:p>
          </table:table-cell>
          <table:table-cell table:style-name="ce27" table:formula="of:=[.Z101]/[.AB101]-1" office:value-type="percentage" office:value="0.0000265262671206301" calcext:value-type="percentage">
            <text:p>0.0027%</text:p>
          </table:table-cell>
        </table:table-row>
        <table:table-row table:style-name="ro1">
          <table:table-cell office:value-type="float" office:value="0.00044596" calcext:value-type="float">
            <text:p>0.00044596</text:p>
          </table:table-cell>
          <table:table-cell office:value-type="float" office:value="5379590" calcext:value-type="float">
            <text:p>5379590</text:p>
          </table:table-cell>
          <table:table-cell office:value-type="float" office:value="0.00044596" calcext:value-type="float">
            <text:p>0.00044596</text:p>
          </table:table-cell>
          <table:table-cell office:value-type="float" office:value="5379590" calcext:value-type="float">
            <text:p>5379590</text:p>
          </table:table-cell>
          <table:table-cell table:formula="of:=[.D102]/[.B102]-1" office:value-type="percentage" office:value="0" calcext:value-type="percentage">
            <text:p>0.00000000%</text:p>
          </table:table-cell>
          <table:table-cell/>
          <table:table-cell office:value-type="float" office:value="0.0000721835217" calcext:value-type="float">
            <text:p>0.0000721835217</text:p>
          </table:table-cell>
          <table:table-cell office:value-type="float" office:value="14845689.4336709" calcext:value-type="float">
            <text:p>14845689.4336709</text:p>
          </table:table-cell>
          <table:table-cell office:value-type="float" office:value="0.0000721835217" calcext:value-type="float">
            <text:p>0.0000721835217</text:p>
          </table:table-cell>
          <table:table-cell office:value-type="float" office:value="14845689.4741174" calcext:value-type="float">
            <text:p>14845689.4741174</text:p>
          </table:table-cell>
          <table:table-cell table:formula="of:=[.H102]/[.J102]-1" office:value-type="percentage" office:value="-0.00000000272446143423" calcext:value-type="percentage">
            <text:p>-0.00000027244614%</text:p>
          </table:table-cell>
          <table:table-cell/>
          <table:table-cell table:style-name="ce5" office:value-type="float" office:value="0.0000970879175" calcext:value-type="float">
            <text:p>0.0000970879175</text:p>
          </table:table-cell>
          <table:table-cell table:style-name="ce5" office:value-type="float" office:value="14849494.949495" calcext:value-type="float">
            <text:p>14849494.949495</text:p>
          </table:table-cell>
          <table:table-cell table:style-name="ce5" office:value-type="float" office:value="0.0000970879" calcext:value-type="float">
            <text:p>0.0000970879</text:p>
          </table:table-cell>
          <table:table-cell table:style-name="ce5" office:value-type="float" office:value="14849500" calcext:value-type="float">
            <text:p>14849500</text:p>
          </table:table-cell>
          <table:table-cell table:style-name="ce31" table:formula="of:=[.N102]/[.P102]-1" office:value-type="percentage" office:value="-0.00000034011280169999" calcext:value-type="percentage">
            <text:p>-0.000034%</text:p>
          </table:table-cell>
          <table:table-cell/>
          <table:table-cell table:style-name="ce5" office:value-type="float" office:value="0.00010391" calcext:value-type="float">
            <text:p>0.00010391</text:p>
          </table:table-cell>
          <table:table-cell table:style-name="ce5" office:value-type="float" office:value="14849494.949495" calcext:value-type="float">
            <text:p>14849494.949495</text:p>
          </table:table-cell>
          <table:table-cell table:style-name="ce5" office:value-type="float" office:value="0.00010391" calcext:value-type="float">
            <text:p>0.00010391</text:p>
          </table:table-cell>
          <table:table-cell table:style-name="ce5" office:value-type="float" office:value="14849400" calcext:value-type="float">
            <text:p>14849400</text:p>
          </table:table-cell>
          <table:table-cell table:style-name="ce8" table:formula="of:=[.T102]/[.V102]-1" office:value-type="percentage" office:value="0.00000639416373737767" calcext:value-type="percentage">
            <text:p>0.00064%</text:p>
          </table:table-cell>
          <table:table-cell/>
          <table:table-cell table:style-name="ce5" office:value-type="float" office:value="0.00011073" calcext:value-type="float">
            <text:p>0.00011073</text:p>
          </table:table-cell>
          <table:table-cell table:style-name="ce5" office:value-type="float" office:value="14849494.949495" calcext:value-type="float">
            <text:p>14849494.949495</text:p>
          </table:table-cell>
          <table:table-cell table:style-name="ce5" office:value-type="float" office:value="0.00011073" calcext:value-type="float">
            <text:p>0.00011073</text:p>
          </table:table-cell>
          <table:table-cell table:style-name="ce5" office:value-type="float" office:value="14849200" calcext:value-type="float">
            <text:p>14849200</text:p>
          </table:table-cell>
          <table:table-cell table:style-name="ce27" table:formula="of:=[.Z102]/[.AB102]-1" office:value-type="percentage" office:value="0.0000198629889152091" calcext:value-type="percentage">
            <text:p>0.0020%</text:p>
          </table:table-cell>
        </table:table-row>
        <table:table-row table:style-name="ro1">
          <table:table-cell office:value-type="float" office:value="0.00045" calcext:value-type="float">
            <text:p>0.00045</text:p>
          </table:table-cell>
          <table:table-cell office:value-type="float" office:value="5340830" calcext:value-type="float">
            <text:p>5340830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5340830" calcext:value-type="float">
            <text:p>5340830</text:p>
          </table:table-cell>
          <table:table-cell table:formula="of:=[.D103]/[.B103]-1" office:value-type="percentage" office:value="0" calcext:value-type="percentage">
            <text:p>0.00000000%</text:p>
          </table:table-cell>
          <table:table-cell/>
          <table:table-cell office:value-type="float" office:value="0.000072023574" calcext:value-type="float">
            <text:p>0.000072023574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0.000072023574" calcext:value-type="float">
            <text:p>0.000072023574</text:p>
          </table:table-cell>
          <table:table-cell office:value-type="float" office:value="15000000.0109946" calcext:value-type="float">
            <text:p>15000000.0109946</text:p>
          </table:table-cell>
          <table:table-cell table:formula="of:=[.H103]/[.J103]-1" office:value-type="percentage" office:value="-0.00000000073297534708" calcext:value-type="percentage">
            <text:p>-0.00000007329753%</text:p>
          </table:table-cell>
          <table:table-cell/>
          <table:table-cell table:style-name="ce5" office:value-type="float" office:value="0.000096314861" calcext:value-type="float">
            <text:p>0.000096314861</text:p>
          </table:table-cell>
          <table:table-cell table:style-name="ce5" office:value-type="float" office:value="15000000" calcext:value-type="float">
            <text:p>15000000</text:p>
          </table:table-cell>
          <table:table-cell table:style-name="ce5" office:value-type="float" office:value="0.0000963149" calcext:value-type="float">
            <text:p>0.0000963149</text:p>
          </table:table-cell>
          <table:table-cell table:style-name="ce5" office:value-type="float" office:value="15000000" calcext:value-type="float">
            <text:p>15000000</text:p>
          </table:table-cell>
          <table:table-cell table:style-name="ce31" table:formula="of:=[.N103]/[.P103]-1" office:value-type="percentage" office:value="0" calcext:value-type="percentage">
            <text:p>0.000000%</text:p>
          </table:table-cell>
          <table:table-cell/>
          <table:table-cell table:style-name="ce5" office:value-type="float" office:value="0.00010252" calcext:value-type="float">
            <text:p>0.00010252</text:p>
          </table:table-cell>
          <table:table-cell table:style-name="ce5" office:value-type="float" office:value="15000000" calcext:value-type="float">
            <text:p>15000000</text:p>
          </table:table-cell>
          <table:table-cell table:style-name="ce5" office:value-type="float" office:value="0.00010252" calcext:value-type="float">
            <text:p>0.00010252</text:p>
          </table:table-cell>
          <table:table-cell table:style-name="ce5" office:value-type="float" office:value="15000100" calcext:value-type="float">
            <text:p>15000100</text:p>
          </table:table-cell>
          <table:table-cell table:style-name="ce8" table:formula="of:=[.T103]/[.V103]-1" office:value-type="percentage" office:value="-0.00000666662222248426" calcext:value-type="percentage">
            <text:p>-0.00067%</text:p>
          </table:table-cell>
          <table:table-cell/>
          <table:table-cell table:style-name="ce5" office:value-type="float" office:value="0.00010929" calcext:value-type="float">
            <text:p>0.00010929</text:p>
          </table:table-cell>
          <table:table-cell table:style-name="ce5" office:value-type="float" office:value="15000000" calcext:value-type="float">
            <text:p>15000000</text:p>
          </table:table-cell>
          <table:table-cell table:style-name="ce5" office:value-type="float" office:value="0.00010929" calcext:value-type="float">
            <text:p>0.00010929</text:p>
          </table:table-cell>
          <table:table-cell table:style-name="ce5" office:value-type="float" office:value="15000400" calcext:value-type="float">
            <text:p>15000400</text:p>
          </table:table-cell>
          <table:table-cell table:style-name="ce27" table:formula="of:=[.Z103]/[.AB103]-1" office:value-type="percentage" office:value="-0.0000266659555745452" calcext:value-type="percentage">
            <text:p>-0.0027%</text:p>
          </table:table-cell>
        </table:table-row>
        <table:table-row table:style-name="ro1">
          <table:table-cell table:style-name="ce4" office:value-type="string" calcext:value-type="string" table:number-columns-spanned="5" table:number-rows-spanned="2">
            <text:p><text:span text:style-name="T1">Análise e conclusão: </text:span>o erro não esta na implementação da fração molar</text:p>
          </table:table-cell>
          <table:covered-table-cell table:number-columns-repeated="3" table:style-name="ce11"/>
          <table:covered-table-cell table:style-name="ce8"/>
          <table:table-cell/>
          <table:table-cell table:style-name="ce21" table:number-columns-spanned="2" table:number-rows-spanned="1"/>
          <table:covered-table-cell table:style-name="ce20"/>
          <table:table-cell table:style-name="ce20" table:number-columns-repeated="3"/>
          <table:table-cell table:number-columns-repeated="18"/>
        </table:table-row>
        <table:table-row table:style-name="ro1">
          <table:covered-table-cell table:number-columns-repeated="5" table:style-name="ce11"/>
          <table:table-cell/>
          <table:table-cell table:style-name="ce20" table:number-columns-repeated="2"/>
          <table:table-cell table:style-name="ce24" office:value-type="string" calcext:value-type="string">
            <text:p>V(m³/mol)</text:p>
          </table:table-cell>
          <table:table-cell table:style-name="ce24" office:value-type="string" calcext:value-type="string">
            <text:p>P(Pa)</text:p>
          </table:table-cell>
          <table:table-cell table:style-name="ce20"/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style-name="Default" office:value-type="float" office:value="0.024839209" calcext:value-type="float">
            <text:p>0.024839209</text:p>
          </table:table-cell>
          <table:table-cell table:style-name="Default" office:value-type="float" office:value="99999.9998947691" calcext:value-type="float">
            <text:p>99999.9998947691</text:p>
          </table:table-cell>
          <table:table-cell table:style-name="ce29" table:formula="of:=[.H4]/[.J106]-1" office:value-type="percentage" office:value="0.00000000105230890668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989362285" calcext:value-type="float">
            <text:p>0.00989362285</text:p>
          </table:table-cell>
          <table:table-cell table:style-name="ce23" office:value-type="float" office:value="249475.011967369" calcext:value-type="float">
            <text:p>249475.011967369</text:p>
          </table:table-cell>
          <table:table-cell table:style-name="ce29" table:formula="of:=[.H5]/[.J107]-1" office:value-type="percentage" office:value="0.00000000003379407865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614696875" calcext:value-type="float">
            <text:p>0.00614696875</text:p>
          </table:table-cell>
          <table:table-cell table:style-name="ce23" office:value-type="float" office:value="398950.023633314" calcext:value-type="float">
            <text:p>398950.023633314</text:p>
          </table:table-cell>
          <table:table-cell table:style-name="ce29" table:formula="of:=[.H6]/[.J108]-1" office:value-type="percentage" office:value="0.00000000079781004025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444232106" calcext:value-type="float">
            <text:p>0.00444232106</text:p>
          </table:table-cell>
          <table:table-cell table:style-name="ce23" office:value-type="float" office:value="548425.035877936" calcext:value-type="float">
            <text:p>548425.035877936</text:p>
          </table:table-cell>
          <table:table-cell table:style-name="ce29" table:formula="of:=[.H7]/[.J109]-1" office:value-type="percentage" office:value="0.00000000009019363034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346761097" calcext:value-type="float">
            <text:p>0.00346761097</text:p>
          </table:table-cell>
          <table:table-cell table:style-name="ce23" office:value-type="float" office:value="697900.047629395" calcext:value-type="float">
            <text:p>697900.047629395</text:p>
          </table:table-cell>
          <table:table-cell table:style-name="ce29" table:formula="of:=[.H8]/[.J110]-1" office:value-type="percentage" office:value="0.00000000039232683768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283655291" calcext:value-type="float">
            <text:p>0.00283655291</text:p>
          </table:table-cell>
          <table:table-cell table:style-name="ce23" office:value-type="float" office:value="847375.060473399" calcext:value-type="float">
            <text:p>847375.060473399</text:p>
          </table:table-cell>
          <table:table-cell table:style-name="ce29" table:formula="of:=[.H9]/[.J111]-1" office:value-type="percentage" office:value="-0.00000000070145944608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23945509" calcext:value-type="float">
            <text:p>0.0023945509</text:p>
          </table:table-cell>
          <table:table-cell table:style-name="ce23" office:value-type="float" office:value="996850.070044121" calcext:value-type="float">
            <text:p>996850.070044121</text:p>
          </table:table-cell>
          <table:table-cell table:style-name="ce29" table:formula="of:=[.H10]/[.J112]-1" office:value-type="percentage" office:value="0.0000000018164005855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20676427" calcext:value-type="float">
            <text:p>0.0020676427</text:p>
          </table:table-cell>
          <table:table-cell table:style-name="ce23" office:value-type="float" office:value="1146325.0852873" calcext:value-type="float">
            <text:p>1146325.0852873</text:p>
          </table:table-cell>
          <table:table-cell table:style-name="ce29" table:formula="of:=[.H11]/[.J113]-1" office:value-type="percentage" office:value="-0.00000000127075572287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181599294" calcext:value-type="float">
            <text:p>0.00181599294</text:p>
          </table:table-cell>
          <table:table-cell table:style-name="ce23" office:value-type="float" office:value="1295800.09845419" calcext:value-type="float">
            <text:p>1295800.09845419</text:p>
          </table:table-cell>
          <table:table-cell table:style-name="ce29" table:formula="of:=[.H12]/[.J114]-1" office:value-type="percentage" office:value="-0.00000000204335914855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161624549" calcext:value-type="float">
            <text:p>0.00161624549</text:p>
          </table:table-cell>
          <table:table-cell table:style-name="ce23" office:value-type="float" office:value="1445275.11022386" calcext:value-type="float">
            <text:p>1445275.11022386</text:p>
          </table:table-cell>
          <table:table-cell table:style-name="ce29" table:formula="of:=[.H13]/[.J115]-1" office:value-type="percentage" office:value="-0.00000000168940850198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14538005" calcext:value-type="float">
            <text:p>0.0014538005</text:p>
          </table:table-cell>
          <table:table-cell table:style-name="ce23" office:value-type="float" office:value="1594750.1172644" calcext:value-type="float">
            <text:p>1594750.1172644</text:p>
          </table:table-cell>
          <table:table-cell table:style-name="ce29" table:formula="of:=[.H14]/[.J116]-1" office:value-type="percentage" office:value="0.00000000156363344495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131906241" calcext:value-type="float">
            <text:p>0.00131906241</text:p>
          </table:table-cell>
          <table:table-cell table:style-name="ce23" office:value-type="float" office:value="1744225.134593" calcext:value-type="float">
            <text:p>1744225.134593</text:p>
          </table:table-cell>
          <table:table-cell table:style-name="ce29" table:formula="of:=[.H15]/[.J117]-1" office:value-type="percentage" office:value="-0.00000000163924018803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120546495" calcext:value-type="float">
            <text:p>0.00120546495</text:p>
          </table:table-cell>
          <table:table-cell table:style-name="ce23" office:value-type="float" office:value="1893700.1393387" calcext:value-type="float">
            <text:p>1893700.1393387</text:p>
          </table:table-cell>
          <table:table-cell table:style-name="ce29" table:formula="of:=[.H16]/[.J118]-1" office:value-type="percentage" office:value="0.00000000230812902124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110836296" calcext:value-type="float">
            <text:p>0.00110836296</text:p>
          </table:table-cell>
          <table:table-cell table:style-name="ce23" office:value-type="float" office:value="2043175.15146841" calcext:value-type="float">
            <text:p>2043175.15146841</text:p>
          </table:table-cell>
          <table:table-cell table:style-name="ce29" table:formula="of:=[.H17]/[.J119]-1" office:value-type="percentage" office:value="0.00000000206393990787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102437758" calcext:value-type="float">
            <text:p>0.00102437758</text:p>
          </table:table-cell>
          <table:table-cell table:style-name="ce23" office:value-type="float" office:value="2192650.16509425" calcext:value-type="float">
            <text:p>2192650.16509425</text:p>
          </table:table-cell>
          <table:table-cell table:style-name="ce29" table:formula="of:=[.H18]/[.J120]-1" office:value-type="percentage" office:value="0.00000000117070864114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950992114" calcext:value-type="float">
            <text:p>0.000950992114</text:p>
          </table:table-cell>
          <table:table-cell table:style-name="ce23" office:value-type="float" office:value="2342125.17971622" calcext:value-type="float">
            <text:p>2342125.17971622</text:p>
          </table:table-cell>
          <table:table-cell table:style-name="ce29" table:formula="of:=[.H19]/[.J121]-1" office:value-type="percentage" office:value="-0.00000000003382227831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88629338" calcext:value-type="float">
            <text:p>0.00088629338</text:p>
          </table:table-cell>
          <table:table-cell table:style-name="ce23" office:value-type="float" office:value="2491600.19133823" calcext:value-type="float">
            <text:p>2491600.19133823</text:p>
          </table:table-cell>
          <table:table-cell table:style-name="ce29" table:formula="of:=[.H20]/[.J122]-1" office:value-type="percentage" office:value="0.00000000011019873902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828800877" calcext:value-type="float">
            <text:p>0.000828800877</text:p>
          </table:table-cell>
          <table:table-cell table:style-name="ce23" office:value-type="float" office:value="2641075.20396477" calcext:value-type="float">
            <text:p>2641075.20396477</text:p>
          </table:table-cell>
          <table:table-cell table:style-name="ce29" table:formula="of:=[.H21]/[.J123]-1" office:value-type="percentage" office:value="-0.00000000014242884649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777350859" calcext:value-type="float">
            <text:p>0.000777350859</text:p>
          </table:table-cell>
          <table:table-cell table:style-name="ce23" office:value-type="float" office:value="2790550.21464628" calcext:value-type="float">
            <text:p>2790550.21464628</text:p>
          </table:table-cell>
          <table:table-cell table:style-name="ce29" table:formula="of:=[.H22]/[.J124]-1" office:value-type="percentage" office:value="0.00000000032901148472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731015754" calcext:value-type="float">
            <text:p>0.000731015754</text:p>
          </table:table-cell>
          <table:table-cell table:style-name="ce23" office:value-type="float" office:value="2940025.22866167" calcext:value-type="float">
            <text:p>2940025.22866167</text:p>
          </table:table-cell>
          <table:table-cell table:style-name="ce29" table:formula="of:=[.H23]/[.J125]-1" office:value-type="percentage" office:value="-0.0000000003814484284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689046977" calcext:value-type="float">
            <text:p>0.000689046977</text:p>
          </table:table-cell>
          <table:table-cell table:style-name="ce23" office:value-type="float" office:value="3089500.23912621" calcext:value-type="float">
            <text:p>3089500.23912621</text:p>
          </table:table-cell>
          <table:table-cell table:style-name="ce29" table:formula="of:=[.H24]/[.J126]-1" office:value-type="percentage" office:value="0.00000000012616618861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650833555" calcext:value-type="float">
            <text:p>0.000650833555</text:p>
          </table:table-cell>
          <table:table-cell table:style-name="ce23" office:value-type="float" office:value="3238975.25218238" calcext:value-type="float">
            <text:p>3238975.25218238</text:p>
          </table:table-cell>
          <table:table-cell table:style-name="ce29" table:formula="of:=[.H25]/[.J127]-1" office:value-type="percentage" office:value="-0.00000000021320822885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615871704" calcext:value-type="float">
            <text:p>0.000615871704</text:p>
          </table:table-cell>
          <table:table-cell table:style-name="ce23" office:value-type="float" office:value="3388450.26299728" calcext:value-type="float">
            <text:p>3388450.26299728</text:p>
          </table:table-cell>
          <table:table-cell table:style-name="ce29" table:formula="of:=[.H26]/[.J128]-1" office:value-type="percentage" office:value="0.00000000013880097072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583742094" calcext:value-type="float">
            <text:p>0.000583742094</text:p>
          </table:table-cell>
          <table:table-cell table:style-name="ce23" office:value-type="float" office:value="3537925.27501594" calcext:value-type="float">
            <text:p>3537925.27501594</text:p>
          </table:table-cell>
          <table:table-cell table:style-name="ce29" table:formula="of:=[.H27]/[.J129]-1" office:value-type="percentage" office:value="0.00000000012082135292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554092634" calcext:value-type="float">
            <text:p>0.000554092634</text:p>
          </table:table-cell>
          <table:table-cell table:style-name="ce23" office:value-type="float" office:value="3687400.28845227" calcext:value-type="float">
            <text:p>3687400.28845227</text:p>
          </table:table-cell>
          <table:table-cell table:style-name="ce29" table:formula="of:=[.H28]/[.J130]-1" office:value-type="percentage" office:value="-0.00000000028016333697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526625259" calcext:value-type="float">
            <text:p>0.000526625259</text:p>
          </table:table-cell>
          <table:table-cell table:style-name="ce23" office:value-type="float" office:value="3836875.29802011" calcext:value-type="float">
            <text:p>3836875.29802011</text:p>
          </table:table-cell>
          <table:table-cell table:style-name="ce29" table:formula="of:=[.H29]/[.J131]-1" office:value-type="percentage" office:value="0.00000000035833469525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501085662" calcext:value-type="float">
            <text:p>0.000501085662</text:p>
          </table:table-cell>
          <table:table-cell table:style-name="ce23" office:value-type="float" office:value="3986350.31246012" calcext:value-type="float">
            <text:p>3986350.31246012</text:p>
          </table:table-cell>
          <table:table-cell table:style-name="ce29" table:formula="of:=[.H30]/[.J132]-1" office:value-type="percentage" office:value="-0.00000000027326307883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477255231" calcext:value-type="float">
            <text:p>0.000477255231</text:p>
          </table:table-cell>
          <table:table-cell table:style-name="ce23" office:value-type="float" office:value="4135825.32643902" calcext:value-type="float">
            <text:p>4135825.32643902</text:p>
          </table:table-cell>
          <table:table-cell table:style-name="ce29" table:formula="of:=[.H31]/[.J133]-1" office:value-type="percentage" office:value="-0.00000000074771433489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45494463" calcext:value-type="float">
            <text:p>0.00045494463</text:p>
          </table:table-cell>
          <table:table-cell table:style-name="ce23" office:value-type="float" office:value="4285300.33291645" calcext:value-type="float">
            <text:p>4285300.33291645</text:p>
          </table:table-cell>
          <table:table-cell table:style-name="ce29" table:formula="of:=[.H32]/[.J134]-1" office:value-type="percentage" office:value="0.00000000056144355831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43398863" calcext:value-type="float">
            <text:p>0.00043398863</text:p>
          </table:table-cell>
          <table:table-cell table:style-name="ce23" office:value-type="float" office:value="4434775.35017738" calcext:value-type="float">
            <text:p>4434775.35017738</text:p>
          </table:table-cell>
          <table:table-cell table:style-name="ce29" table:formula="of:=[.H33]/[.J135]-1" office:value-type="percentage" office:value="-0.0000000006492275606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414241904" calcext:value-type="float">
            <text:p>0.000414241904</text:p>
          </table:table-cell>
          <table:table-cell table:style-name="ce23" office:value-type="float" office:value="4584250.3568374" calcext:value-type="float">
            <text:p>4584250.3568374</text:p>
          </table:table-cell>
          <table:table-cell table:style-name="ce29" table:formula="of:=[.H34]/[.J136]-1" office:value-type="percentage" office:value="0.00000000053151638646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395575522" calcext:value-type="float">
            <text:p>0.000395575522</text:p>
          </table:table-cell>
          <table:table-cell table:style-name="ce23" office:value-type="float" office:value="4733725.37357446" calcext:value-type="float">
            <text:p>4733725.37357446</text:p>
          </table:table-cell>
          <table:table-cell table:style-name="ce29" table:formula="of:=[.H35]/[.J137]-1" office:value-type="percentage" office:value="-0.00000000049108550559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377874007" calcext:value-type="float">
            <text:p>0.000377874007</text:p>
          </table:table-cell>
          <table:table-cell table:style-name="ce23" office:value-type="float" office:value="4883200.38107835" calcext:value-type="float">
            <text:p>4883200.38107835</text:p>
          </table:table-cell>
          <table:table-cell table:style-name="ce29" table:formula="of:=[.H36]/[.J138]-1" office:value-type="percentage" office:value="0.00000000043972159247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361032758" calcext:value-type="float">
            <text:p>0.000361032758</text:p>
          </table:table-cell>
          <table:table-cell table:style-name="ce23" office:value-type="float" office:value="5032675.39313185" calcext:value-type="float">
            <text:p>5032675.39313185</text:p>
          </table:table-cell>
          <table:table-cell table:style-name="ce29" table:formula="of:=[.H37]/[.J139]-1" office:value-type="percentage" office:value="0.00000000041122283356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34495574" calcext:value-type="float">
            <text:p>0.00034495574</text:p>
          </table:table-cell>
          <table:table-cell table:style-name="ce23" office:value-type="float" office:value="5182150.40543628" calcext:value-type="float">
            <text:p>5182150.40543628</text:p>
          </table:table-cell>
          <table:table-cell table:style-name="ce29" table:formula="of:=[.H38]/[.J140]-1" office:value-type="percentage" office:value="0.00000000033594438342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32955328" calcext:value-type="float">
            <text:p>0.00032955328</text:p>
          </table:table-cell>
          <table:table-cell table:style-name="ce23" office:value-type="float" office:value="5331625.42383792" calcext:value-type="float">
            <text:p>5331625.42383792</text:p>
          </table:table-cell>
          <table:table-cell table:style-name="ce29" table:formula="of:=[.H39]/[.J141]-1" office:value-type="percentage" office:value="-0.00000000087870311027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314739829" calcext:value-type="float">
            <text:p>0.000314739829</text:p>
          </table:table-cell>
          <table:table-cell table:style-name="ce23" office:value-type="float" office:value="5481100.43306668" calcext:value-type="float">
            <text:p>5481100.43306668</text:p>
          </table:table-cell>
          <table:table-cell table:style-name="ce29" table:formula="of:=[.H40]/[.J142]-1" office:value-type="percentage" office:value="-0.00000000035355662842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300431467" calcext:value-type="float">
            <text:p>0.000300431467</text:p>
          </table:table-cell>
          <table:table-cell table:style-name="ce23" office:value-type="float" office:value="5630575.44276005" calcext:value-type="float">
            <text:p>5630575.44276005</text:p>
          </table:table-cell>
          <table:table-cell table:style-name="ce29" table:formula="of:=[.H41]/[.J143]-1" office:value-type="percentage" office:value="0.00000000006119260654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286542848" calcext:value-type="float">
            <text:p>0.000286542848</text:p>
          </table:table-cell>
          <table:table-cell table:style-name="ce23" office:value-type="float" office:value="5780050.46009583" calcext:value-type="float">
            <text:p>5780050.46009583</text:p>
          </table:table-cell>
          <table:table-cell table:style-name="ce29" table:formula="of:=[.H42]/[.J144]-1" office:value-type="percentage" office:value="-0.0000000008677132346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272983031" calcext:value-type="float">
            <text:p>0.000272983031</text:p>
          </table:table-cell>
          <table:table-cell table:style-name="ce23" office:value-type="float" office:value="5929525.47132669" calcext:value-type="float">
            <text:p>5929525.47132669</text:p>
          </table:table-cell>
          <table:table-cell table:style-name="ce29" table:formula="of:=[.H43]/[.J145]-1" office:value-type="percentage" office:value="-0.00000000072020711617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259649164" calcext:value-type="float">
            <text:p>0.000259649164</text:p>
          </table:table-cell>
          <table:table-cell table:style-name="ce23" office:value-type="float" office:value="6079000.48217406" calcext:value-type="float">
            <text:p>6079000.48217406</text:p>
          </table:table-cell>
          <table:table-cell table:style-name="ce29" table:formula="of:=[.H44]/[.J146]-1" office:value-type="percentage" office:value="-0.00000000051687099045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246415892" calcext:value-type="float">
            <text:p>0.000246415892</text:p>
          </table:table-cell>
          <table:table-cell table:style-name="ce23" office:value-type="float" office:value="6228475.48759562" calcext:value-type="float">
            <text:p>6228475.48759562</text:p>
          </table:table-cell>
          <table:table-cell table:style-name="ce29" table:formula="of:=[.H45]/[.J147]-1" office:value-type="percentage" office:value="0.00000000054783488856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2331155" calcext:value-type="float">
            <text:p>0.0002331155</text:p>
          </table:table-cell>
          <table:table-cell table:style-name="ce23" office:value-type="float" office:value="6377950.50108289" calcext:value-type="float">
            <text:p>6377950.50108289</text:p>
          </table:table-cell>
          <table:table-cell table:style-name="ce29" table:formula="of:=[.H46]/[.J148]-1" office:value-type="percentage" office:value="0.00000000029801205947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219495459" calcext:value-type="float">
            <text:p>0.000219495459</text:p>
          </table:table-cell>
          <table:table-cell table:style-name="ce23" office:value-type="float" office:value="6527425.51635761" calcext:value-type="float">
            <text:p>6527425.51635761</text:p>
          </table:table-cell>
          <table:table-cell table:style-name="ce29" table:formula="of:=[.H47]/[.J149]-1" office:value-type="percentage" office:value="-0.00000000021420565322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205109508" calcext:value-type="float">
            <text:p>0.000205109508</text:p>
          </table:table-cell>
          <table:table-cell table:style-name="ce23" office:value-type="float" office:value="6676900.52984035" calcext:value-type="float">
            <text:p>6676900.52984035</text:p>
          </table:table-cell>
          <table:table-cell table:style-name="ce29" table:formula="of:=[.H48]/[.J150]-1" office:value-type="percentage" office:value="-0.00000000043510373082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188940605" calcext:value-type="float">
            <text:p>0.000188940605</text:p>
          </table:table-cell>
          <table:table-cell table:style-name="ce23" office:value-type="float" office:value="6826375.54273586" calcext:value-type="float">
            <text:p>6826375.54273586</text:p>
          </table:table-cell>
          <table:table-cell table:style-name="ce29" table:formula="of:=[.H49]/[.J151]-1" office:value-type="percentage" office:value="-0.00000000056030635687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166685992" calcext:value-type="float">
            <text:p>0.000166685992</text:p>
          </table:table-cell>
          <table:table-cell table:style-name="ce23" office:value-type="float" office:value="6975850.54868163" calcext:value-type="float">
            <text:p>6975850.54868163</text:p>
          </table:table-cell>
          <table:table-cell table:style-name="ce29" table:formula="of:=[.H50]/[.J152]-1" office:value-type="percentage" office:value="0.00000000031611535611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103718084" calcext:value-type="float">
            <text:p>0.000103718084</text:p>
          </table:table-cell>
          <table:table-cell table:style-name="ce23" office:value-type="float" office:value="6975850.54922576" calcext:value-type="float">
            <text:p>6975850.54922576</text:p>
          </table:table-cell>
          <table:table-cell table:style-name="ce29" table:formula="of:=[.H51]/[.J153]-1" office:value-type="percentage" office:value="0.00000000023811264072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982697247" calcext:value-type="float">
            <text:p>0.0000982697247</text:p>
          </table:table-cell>
          <table:table-cell table:style-name="ce23" office:value-type="float" office:value="7130161.11923127" calcext:value-type="float">
            <text:p>7130161.11923127</text:p>
          </table:table-cell>
          <table:table-cell table:style-name="ce29" table:formula="of:=[.H52]/[.J154]-1" office:value-type="percentage" office:value="-0.00000000028265401131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952516853" calcext:value-type="float">
            <text:p>0.0000952516853</text:p>
          </table:table-cell>
          <table:table-cell table:style-name="ce23" office:value-type="float" office:value="7284471.68224689" calcext:value-type="float">
            <text:p>7284471.68224689</text:p>
          </table:table-cell>
          <table:table-cell table:style-name="ce29" table:formula="of:=[.H53]/[.J155]-1" office:value-type="percentage" office:value="0.00000000017820189768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930905724" calcext:value-type="float">
            <text:p>0.0000930905724</text:p>
          </table:table-cell>
          <table:table-cell table:style-name="ce23" office:value-type="float" office:value="7438782.24939641" calcext:value-type="float">
            <text:p>7438782.24939641</text:p>
          </table:table-cell>
          <table:table-cell table:style-name="ce29" table:formula="of:=[.H54]/[.J156]-1" office:value-type="percentage" office:value="0.00000000006421574383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913895538" calcext:value-type="float">
            <text:p>0.0000913895538</text:p>
          </table:table-cell>
          <table:table-cell table:style-name="ce23" office:value-type="float" office:value="7593092.81523331" calcext:value-type="float">
            <text:p>7593092.81523331</text:p>
          </table:table-cell>
          <table:table-cell table:style-name="ce29" table:formula="of:=[.H55]/[.J157]-1" office:value-type="percentage" office:value="0.00000000012773382352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899803697" calcext:value-type="float">
            <text:p>0.0000899803697</text:p>
          </table:table-cell>
          <table:table-cell table:style-name="ce23" office:value-type="float" office:value="7747403.37674185" calcext:value-type="float">
            <text:p>7747403.37674185</text:p>
          </table:table-cell>
          <table:table-cell table:style-name="ce29" table:formula="of:=[.H56]/[.J158]-1" office:value-type="percentage" office:value="0.00000000074740547085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887744477" calcext:value-type="float">
            <text:p>0.0000887744477</text:p>
          </table:table-cell>
          <table:table-cell table:style-name="ce23" office:value-type="float" office:value="7901713.94614759" calcext:value-type="float">
            <text:p>7901713.94614759</text:p>
          </table:table-cell>
          <table:table-cell table:style-name="ce29" table:formula="of:=[.H57]/[.J159]-1" office:value-type="percentage" office:value="0.00000000034344549427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877189483" calcext:value-type="float">
            <text:p>0.0000877189483</text:p>
          </table:table-cell>
          <table:table-cell table:style-name="ce23" office:value-type="float" office:value="8056024.51510845" calcext:value-type="float">
            <text:p>8056024.51510845</text:p>
          </table:table-cell>
          <table:table-cell table:style-name="ce29" table:formula="of:=[.H58]/[.J160]-1" office:value-type="percentage" office:value="0.00000000001018474194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867796278" calcext:value-type="float">
            <text:p>0.0000867796278</text:p>
          </table:table-cell>
          <table:table-cell table:style-name="ce23" office:value-type="float" office:value="8210335.0826756" calcext:value-type="float">
            <text:p>8210335.0826756</text:p>
          </table:table-cell>
          <table:table-cell table:style-name="ce29" table:formula="of:=[.H59]/[.J161]-1" office:value-type="percentage" office:value="-0.00000000014079792887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859329398" calcext:value-type="float">
            <text:p>0.0000859329398</text:p>
          </table:table-cell>
          <table:table-cell table:style-name="ce23" office:value-type="float" office:value="8364645.65635514" calcext:value-type="float">
            <text:p>8364645.65635514</text:p>
          </table:table-cell>
          <table:table-cell table:style-name="ce29" table:formula="of:=[.H60]/[.J162]-1" office:value-type="percentage" office:value="-0.00000000101695196708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851619549" calcext:value-type="float">
            <text:p>0.0000851619549</text:p>
          </table:table-cell>
          <table:table-cell table:style-name="ce23" office:value-type="float" office:value="8518956.21842844" calcext:value-type="float">
            <text:p>8518956.21842844</text:p>
          </table:table-cell>
          <table:table-cell table:style-name="ce29" table:formula="of:=[.H61]/[.J163]-1" office:value-type="percentage" office:value="-0.00000000049896253795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844540688" calcext:value-type="float">
            <text:p>0.0000844540688</text:p>
          </table:table-cell>
          <table:table-cell table:style-name="ce23" office:value-type="float" office:value="8673266.77442448" calcext:value-type="float">
            <text:p>8673266.77442448</text:p>
          </table:table-cell>
          <table:table-cell table:style-name="ce29" table:formula="of:=[.H62]/[.J164]-1" office:value-type="percentage" office:value="0.00000000070128369778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837996302" calcext:value-type="float">
            <text:p>0.0000837996302</text:p>
          </table:table-cell>
          <table:table-cell table:style-name="ce23" office:value-type="float" office:value="8827577.34608354" calcext:value-type="float">
            <text:p>8827577.34608354</text:p>
          </table:table-cell>
          <table:table-cell table:style-name="ce29" table:formula="of:=[.H63]/[.J165]-1" office:value-type="percentage" office:value="0.00000000008523937112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831910765" calcext:value-type="float">
            <text:p>0.0000831910765</text:p>
          </table:table-cell>
          <table:table-cell table:style-name="ce23" office:value-type="float" office:value="8981887.92145938" calcext:value-type="float">
            <text:p>8981887.92145938</text:p>
          </table:table-cell>
          <table:table-cell table:style-name="ce29" table:formula="of:=[.H64]/[.J166]-1" office:value-type="percentage" office:value="-0.00000000092344554226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82622366" calcext:value-type="float">
            <text:p>0.000082622366</text:p>
          </table:table-cell>
          <table:table-cell table:style-name="ce23" office:value-type="float" office:value="9136198.46615685" calcext:value-type="float">
            <text:p>9136198.46615685</text:p>
          </table:table-cell>
          <table:table-cell table:style-name="ce29" table:formula="of:=[.H65]/[.J167]-1" office:value-type="percentage" office:value="0.00000000145983602984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820885916" calcext:value-type="float">
            <text:p>0.0000820885916</text:p>
          </table:table-cell>
          <table:table-cell table:style-name="ce23" office:value-type="float" office:value="9290509.04340605" calcext:value-type="float">
            <text:p>9290509.04340605</text:p>
          </table:table-cell>
          <table:table-cell table:style-name="ce29" table:formula="of:=[.H66]/[.J168]-1" office:value-type="percentage" office:value="0.00000000026018520671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815857115" calcext:value-type="float">
            <text:p>0.0000815857115</text:p>
          </table:table-cell>
          <table:table-cell table:style-name="ce23" office:value-type="float" office:value="9444819.61351875" calcext:value-type="float">
            <text:p>9444819.61351875</text:p>
          </table:table-cell>
          <table:table-cell table:style-name="ce29" table:formula="of:=[.H67]/[.J169]-1" office:value-type="percentage" office:value="-0.00000000014466683407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811103549" calcext:value-type="float">
            <text:p>0.0000811103549</text:p>
          </table:table-cell>
          <table:table-cell table:style-name="ce23" office:value-type="float" office:value="9599130.18546979" calcext:value-type="float">
            <text:p>9599130.18546979</text:p>
          </table:table-cell>
          <table:table-cell table:style-name="ce29" table:formula="of:=[.H68]/[.J170]-1" office:value-type="percentage" office:value="-0.00000000072801287221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806596802" calcext:value-type="float">
            <text:p>0.0000806596802</text:p>
          </table:table-cell>
          <table:table-cell table:style-name="ce23" office:value-type="float" office:value="9753440.74536108" calcext:value-type="float">
            <text:p>9753440.74536108</text:p>
          </table:table-cell>
          <table:table-cell table:style-name="ce29" table:formula="of:=[.H69]/[.J171]-1" office:value-type="percentage" office:value="-0.00000000005643907564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802312687" calcext:value-type="float">
            <text:p>0.0000802312687</text:p>
          </table:table-cell>
          <table:table-cell table:style-name="ce23" office:value-type="float" office:value="9907751.31010816" calcext:value-type="float">
            <text:p>9907751.31010816</text:p>
          </table:table-cell>
          <table:table-cell table:style-name="ce29" table:formula="of:=[.H70]/[.J172]-1" office:value-type="percentage" office:value="0.00000000010411493889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98230441" calcext:value-type="float">
            <text:p>0.0000798230441</text:p>
          </table:table-cell>
          <table:table-cell table:style-name="ce23" office:value-type="float" office:value="10062061.8803176" calcext:value-type="float">
            <text:p>10062061.8803176</text:p>
          </table:table-cell>
          <table:table-cell table:style-name="ce29" table:formula="of:=[.H71]/[.J173]-1" office:value-type="percentage" office:value="-0.00000000028312285849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94332103" calcext:value-type="float">
            <text:p>0.0000794332103</text:p>
          </table:table-cell>
          <table:table-cell table:style-name="ce23" office:value-type="float" office:value="10216372.4394225" calcext:value-type="float">
            <text:p>10216372.4394225</text:p>
          </table:table-cell>
          <table:table-cell table:style-name="ce29" table:formula="of:=[.H72]/[.J174]-1" office:value-type="percentage" office:value="0.00000000042827719149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90602027" calcext:value-type="float">
            <text:p>0.0000790602027</text:p>
          </table:table-cell>
          <table:table-cell table:style-name="ce23" office:value-type="float" office:value="10370682.9902579" calcext:value-type="float">
            <text:p>10370682.9902579</text:p>
          </table:table-cell>
          <table:table-cell table:style-name="ce29" table:formula="of:=[.H73]/[.J175]-1" office:value-type="percentage" office:value="0.00000000191588833687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87026497" calcext:value-type="float">
            <text:p>0.0000787026497</text:p>
          </table:table-cell>
          <table:table-cell table:style-name="ce23" office:value-type="float" office:value="10524993.5838871" calcext:value-type="float">
            <text:p>10524993.5838871</text:p>
          </table:table-cell>
          <table:table-cell table:style-name="ce29" table:formula="of:=[.H74]/[.J176]-1" office:value-type="percentage" office:value="-0.00000000070603289881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83593424" calcext:value-type="float">
            <text:p>0.0000783593424</text:p>
          </table:table-cell>
          <table:table-cell table:style-name="ce23" office:value-type="float" office:value="10679304.1264834" calcext:value-type="float">
            <text:p>10679304.1264834</text:p>
          </table:table-cell>
          <table:table-cell table:style-name="ce29" table:formula="of:=[.H75]/[.J177]-1" office:value-type="percentage" office:value="0.0000000015264871589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8029209" calcext:value-type="float">
            <text:p>0.000078029209</text:p>
          </table:table-cell>
          <table:table-cell table:style-name="ce23" office:value-type="float" office:value="10833614.7175319" calcext:value-type="float">
            <text:p>10833614.7175319</text:p>
          </table:table-cell>
          <table:table-cell table:style-name="ce29" table:formula="of:=[.H76]/[.J178]-1" office:value-type="percentage" office:value="-0.00000000077698536494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77112954" calcext:value-type="float">
            <text:p>0.0000777112954</text:p>
          </table:table-cell>
          <table:table-cell table:style-name="ce23" office:value-type="float" office:value="10987925.2774897" calcext:value-type="float">
            <text:p>10987925.2774897</text:p>
          </table:table-cell>
          <table:table-cell table:style-name="ce29" table:formula="of:=[.H77]/[.J179]-1" office:value-type="percentage" office:value="-0.00000000018623169673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74047479" calcext:value-type="float">
            <text:p>0.0000774047479</text:p>
          </table:table-cell>
          <table:table-cell table:style-name="ce23" office:value-type="float" office:value="11142235.8578128" calcext:value-type="float">
            <text:p>11142235.8578128</text:p>
          </table:table-cell>
          <table:table-cell table:style-name="ce29" table:formula="of:=[.H78]/[.J180]-1" office:value-type="percentage" office:value="-0.00000000143959699717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71087999" calcext:value-type="float">
            <text:p>0.0000771087999</text:p>
          </table:table-cell>
          <table:table-cell table:style-name="ce23" office:value-type="float" office:value="11296546.4184362" calcext:value-type="float">
            <text:p>11296546.4184362</text:p>
          </table:table-cell>
          <table:table-cell table:style-name="ce29" table:formula="of:=[.H79]/[.J181]-1" office:value-type="percentage" office:value="-0.00000000091484775311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68227601" calcext:value-type="float">
            <text:p>0.0000768227601</text:p>
          </table:table-cell>
          <table:table-cell table:style-name="ce23" office:value-type="float" office:value="11450856.9861406" calcext:value-type="float">
            <text:p>11450856.9861406</text:p>
          </table:table-cell>
          <table:table-cell table:style-name="ce29" table:formula="of:=[.H80]/[.J182]-1" office:value-type="percentage" office:value="-0.00000000102262043278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65460031" calcext:value-type="float">
            <text:p>0.0000765460031</text:p>
          </table:table-cell>
          <table:table-cell table:style-name="ce23" office:value-type="float" office:value="11605167.5323176" calcext:value-type="float">
            <text:p>11605167.5323176</text:p>
          </table:table-cell>
          <table:table-cell table:style-name="ce29" table:formula="of:=[.H81]/[.J183]-1" office:value-type="percentage" office:value="0.00000000072745187651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6277961" calcext:value-type="float">
            <text:p>0.000076277961</text:p>
          </table:table-cell>
          <table:table-cell table:style-name="ce23" office:value-type="float" office:value="11759478.1163841" calcext:value-type="float">
            <text:p>11759478.1163841</text:p>
          </table:table-cell>
          <table:table-cell table:style-name="ce29" table:formula="of:=[.H82]/[.J184]-1" office:value-type="percentage" office:value="-0.0000000007904432664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60181169" calcext:value-type="float">
            <text:p>0.0000760181169</text:p>
          </table:table-cell>
          <table:table-cell table:style-name="ce23" office:value-type="float" office:value="11913788.6513268" calcext:value-type="float">
            <text:p>11913788.6513268</text:p>
          </table:table-cell>
          <table:table-cell table:style-name="ce29" table:formula="of:=[.H83]/[.J185]-1" office:value-type="percentage" office:value="0.00000000185425230725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57659984" calcext:value-type="float">
            <text:p>0.0000757659984</text:p>
          </table:table-cell>
          <table:table-cell table:style-name="ce23" office:value-type="float" office:value="12068099.2518022" calcext:value-type="float">
            <text:p>12068099.2518022</text:p>
          </table:table-cell>
          <table:table-cell table:style-name="ce29" table:formula="of:=[.H84]/[.J186]-1" office:value-type="percentage" office:value="-0.00000000099892294436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55211733" calcext:value-type="float">
            <text:p>0.0000755211733</text:p>
          </table:table-cell>
          <table:table-cell table:style-name="ce23" office:value-type="float" office:value="12222409.7762703" calcext:value-type="float">
            <text:p>12222409.7762703</text:p>
          </table:table-cell>
          <table:table-cell table:style-name="ce29" table:formula="of:=[.H85]/[.J187]-1" office:value-type="percentage" office:value="0.00000000243862396943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52832443" calcext:value-type="float">
            <text:p>0.0000752832443</text:p>
          </table:table-cell>
          <table:table-cell table:style-name="ce23" office:value-type="float" office:value="12376720.4024831" calcext:value-type="float">
            <text:p>12376720.4024831</text:p>
          </table:table-cell>
          <table:table-cell table:style-name="ce29" table:formula="of:=[.H86]/[.J188]-1" office:value-type="percentage" office:value="-0.00000000243019382395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50518463" calcext:value-type="float">
            <text:p>0.0000750518463</text:p>
          </table:table-cell>
          <table:table-cell table:style-name="ce23" office:value-type="float" office:value="12531030.9434446" calcext:value-type="float">
            <text:p>12531030.9434446</text:p>
          </table:table-cell>
          <table:table-cell table:style-name="ce29" table:formula="of:=[.H87]/[.J189]-1" office:value-type="percentage" office:value="-0.00000000037588610002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48266421" calcext:value-type="float">
            <text:p>0.0000748266421</text:p>
          </table:table-cell>
          <table:table-cell table:style-name="ce23" office:value-type="float" office:value="12685341.4983411" calcext:value-type="float">
            <text:p>12685341.4983411</text:p>
          </table:table-cell>
          <table:table-cell table:style-name="ce29" table:formula="of:=[.H88]/[.J190]-1" office:value-type="percentage" office:value="0.0000000005299320982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46073201" calcext:value-type="float">
            <text:p>0.0000746073201</text:p>
          </table:table-cell>
          <table:table-cell table:style-name="ce23" office:value-type="float" office:value="12839652.0871582" calcext:value-type="float">
            <text:p>12839652.0871582</text:p>
          </table:table-cell>
          <table:table-cell table:style-name="ce29" table:formula="of:=[.H89]/[.J191]-1" office:value-type="percentage" office:value="-0.00000000122788368362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43935918" calcext:value-type="float">
            <text:p>0.0000743935918</text:p>
          </table:table-cell>
          <table:table-cell table:style-name="ce23" office:value-type="float" office:value="12993962.6287915" calcext:value-type="float">
            <text:p>12993962.6287915</text:p>
          </table:table-cell>
          <table:table-cell table:style-name="ce29" table:formula="of:=[.H90]/[.J192]-1" office:value-type="percentage" office:value="0.00000000068726158098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41851892" calcext:value-type="float">
            <text:p>0.0000741851892</text:p>
          </table:table-cell>
          <table:table-cell table:style-name="ce23" office:value-type="float" office:value="13148273.2202663" calcext:value-type="float">
            <text:p>13148273.2202663</text:p>
          </table:table-cell>
          <table:table-cell table:style-name="ce29" table:formula="of:=[.H91]/[.J193]-1" office:value-type="percentage" office:value="-0.00000000123328203205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39818634" calcext:value-type="float">
            <text:p>0.0000739818634</text:p>
          </table:table-cell>
          <table:table-cell table:style-name="ce23" office:value-type="float" office:value="13302583.7375244" calcext:value-type="float">
            <text:p>13302583.7375244</text:p>
          </table:table-cell>
          <table:table-cell table:style-name="ce29" table:formula="of:=[.H92]/[.J194]-1" office:value-type="percentage" office:value="0.00000000246986231467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37833822" calcext:value-type="float">
            <text:p>0.0000737833822</text:p>
          </table:table-cell>
          <table:table-cell table:style-name="ce23" office:value-type="float" office:value="13456894.3386077" calcext:value-type="float">
            <text:p>13456894.3386077</text:p>
          </table:table-cell>
          <table:table-cell table:style-name="ce29" table:formula="of:=[.H93]/[.J195]-1" office:value-type="percentage" office:value="-0.00000000014109347024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35895293" calcext:value-type="float">
            <text:p>0.0000735895293</text:p>
          </table:table-cell>
          <table:table-cell table:style-name="ce23" office:value-type="float" office:value="13611204.9096717" calcext:value-type="float">
            <text:p>13611204.9096717</text:p>
          </table:table-cell>
          <table:table-cell table:style-name="ce29" table:formula="of:=[.H94]/[.J196]-1" office:value-type="percentage" office:value="-0.00000000048736170655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34001024" calcext:value-type="float">
            <text:p>0.0000734001024</text:p>
          </table:table-cell>
          <table:table-cell table:style-name="ce23" office:value-type="float" office:value="13765515.4746638" calcext:value-type="float">
            <text:p>13765515.4746638</text:p>
          </table:table-cell>
          <table:table-cell table:style-name="ce29" table:formula="of:=[.H95]/[.J197]-1" office:value-type="percentage" office:value="-0.00000000038477598885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32149122" calcext:value-type="float">
            <text:p>0.0000732149122</text:p>
          </table:table-cell>
          <table:table-cell table:style-name="ce23" office:value-type="float" office:value="13919826.0301097" calcext:value-type="float">
            <text:p>13919826.0301097</text:p>
          </table:table-cell>
          <table:table-cell table:style-name="ce29" table:formula="of:=[.H96]/[.J198]-1" office:value-type="percentage" office:value="0.00000000040134340296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30337812" calcext:value-type="float">
            <text:p>0.0000730337812</text:p>
          </table:table-cell>
          <table:table-cell table:style-name="ce23" office:value-type="float" office:value="14074136.638291" calcext:value-type="float">
            <text:p>14074136.638291</text:p>
          </table:table-cell>
          <table:table-cell table:style-name="ce29" table:formula="of:=[.H97]/[.J199]-1" office:value-type="percentage" office:value="-0.0000000025767527001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2856543" calcext:value-type="float">
            <text:p>0.000072856543</text:p>
          </table:table-cell>
          <table:table-cell table:style-name="ce23" office:value-type="float" office:value="14228447.1916474" calcext:value-type="float">
            <text:p>14228447.1916474</text:p>
          </table:table-cell>
          <table:table-cell table:style-name="ce29" table:formula="of:=[.H98]/[.J200]-1" office:value-type="percentage" office:value="-0.00000000163706415091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2683041" calcext:value-type="float">
            <text:p>0.000072683041</text:p>
          </table:table-cell>
          <table:table-cell table:style-name="ce23" office:value-type="float" office:value="14382757.7739793" calcext:value-type="float">
            <text:p>14382757.7739793</text:p>
          </table:table-cell>
          <table:table-cell table:style-name="ce29" table:formula="of:=[.H99]/[.J201]-1" office:value-type="percentage" office:value="-0.00000000273214229018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2513128" calcext:value-type="float">
            <text:p>0.000072513128</text:p>
          </table:table-cell>
          <table:table-cell table:style-name="ce23" office:value-type="float" office:value="14537068.3230022" calcext:value-type="float">
            <text:p>14537068.3230022</text:p>
          </table:table-cell>
          <table:table-cell table:style-name="ce29" table:formula="of:=[.H100]/[.J202]-1" office:value-type="percentage" office:value="-0.00000000151264945014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23466652" calcext:value-type="float">
            <text:p>0.0000723466652</text:p>
          </table:table-cell>
          <table:table-cell table:style-name="ce23" office:value-type="float" office:value="14691378.8825239" calcext:value-type="float">
            <text:p>14691378.8825239</text:p>
          </table:table-cell>
          <table:table-cell table:style-name="ce29" table:formula="of:=[.H101]/[.J203]-1" office:value-type="percentage" office:value="-0.00000000103340336288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21835217" calcext:value-type="float">
            <text:p>0.0000721835217</text:p>
          </table:table-cell>
          <table:table-cell table:style-name="ce23" office:value-type="float" office:value="14845689.4741174" calcext:value-type="float">
            <text:p>14845689.4741174</text:p>
          </table:table-cell>
          <table:table-cell table:style-name="ce29" table:formula="of:=[.H102]/[.J204]-1" office:value-type="percentage" office:value="-0.00000000272446143423" calcext:value-type="percentage">
            <text:p>0.000000%</text:p>
          </table:table-cell>
          <table:table-cell table:number-columns-repeated="18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ce23" office:value-type="float" office:value="0.000072023574" calcext:value-type="float">
            <text:p>0.000072023574</text:p>
          </table:table-cell>
          <table:table-cell table:style-name="ce23" office:value-type="float" office:value="15000000.0109946" calcext:value-type="float">
            <text:p>15000000.0109946</text:p>
          </table:table-cell>
          <table:table-cell table:style-name="ce29" table:formula="of:=[.H103]/[.J205]-1" office:value-type="percentage" office:value="-0.00000000073297534708" calcext:value-type="percentage">
            <text:p>0.000000%</text:p>
          </table:table-cell>
          <table:table-cell table:number-columns-repeated="18"/>
        </table:table-row>
      </table:table>
      <table:named-expressions/>
      <table:database-ranges>
        <table:database-range table:name="__Anonymous_Sheet_DB__0" table:target-range-address="Sheet1.A1:Sheet1.F10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3">
      <number:number number:decimal-places="14" number:min-decimal-places="14" number:min-integer-digits="1"/>
      <number:text>%</number:text>
    </number:percentage-style>
    <number:number-style style:name="N132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number:percentage-style style:name="N126">
      <number:number number:decimal-places="5" number:min-decimal-places="5" number:min-integer-digits="1"/>
      <number:text>%</number:text>
    </number:percentage-style>
    <number:percentage-style style:name="N125">
      <number:number number:decimal-places="4" number:min-decimal-places="4" number:min-integer-digits="1"/>
      <number:text>%</number:text>
    </number:percentage-style>
    <number:percentage-style style:name="N124">
      <number:number number:decimal-places="3" number:min-decimal-places="3" number:min-integer-digits="1"/>
      <number:text>%</number:text>
    </number:percentage-style>
    <number:percentage-style style:name="N123">
      <number:number number:decimal-places="6" number:min-decimal-places="6" number:min-integer-digits="1"/>
      <number:text>%</number:text>
    </number:percentage-style>
    <number:percentage-style style:name="N122">
      <number:number number:decimal-places="7" number:min-decimal-places="7" number:min-integer-digits="1"/>
      <number:text>%</number:text>
    </number:percentage-style>
    <number:percentage-style style:name="N121">
      <number:number number:decimal-places="8" number:min-decimal-places="8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21:30:29.333321274</meta:creation-date>
    <dc:date>2024-12-17T14:24:41.961199589</dc:date>
    <meta:editing-duration>PT22M56S</meta:editing-duration>
    <meta:editing-cycles>3</meta:editing-cycles>
    <meta:generator>LibreOffice/7.3.7.2$Linux_X86_64 LibreOffice_project/30$Build-2</meta:generator>
    <meta:document-statistic meta:table-count="1" meta:cell-count="2848" meta:object-count="0"/>
  </office:meta>
</office:document-meta>
</file>